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 svg:font-family="'Segoe UI'" style:font-adornments="Regular"/>
    <style:font-face style:name="arial" svg:font-family="arial, sans-serif"/>
    <style:font-face style:name="Verdana" svg:font-family="Verdana" style:font-family-generic="swiss"/>
    <style:font-face style:name="Verdana6"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7"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Para_20_05">
      <style:paragraph-properties fo:text-align="center" style:justify-single-word="false"/>
    </style:style>
    <style:style style:name="P2" style:family="paragraph" style:parent-style-name="Text_20_body">
      <style:text-properties style:use-window-font-color="true"/>
    </style:style>
    <style:style style:name="P3" style:family="paragraph" style:parent-style-name="Text_20_body">
      <style:text-properties style:use-window-font-color="true" fo:font-weight="bold" style:font-weight-asian="bold" style:font-weight-complex="bold"/>
    </style:style>
    <style:style style:name="P4" style:family="paragraph" style:parent-style-name="Text_20_body">
      <style:paragraph-properties fo:text-align="justify" style:justify-single-word="false"/>
      <style:text-properties style:use-window-font-color="true" fo:font-weight="bold" style:font-weight-asian="bold" style:font-weight-complex="bold"/>
    </style:style>
    <style:style style:name="P5" style:family="paragraph" style:parent-style-name="Text_20_body">
      <style:text-properties style:use-window-font-color="true" fo:font-weight="normal" style:font-weight-asian="normal" style:font-weight-complex="normal"/>
    </style:style>
    <style:style style:name="P6" style:family="paragraph" style:parent-style-name="Text_20_body">
      <style:text-properties style:use-window-font-color="true" fo:font-style="normal" style:font-style-asian="normal" style:font-style-complex="normal"/>
    </style:style>
    <style:style style:name="P7" style:family="paragraph" style:parent-style-name="Text_20_body">
      <style:paragraph-properties fo:text-align="justify" style:justify-single-word="false"/>
      <style:text-properties style:use-window-font-color="true" fo:background-color="#ffffff"/>
    </style:style>
    <style:style style:name="P8" style:family="paragraph" style:parent-style-name="Text_20_body">
      <style:paragraph-properties fo:text-align="justify" style:justify-single-word="false"/>
      <style:text-properties style:use-window-font-color="true"/>
    </style:style>
    <style:style style:name="P9" style:family="paragraph" style:parent-style-name="Text_20_body">
      <style:text-properties style:use-window-font-color="true" fo:language="ru" fo:country="RU"/>
    </style:style>
    <style:style style:name="P10" style:family="paragraph" style:parent-style-name="Text_20_body">
      <style:text-properties style:use-window-font-color="true" fo:language="ru" fo:country="RU" style:text-underline-style="none"/>
    </style:style>
    <style:style style:name="P11" style:family="paragraph" style:parent-style-name="Text_20_body">
      <style:text-properties style:use-window-font-color="true" style:text-underline-style="none"/>
    </style:style>
    <style:style style:name="P12" style:family="paragraph" style:parent-style-name="Text_20_body">
      <style:text-properties style:use-window-font-color="true" style:text-underline-style="solid" style:text-underline-width="auto" style:text-underline-color="font-color"/>
    </style:style>
    <style:style style:name="P13" style:family="paragraph" style:parent-style-name="Text_20_body">
      <style:text-properties style:use-window-font-color="true" fo:font-style="italic" fo:font-weight="bold" style:font-style-asian="italic" style:font-weight-asian="bold" style:font-style-complex="italic" style:font-weight-complex="bold"/>
    </style:style>
    <style:style style:name="P14" style:family="paragraph" style:parent-style-name="Text_20_body">
      <style:text-properties style:use-window-font-color="true" fo:language="uk" fo:country="UA"/>
    </style:style>
    <style:style style:name="P15" style:family="paragraph" style:parent-style-name="Text_20_body">
      <style:text-properties style:use-window-font-color="true" fo:language="uk" fo:country="UA" fo:font-style="normal" style:font-style-asian="normal" style:font-style-complex="normal"/>
    </style:style>
    <style:style style:name="P16" style:family="paragraph" style:parent-style-name="Text_20_body">
      <style:text-properties fo:color="#ff3333"/>
    </style:style>
    <style:style style:name="P17" style:family="paragraph" style:parent-style-name="Text_20_body">
      <style:paragraph-properties fo:text-align="justify" style:justify-single-word="false"/>
      <style:text-properties fo:color="#ff3333"/>
    </style:style>
    <style:style style:name="P18" style:family="paragraph" style:parent-style-name="Text_20_body">
      <style:text-properties fo:color="#ff3333" fo:background-color="#ffffff"/>
    </style:style>
    <style:style style:name="P19" style:family="paragraph" style:parent-style-name="Text_20_body">
      <style:paragraph-properties fo:text-align="justify" style:justify-single-word="false"/>
      <style:text-properties fo:color="#ff3333" fo:background-color="#ffffff"/>
    </style:style>
    <style:style style:name="P20" style:family="paragraph" style:parent-style-name="Text_20_body">
      <style:text-properties fo:color="#ff3333" fo:font-style="normal" style:font-style-asian="normal" style:font-style-complex="normal"/>
    </style:style>
    <style:style style:name="P21" style:family="paragraph" style:parent-style-name="Text_20_body">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22" style:family="paragraph" style:parent-style-name="Text_20_body">
      <style:paragraph-properties fo:text-align="justify" style:justify-single-word="false"/>
    </style:style>
    <style:style style:name="P23" style:family="paragraph" style:parent-style-name="Text_20_body">
      <style:text-properties fo:font-size="18pt" style:font-size-asian="18pt" style:font-size-complex="18pt"/>
    </style:style>
    <style:style style:name="P24" style:family="paragraph" style:parent-style-name="Text_20_body">
      <style:text-properties fo:language="ru" fo:country="RU"/>
    </style:style>
    <style:style style:name="P25" style:family="paragraph" style:parent-style-name="Text_20_body">
      <style:text-properties fo:language="ru" fo:country="RU" fo:font-weight="normal" style:font-weight-asian="normal" style:font-weight-complex="normal"/>
    </style:style>
    <style:style style:name="P26" style:family="paragraph" style:parent-style-name="Text_20_body">
      <style:text-properties fo:language="ru" fo:country="RU" fo:font-weight="bold" style:font-weight-asian="bold" style:font-weight-complex="bold"/>
    </style:style>
    <style:style style:name="P27" style:family="paragraph" style:parent-style-name="Text_20_body">
      <style:text-properties fo:language="ru" fo:country="RU" fo:font-style="normal" style:font-style-asian="normal" style:font-style-complex="normal"/>
    </style:style>
    <style:style style:name="P28" style:family="paragraph" style:parent-style-name="Text_20_body">
      <style:text-properties fo:font-weight="normal" style:font-weight-asian="normal" style:font-weight-complex="normal"/>
    </style:style>
    <style:style style:name="P29" style:family="paragraph" style:parent-style-name="Text_20_body">
      <style:text-properties fo:font-weight="bold" style:font-weight-asian="bold" style:font-weight-complex="bold"/>
    </style:style>
    <style:style style:name="P30"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1" style:family="paragraph" style:parent-style-name="Text_20_body">
      <style:text-properties fo:font-style="normal" fo:font-weight="normal" style:font-style-asian="normal" style:font-weight-asian="normal" style:font-style-complex="normal" style:font-weight-complex="normal"/>
    </style:style>
    <style:style style:name="P32" style:family="paragraph" style:parent-style-name="Text_20_body" style:master-page-name="">
      <style:paragraph-properties style:page-number="auto"/>
      <style:text-properties style:use-window-font-color="true"/>
    </style:style>
    <style:style style:name="P33"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34"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35"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36"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37"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38" style:family="paragraph" style:parent-style-name="Цитата_20_-_20_автор">
      <style:text-properties style:use-window-font-color="true"/>
    </style:style>
    <style:style style:name="P39" style:family="paragraph" style:parent-style-name="Цитата_20_-_20_автор">
      <style:text-properties fo:language="ru" fo:country="RU"/>
    </style:style>
    <style:style style:name="P40" style:family="paragraph" style:parent-style-name="Эпиграф_20__2b__20_автор">
      <style:text-properties style:use-window-font-color="true"/>
    </style:style>
    <style:style style:name="P41" style:family="paragraph" style:parent-style-name="Subtitle">
      <style:text-properties style:use-window-font-color="true"/>
    </style:style>
    <style:style style:name="P42" style:family="paragraph" style:parent-style-name="Subtitle">
      <style:text-properties style:use-window-font-color="true" style:text-underline-style="none"/>
    </style:style>
    <style:style style:name="P43" style:family="paragraph" style:parent-style-name="Subtitle">
      <style:text-properties fo:color="#ff3333"/>
    </style:style>
    <style:style style:name="P44" style:family="paragraph" style:parent-style-name="Subtitle">
      <style:text-properties fo:color="#ff3333" fo:font-style="normal" style:font-style-asian="normal" style:font-style-complex="normal"/>
    </style:style>
    <style:style style:name="P45" style:family="paragraph" style:parent-style-name="Subtitle">
      <style:paragraph-properties fo:margin-top="0.706cm" fo:margin-bottom="0.706cm"/>
      <style:text-properties style:use-window-font-color="true"/>
    </style:style>
    <style:style style:name="P46" style:family="paragraph" style:parent-style-name="Subtitle">
      <style:paragraph-properties fo:margin-top="0.706cm" fo:margin-bottom="0.706cm"/>
      <style:text-properties style:use-window-font-color="true" fo:font-weight="normal" style:font-weight-asian="normal" style:font-weight-complex="normal"/>
    </style:style>
    <style:style style:name="P47" style:family="paragraph" style:parent-style-name="Subtitle">
      <style:paragraph-properties fo:margin-top="0.706cm" fo:margin-bottom="0.706cm"/>
      <style:text-properties fo:color="#ff3333"/>
    </style:style>
    <style:style style:name="P48" style:family="paragraph" style:parent-style-name="Эпиграф_20_-_20_автор">
      <style:text-properties style:use-window-font-color="true"/>
    </style:style>
    <style:style style:name="P49" style:family="paragraph" style:parent-style-name="Quotations">
      <style:text-properties style:use-window-font-color="true"/>
    </style:style>
    <style:style style:name="P50" style:family="paragraph" style:parent-style-name="Quotations">
      <style:paragraph-properties fo:text-align="justify" style:justify-single-word="false"/>
      <style:text-properties style:use-window-font-color="true"/>
    </style:style>
    <style:style style:name="P51" style:family="paragraph" style:parent-style-name="Quotations">
      <style:paragraph-properties fo:text-align="justify" style:justify-single-word="false"/>
    </style:style>
    <style:style style:name="P52" style:family="paragraph" style:parent-style-name="Quotations">
      <style:text-properties fo:color="#ff3333"/>
    </style:style>
    <style:style style:name="P53" style:family="paragraph" style:parent-style-name="Quotations">
      <style:paragraph-properties fo:text-align="justify" style:justify-single-word="false"/>
      <style:text-properties fo:color="#ff3333" fo:background-color="#ffffff"/>
    </style:style>
    <style:style style:name="P54" style:family="paragraph" style:parent-style-name="Цитата_20__2b__20_автор">
      <style:text-properties style:use-window-font-color="true"/>
    </style:style>
    <style:style style:name="P55" style:family="paragraph" style:parent-style-name="Цитата_20__2b__20_автор">
      <style:paragraph-properties fo:text-align="justify" style:justify-single-word="false"/>
      <style:text-properties style:use-window-font-color="true"/>
    </style:style>
    <style:style style:name="P56" style:family="paragraph" style:parent-style-name="Цитата_20__2b__20_автор">
      <style:text-properties fo:language="ru" fo:country="RU"/>
    </style:style>
    <style:style style:name="P57" style:family="paragraph" style:parent-style-name="Text_20_body">
      <style:paragraph-properties fo:break-before="page"/>
      <style:text-properties fo:font-size="18pt" style:font-size-asian="18pt" style:font-size-complex="18pt"/>
    </style:style>
    <style:style style:name="P58" style:family="paragraph" style:parent-style-name="Text_20_body">
      <style:paragraph-properties fo:text-align="center" style:justify-single-word="false" fo:break-before="page"/>
      <style:text-properties fo:font-size="16pt" fo:font-weight="bold" style:font-size-asian="16pt" style:font-weight-asian="bold" style:font-size-complex="16pt" style:font-weight-complex="bold"/>
    </style:style>
    <style:style style:name="P59" style:family="paragraph" style:parent-style-name="Standard">
      <style:paragraph-properties fo:break-before="page"/>
      <style:text-properties fo:language="ru" fo:country="RU" fo:font-weight="normal" style:font-weight-asian="normal" style:font-weight-complex="normal"/>
    </style:style>
    <style:style style:name="P60"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1" style:family="paragraph" style:parent-style-name="Text_20_body">
      <style:paragraph-properties fo:margin-left="0cm" fo:margin-right="0cm" fo:text-indent="0cm" style:auto-text-indent="false"/>
      <style:text-properties style:use-window-font-color="true" style:text-underline-style="none"/>
    </style:style>
    <style:style style:name="P62"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3" style:family="paragraph" style:parent-style-name="Caption">
      <style:text-properties fo:font-weight="normal" style:font-weight-asian="normal" style:font-weight-complex="normal"/>
    </style:style>
    <style:style style:name="P64" style:family="paragraph" style:parent-style-name="Standard">
      <style:text-properties style:use-window-font-color="true" style:text-underline-style="none"/>
    </style:style>
    <style:style style:name="P65" style:family="paragraph" style:parent-style-name="Table_20_Contents">
      <style:paragraph-properties fo:text-align="justify" style:justify-single-word="false"/>
      <style:text-properties style:font-name="Verdana1"/>
    </style:style>
    <style:style style:name="P66"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67" style:family="paragraph" style:parent-style-name="Quotations">
      <style:paragraph-properties fo:margin-left="0.998cm" fo:margin-right="0.998cm" fo:text-indent="0cm" style:auto-text-indent="false"/>
      <style:text-properties fo:language="ru" fo:country="RU"/>
    </style:style>
    <style:style style:name="P68"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69"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0"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1" style:family="paragraph" style:parent-style-name="Footnote">
      <style:text-properties fo:font-weight="bold" style:font-weight-asian="bold" style:font-weight-complex="bold"/>
    </style:style>
    <style:style style:name="P72" style:family="paragraph" style:parent-style-name="Text_20_body">
      <style:paragraph-properties style:shadow="none"/>
      <style:text-properties style:use-window-font-color="true"/>
    </style:style>
    <style:style style:name="P73" style:family="paragraph" style:parent-style-name="Para_20_05" style:master-page-name="MP0">
      <style:paragraph-properties fo:text-align="center" style:justify-single-word="false" style:page-number="auto" fo:break-before="page"/>
    </style:style>
    <style:style style:name="P74" style:family="paragraph" style:parent-style-name="Heading_20_1" style:master-page-name="Right_20_Page">
      <style:paragraph-properties style:page-number="3"/>
    </style:style>
    <style:style style:name="P75" style:family="paragraph" style:parent-style-name="Heading_20_1">
      <style:paragraph-properties fo:break-before="page"/>
    </style:style>
    <style:style style:name="P76" style:family="paragraph" style:parent-style-name="Quotations" style:list-style-name="L9">
      <style:paragraph-properties fo:margin-left="0.998cm" fo:margin-right="0.998cm" fo:text-indent="0cm" style:auto-text-indent="false"/>
      <style:text-properties fo:language="ru" fo:country="RU"/>
    </style:style>
    <style:style style:name="P77" style:family="paragraph" style:parent-style-name="Heading_20_3">
      <style:paragraph-properties fo:break-before="page"/>
    </style:style>
    <style:style style:name="P78" style:family="paragraph" style:parent-style-name="Heading_20_3">
      <style:paragraph-properties fo:break-before="page"/>
      <style:text-properties fo:language="ru" fo:country="RU"/>
    </style:style>
    <style:style style:name="P79" style:family="paragraph" style:parent-style-name="Heading_20_3">
      <style:paragraph-properties fo:break-before="page"/>
      <style:text-properties fo:language="ru" fo:country="RU" fo:font-weight="bold" style:font-weight-asian="bold" style:font-weight-complex="bold"/>
    </style:style>
    <style:style style:name="P80" style:family="paragraph" style:parent-style-name="Heading_20_2">
      <style:paragraph-properties fo:break-before="page"/>
    </style:style>
    <style:style style:name="P81" style:family="paragraph" style:parent-style-name="Text_20_body" style:list-style-name="диалог"/>
    <style:style style:name="P82" style:family="paragraph" style:parent-style-name="Text_20_body">
      <style:text-properties fo:color="#ff3333"/>
    </style:style>
    <style:style style:name="P83" style:family="paragraph" style:parent-style-name="Text_20_body">
      <style:paragraph-properties fo:text-align="justify" style:justify-single-word="false"/>
      <style:text-properties fo:color="#ff3333"/>
    </style:style>
    <style:style style:name="P84" style:family="paragraph" style:parent-style-name="Text_20_body" style:list-style-name="диалог">
      <style:paragraph-properties fo:text-align="justify" style:justify-single-word="false"/>
      <style:text-properties fo:color="#ff3333"/>
    </style:style>
    <style:style style:name="P85" style:family="paragraph" style:parent-style-name="Text_20_body" style:list-style-name="L16">
      <style:paragraph-properties fo:text-align="justify" style:justify-single-word="false"/>
      <style:text-properties fo:color="#ff3333"/>
    </style:style>
    <style:style style:name="P86" style:family="paragraph" style:parent-style-name="Text_20_body" style:list-style-name="L2">
      <style:paragraph-properties fo:text-align="justify" style:justify-single-word="false"/>
      <style:text-properties fo:color="#ff3333" fo:background-color="#ffffff"/>
    </style:style>
    <style:style style:name="P87" style:family="paragraph" style:parent-style-name="Text_20_body" style:list-style-name="диалог">
      <style:text-properties fo:color="#ff3333" fo:font-style="normal" style:font-style-asian="normal" style:font-style-complex="normal"/>
    </style:style>
    <style:style style:name="P88" style:family="paragraph" style:parent-style-name="Text_20_body" style:list-style-name="L16">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89" style:family="paragraph" style:parent-style-name="Text_20_body" style:list-style-name="диалог">
      <style:text-properties fo:color="#ff3333"/>
    </style:style>
    <style:style style:name="P90" style:family="paragraph" style:parent-style-name="Text_20_body" style:list-style-name="диалог">
      <style:text-properties fo:color="#ff3333" fo:font-style="italic" fo:font-weight="bold" style:font-style-asian="italic" style:font-weight-asian="bold" style:font-style-complex="italic" style:font-weight-complex="bold"/>
    </style:style>
    <style:style style:name="P91" style:family="paragraph" style:parent-style-name="Text_20_body">
      <style:text-properties fo:color="#ff3333" fo:language="ru" fo:country="RU"/>
    </style:style>
    <style:style style:name="P92" style:family="paragraph" style:parent-style-name="Text_20_body">
      <style:text-properties style:use-window-font-color="true"/>
    </style:style>
    <style:style style:name="P93" style:family="paragraph" style:parent-style-name="Text_20_body" style:list-style-name="L1">
      <style:paragraph-properties fo:text-align="justify" style:justify-single-word="false"/>
      <style:text-properties style:use-window-font-color="true"/>
    </style:style>
    <style:style style:name="P94" style:family="paragraph" style:parent-style-name="Text_20_body" style:list-style-name="диалог">
      <style:paragraph-properties fo:text-align="justify" style:justify-single-word="false"/>
      <style:text-properties style:use-window-font-color="true"/>
    </style:style>
    <style:style style:name="P95" style:family="paragraph" style:parent-style-name="Text_20_body" style:list-style-name="L3">
      <style:paragraph-properties fo:text-align="justify" style:justify-single-word="false"/>
      <style:text-properties style:use-window-font-color="true"/>
    </style:style>
    <style:style style:name="P96" style:family="paragraph" style:parent-style-name="Text_20_body" style:list-style-name="L4">
      <style:paragraph-properties fo:text-align="justify" style:justify-single-word="false"/>
      <style:text-properties style:use-window-font-color="true"/>
    </style:style>
    <style:style style:name="P97" style:family="paragraph" style:parent-style-name="Text_20_body" style:list-style-name="L5">
      <style:paragraph-properties fo:text-align="justify" style:justify-single-word="false"/>
      <style:text-properties style:use-window-font-color="true"/>
    </style:style>
    <style:style style:name="P98" style:family="paragraph" style:parent-style-name="Text_20_body" style:list-style-name="L6">
      <style:paragraph-properties fo:text-align="justify" style:justify-single-word="false"/>
      <style:text-properties style:use-window-font-color="true"/>
    </style:style>
    <style:style style:name="P99" style:family="paragraph" style:parent-style-name="Text_20_body" style:list-style-name="List_20_1">
      <style:paragraph-properties fo:text-align="justify" style:justify-single-word="false"/>
      <style:text-properties style:use-window-font-color="true"/>
    </style:style>
    <style:style style:name="P100" style:family="paragraph" style:parent-style-name="Text_20_body" style:list-style-name="диалог">
      <style:text-properties style:use-window-font-color="true"/>
    </style:style>
    <style:style style:name="P101" style:family="paragraph" style:parent-style-name="Text_20_body" style:list-style-name="List_20_1">
      <style:text-properties style:use-window-font-color="true"/>
    </style:style>
    <style:style style:name="P102" style:family="paragraph" style:parent-style-name="Text_20_body" style:list-style-name="L7">
      <style:text-properties style:use-window-font-color="true"/>
    </style:style>
    <style:style style:name="P103" style:family="paragraph" style:parent-style-name="Text_20_body" style:list-style-name="L8">
      <style:text-properties style:use-window-font-color="true"/>
    </style:style>
    <style:style style:name="P104" style:family="paragraph" style:parent-style-name="Text_20_body" style:list-style-name="L15">
      <style:text-properties style:use-window-font-color="true" fo:language="ru" fo:country="RU"/>
    </style:style>
    <style:style style:name="P105" style:family="paragraph" style:parent-style-name="Text_20_body" style:list-style-name="диалог">
      <style:text-properties style:use-window-font-color="true" fo:language="ru" fo:country="RU"/>
    </style:style>
    <style:style style:name="P106" style:family="paragraph" style:parent-style-name="Text_20_body" style:list-style-name="L15">
      <style:text-properties style:use-window-font-color="true"/>
    </style:style>
    <style:style style:name="P107" style:family="paragraph" style:parent-style-name="Text_20_body" style:list-style-name="диалог">
      <style:text-properties style:use-window-font-color="true" style:text-underline-style="none"/>
    </style:style>
    <style:style style:name="P108" style:family="paragraph" style:parent-style-name="Text_20_body" style:list-style-name="L17">
      <style:text-properties style:use-window-font-color="true" style:text-underline-style="none"/>
    </style:style>
    <style:style style:name="P109" style:family="paragraph" style:parent-style-name="Text_20_body" style:list-style-name="диалог">
      <style:text-properties style:use-window-font-color="true" style:text-underline-style="solid" style:text-underline-width="auto" style:text-underline-color="font-color"/>
    </style:style>
    <style:style style:name="P110" style:family="paragraph" style:parent-style-name="Text_20_body" style:list-style-name="L17">
      <style:text-properties style:use-window-font-color="true"/>
    </style:style>
    <style:style style:name="P111" style:family="paragraph" style:parent-style-name="Text_20_body" style:list-style-name="L18">
      <style:text-properties style:use-window-font-color="true"/>
    </style:style>
    <style:style style:name="P112" style:family="paragraph" style:parent-style-name="Text_20_body" style:list-style-name="диалог">
      <style:text-properties style:use-window-font-color="true" fo:font-weight="normal" style:font-weight-asian="normal" style:font-weight-complex="normal"/>
    </style:style>
    <style:style style:name="P113" style:family="paragraph" style:parent-style-name="Text_20_body" style:list-style-name="L3">
      <style:paragraph-properties fo:text-align="justify" style:justify-single-word="false"/>
    </style:style>
    <style:style style:name="P114" style:family="paragraph" style:parent-style-name="Text_20_body" style:list-style-name="диалог">
      <style:paragraph-properties fo:text-align="justify" style:justify-single-word="false"/>
    </style:style>
    <style:style style:name="P115" style:family="paragraph" style:parent-style-name="Text_20_body">
      <style:text-properties fo:language="ru" fo:country="RU"/>
    </style:style>
    <style:style style:name="P116" style:family="paragraph" style:parent-style-name="Text_20_body">
      <style:text-properties fo:language="ru" fo:country="RU" fo:font-style="normal" style:font-style-asian="normal" style:font-style-complex="normal"/>
    </style:style>
    <style:style style:name="P117" style:family="paragraph" style:parent-style-name="Text_20_body" style:list-style-name="диалог">
      <style:text-properties fo:language="ru" fo:country="RU" fo:font-style="normal" style:font-style-asian="normal" style:font-style-complex="normal"/>
    </style:style>
    <style:style style:name="P118" style:family="paragraph" style:parent-style-name="Text_20_body" style:list-style-name="L11">
      <style:text-properties fo:language="ru" fo:country="RU"/>
    </style:style>
    <style:style style:name="P119" style:family="paragraph" style:parent-style-name="Text_20_body">
      <style:text-properties fo:language="ru" fo:country="RU" fo:font-weight="normal" style:font-weight-asian="normal" style:font-weight-complex="normal"/>
    </style:style>
    <style:style style:name="P120" style:family="paragraph" style:parent-style-name="Text_20_body" style:list-style-name="L12">
      <style:text-properties fo:language="ru" fo:country="RU" fo:font-weight="normal" style:font-weight-asian="normal" style:font-weight-complex="normal"/>
    </style:style>
    <style:style style:name="P121" style:family="paragraph" style:parent-style-name="Text_20_body" style:list-style-name="L13">
      <style:text-properties fo:language="ru" fo:country="RU" fo:font-weight="normal" style:font-weight-asian="normal" style:font-weight-complex="normal"/>
    </style:style>
    <style:style style:name="P122" style:family="paragraph" style:parent-style-name="Text_20_body" style:list-style-name="L14">
      <style:text-properties fo:language="ru" fo:country="RU" fo:font-weight="normal" style:font-weight-asian="normal" style:font-weight-complex="normal"/>
    </style:style>
    <style:style style:name="P123" style:family="paragraph" style:parent-style-name="Text_20_body" style:list-style-name="List_20_4">
      <style:text-properties fo:language="ru" fo:country="RU" fo:font-weight="normal" style:font-weight-asian="normal" style:font-weight-complex="normal"/>
    </style:style>
    <style:style style:name="P124" style:family="paragraph" style:parent-style-name="Text_20_body" style:list-style-name="L19">
      <style:text-properties fo:language="ru" fo:country="RU" fo:font-weight="normal" style:font-weight-asian="normal" style:font-weight-complex="normal"/>
    </style:style>
    <style:style style:name="P125" style:family="paragraph" style:parent-style-name="Text_20_body" style:list-style-name="List_20_4">
      <style:text-properties fo:language="ru" fo:country="RU" fo:font-weight="bold" style:font-weight-asian="bold" style:font-weight-complex="bold"/>
    </style:style>
    <style:style style:name="P126" style:family="paragraph" style:parent-style-name="Text_20_body" style:list-style-name="List_20_5">
      <style:text-properties fo:language="ru" fo:country="RU"/>
    </style:style>
    <style:style style:name="P127" style:family="paragraph" style:parent-style-name="Text_20_body" style:list-style-name="List_20_2"/>
    <style:style style:name="P128" style:family="paragraph" style:parent-style-name="Text_20_body" style:list-style-name="List_20_2">
      <style:text-properties fo:font-weight="bold" style:font-weight-asian="bold" style:font-weight-complex="bold"/>
    </style:style>
    <style:style style:name="P129" style:family="paragraph" style:parent-style-name="Text_20_body" style:list-style-name="List_20_1">
      <style:text-properties fo:font-weight="bold" style:font-weight-asian="bold" style:font-weight-complex="bold"/>
    </style:style>
    <style:style style:name="P130" style:family="paragraph" style:parent-style-name="Text_20_body" style:list-style-name="List_20_2">
      <style:text-properties fo:font-weight="normal" style:font-weight-asian="normal" style:font-weight-complex="normal"/>
    </style:style>
    <style:style style:name="P131" style:family="paragraph" style:parent-style-name="Text_20_body" style:list-style-name="List_20_3">
      <style:text-properties fo:font-weight="normal" style:font-weight-asian="normal" style:font-weight-complex="normal"/>
    </style:style>
    <style:style style:name="P132" style:family="paragraph" style:parent-style-name="Text_20_body" style:list-style-name="List_20_1">
      <style:text-properties fo:font-weight="normal" style:font-weight-asian="normal" style:font-weight-complex="normal"/>
    </style:style>
    <style:style style:name="P133" style:family="paragraph" style:parent-style-name="Text_20_body" style:list-style-name="L10"/>
    <style:style style:name="P134" style:family="paragraph" style:parent-style-name="Text_20_body" style:list-style-name="L13"/>
    <style:style style:name="P135" style:family="paragraph" style:parent-style-name="Text_20_body" style:list-style-name="List_20_4"/>
    <style:style style:name="P136" style:family="paragraph" style:parent-style-name="Text_20_body" style:list-style-name="L17"/>
    <style:style style:name="P137" style:family="paragraph" style:parent-style-name="Text_20_body" style:list-style-name="L18"/>
    <style:style style:name="P138" style:family="paragraph" style:parent-style-name="Text_20_body" style:list-style-name="L21"/>
    <style:style style:name="P139" style:family="paragraph" style:parent-style-name="Text_20_body" style:list-style-name="List_20_5"/>
    <style:style style:name="P140" style:family="paragraph" style:parent-style-name="Text_20_body" style:list-style-name="диалог">
      <style:paragraph-properties fo:margin-left="0cm" fo:margin-right="0cm" fo:text-indent="0cm" style:auto-text-indent="false"/>
      <style:text-properties style:use-window-font-color="true"/>
    </style:style>
    <style:style style:name="P141"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2"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style>
    <style:style style:name="P143"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44"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5" style:family="paragraph" style:parent-style-name="Text_20_body">
      <style:paragraph-properties fo:break-before="pag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fo:language="ru" fo:country="RU"/>
    </style:style>
    <style:style style:name="T14" style:family="text">
      <style:text-properties fo:language="ru" fo:country="RU" fo:font-style="italic" style:font-style-asian="italic" style:font-style-complex="italic"/>
    </style:style>
    <style:style style:name="T15" style:family="text">
      <style:text-properties fo:language="ru" fo:country="RU" fo:font-style="italic" fo:font-weight="normal" style:font-style-asian="italic" style:font-weight-asian="normal" style:font-style-complex="italic" style:font-weight-complex="normal"/>
    </style:style>
    <style:style style:name="T16" style:family="text">
      <style:text-properties fo:language="ru" fo:country="RU" fo:font-style="normal" fo:font-weight="normal" style:font-style-asian="normal" style:font-weight-asian="normal" style:font-style-complex="normal" style:font-weight-complex="normal"/>
    </style:style>
    <style:style style:name="T17" style:family="text">
      <style:text-properties fo:language="ru" fo:country="RU" fo:font-style="normal" style:font-style-asian="normal" style:font-style-complex="normal"/>
    </style:style>
    <style:style style:name="T18" style:family="text">
      <style:text-properties fo:language="ru" fo:country="RU" fo:font-weight="normal" style:font-weight-asian="normal" style:font-weight-complex="normal"/>
    </style:style>
    <style:style style:name="T19" style:family="text">
      <style:text-properties fo:language="ru" fo:country="RU" fo:font-weight="bold" style:font-weight-asian="bold" style:font-weight-complex="bold"/>
    </style:style>
    <style:style style:name="T20" style:family="text">
      <style:text-properties style:use-window-font-color="true"/>
    </style:style>
    <style:style style:name="T21" style:family="text">
      <style:text-properties style:use-window-font-color="true" style:font-name="Verdana5" fo:font-size="14pt" style:font-size-asian="14pt" style:font-size-complex="14pt" style:language-complex="ru" style:country-complex="RU"/>
    </style:style>
    <style:style style:name="T22" style:family="text">
      <style:text-properties style:use-window-font-color="true" style:font-name="Verdana5" style:language-complex="ru" style:country-complex="RU"/>
    </style:style>
    <style:style style:name="T23" style:family="text">
      <style:text-properties style:use-window-font-color="true" fo:font-weight="bold" style:font-weight-asian="bold" style:font-weight-complex="bold"/>
    </style:style>
    <style:style style:name="T24" style:family="text">
      <style:text-properties style:use-window-font-color="true" style:language-complex="ru" style:country-complex="RU"/>
    </style:style>
    <style:style style:name="T25" style:family="text">
      <style:text-properties style:use-window-font-color="true" fo:font-style="italic" style:font-style-asian="italic" style:font-style-complex="italic"/>
    </style:style>
    <style:style style:name="T26" style:family="text">
      <style:text-properties style:use-window-font-color="true" fo:font-style="normal" style:font-style-asian="normal" style:font-style-complex="normal"/>
    </style:style>
    <style:style style:name="T27" style:family="text">
      <style:text-properties style:use-window-font-color="true" style:text-line-through-style="none"/>
    </style:style>
    <style:style style:name="T28" style:family="text">
      <style:text-properties style:use-window-font-color="true" style:text-line-through-style="none" style:text-underline-style="none"/>
    </style:style>
    <style:style style:name="T29" style:family="text">
      <style:text-properties style:use-window-font-color="true" fo:font-weight="normal" style:font-weight-asian="normal" style:font-weight-complex="normal"/>
    </style:style>
    <style:style style:name="T30" style:family="text">
      <style:text-properties style:use-window-font-color="true" style:text-underline-style="none"/>
    </style:style>
    <style:style style:name="T31" style:family="text">
      <style:text-properties style:use-window-font-color="true" style:text-underline-style="none" fo:font-weight="bold" style:font-weight-asian="bold" style:font-weight-complex="bold"/>
    </style:style>
    <style:style style:name="T32" style:family="text">
      <style:text-properties fo:language="en" fo:country="US"/>
    </style:style>
    <style:style style:name="T33" style:family="text">
      <style:text-properties fo:language="en" fo:country="US" fo:font-style="italic" style:font-style-asian="italic" style:font-style-complex="italic"/>
    </style:style>
    <style:style style:name="T34" style:family="text">
      <style:text-properties fo:language="en" fo:country="US" fo:font-style="italic" fo:font-weight="normal" style:font-style-asian="italic" style:font-weight-asian="normal" style:font-style-complex="italic" style:font-weight-complex="normal"/>
    </style:style>
    <style:style style:name="T35" style:family="text">
      <style:text-properties fo:language="en" fo:country="US" fo:font-style="normal" fo:font-weight="normal" style:font-style-asian="normal" style:font-weight-asian="normal" style:font-style-complex="normal" style:font-weight-complex="normal"/>
    </style:style>
    <style:style style:name="T36" style:family="text">
      <style:text-properties fo:language="en" fo:country="US" fo:font-weight="normal" style:font-weight-asian="normal" style:font-weight-complex="normal"/>
    </style:style>
    <style:style style:name="T37" style:family="text">
      <style:text-properties fo:language="en" fo:country="US" fo:font-weight="bold" style:font-weight-asian="bold" style:font-weight-complex="bold"/>
    </style:style>
    <style:style style:name="T38" style:family="text">
      <style:text-properties fo:font-variant="normal" fo:text-transform="none" fo:color="#ff3333" style:text-line-through-style="none" style:font-name="Verdana7"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39" style:family="text">
      <style:text-properties fo:font-variant="normal" fo:text-transform="none" fo:color="#ff3333"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40" style:family="text">
      <style:text-properties fo:font-variant="normal" fo:text-transform="none" fo:color="#ff3333" style:font-name="Verdana7" fo:font-size="11pt" fo:letter-spacing="normal" fo:font-style="italic" fo:background-color="#ffffff" style:font-size-asian="11pt" style:font-style-asian="italic" style:font-size-complex="11pt" style:font-style-complex="italic"/>
    </style:style>
    <style:style style:name="T41" style:family="text">
      <style:text-properties fo:color="#ff3333"/>
    </style:style>
    <style:style style:name="T42" style:family="text">
      <style:text-properties fo:color="#ff3333" fo:background-color="#ffffff"/>
    </style:style>
    <style:style style:name="T43" style:family="text">
      <style:text-properties fo:color="#ff3333" fo:font-style="italic" fo:background-color="#ffffff" style:font-style-asian="italic" style:font-style-complex="italic"/>
    </style:style>
    <style:style style:name="T44" style:family="text">
      <style:text-properties fo:color="#ff3333" fo:language="ru" fo:country="RU" fo:background-color="#ffffff"/>
    </style:style>
    <style:style style:name="T45" style:family="text">
      <style:text-properties fo:color="#ff3333" style:text-line-through-style="none"/>
    </style:style>
    <style:style style:name="T46" style:family="text">
      <style:text-properties fo:color="#ff3333" fo:font-style="normal" style:font-style-asian="normal" style:font-style-complex="normal"/>
    </style:style>
    <style:style style:name="T47" style:family="text">
      <style:text-properties fo:language="uk" fo:country="UA"/>
    </style:style>
    <style:style style:name="T48" style:family="text">
      <style:text-properties fo:language="uk" fo:country="UA" fo:font-style="normal" style:font-style-asian="normal" style:font-style-complex="normal"/>
    </style:style>
    <style:style style:name="T49" style:family="text">
      <style:text-properties fo:background-color="#ffffff"/>
    </style:style>
    <style:style style:name="T50" style:family="text">
      <style:text-properties style:font-name="Verdana1" fo:language="ru" fo:country="RU"/>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134cm" fo:text-indent="-0.635cm" fo:margin-left="1.134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134cm" fo:text-indent="-0.635cm" fo:margin-left="1.134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6"/>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6"/>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text:span text:style-name="Default_20_Paragraph_20_Font"><text:span text:style-name="T21">Янина Каминская</text:span></text:span></text:p>
      <text:p text:style-name="P1"><text:span text:style-name="Default_20_Paragraph_20_Font"><text:span text:style-name="T21"/></text:span></text:p>
      <text:p text:style-name="P1"><text:span text:style-name="Default_20_Paragraph_20_Font"><text:span text:style-name="T21"/></text:span></text:p>
      <text:p text:style-name="P1"><text:span text:style-name="Default_20_Paragraph_20_Font"><text:span text:style-name="T21"/></text:span></text:p>
      <text:p text:style-name="P1"><text:span text:style-name="Default_20_Paragraph_20_Font"><text:span text:style-name="T21"/></text:span></text:p>
      <text:p text:style-name="P1"><text:span text:style-name="Default_20_Paragraph_20_Font"><text:span text:style-name="T21"/></text:span></text:p>
      <text:p text:style-name="P1"><text:span text:style-name="Default_20_Paragraph_20_Font"><text:span text:style-name="T21"/></text:span></text:p>
      <text:p text:style-name="P1"><text:span text:style-name="Default_20_Paragraph_20_Font"><text:span text:style-name="T21"/></text:span></text:p>
      <text:p text:style-name="P1"><text:span text:style-name="Default_20_Paragraph_20_Font"><text:span text:style-name="T21"/></text:span></text:p>
      <text:p text:style-name="P1"><text:span text:style-name="Default_20_Paragraph_20_Font"><text:span text:style-name="T21"/></text:span></text:p>
      <text:p text:style-name="P1"><text:span text:style-name="Default_20_Paragraph_20_Font"><text:span text:style-name="T22"><text:s/></text:span></text:span></text:p>
      <text:p text:style-name="Caption">Реквием по любви</text:p>
      <text:p text:style-name="P63">или</text:p>
      <text:p text:style-name="P63">мемуары о манипуляторе</text:p>
      <text:h text:style-name="P74" text:outline-level="1"><text:s/><text:bookmark-start text:name="Vviedieniie"/>П<text:bookmark-end text:name="Vviedieniie"/>ролог </text:h>
      <text:p text:style-name="P40">Опыт – дитя мысли, а мысль – дитя действия. Мы не можем изучать людей по книгам.</text:p>
      <text:p text:style-name="P48">Бенджамин Дизраэли</text:p>
      <text:p text:style-name="P17">Люди встречаются. Люди влюбляются. Люди расходятся и теряют друг-друга. С каждым было. Это неотъемлемая часть нашей жизни. Но есть ситуации, которые отличаются от большинства. Их особенность в том, что о них сложно говорить.</text:p>
      <text:p text:style-name="P17">Проблемы в отношениях есть, и есть у всех. Такова уж наша жизнь. И мои отношения не стали исключением. Вроде бы все, как у всех — ссоры и примирения, хорошие моменты и плохие... Но <text:soft-page-break/>каждый день с любимым делал меня несчастной и оставлял какой-то необъяснимый осадок.</text:p>
      <text:p text:style-name="P17">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7">Я пыталась поделиться своими переживаниями с близкими, но все говорили, что ссориться нормально, и каждый раз я оставалась наедине со своей проблемой.</text:p>
      <text:p text:style-name="P17">Что-то не так и никто не мог мне объяснить, что именно. А потом пришло прозрение. Совершенно неожиданно, как гром среди ясного неба. И появилась эта книга.</text:p>
      <text:p text:style-name="P17">Вы сейчас, наверное, подумали, мол:</text:p>
      <text:list xml:id="list3376024395375259723" text:style-name="диалог">
        <text:list-item>
          <text:p text:style-name="P84">Не любит она мужиков! Злая она! Такая злая, что вот аж целую книгу сочинила! Мужененавистница! Феминистка!</text:p>
        </text:list-item>
      </text:list>
      <text:p text:style-name="P17">О нет! Я люблю мужчин!</text:p>
      <text:p text:style-name="P17"><text:soft-page-break/>Есть вот, например «мужик хороший» и «мужик плохой». Они обитают в парах с «хорошими бабами» и «плохими»... А есть манипулятор, отдельный вид — зверь-паразит. Как вы понимаете, речь пойдет о них.</text:p>
      <text:p text:style-name="P17">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8">Согласны ли вы со следующими утверждениями?</text:p>
      <text:list xml:id="list5632756424950446883" text:style-name="L1">
        <text:list-item>
          <text:p text:style-name="P93">Вы испытываете чувство неопределенности, мутности, непонимания того, что с вами происходит. После разговора с вашим партнером вас переполняют смешанные чувства и остается неприятный осадок;</text:p>
        </text:list-item>
        <text:list-item>
          <text:p text:style-name="P93">Вы не понимаете, что нужно вашему партнеру. Вам кажется, что вы делаете все, но, как правило, этого мало или недостаточно. У вас складывается ощущение, что вас принимают за ваши заслуги;</text:p>
        </text:list-item>
        <text:list-item>
          <text:p text:style-name="P93"><text:soft-page-break/>Вам говорят, что вы совершаете ошибки, вы всегда виноваты, но не понимаете, в чем ваша вина;</text:p>
        </text:list-item>
        <text:list-item>
          <text:p text:style-name="P93">Вам кажется, что вы в одиночку несете всю или большую часть ответственности за совершаемые действия вашей пары;</text:p>
        </text:list-item>
        <text:list-item>
          <text:p text:style-name="P93">До этих отношений вы были другим человеком.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93">Ваши чувства и настроение зависят от вашего партнера. Вы часто готовы промолчать, чтобы угодить ему;</text:p>
        </text:list-item>
        <text:list-item>
          <text:p text:style-name="P93">Ваш распорядок дня, отдых и свободное время зависит от вашего партнера. Вы чувствуете, что зависите от партнера больше, чем он в вас;</text:p>
        </text:list-item>
        <text:list-item>
          <text:p text:style-name="P93">Вам кажется, что ваш партнер не заинтересован вами, а мысли о том, что вас могут бросить приводят вас в ужас.</text:p>
        </text:list-item>
      </text:list>
      <text:p text:style-name="P8"><text:soft-page-break/>Если вы согласны хотя бы с несколькими из этих утверждений, мне жаль — вы попали в клуб жертв психологического манипулирования.</text:p>
      <text:p text:style-name="P41">* * *</text:p>
      <text:p text:style-name="P8">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это длилось всего лишь 3 года, а не 20, когда психика покалечена настолько, что от человека ничего не остается, кроме тени.</text:p>
      <text:p text:style-name="P8">Это время было очень болезненным и насыщенным. Забыть то, что происходило — все равно, что не усвоить урок и осознанно потерять бдительность. Снова подвергнуть себя и свою психику опасности.</text:p>
      <text:p text:style-name="P8">Поэтому я решила извлечь из этого горького опыта пользу. Это сложно сделать, когда ты молод, но седина в волосах создает впечатление бывалого. Это сложно — вспоминать долгие бессон<text:soft-page-break/>ные ночи в тревожных мыслях, но все-равно оставаться без ответа на вопрос — «Что происходит?»</text:p>
      <text:p text:style-name="P8">Мне никто не мог ответить, хоть я стучалась во все двери и просила помощи. Меня не понимали, так как я даже не могла объяснить свои эмоции, не могла сформулировать их. Я могу только догадываться, в каком вы сейчас отчаянном состоянии, но — я вас понимаю.</text:p>
      <text:p text:style-name="P8">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list xml:id="list40622251" text:continue-list="list3376024395375259723" text:style-name="диалог">
        <text:list-item>
          <text:p text:style-name="P94">Ты переживаешь напрасно!</text:p>
        </text:list-item>
      </text:list>
      <text:p text:style-name="P8">Или:</text:p>
      <text:list xml:id="list40637807" text:continue-numbering="true" text:style-name="диалог">
        <text:list-item>
          <text:p text:style-name="P94">Тебе нужно просто успокоиться!</text:p>
        </text:list-item>
      </text:list>
      <text:p text:style-name="P8">А если ваши отношения уже закончились, то вы, скорее всего, в отчаянии, но слышите:</text:p>
      <text:list xml:id="list40625420" text:continue-numbering="true" text:style-name="диалог">
        <text:list-item>
          <text:p text:style-name="P94">Тебе нужно просто отпустить и забыть.</text:p>
        </text:list-item>
      </text:list>
      <text:p text:style-name="P8">Вы отпустите, когда дочитаете. Не гарантирую, что забудете, но отпустите. По крайней мере, я ис<text:soft-page-break/>кренне на это надеюсь. Для себя я сделала выбор — не забуду. Не могу такое забыть, ведь это будет означать, что урок не усвоен, что все было зря.</text:p>
      <text:p text:style-name="P8">Я приняла все это, как акт самосовершенствования — я стала сильнее, умнее, бдительнее, и все, что я могу сделать с этим опытом — поделиться и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2"><text:span text:style-name="T20">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20">психопатом</text:span></text:span><text:span text:style-name="T20">.</text:span></text:p>
      <text:p text:style-name="P41"><text:soft-page-break/>* * *</text:p>
      <text:p text:style-name="P17">Расстройство личности — это вид психического расстройства в клинической психологии и психиатрии. Личностным расстройством характеризуют поведенческую тенденцию человека отклоненную от принятых обществом норм. Такое поведение несет в себе тяжелое нарушение свойств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8">Десоциализа́ция</text:span> или <text:span text:style-name="T8">социальная дезинтеграция</text:span> (<text:span text:style-name="T1">от лат. </text:span><text:span text:style-name="T33">de —</text:span><text:span text:style-name="T14"> отсутствие, от фр. </text:span><text:span text:style-name="T33">socialistion —</text:span><text:span text:style-name="T14">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7">В<text:span text:style-name="T49">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18">Сразу хочу сказать (и акцентирую на этом ваше внимание!), что псих (психическое <text:span text:style-name="T1">заболевание</text:span>) и психопат (психическое <text:span text:style-name="T1">расстройство</text:span>) — это два понятия, которые отличаются между собой се<text:soft-page-break/>рьезными характеристиками. Болезнь — это <text:span text:style-name="T1">процесс</text:span>, имеющий возникновение, течение и исход. В то время, как личностное расстройство — это <text:span text:style-name="T1">особенность</text:span> самой структуры личности. Не стоит их путать!</text:p>
      <text:p text:style-name="P7">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психа видно издалека.</text:p>
      <text:p text:style-name="P19">Психопат, это несколько другое понятие. Это психически здоровый человек, который начисто лишен стыда и совести. Вся соль заключается в том, что вычислить психопата довольно непросто, иногда даже очень сложно. Он здорово маскируется в обществе, надевая личину вполне нормальной и даже обаятельной личности.</text:p>
      <text:p text:style-name="P19">По сути, разница в поведении психа и психопата лежит в понятии эмпатия.</text:p>
      <text:p text:style-name="P22"><text:soft-page-break/><text:span text:style-name="T42">Эмпатия (</text:span><text:span text:style-name="T43">от </text:span><text:a xlink:type="simple" xlink:href="https://ru.wikipedia.org/wiki/Греческий_язык" text:style-name="Internet_20_link" text:visited-style-name="Visited_20_Internet_20_Link"><text:span text:style-name="T38">греч.</text:span></text:a><text:span text:style-name="T39"> </text:span><text:span text:style-name="T38">empatheia</text:span><text:span text:style-name="T40"> </text:span><text:span text:style-name="T43">— страсть, сопереживание, чувство</text:span><text:span text:style-name="T42">) – </text:span><text:span text:style-name="T44">это способность осознанно переживать эмоции по отношению к эмоциональному состоянию другого человека. Э</text:span><text:span text:style-name="T42">то, так сказать, социальный механизм, который помогает сопереживать любому эмоциональному состоянию другого.</text:span></text:p>
      <text:p text:style-name="P19">Существует несколько видов эмпатии:</text:p>
      <text:list xml:id="list2803891588181880800" text:style-name="L2">
        <text:list-item>
          <text:p text:style-name="P86">эмоциональная эмпатия— основана на механизмах проекции и подражания реакциям другого человека;</text:p>
        </text:list-item>
        <text:list-item>
          <text:p text:style-name="P86">когнитивная эмпатия — сравнение, аналогия;</text:p>
        </text:list-item>
        <text:list-item>
          <text:p text:style-name="P86">предикативная эмпатия — способность предсказывать реакции другого человека.</text:p>
        </text:list-item>
      </text:list>
      <text:p text:style-name="P19">Прародитель понятия «психоанализ» Зигмунд Фрейд в 1905 году одним из первых дал определение термину «эмпатия»:</text:p>
      <text:p text:style-name="P19"/>
      <text:p text:style-name="P53">«Мы учитываем психическое состояние пациента, ставим себя в это состояние и ста<text:soft-page-break/>раемся понять его, сравнивая со своим собственным.»</text:p>
      <text:p text:style-name="P53"/>
      <text:p text:style-name="P19">С точки зрения психологии способность к эмпатии считается нормой.</text:p>
      <text:p text:style-name="P19">Так вот псих, в силу своей эмоциональности, способен ощутить как легкий эмоциональный отклик, так и всецело погрузиться в мир чувств другого. Т. е. в той или иной степени поставить себя на его место. А вот психопат — это существо хладнокровное. Как вы понимаете, с ним дела обстоят с точностью наоборот.</text:p>
      <text:p text:style-name="P19">Для того, чтобы в полной мере понять различие между психом и психопатом, я приведу пару чисто гипотетических примеров:</text:p>
      <text:p text:style-name="P19">Псих: Я совершил этот поступок, потому, что Дарт Вейдер так сказал мне!</text:p>
      <text:p text:style-name="P19">Психопат: Я совершил этот поступок, потому что мне нужны были деньги! Что мне было еще делать?!</text:p>
      <text:p text:style-name="P19">И, как вы понимаете, под «этим поступком» можно иметь в виду как психологическое давле<text:soft-page-break/>ние, грабеж и мошенничество, так и убийство младенцев и поедание людей. Обращать внимание нужно на то, как человек себя оправдывает — винит себя или других людей и обстоятельства.</text:p>
      <text:p text:style-name="P19">Тема психиатр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дорог и ценен — отношения и семья.</text:p>
      <text:p text:style-name="P41">* * *</text:p>
      <text:p text:style-name="P8">В данной книге, как и в материалах, в которых вы, возможно, будете искать для себя ответы, вы будете сталкиваться с такими понятиями, как: абьюзер, психопат, социопат, человек с расстройством психики, (первезный) нарцисс, деструктивная личность и, конечно - манипулятор. Все эти понятия достаточно токсичны, неизлечимы и следуют шаблонному циклу: «идеализация — обесценивание — утилизация».</text:p>
      <text:p text:style-name="P22"><text:soft-page-break/><text:span text:style-name="T29">Итак, расстройство</text:span><text:span text:style-name="_31__20_Text"><text:span text:style-name="T29"> личности</text:span></text:span><text:span text:style-name="T29"> </text:span><text:span text:style-name="T20">— это не до конца сформированная психика. Это патология нервной системы, по разным причинам возникшая при не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8">Расстройство личности стабильно (не исчезает со временем), тотально (проявляется в любой жизненной ситуации) и приводит к социальной дезадаптации. Как правило, диагностируется это расстройство наличием от трех и более критериев, приведенных ниже:</text:p>
      <text:list xml:id="list7105640216942251156" text:style-name="L3">
        <text:list-item>
          <text:p text:style-name="P95">Равнодушие. Пассивное отношение к чувствам других. Отсутствие сострадания. Неумение и неспособность оказывать поддержку.</text:p>
        </text:list-item>
        <text:list-item>
          <text:p text:style-name="P95">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95">Отсутствие чувства вины и сожаления. Неспособность анализировать полученный <text:soft-page-break/>опыт. Отрицание наказания. Отсутствие стыда.</text:p>
        </text:list-item>
        <text:list-item>
          <text:p text:style-name="P95">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95">Самоутверждение и жажда подкрепления собственной самооценки за счет унижения окружающих. Деструктивизация отношений. Авторитарный стиль общения.</text:p>
        </text:list-item>
        <text:list-item>
          <text:p text:style-name="P95">Неспособность выдерживать критику. Завышение собственных способностей и значимости. Самолюбие. Нарциссизм.</text:p>
        </text:list-item>
        <text:list-item>
          <text:p text:style-name="P95">Лень. Безынициативность. Однообразность. Отсутствие стремления из-за страха собственной неудачи.</text:p>
        </text:list-item>
        <text:list-item>
          <text:p text:style-name="P95">Дезорганизация. Неумение вести и контролировать дела. Делегирование обязанностей. Нарушенная дисциплина и отсутствие самоорганизованности.</text:p>
          <text:p text:style-name="P113"><text:soft-page-break/><text:span text:style-name="Default_20_Paragraph_20_Font"><text:span text:style-name="T24"/></text:span></text:p>
        </text:list-item>
      </text:list>
      <text:p text:style-name="P55">«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8">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55">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нарушая при этом общественные нормы и правила без малейшего чувства вины или сожаления.</text:p>
      <text:p text:style-name="P55">…Он выберет вас, обезоружит словами и подавит своим присутствием. Он будет радо<text:soft-page-break/>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38">Американский психиатр-криминолог Харви Клекли, «Маска нормальности»</text:p>
      <text:p text:style-name="Text_20_body"><text:span text:style-name="Default_20_Paragraph_20_Font"><text:span text:style-name="T24"/></text:span></text:p>
      <text:p text:style-name="Subtitle"><text:span text:style-name="Default_20_Paragraph_20_Font"><text:span text:style-name="T24">* * *</text:span></text:span></text:p>
      <text:p text:style-name="P8">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8"><text:soft-page-break/>Один компетентный в этом вопросе человек (который знаком с главным персонажем) разъяснил мне его поведение этим понятием (расстройством личности),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8">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 шаблонна. К сожалению, я долго не понимала, что происходит, и у меня не было возможности вовремя выбраться из лап манипулятивных действий. Оказалось, достаточно лишь малого толчка и пелена спала. Непонимание отступило, как туман под солнцем, и все прояснилось.</text:p>
      <text:p text:style-name="P8">Это моя история.</text:p>
      <text:p text:style-name="P8">Я буду <text:span text:style-name="T13">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это все <text:soft-page-break/>заново, но уже с улыбкой потому, что это закончилось. Я попытаюсь все заново прочувствовать, чтобы передать,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1">* * *</text:p>
      <text:p text:style-name="P8">Для начала я попробую описать себя.</text:p>
      <text:p text:style-name="P8">Я всегда была сложным ребенком. Самая младшая из четырех детей в семье — я была, скажем так, последней надеждой отца на сына. Но, какое разочарование — родилась еще одна девочка, с которой отец не захотел общаться после разрыва с мамой, не смотря на мои отчаянные попытки. Потом он умер. Я его никогда не знала, но постоянно слышала от родственников, что очень на него похожа. Такая же упрямая и убежденная, что часто путали с капризностью, категоричная и эмоциональная, ранимая и восприимчивая.</text:p>
      <text:p text:style-name="P8"><text:soft-page-break/>Меня с детства задевала несправедливость. Не в смысле, что я считала, что мне кто-то должен, а в целом — когда обижают младших, несправедливая оценка в школе или предвзятое отношение, некомпетентность начальника или коллеги, замечание мамы с аргументом «потому, что я так сказала». Мне всегда были нужны ответы — почему? Что заставляет человека так поступать?</text:p>
      <text:p text:style-name="P8">Потом я поняла, что все люди хотят быть счастливыми, но, в большинстве своем, делятся на два типа: одни добиваются счастья сами, другие за счет окружающих, делая их несчастными и нанося ущерб, будь то психологический, физический или материальный.</text:p>
      <text:p text:style-name="P8">Не люблю второй тип. Очень часто замечаю таких людей. Обычно вокруг них несчастные лица людей, за счет которых они самоутверждаются, пользуясь их доверием и добротой. Я таких называю паразитами. Они ищут слабости других и приживаются, высасывая жизнь в любом ее проявлении. Кто-то по чуть-чуть, а кто-то все сразу. И переключаются на новую жертву, когда предыдущая становится бесполезной.</text:p>
      <text:p text:style-name="P8"><text:soft-page-break/>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8">Не скажу, что была оторвой, но мы хулиганили, как и все дети. По-доброму так. Зачастую с мальчишками и всегда — какие-то активные занятия: кто больше раз переплывет речку, казаки—разбойники и т. д.</text:p>
      <text:p text:style-name="P8">Очень часто дралась. Всегда защищаясь или защищая. При этом я выбирала себе равных соперников, и слабаков среди них не было.</text:p>
      <text:p text:style-name="P8">В целом я прямой и открытый человек. Главный мой недостаток в том, что у меня все на лице написано. Я считаю, что неумение контролировать эмоции — это моя, пожалуй, самая важная проблема. Но — мои эмоции это всегда следствие, а не причина. А причины, как правило — это все та же <text:soft-page-break/>несправедливость в любом ее проявлении. От кассирши в супермаркете, не предупредившей людей в длинной очереди, что касса закрывается, до коллеги, который предает и подставляет, дабы извлечь свою выгоду.</text:p>
      <text:p text:style-name="P8">Я переживаю все остро, ищу ответы.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8">Очень привязываюсь к людям, потом остро переживаю их нехватку или предательство.</text:p>
      <text:p text:style-name="P8">Ненавидела одиночество до недавнего времени и панически его боялась. Поэтому всегда были гости, вылазки, поездки, большие коллективы и подвижный образ жизни.</text:p>
      <text:p text:style-name="P8">Верю в людей. Раньше это еще было доверие людям, но я и это переросла.</text:p>
      <text:p text:style-name="P8">Я не боюсь задавать вопросы, хоть иногда и не хочется выглядеть глупо. Не боюсь принимать решения или спрашивать советов. Не люблю, когда навязывают чужое мнение или давят. Не люблю <text:soft-page-break/>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8">У меня есть четкое представление какой должна быть настоящая женщина и каким должен быть настоящий мужчина, каким должен быть друг, и, к сожалению я узнала, каким может быть враг. И я убеждена, что человек всегда должен оставаться человеком.</text:p>
      <text:p text:style-name="P8">А еще раньше я была очень веселой, уверенной в себе, практически бесстрашной и волевой. Теперь наверстываю...</text:p>
      <text:p text:style-name="P8">Коротко, но далеко не все.</text:p>
      <text:p text:style-name="P41">* * *</text:p>
      <text:p text:style-name="P8">А теперь давайте разберем «портрет» жертвы.</text:p>
      <text:p text:style-name="P8">Целью абьюзера обычно становится жизнерадостный, естественный по своей природе человек, который в силу своей наивности и представить не <text:soft-page-break/>может, что является идеальной добычей. Он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8">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 После первых действий манипулятора в качестве обработки, жертва влюбляется в него. Именно это является рычагом эксплуатирования. Жертва будет стараться сохранить отношения и терпеть то, чего не заслуживает.</text:p>
      <text:p text:style-name="P41">* * *</text:p>
      <text:p text:style-name="P8">Прошло уже достаточно много времени, чтобы писать все это. У меня была возможность подумать и сформулировать эти отношения хладнокровно, <text:soft-page-break/>без преувеличений и глупых обид, без ненависти и злости. Только факты.</text:p>
      <text:p text:style-name="P8">Приведу пример психопатии из истории, дабы у скептиков было меньше комментариев вроде:</text:p>
      <text:list xml:id="list40643559" text:continue-list="list40625420" text:style-name="диалог">
        <text:list-item>
          <text:p text:style-name="P94">Еще одна сопливая история сопливой девочки, которая сама все испортила и сама во всем виновата. Кто ей лекарь?!</text:p>
        </text:list-item>
      </text:list>
      <text:p text:style-name="P8">Вот отрывок из книги о лагерях смерти А. Чернявской «Психология господства и подчинения: Хрестоматия»:</text:p>
      <text:p text:style-name="P8"/>
      <text:p text:style-name="P50">«...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 Обычный, не психологический анализ не может удовлетворительно объяснить такое послушание... Большая часть таких заключенных были самоубийцами. Идти в газовую камеру – значило совершить самоубийство путем, не требующим <text:soft-page-break/>энергии, обычно необходимой для выполнения такого решения.»</text:p>
      <text:p text:style-name="P51"><text:span text:style-name="Default_20_Paragraph_20_Font"><text:span text:style-name="T24"/></text:span></text:p>
      <text:p text:style-name="P22"><text:span text:style-name="T20">Все, что нужно было нацистам, это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25">специально разработанным </text:span><text:span text:style-name="_30__20_Text"><text:span text:style-name="T25">методом</text:span></text:span><text:span text:style-name="T20">, с единственной целью — получить абсолютное повиновение.</text:span></text:p>
      <text:p text:style-name="P8">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7">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7"><text:soft-page-break/>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окончательное решение еврейского вопроса».</text:p>
      <text:p text:style-name="P8">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8"/>
      <text:p text:style-name="P55">«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38">Х. Арендт, «Банальность зла: Эйхман в Иерусалиме»</text:p>
      <text:p text:style-name="P38"/>
      <text:p text:style-name="P17"><text:soft-page-break/>Да, чудовищем Эйхман не был. Мы называем монстрами <text:s/>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7">К слову, сидя в суде и слушая обвинительный приговор за преступления против человечества, Эйхман улыбался.</text:p>
      <text:p text:style-name="P8">И нет, я не говорю, что меня хотели убить, или лишить меня воли. Скорее всего, его действи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8">Я до сих пор считаю и надеюсь, что осознанно он не желал мне зла. Желать кому-то зла и заботиться о собственном благополучии за счет других — это далеко не одно и тоже.</text:p>
      <text:p text:style-name="P41"><text:soft-page-break/>* * *</text:p>
      <text:p text:style-name="P8">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 Ими был проведен «Эксперимент пошаговых действий», который доказал, что если человек согласится сделать что-то незначительное, то вероятность того, что он выполнит что-то важное с расширенными условиями и требованиями увеличивается, чем если сразу попросить его выполнить важную и сложную работу. Позже эта техника получила название «Нога в дверях» и до сих пор используется в бизнесе.</text:p>
      <text:p text:style-name="P8">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8">Представьте себе разницу между вещью, которую вы не знаете почему купили и она будет валяться до тех пор, пока вы ее кому-нибудь не по<text:soft-page-break/>дарите, и, например —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8">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8">Я приведу пример.</text:p>
      <text:p text:style-name="P8">Вы пришли в супермаркет за колбасой, вас встречает милая девушка и приглашает вас продегустировать сыр торговой марки. Вы подходите к дегустационному стенду и, пока вы наслаждаетесь вкусом, милая особа рассказывает вам где выросли коровы и на каких лугах они паслись.</text:p>
      <text:p text:style-name="P22"><text:span text:style-name="T20">Вы отметили, что сыр действительно вкусный, и уже было направились к колбасному ряду, как она предлагает вам </text:span><text:span text:style-name="_30__20_Text"><text:span text:style-name="T20">купить</text:span></text:span><text:span text:style-name="T20"> кусочек этого сыра... Она очень приветлива, сама по себе приятная, она потратила на вас свое время и угостила вас сыром. Вам неудобно ей отказать, к тому же, это просто сыр, и вы его покупаете.</text:span></text:p>
      <text:p text:style-name="P8"><text:soft-page-break/>Объяснение этому лежит в теории когнитивной психологии. Когниция (<text:span text:style-name="T1">от лат.</text:span> <text:span text:style-name="T1">cognitio</text:span> — познание, <text:span text:style-name="T1">cogitatio</text:span> — мышление) — это процесс, с помощью которого наше сознание получает, обрабатывает и хранит всю поступающую нам информацию, и трансформирует все эти данные в наше поведение. Существует два типа когнитивной структуры, каждый из которых описывает состояние человека:</text:p>
      <text:list xml:id="list8398540578201020451" text:style-name="L4">
        <text:list-item>
          <text:p text:style-name="P96">когнитивный консонанс — согласованность знаний и поведения;</text:p>
        </text:list-item>
        <text:list-item>
          <text:p text:style-name="P96">когнитивный диссонанс — противоречивость знаний и поведения.</text:p>
        </text:list-item>
      </text:list>
      <text:p text:style-name="P8">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8">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text:soft-page-break/>этих противоречий. То есть другими словами, вам легче купить сыр, чем разбираться с собственными угрызениями совести.</text:p>
      <text:p text:style-name="P8">Итак, подошло время заканчивать это затянувшееся вступление и переходить к делу. Поехали.</text:p>
      <text:p text:style-name="P8">Говным гавно жили были...</text:p>
      <text:p text:style-name="P58"/>
      <text:p text:style-name="P30"/>
      <text:p text:style-name="P30"/>
      <text:p text:style-name="P30"/>
      <text:p text:style-name="P30">Часть 1.<text:line-break/>Как это было...</text:p>
      <text:p text:style-name="P60"/>
      <text:h text:style-name="P75" text:outline-level="1"><text:s/><text:bookmark-start text:name="Glava_1__Eto_ieshchie_nie_koniets"/>Глава 1. <text:line-break/>Это еще не конец</text:h>
      <text:p text:style-name="P8"><text:bookmark-end text:name="Glava_1__Eto_ieshchie_nie_koniets"/>Возвращаюсь на много много лет назад, туда, где я — девчонка-пацанка, смелая, с армией друзей, сижу на подоконнике, свесив ноги с четвертого этажа общежития. Живая, простая, жила сегодняшним днем и ни о чем не парилась...</text:p>
      <text:p text:style-name="P8">К слову, на тот момент я уже пережила первую любовь. Такую прекрасную и будоражащую. Со слезами и бессонными ночами, когда все песни по радио, кажется — о тебе. Чувство, которое я испытывала впервые было поистине прекрасным. Так ярко его запоминаешь, на всю жизнь... Я повзрослела. Поняла, как оно бывает. Поняла что к чему и как это работает. Чтобы однажды почувствовать это еще раз и быть полностью уверенной — это она, любовь, только уже не такая милая и трепе<text:soft-page-break/>щущая, а настоящее, крепкое, сильное, выдержанное чувство.</text:p>
      <text:p text:style-name="P8">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ась эмоция. Первый взгляд. Мысли. Время. Место. Обстоятельства. Погода. Настроение... Определенно этот день, как в фильмах — стал роковой завязкой в сюжете. Но тогда я, естественно, об этом не догадывалась. Хотя эмоция была — «Это еще не конец». Именно это эхом прошлось по моей голове, когда я впервые сказала «пока» новому знакомому.</text:p>
      <text:p text:style-name="P8">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 Я помню эту эмоцию. Она и сейчас необъяснима. Это ни с чем не сравнимо. Это было впервые и единожды. Но я подозреваю, как можно это назвать. Не побоюсь предположить — это была любовь с первого взгляда.</text:p>
      <text:p text:style-name="P8"><text:soft-page-break/>Именно —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P8">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8">Сейчас я пытаюсь вспомнить, о чем мне тогда «сказал» этот взгляд. Что в нем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8">Он улыбается или корчит «рожи», позирует или снимок спонтанный — везде один взгляд, и я не могу сказать, о чем он говорит. Видимо, именно это и привлекло меня в нем — неизвестность. Мне, наверное, стало интересно, что же там кроется за таким загадочным взглядом. И, подсознательно, я хотела получить ответ на свой вопрос.</text:p>
      <text:p text:style-name="P8"><text:soft-page-break/>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ие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 Вот так.</text:p>
      <text:p text:style-name="P8">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8">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8">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text:soft-page-break/>лось впервые. Оно было таким чистым, что всегда — Всегда! — дарило ощущение некоего спокойствия.</text:p>
      <text:p text:style-name="P8">Оно здесь, со мной, внутри меня, никуда не уходит и дарит спокойствие. Это было волшебно.</text:p>
      <text:p text:style-name="P8">Так я влюбилась.</text:p>
      <text:h text:style-name="P75" text:outline-level="1"><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8">Прошло несколько лет. Я взрослела.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8"><text:soft-page-break/>К этому возрасту все становятся личностями, и я была одной из них — личность. Тяжелая. Убежденная своими правилами, кодексами, хотя тогда в моем лексиконе еще не употреблялось это слово. Но они были. Кодексы. Честь, понятие справедливости, стремление помочь, искренность и простота. Честность, граничащая с тактичностью и девиз — «Хочешь — делай!».</text:p>
      <text:p text:style-name="P8">Так я и жила. Веселилась никому не в ущерб. И была счастлива.</text:p>
      <text:list xml:id="list40640512" text:continue-list="list40643559" text:style-name="диалог">
        <text:list-item>
          <text:p text:style-name="P94">У меня депресс!!!! Помоги! — пишу однажды мартовским днем другу, тому самому — общему.</text:p>
        </text:list-item>
        <text:list-item>
          <text:p text:style-name="P94">Да. Я тут. Излагай. Жалуйся.</text:p>
        </text:list-item>
        <text:list-item>
          <text:p text:style-name="P94">Не жалей — подбодри, ты умеешь.</text:p>
        </text:list-item>
        <text:list-item>
          <text:p text:style-name="P94">Хорошо сделаю. Только в каком, собственно, воп­росе?</text:p>
        </text:list-item>
        <text:list-item>
          <text:p text:style-name="P94">Весна. Я выходная. Сижу дома. Одна и ничего не делаю...</text:p>
        </text:list-item>
        <text:list-item>
          <text:p text:style-name="P94">А не хочешь N. вызвонить? Он парень шабутной и весёлый...</text:p>
        </text:list-item>
        <text:list-item>
          <text:p text:style-name="P94"><text:soft-page-break/>Хочу...</text:p>
        </text:list-item>
        <text:list-item>
          <text:p text:style-name="P94">Ну я его таки набрал и дозвонился. Он с удовольствием с тобой затусить рад бы. Набери его. Договоритесь...</text:p>
        </text:list-item>
      </text:list>
      <text:p text:style-name="P8">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тогда, когда я звала. А звала я его, когда мне нужно было «промыть мозги».</text:p>
      <text:p text:style-name="P8">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40627389" text:continue-numbering="true" text:style-name="диалог">
        <text:list-item>
          <text:p text:style-name="P94">Будешь много думать — сойдешь с ума...</text:p>
        </text:list-item>
      </text:list>
      <text:p text:style-name="P8">Но я постоянно думала. И — сходила с ума. Блин, как она была права!</text:p>
      <text:p text:style-name="P8">Мне всегда были интересны причины, того или иного поступка или события. Я думала, анализировала и парилась постоянно, хотя это просто <text:soft-page-break/>надо отпустить и забыть, или наоборот — просто принять. Но нет. В моем случае это почему-то не работало.</text:p>
      <text:p text:style-name="P8">Не могу сказать, что я этого хотела. Нет. Прост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8">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и уезжал. Как лекарство от душевных неурядиц. Таблетка. Так я и стала его называть за глаза. А потом, незаметно для себя — подсела.</text:p>
      <text:p text:style-name="P8">Когда он приезжал, то оказывал поддержку. Это редкость, когда кто-то говорит слова, которые способны утешить. Наверное, именно в это качество я влюбилась — в способность поддерживать и раскладывать все по полочкам в моей голове.</text:p>
      <text:p text:style-name="P8">Понимание. Порой у меня складывалось впечатление, что только он меня понимает. Ему хватало <text:soft-page-break/>одного предложения и я успокаивалась. И да — я подсела. По-другому и не скажешь.</text:p>
      <text:p text:style-name="P8">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8">Он вел себя довольно просто, что дарило ощущение комфорта. И д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 с ума.</text:p>
      <text:p text:style-name="P8">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 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1"><text:soft-page-break/>* * *</text:p>
      <text:p text:style-name="P8">Давайте попробуем разобраться, как завязываются отношения с абьюзером. Как вы понимаете, манипуляции мужчиной над женщиной и наоборот отличаются. Давайте коротко рассмотрим оба варианта, так как они между собой похожи.</text:p>
      <text:p text:style-name="P8">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8">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 просто скованность, когда человек, попадает, например, в новую компанию, где ведет себя слегка зажато, стесняется — нет.</text:p>
      <text:p text:style-name="P8">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text:soft-page-break/>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8">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8">Если же он попал в незнакомое ему окружение, например в ваше, то тут используется весьма приятный, на первый взгляд, тандем —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P8">Уже после первых таких посиделок, вы услышите от своих друзей, что он классный парень/она очень милая девушка. И поверьте мне, вы тоже так будете думать, и мнение друзей будет очеред<text:soft-page-break/>ным подтверждением того, что вы не ошиблись в своих наблюдениях. Так абьюзер цепляет.</text:p>
      <text:p text:style-name="P8">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8">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8">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text:soft-page-break/>этом «стоит на месте» и ждет, пока вы сделаете шаг на встречу, и — всегда соглашается на ваше предложение провести время вместе и приятно пообщаться.</text:p>
      <text:p text:style-name="P8">Это происходит довольно незаметно, но вы должны понимать, что он уже проверяет вас на выдержку, смотрит, на сколько охотно вы заглатываете наживку.</text:p>
      <text:p text:style-name="P17">Почему так происходит? Это страх отказа, не более. Любые действия, подразумевающие опасность или риск (что касается эмоционального состояния), как правило не применяются. Прежде чем действовать, манипулятор должен знать наверняка, что его эго ни коем образом не пострадает.</text:p>
      <text:p text:style-name="P8">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8">Тут мужчинам стоит обратить внимание на то, что когда вы, например, ей звоните, она может <text:soft-page-break/>быть занята, но не перезвонит, когда освободится, даже если обещала. И вы звоните снова. Если такие ситуации повторяются неоднократно — вас проверяют насколько вы настойчивы, насколько быстро вы готовы бежать за ней.</text:p>
      <text:p text:style-name="P8">Не удивляйтесь если на первых порах ваш идол захочет с вами расстаться со словами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 таки прогнулись и будете стараться сохранить эти отношения.</text:p>
      <text:p text:style-name="P8">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Жертва вспоминает и поражается, насколько легко они сошлись с агрессором, какой он приятный собеседник и как они похожи.</text:p>
      <text:p text:style-name="P8">Начало общения с деструктивным индивидом всегда дарит ощущение комфорта. Ни о каком «осадке» или непонятности не может быть и речи. <text:soft-page-break/>Вас поглощают эти встречи и вы ждете только одно — продолжения общения.</text:p>
      <text:p text:style-name="P8">В это время деструктив внимательно изучает вас, он понимает, что вы открыты и доверчивы, заботливы, нуждаетесь в общении с ним, разговорчивы, ведь именно ваша разговорчивость и открывает вас ему, как книгу...</text:p>
      <text:p text:style-name="P8">Если вы дочитали до этих строк, то вы, скорее всего,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 Но если ваши отношения уже закончились или на завершающей стадии, то вы никак не понимаете, как такой близкий по духу вам человек может причинять вам столько боли.</text:p>
      <text:p text:style-name="P41">* * *</text:p>
      <text:p text:style-name="P8">У меня было чуток по-другому. Мне было достаточно. Да что там — мне было достаточно просто <text:soft-page-break/>знать, что он где-то есть — ходит, дышит... Что он просто существует. На тот момент я не понимала этого чувства. Но оно было и грело. Он есть и все тут. Примерно это я ответила своей подруге на ее предложение:</text:p>
      <text:list xml:id="list40616616" text:continue-numbering="true" text:style-name="диалог">
        <text:list-item>
          <text:p text:style-name="P94">А почему бы тебе с ним не попробовать? Хороший парень...</text:p>
        </text:list-item>
      </text:list>
      <text:p text:style-name="P8">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40642285" text:continue-numbering="true" text:style-name="диалог">
        <text:list-item>
          <text:p text:style-name="P94">Любви не существует — повторяла я, — есть отношения, которые всегда заканчиваются.</text:p>
        </text:list-item>
      </text:list>
      <text:p text:style-name="P8">Люди расходятся. Теряются и забываются в осадке. А я боялась. Боялась его потерять. Человека. Друга. Я верила, что дружба, такая ненавязчивая, как у нас была — вечна. Очень долго верила.</text:p>
      <text:p text:style-name="P41"><text:soft-page-break/>* * *</text:p>
      <text:p text:style-name="P8">К тому же, у него была девушка. Он мне часто рассказывал о ней, как они познакомились, какая она. Он восхищался ею, и я про себя отмечала, что ей очень повезло. Но постепенно разговоры о ней прекратились, потом он начал намекать, что отношения с ней пошли под откос.</text:p>
      <text:p text:style-name="P8">Все плохо. Его постоянно «пилят», ему надоели ее психи, «ей только и нужны, что обнимашки» и «она слишком ми-ми-мишная», капризная... Я думала: «Как так? Такой парень — просто сказка! За что же она его так?!»</text:p>
      <text:p text:style-name="P8">И вот лето. Близится мой день рождения. Я решила его пригласить, с его девушкой, конечно.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 Эта была грандиозная вечеринка в доме с бассейном. Мы веселились и отрывались.</text:p>
      <text:p text:style-name="P8">Они пришли под вечер. Я отметила, что она очень красивая и ухоженная. Я заметила между <text:soft-page-break/>ними какое-то напряжение, и подумала, что они накануне,<text:span text:style-name="T4"> в очередной раз,</text:span> поругались. Я только сейчас понимаю, что она чувствовала. Я расскажу об этом позже, уже со своей стороны. По всей видимости, это был этап, когда он ее «добивал».</text:p>
      <text:p text:style-name="P8">В тот вечер она держалась молодцом — была общительная, сразу же влилась нашу уже поддатую компанию, была естественной и вела себя просто...</text:p>
      <text:p text:style-name="P8">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2"><text:span text:style-name="_30__20_Text"><text:span text:style-name="T26">Это еще один пунктик, на который нужно обратить особое внимание — е</text:span></text:span><text:span text:style-name="T26">сли манипулятор проявляет к вам внимание, но при этом находится в паре, будьте уверены и даже не сомневайтесь — с вами будет тоже самое.</text:span><text:span text:style-name="_30__20_Text"><text:span text:style-name="T26"> Я еще вернусь к этой теме. Обязательно запомните этот момент.</text:span></text:span></text:p>
      <text:p text:style-name="P8">Я почти уверена, что он приводил ей меня в пример, рассказывал обо мне в наилучших крас<text:soft-page-break/>ках, с таким воодушевлением, что даже не ревнивый человек почувствует что-то неладное. Он уже тогда внедрил меня в их отношения с ней, когда я об этом даже не догадывалась.</text:p>
      <text:p text:style-name="P8">Через месяц-два где-то, мы снова встретились. На мой вопрос, как там его девушка, он мне сказал, что «ее больше нет». Я испугалась,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 Это уже была осень. Я не просто так уточняю временные промежутки. Это важно. Итак, они расстались.</text:p>
      <text:p text:style-name="P41">* * *</text:p>
      <text:p text:style-name="P8">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Всегда эти встречи были облегчением. Пока однажды на очередное приглашение он не ответил:</text:p>
      <text:list xml:id="list40614085" text:continue-numbering="true" text:style-name="диалог">
        <text:list-item>
          <text:p text:style-name="P94"><text:soft-page-break/>Если я приеду, то буду приставать...</text:p>
        </text:list-item>
        <text:list-item>
          <text:p text:style-name="P94">Приезжай. — ответила я.</text:p>
        </text:list-item>
      </text:list>
      <text:p text:style-name="P8">Довольно романтично, на первый взгляд.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такое внимание.</text:p>
      <text:p text:style-name="P8">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говорит его фраза.</text:p>
      <text:p text:style-name="P22"><text:span text:style-name="T20">Он не высказывает заинтересованности, как, например: «Да,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0">Если</text:span></text:span><text:span text:style-name="T20"> я приеду — </text:span><text:span text:style-name="_30__20_Text"><text:span text:style-name="T20">то</text:span></text:span><text:span text:style-name="T20"> буду приставать», прекрасно понимая, что мне и в голову не придет ему ответить что-то вроде: «А, да? Ну тогда не приезжай!»</text:span></text:p>
      <text:p text:style-name="P22"><text:soft-page-break/><text:span text:style-name="T20">Либо так — либо так. А теперь смотрите чего он этим добился — </text:span><text:span text:style-name="_30__20_Text"><text:span text:style-name="T20">я приняла решение</text:span></text:span><text:span text:style-name="T20">. Меня не спрашивали и не ставили перед выбором, меня поставили перед фактом. Я бы сказала, что тот день положил начало его игре, но, на самом деле, его игра началась задолго до этого дня.</text:span></text:p>
      <text:p text:style-name="P8">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8">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8">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8">— Хорошо, что тогда между нами ничего не было...</text:p>
      <text:p text:style-name="P22"><text:soft-page-break/><text:span text:style-name="T26">Оказалось, что он сошелся со своей девушкой. П</text:span><text:span text:style-name="_30__20_Text"><text:span text:style-name="T26">редыдущие его отношения на тот момент еще были</text:span></text:span><text:span text:style-name="T26">. Бесповоротно заканчивались, но еще были. И он уехал. На полгода.</text:span></text:p>
      <text:h text:style-name="P75" text:outline-level="1"><text:s/><text:bookmark-start text:name="Glava_3__Ostaniesh_sia_"/>Глава 3. <text:line-break/>Останешься?<text:bookmark-end text:name="Glava_3__Ostaniesh_sia_"/></text:h>
      <text:p text:style-name="P8">Поздним весенним вечером зазвенел телефон. Новое сообщение:</text:p>
      <text:list xml:id="list40613188" text:continue-numbering="true" text:style-name="диалог">
        <text:list-item>
          <text:p text:style-name="P94">Брожу по ночному городу. Думаю о тебе, вспоминаю...</text:p>
        </text:list-item>
        <text:list-item>
          <text:p text:style-name="P94">Привет. — отвечаю я — Как жизнь?</text:p>
        </text:list-item>
        <text:list-item>
          <text:p text:style-name="P94">Мы на маёвку собираемся. Приезжай.</text:p>
        </text:list-item>
        <text:list-item>
          <text:p text:style-name="P94">Время? Место?</text:p>
        </text:list-item>
      </text:list>
      <text:p text:style-name="P8">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Я дала ей имя Элис. Тяжелый, только что политый под<text:soft-page-break/>весной вазон с белоснежной красавицей, купленной по пути... Потом он будет вспоминать:</text:p>
      <text:list xml:id="list40640481" text:continue-numbering="true" text:style-name="диалог">
        <text:list-item>
          <text:p text:style-name="P94">Я увидел ее с цветком и сказал себе: «Все, чувак, ты попал. Сопротивляться больше нет смысла...»</text:p>
        </text:list-item>
      </text:list>
      <text:p text:style-name="P8">Как романтично!</text:p>
      <text:p text:style-name="P8">Вспоминая тот день, я в замешательстве. Это была странная компания странных людей. К вечеру пошел мелкий дождь. Было неуютно и уютно одновременно. Потому, что он.</text:p>
      <text:p text:style-name="P8">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8">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text:p>
      <text:p text:style-name="P8"><text:soft-page-break/>Мы встретились взглядами. 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8">Тяжело сейчас говорить о том трепетном счастье, которое зарождалось во мне. Потому что именно тот момент стал точкой невозврата, которая растянулась в линию в три года. Момент, когда он вышел на перекур, позвав меня на балкон и, закурив сигарету, спросил:</text:p>
      <text:list xml:id="list40639792" text:continue-numbering="true" text:style-name="диалог">
        <text:list-item>
          <text:p text:style-name="P94">Останешься?</text:p>
        </text:list-item>
        <text:list-item>
          <text:p text:style-name="P94">Останусь. — ответила я.</text:p>
        </text:list-item>
      </text:list>
      <text:p text:style-name="P8">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2"><text:span text:style-name="T20">Он спросил меня, останусь ли я... Он просто поинтересовался, а своим «останусь» — я </text:span><text:span text:style-name="_30__20_Text"><text:span text:style-name="T20">опять приняла решение</text:span></text:span><text:span text:style-name="T20">, а он снова, по сути, ничего не предпринял. Я сама пришла к нему в руки. Он не </text:span><text:soft-page-break/><text:span text:style-name="T20">завоевывал меня и не добивался. Это был вопрос, в котором он не проявил ни настойчивости, ни выявил желания, чтоб я действительно осталась. Ему даже не пришлось напрягаться — завоевывать, делая жесты, дарить подарки.</text:span></text:p>
      <text:p text:style-name="P8">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8">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Он интересуется. Создает иллюзию как раз в тот момент, когда точно знает, что это сработает.</text:p>
      <text:p text:style-name="P22"><text:span text:style-name="T20">Это завуалированное странное внимание воспринимается жертвой, как «да». Жертва начинает строить отношения, еще не понимая, что делает это </text:span><text:span text:style-name="_30__20_Text"><text:span text:style-name="T20">одна</text:span></text:span><text:span text:style-name="T20"> и </text:span><text:span text:style-name="_30__20_Text"><text:span text:style-name="T20">для него</text:span></text:span><text:span text:style-name="T20">. Постепенно эта живость и </text:span><text:soft-page-break/><text:span text:style-name="T20">жизнерадостность надоедает манипулятору, и он начинает тушить этот огонь, по чуть-чуть подливая воды. Растопчет пепел. И пойдет искать новый подходящий экземпляр.</text:span></text:p>
      <text:p text:style-name="P8">Меня никто не звал — я сама. То, что он мне задал вопрос именно в такой форме, свидетельствует о том, что он просто «умыл руки». Я приняла решение.</text:p>
      <text:p text:style-name="P8">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8">И да, оргазма не было.</text:p>
      <text:h text:style-name="P75" text:outline-level="1"><text:s/><text:bookmark-start text:name="Glava_4__Zachiem_platit__bol_shie_"/>Глава 4. <text:line-break/>Зачем платить больше?<text:bookmark-end text:name="Glava_4__Zachiem_platit__bol_shie_"/></text:h>
      <text:p text:style-name="P8">Он жил в пригороде. Снимал однушку за больше, чем половину своей мизерной ставки. <text:span text:style-name="T41">Фрилансил</text:span><text:note text:id="ftn2" text:note-class="footnote"><text:note-citation text:label="*">*</text:note-citation><text:note-body><text:p text:style-name="Footnote"><text:span text:style-name="T8">Фрилансер</text:span> (от англ. <text:span text:style-name="T32">freelance - </text:span><text:span text:style-name="T13">внештатно</text:span>)— временно нанятый внештатный сотрудник фирмы, выполняющий свою работу удаленно (дистанционно).</text:p></text:note-body></text:note> вечерами. Я жила в городе, работала по ночам и снимала комнату в трёшке. И — ездила к нему на такси после работы. В мои выходные приезжал он с ночевкой, ведь так удобнее ездить на работу в центр.</text:p>
      <text:p text:style-name="P8">Казалось, мы были счастливы. Хотя нет. Буду говорить за себя — я была счастлива. Для меня все было волшебно. Но могу сказать, что, скорее всего, это было, как в романе «Любоff/on». Мне стало мало.</text:p>
      <text:p text:style-name="P22"><text:soft-page-break/><text:span text:style-name="T20">Мне его не хватало. Я хотела его больше. Сейчас я не уверена, что он вообще об этом думал. Странно — мне всегда было все равно, что он приходил ко мне с пустыми руками, или просто приносил с собой то, что </text:span><text:span text:style-name="_30__20_Text"><text:span text:style-name="T20">себе</text:span></text:span><text:span text:style-name="T20"> купил по пути ко мне, но всегда угощался. Моя мама как-то спросила: «А что он приносит? Конфеты, вино?...» Я ответила:</text:span></text:p>
      <text:list xml:id="list40637823" text:continue-numbering="true" text:style-name="диалог">
        <text:list-item>
          <text:p text:style-name="P94">Ничего.</text:p>
        </text:list-item>
        <text:list-item>
          <text:p text:style-name="P94">Как? Что, приходит с пустыми руками?!</text:p>
        </text:list-item>
        <text:list-item>
          <text:p text:style-name="P94">Мам, ну мы же взрослые люди, все все понимают. К чему эта показуха?</text:p>
        </text:list-item>
      </text:list>
      <text:p text:style-name="P8">Ох, как мама была права!</text:p>
      <text:p text:style-name="P8">Первое, что я сделала — навела у него порядки.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8">На не застекленном балконе была криво натянутая веревка, на которой сушились его постиранные вещи. Сушились они, я полагаю, долго, ибо развешаны они были кучей одна на одной, <text:soft-page-break/>смятые, и напоминали половые тряпки у уборщиц в подсобках.</text:p>
      <text:p text:style-name="P8">В комнате, если было видно (по разводам), что пытались убирать, то по углам уже «жили демоны». Там же не видно, если не заглядывать! Кухня была засрана от А до Я. Поверхности, засаленный пол, подоконник и холодильник, с уже грибами вместо продуктов...</text:p>
      <text:p text:style-name="P8">К слову, трахались мы первый раз на серо-бежевой махровой простыне, некогда бледно-розовой. Даже не могу себе представить сколько времени она была не стиранная. По всей видимости долго, потому что простынь-то была единственная.</text:p>
      <text:p text:style-name="P8">Укрывались пледиком, тем самым, с пикника. Подушка, по ее виду, была наглым образом украдена у бомжей — без наволочки и вся в пятнах. Но ведь с милым рай и в шалаше...</text:p>
      <text:p text:style-name="P8">Помню, когда я постирала это плед, то выслушала от милого претензии, ведь у этого невзрачного пледика, как оказалось, была целая история. На нем перетрахались все и со всеми... Это было сказано с шуточной интонацией. Мне и в го<text:soft-page-break/>лову не могло придти, что это правда. А это оказалась правда...</text:p>
      <text:p text:style-name="P8">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Domestos.</text:p>
      <text:p text:style-name="P8">Единственное, что в его доме было чистым, так это компьютерный стол, за которым он фрилансил и шпилил<text:note text:id="ftn3" text:note-class="footnote"><text:note-citation text:label="*">*</text:note-citation><text:note-body><text:p text:style-name="Footnote"><text:span text:style-name="T8">Шпилить</text:span> <text:span text:style-name="T1">(от нем. </text:span><text:span text:style-name="T33">s</text:span><text:span text:style-name="T1">pielen или комп. жарг.)</text:span><text:span text:style-name="T4">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8">В общем, вся эта картина показатель того, что человек — засранец и редкостный неряха. Он жил один, а одному, порой, много не надо. И его все устраивало. Но ведь теперь он не один. Мы пара. Все изменится...</text:p>
      <text:p text:style-name="P41"><text:soft-page-break/>* * *</text:p>
      <text:p text:style-name="P8">Первое время все было хорошо. Обнимая меня он часто говорил:</text:p>
      <text:list xml:id="list40641739" text:continue-numbering="true" text:style-name="диалог">
        <text:list-item>
          <text:p text:style-name="P94">Блин, Каминская, я не могу поверить, что это ты!</text:p>
        </text:list-item>
      </text:list>
      <text:p text:style-name="P8">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 малые.</text:p>
      <text:p text:style-name="P8">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text:p>
      <text:p text:style-name="P8">Не могу сказать, что он упирался, но внятное «да» я услышала только после вот этих моих аргументов. И мы нашли квартиру. Я продолжала принимать решения и строила отношения, не подозревая, какая будет «благодарность».</text:p>
      <text:p text:style-name="P8"><text:soft-page-break/>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8">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качества, за которые, по его словам — он меня полюбил. Теперь они вызывали у него отвращение и стыд.</text:p>
      <text:p text:style-name="P8">К слову, уже тогда можно было сообразить, что он совершенно безынициативен. При том что он экономист по образованию, он совершенно не считал деньги. Кто-то может сказать, что он просто не хотел съезжаться. Нет. Хотел. Просто не хотел прилагать усилия.</text:p>
      <text:p text:style-name="P8">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text:soft-page-break/>Ведь этой похвалой и всяческими комплиментами он побуждал меня принимать все новые решения, и, как следствие — ответственность за эти решения ложились на мои плечи.</text:p>
      <text:h text:style-name="P75" text:outline-level="1"><text:s/><text:bookmark-start text:name="Glava_5__Introviert"/>Глава 5. <text:line-break/>Интроверт<text:bookmark-end text:name="Glava_5__Introviert"/></text:h>
      <text:p text:style-name="P40">Но одна лишь склонность к интроверсии не сделает из вас мыслителя.</text:p>
      <text:p text:style-name="P48">Автор неизвестен</text:p>
      <text:p text:style-name="P8">Нашим отношениям примерно месяца два, и мы столкнулись с притирками. У нас были разные графики и виделись мы реже, чем хотелось бы. В один прекрасный момент я соскучилась и захотела вот-так-вот просидеть в обнимку наедине в «ничегонеделании», как, например, месяц назад, когда, обнимая меня, все еще не мог в это поверить.</text:p>
      <text:p text:style-name="P8"><text:soft-page-break/>Да, я заскучала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40629106" text:continue-numbering="true" text:style-name="диалог">
        <text:list-item>
          <text:p text:style-name="P94">Мы же живем вместе, что тебе еще надо?!</text:p>
        </text:list-item>
      </text:list>
      <text:p text:style-name="P8">Он очень поглощен идеей о собственной свободе от любых правил. Называя себя «интровертом», он лишь пытался оправдать свое равнодушие, которое раньше хоть как-то скрывал, <text:span text:style-name="T1">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8">Он ищет объяснение, почему, например, его иногда бесят окружающие люди, и находит их в дешевых статьях о <text:span text:style-name="T1">полюсах личности</text:span>. Он узнает себя в описании понятия «интроверт», и этот ответ его удовлетворяет.</text:p>
      <text:p text:style-name="P8"><text:soft-page-break/>Он хочет побыть один потому, что он — интроверт. Очень удобно. Но при этом, почему-то, это утверждение не мешает ему комфортно проводить время в больших компаниях, легко знакомиться с новыми людьми, активно участвовать в оживленных беседах и при этом веселиться без ущерба своей «отшельнической» натуре.</text:p>
      <text:p text:style-name="P8">На свой вопрос «почему?» он искал ответы не в той области.</text:p>
      <text:p text:style-name="P8">Интроверт! Он очень часто повторял это слово, и всегда — когда был мне нужен. При этом, он не сторонился больших компаний, вопреки характеристике этого понятия, к которому он себя привязывал. Он не был замкнутым в общении. Он повторял, что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8">Зато, если ему что-нибудь от меня надо — мы будем говорить до трех ночи, и ему наплевать, что я зеваю 20 раз в минуту и мне рано вставать на работу. Для него это важно. Я не могла просто <text:soft-page-break/>встать и уйти, как он обычно делал. Обидеть его, означало сделать себе же хуже, но об этом позже.</text:p>
      <text:p text:style-name="P8">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по праздникам». В общем, сказка закончилась. Я его хотела постоянно. Но стоило мне подойти к нему, как я слышала:</text:p>
      <text:list xml:id="list40641106" text:continue-numbering="true" text:style-name="диалог">
        <text:list-item>
          <text:p text:style-name="P94">Ты же знаешь — я интроверт. Давай потом.</text:p>
        </text:list-item>
      </text:list>
      <text:p text:style-name="P41">* * *</text:p>
      <text:p text:style-name="P8">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обществе.</text:p>
      <text:p text:style-name="P8">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text:soft-page-break/>ятие и поведение, заставляя взаимодействовать с этими факторами.</text:p>
      <text:p text:style-name="P8">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нас миром.</text:p>
      <text:p text:style-name="P8">Все это говорит о том, что никто не может быть исключительным интровертом, или экстравертом — это неточное преувеличение. Скорее социопатом или социофилом.</text:p>
      <text:p text:style-name="P8">К черту полумеры, ведь так? Мы либо любим, либо нет. Либо верим, либо нет. Знаем или не знаем. Тут только черное или белое, но тем не менее в мире очень много красок. Вот так все запутано. Но вернемся к сути.</text:p>
      <text:p text:style-name="P8">Не интроверт и не экстраверт. Ни вы, ни я, ни кто бы то ни было. Это просто банальные отговорки с единственной целью — оправдать <text:span text:style-name="T1">склонность</text:span> или свое поведение в данный конкретный момент времени.</text:p>
      <text:p text:style-name="P8"><text:soft-page-break/>Вот и тут такая же ситуация. Еще неделю назад он не мог мной налюбоваться, а сегодня предпочтет мне компьютерную игру.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1">* * *</text:p>
      <text:p text:style-name="P8">Не прошло и пару месяцев, как мы съехались, как однажды, придя домой с ночной смены, я увидела на его включенном компьютере фотографию во весь экран. Он спал, и, по всей видимости, забыл ее закрыть.</text:p>
      <text:p text:style-name="P8">На фото крупным планом был изображен минет. Все что было видно — это спрятанное от камеры мужское достоинство в устах девушки и ее русый локон, который скрывал часть ее лица.</text:p>
      <text:p text:style-name="P8">Я не знаю, была ли это картинка из интернета или фото «постельной» сцены с одной из его бывших, но суть была ясна. Он развлекался сам с со<text:soft-page-break/>бой, как прыщавый подросток, когда у него есть девушка.</text:p>
      <text:p text:style-name="P22"><text:span text:style-name="T20">На мой вопрос: «Как это понимать?», он ответил, что это ничего не значит, и, как и всегда, замял эту тему так, </text:span><text:span text:style-name="T26">что </text:span><text:span text:style-name="_30__20_Text"><text:span text:style-name="T26">я даже не поняла, как он так просто ушел от объяснений</text:span></text:span><text:span text:style-name="T26">!</text:span></text:p>
      <text:p text:style-name="P8">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7">К слову, в последствии я ловила его еще пару раз за этим увлекательным делом...</text:p>
      <text:p text:style-name="P22"><text:span text:style-name="T20">Так или иначе, его отношение и поведение тогда говорило мне о том, что </text:span><text:span text:style-name="_30__20_Text"><text:span text:style-name="T20">со мной что-то не так</text:span></text:span><text:span text:style-name="T20">, н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перевешивая их на несчастных жертв.</text:span></text:p>
      <text:p text:style-name="P8"><text:soft-page-break/>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 Замешательство! Еще вчера все было хорошо, но уже сегодня что-то не так.</text:p>
      <text:p text:style-name="P22"><text:span text:style-name="T20">Что не так? Что-то во мне? Ну да, раз </text:span><text:span text:style-name="_30__20_Text"><text:span text:style-name="T20">он</text:span></text:span><text:span text:style-name="T20"> отстранился. А что во мне не так? Я не подхожу ему в постели? Может я что-то сказала глупое, или обидела чем? А может ему понравилась другая девочка? Или он понял, что не готов к серьезным отношениям?</text:span></text:p>
      <text:p text:style-name="P22"><text:span text:style-name="T20">И я задавала и задавала себе эти вопросы, не представляя даже куда смотреть, где искать на них ответы. И нашла — я недостаточно хороша для него</text:span><text:span text:style-name="_30__20_Text"><text:span text:style-name="T20">, надо стараться стать лучше!</text:span></text:span><text:span text:style-name="T20"> Для него.</text:span></text:p>
      <text:p text:style-name="P8">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Пятница. Суббота. В воскресенье я все еще его хочу! У меня ведь <text:soft-page-break/>мужик под боком, а я недолюбленная! Похожу к нему, целую, и слышу:</text:p>
      <text:list xml:id="list40621033" text:continue-numbering="true" text:style-name="диалог">
        <text:list-item>
          <text:p text:style-name="P94">У меня создается впечатление, будто тебе кроме секса и обнимашек больше ничего не нужно!</text:p>
        </text:list-item>
      </text:list>
      <text:p text:style-name="P8">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1">этом </text:span><text:span text:style-name="T4">плане.</text:span></text:p>
      <text:p text:style-name="P22"><text:span text:style-name="T20">Конечно меня это обижало, и я обижалась, но — </text:span><text:span text:style-name="T25">старалась</text:span><text:span text:style-name="T20"> быть еще лучше, чтоб не расстраивать, чтоб не злить. Я уже старалась реже подходить, но, чем реже я проявляла свои желания, тем крепче он привыкал к тому, что</text:span><text:span text:style-name="T26"> </text:span><text:span text:style-name="_30__20_Text"><text:span text:style-name="T26">мне ничего не нужно — я</text:span></text:span><text:span text:style-name="T20"> же молчу!</text:span></text:p>
      <text:p text:style-name="P8">Но 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2"><text:span text:style-name="T20">Получается, что кто-то </text:span><text:span text:style-name="_30__20_Text"><text:span text:style-name="T20">одна</text:span></text:span><text:span text:style-name="T20"> из нас хочет близости, стремясь к нормальным отношениям, прояв</text:span><text:soft-page-break/><text:span text:style-name="T20">ляет инициативу, ничего не получает, остается каждый раз отвергнутая, и еще получает сверху поток упреков за то, что надоедает.</text:span></text:p>
      <text:p text:style-name="P17">Казалось бы, такое поведение в отношениях встречается сплошь и рядом. Практически в каждой семье и с ее стороны и с его может начаться такого рода игнор. <text:span text:style-name="T13">Существует множество факторов, в связи с которыми п</text:span>оловая жизнь не вызывает уже былого трепета, как, например, в конфетно-цветочный период...</text:p>
      <text:p text:style-name="P17">Может случиться так, что охваченной стрессами после рождения ребенка или рабочими форс-мажорами женщине не до интима, как говорится.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7">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7"><text:soft-page-break/>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мужчина чувствует себя мужчиной в прямом смысле этого слова.</text:p>
      <text:p text:style-name="P17">Защитник, воин и — самец. Удовлетворяя свою женщину, мужчина чувствует свою силу, свое мужское начало, что удовлетворяет и его самого.</text:p>
      <text:p text:style-name="P17">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конфетно-цветочный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7">Да, именно в этот период я оказалась виноватой, наказаной, даже не получив то, чего хотела. Как это унизительно просить близости в отношениях! Такой неприятный осадок всегда оставался. Так мы и жили. Я хотела его, потому, что любила и <text:soft-page-break/>мне его было слишком мало. А он хотел побыть один, потому что:</text:p>
      <text:list xml:id="list40638584" text:continue-numbering="true" text:style-name="диалог">
        <text:list-item>
          <text:p text:style-name="P94">Мы же живем вместе, что тебе еще надо?!</text:p>
        </text:list-item>
      </text:list>
      <text:p text:style-name="P8">Или:</text:p>
      <text:list xml:id="list40616705" text:continue-numbering="true" text:style-name="диалог">
        <text:list-item>
          <text:p text:style-name="P94">Ты же знаешь - я интроверт.</text:p>
        </text:list-item>
      </text:list>
      <text:p text:style-name="P8">И правда, мы ведь вместе, казалось бы... Но в этом и ирония. Отталкивая меня он все сильнее меня притягивал теми редкими моментами, в которых проявлял ко мне внимание. Дрессировка: «Вот тебе кусочек. Больше пока нет. Будет — дам еще. Сиди и жди.»</text:p>
      <text:p text:style-name="P8">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порождает постоянные сомнения и поиски ответов. Напряжение.</text:p>
      <text:p text:style-name="P41"><text:soft-page-break/>* * *</text:p>
      <text:p text:style-name="P8">У меня в руках был меч, но сражалась я с ветром, в то время, как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просто он сейчас... немного занят...</text:p>
      <text:p text:style-name="P8">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P8">Я ждала, когда он сам захочет, но даже в том случае не могла в полной мере насладиться этой близостью из-за негативных ассоциаций. Это было моим знакомством с когнитивным диссонансом — я хотела с ним близости, потому что любила и не хотела, ведь он меня отвергал, одновременно.</text:p>
      <text:p text:style-name="P8">В последние пару месяцев отношений секса просил уже он, и я ловила себя на мысли, что теперь я ссылаюсь на «головную боль» или действительно устала, что раньше не мешало мне кувыр<text:soft-page-break/>каться с ним в постели, а наоборот — было «лекарством».</text:p>
      <text:p text:style-name="P8">Мысли о близости с ним ассоциировались у меня с негативом, он перестал меня возбуждать и каждый раз, когда дело к тому шло, я просто находила себе другое занятие, объясняя это тем, что сначала нужно сделать все дела, а потом уже развлекаться.</text:p>
      <text:p text:style-name="P41">* * *</text:p>
      <text:p text:style-name="P8">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 А ведь я все еще не понимала, что происходит.</text:p>
      <text:p text:style-name="P22"><text:span text:style-name="T20">Интроверт, так интроверт. Так забейся ты в чулан и сиди размышляй о жизни, но нет. Друзья - да! Кому-то помочь? Да. Помочь мне — занят. Шпилить — да, потрахаться — занят. И я погрузилась в долгие раздумья на тему</text:span><text:span text:style-name="T26">: «Ч</text:span><text:span text:style-name="_30__20_Text"><text:span text:style-name="T26">то со мной не </text:span></text:span><text:soft-page-break/><text:span text:style-name="_30__20_Text"><text:span text:style-name="T26">так?»</text:span></text:span><text:span text:style-name="T26">.</text:span><text:span text:style-name="T20"> Что-то выпало из моего внимания и я не понимала, что именно.</text:span></text:p>
      <text:p text:style-name="P8">Он привязывал меня к себе еще крепче, но при этом держался на расстоянии, объясняя тем, что я нарушаю его личное пространство. Это всегда очень раздражало меня. Потому, что я уже тогда не видела тандема, дуэта...</text:p>
      <text:p text:style-name="P8">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Мы стали критически мало времени проводить вместе. Благо, что не дошло дело до «волшебной палочки» по голове.</text:p>
      <text:p text:style-name="P8">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8">Появились первые признаки недосказанности и, так сказать, мутности. Расшифровывая его поведение сейчас, я понимаю, что уже тогда он начал врать, часто заставлял меня его ждать, и этим <text:soft-page-break/>ожиданием вырабатывал все новые и новые позывы зависимости от его общества.</text:p>
      <text:p text:style-name="P8">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8">Это было странно, но уже тогда я неосознанно понимала, что я в его жизни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text:p>
      <text:p text:style-name="P8">Компьютерная игра, как бы банально это не звучало, была для него любимым времяпровождением. В самый неожиданный момент он мог «подвинуть» запланированный вечер со мной из-за его неутолимого желания сыграть «боёчек».</text:p>
      <text:p text:style-name="P41"><text:soft-page-break/>* * *</text:p>
      <text:p text:style-name="P8">Хочу заметить, что многие люди любят увлечься чем-то и побыть наедине с собой. Я тож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 или просто отдохнуть мозгами.</text:p>
      <text:p text:style-name="P22"><text:span text:style-name="T20">Это нормально. Но! Когда это занятие отбирает </text:span><text:span text:style-name="_30__20_Text"><text:span text:style-name="T20">все</text:span></text:span><text:span text:style-name="T20"> свободное время, отношения перестают быть здоровыми и начинают приносить боль.</text:span></text:p>
      <text:p text:style-name="P22"><text:span text:style-name="T20">Когда один из партнеров </text:span><text:span text:style-name="_30__20_Text"><text:span text:style-name="T20">слишком часто</text:span></text:span><text:span text:style-name="T20"> предпочитает заняться чем-то своим, нежели общим делом или совместить отдых и досуг, это свидетельствует о намеренной отчужденности и безразличии, что несомненно вызовет ряд негативных эмоций со стороны второго партнера и станет толчком для начала этапа выяснений отношений.</text:span></text:p>
      <text:p text:style-name="P8">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text:soft-page-break/>его один шаг был для меня, как два. Я просила его не идти так быстро, но он игнорировал мои просьбы, заставляя меня догонять его.</text:p>
      <text:p text:style-name="P8">Я даже пыталась экспериментировать и шла очень быстро, чтобы идти с ним наравне. Но если я ускоряла шаг, то и он ускорялся, и всегда был впереди, а мне приходилось почти бежать за ним, как хвостик. Психология говорит, что манера широко шагать свойственна экстравертам.</text:p>
      <text:p text:style-name="P8">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text:p>
      <text:p text:style-name="P8">Гулять с ним было мягко говоря — скучно. К слову, я приспособилась и к этому — читала или тоже слушала музыку, но вся ирония в том, что стоит его телефону разрядиться, то становилось скучно ему. И? Что он делал? Отвлекал меня от <text:soft-page-break/>чтения или музыки, и заводил внезапно появившуюся интересную тему!</text:p>
      <text:p text:style-name="P8">Он стал все чаще уходить от прямых ответов. Его аргументы стали слабыми. Он уклонялся от решения любых проблем. Стал чаще обижаться, когда я его просила что-то сделать, или открытым текстом заявлял, что я нарушаю его покой.</text:p>
      <text:p text:style-name="P22"><text:span text:style-name="T20">Мои просьбы стали восприниматься в «штыки». Уже тогда он мог пообещать что-то сделать, но</text:span><text:span text:style-name="T26"> </text:span><text:span text:style-name="_30__20_Text"><text:span text:style-name="T26">не сдерживал свое слово в самый последний момент</text:span></text:span><text:span text:style-name="T26">.</text:span><text:span text:style-name="T20"> Это порождало во мне ощущение, что меня обманули и вызывало чувство обиды, хоть он и красноречиво описывал причины.</text:span></text:p>
      <text:p text:style-name="P22"><text:span text:style-name="T20">Я жду его дома, потому что он заставляет меня ждать своими обещаниями, но к назначенному времени оказывается, что появилось «срочное дело», как раз в тот момент, когда его обещание должно быть выполнено. Это не единичный случай. Так было практически каждый день, когда у</text:span><text:span text:style-name="T26"> </text:span><text:span text:style-name="_30__20_Text"><text:span text:style-name="T26">нас</text:span></text:span><text:span text:style-name="T26"> </text:span><text:span text:style-name="T20">были договоренности.</text:span></text:p>
      <text:p text:style-name="P8">О изменениях в планах он всегда говорил с сожалением, <text:span text:style-name="T4">показывая</text:span>, что и сам расстроен, получал мое понимание и занимался своими делами. <text:soft-page-break/>«Всегда» — единственное слово, которое описывает частоту таких таких случаев.</text:p>
      <text:p text:style-name="P8">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8">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1">* * *</text:p>
      <text:p text:style-name="P8">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1">выбирать</text:span> свою эмоцию по отношению к чему либо.</text:p>
      <text:p text:style-name="P8"><text:soft-page-break/>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характера, будь то хобби или музыкальные вкусы.</text:p>
      <text:p text:style-name="P22"><text:span text:style-name="T20">Мы выбираем жанры, характер развлечений и </text:span><text:span text:style-name="_30__20_Text"><text:span text:style-name="T20">людей</text:span></text:span><text:span text:style-name="T20">, сущность которых нам, так или иначе, близка или подходит по ряду качеств, руководствуясь своим отношением к этим качествам и, соответственно, выбираем людей, суждения которых похожи на наши.</text:span></text:p>
      <text:p text:style-name="P8">Мы выбираем сами, как нам реагировать, и эта реакция основывается как раз на ряде убеждений и принципов, которые формируют наши характеры.</text:p>
      <text:p text:style-name="P8">Мы выбираем людей по схожести их мировоззрения со собственным внутренним миром, потому что хотим, чтоб нас понимали, и держимся рядом с ними благодаря совпадениям наших черт. Ведь похожего человека легче понять.</text:p>
      <text:p text:style-name="P22"><text:span text:style-name="T41">И вот тут стоит напомнить об эмпатии. Ведь, говоря простыми словами, эмпатия — это понимание </text:span><text:soft-page-break/><text:span text:style-name="T41">и, своего рода, </text:span><text:span text:style-name="_30__20_Text"><text:span text:style-name="T41">способность поставить себя на место другого.</text:span></text:span><text:span text:style-name="T41"> А схожесть в данном случае облегчает процесс понимания для обеих сторон, и вероятность найти объяснение поступкам и действиям увеличивается.</text:span></text:p>
      <text:p text:style-name="P17">В моих отношениях сначала было также. Я выбрала человека, который продемонстрировал мне невероятную схожесть между нами. Ключевое слово — продемонстрировал.</text:p>
      <text:p text:style-name="P17">Я считала, что мы нашли друг друга в этом огромном мире. Но потом все начало меняться, и, вместо понимания, я столкнулась в эгоистичностью с его стороны, что исключало возможность понять и объяснить его действия уже с моей стороны. </text:p>
      <text:p text:style-name="P17">Меня призывали понять, что обстоятельства изменились, и я ставила себя на его место. Но при этом вызывали чувство во мне чувство вины, если я протестовала, что отбирало у меня возможность выбирать, как к этому относиться.</text:p>
      <text:p text:style-name="P8">Я прогибалась от его обвинений и хоронила свои эмоции недовольства в себе. Чувство вины оказалось слишком сильным оружием и всегда <text:soft-page-break/>способствовало моему выбору в пользу обвинителя.</text:p>
      <text:p text:style-name="P17">Стоит ли говорить,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text:p>
      <text:p text:style-name="P8">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8">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 ведь мы же пара. Ведь близкие люди всегда должны относиться с пониманием друг к другу...</text:p>
      <text:p text:style-name="P17">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8"><text:soft-page-break/>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так опа... и замотал, и сказал: «Пустяки. Там ничего нет. Не выдумывай.»</text:p>
      <text:p text:style-name="P8">А она под тем бинтиком ноет, печет —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от боли и срываешь этот бинт.</text:p>
      <text:p text:style-name="P8">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8">Любой нормальный человек в отношениях — понимает им ценность, пытается их сохранить. <text:soft-page-break/>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л от выяснений отношений на какое-то время.</text:p>
      <text:p text:style-name="P8">Потом возникало желание поговорить, обсудить это недоразумение, и,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8">В ходе разговора я получала свое «заслуженное»:</text:p>
      <text:list xml:id="list40635957" text:continue-numbering="true" text:style-name="диалог">
        <text:list-item>
          <text:p text:style-name="P94">Что ты выдумываешь?</text:p>
        </text:list-item>
      </text:list>
      <text:p text:style-name="P8">Или:</text:p>
      <text:list xml:id="list40628709" text:continue-numbering="true" text:style-name="диалог">
        <text:list-item>
          <text:p text:style-name="P94">Ты поражаешь меня своей иррациональностью!</text:p>
        </text:list-item>
      </text:list>
      <text:p text:style-name="P8">И шла в угол зализывать свои ранки и думать, как сделать так, чтоб теперь за эту иррациональность простили.</text:p>
      <text:p text:style-name="P8"><text:soft-page-break/>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 ведь его аргументы и объяснения порой были даже абсурдными.</text:p>
      <text:p text:style-name="P8">Но и это было тактическим методом, который лишь «сбивал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8">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8">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text:soft-page-break/>решений. Он великодушно наградил меня этими заботами, взвалив на мои плечи еще и ответственность за них.</text:p>
      <text:p text:style-name="P41">* * *</text:p>
      <text:p text:style-name="P8">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8">Проведем параллель.</text:p>
      <text:p text:style-name="P4">Немногословность.</text:p>
      <text:p text:style-name="P8">Сложно описать его манеру ведения диалога. Точнее — монолога. Именно такими были обычно наши, так называемые, разговоры. Сказать, что что он немногословен, все равно, что утверждать, что у собаки пять лап.</text:p>
      <text:p text:style-name="P4"><text:soft-page-break/>Пунктуальность.</text:p>
      <text:p text:style-name="P8">Я знаю историю, как ему доверили ж/д билеты, а он проспал на поезд, не поехал сам и подвел еще нескольких человек, и подобных ситуаций было больше, чем несколько. Он совершенно безответственен не только, когда речь касается чужих интересов, но и его собственных. «Проспать свое счастье» — это про него!</text:p>
      <text:p text:style-name="P4">Педантичность.</text:p>
      <text:p text:style-name="P8">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жизнью. Так же педантам характерна забота о своем здоровье, среди них практически не встречаются случаи алкоголизма и наркомании. </text:p>
      <text:p text:style-name="P8">Противоположность, тут уж ничего не скажешь. Ведь все качества, описывающие эту черту характера, моему парню совершенно не свойственны. Для него не существует правил, кроме тех, которые он сам устанавливает и меняет, когда ему это выгодно.</text:p>
      <text:p text:style-name="P8"><text:soft-page-break/>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себе отчет и часто все делал «на автомате». Так что, нет — педантизм ему не свойственен.</text:p>
      <text:p text:style-name="P4">Независимость в суждениях.</text:p>
      <text:p text:style-name="P8">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4">Сила воли.</text:p>
      <text:p text:style-name="P8">Если я правильно понимаю, то здесь речь идет о самодисциплине, способности преодолевать препятствия на пути к достижению своих целей.</text:p>
      <text:p text:style-name="P8">Цель: стать качком.</text:p>
      <text:p text:style-name="P8"><text:soft-page-break/>Действия: покупка абонемента и дорогой брендовой спортивной сумки (стоимостью, как годовой абонемент).</text:p>
      <text:p text:style-name="P8">Достижение: спортивная сумка превратилась в дорожную, абонемент использовался лишь в течении месяца.</text:p>
      <text:p text:style-name="P8">Цель: стать водителем байка.</text:p>
      <text:p text:style-name="P8">Действия: ходил на курсы по вождению.</text:p>
      <text:p text:style-name="P8">Достижение: курсы не закончил.</text:p>
      <text:p text:style-name="P8">Этот список можно продолжить, но зачем, когда итак все ясно?</text:p>
      <text:p text:style-name="P4">Самоанализ.</text:p>
      <text:p text:style-name="P8">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 инструментом.</text:p>
      <text:p text:style-name="P8">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Ведь самоанализ по <text:soft-page-break/>определению подразумевает результат и не может стоять в одном ряду с ленью.</text:p>
      <text:p text:style-name="P41">* * *</text:p>
      <text:p text:style-name="P8">Рассматривая характеристику его характера, стоит отметить и положительные качества этого индивида, такие,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лся от них, и переключался на поиски новых ресурсов.</text:p>
      <text:p text:style-name="P8">Он уходит оттуда, где его не ценят. Он не способен смириться с непризнанностью. Поэтому цель, которую он себе поставил, как правило, не была достигнута, но, в его интерпретации виноваты другие — помешали. Зачастую, речь идет о том человеке, который не оценил или занизил его способности.</text:p>
      <text:p text:style-name="P17">Итак, размышляя об этом уже сейчас, могу предположить, что именно тогда моя любовь к <text:soft-page-break/>нему стала иллюзией. Я вспоминала каким было его отношение ко мне и любила эти воспоминания.</text:p>
      <text:p text:style-name="P17">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7">Только сейчас, оглядываясь назад, я понимаю, что моя влюбленность уже тогда превратилась в зависимость.</text:p>
      <text:p text:style-name="P17">Только сейчас я задаю себе вопрос: «Я влюбилась в его отношение ко мне или в красивую демонстрацию?»</text:p>
      <text:p text:style-name="P17">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8"/>
      <text:p text:style-name="P50">«Большинство людей не видят ловушки, в которой находятся.»</text:p>
      <text:p text:style-name="P38">Роберт Кийосаки</text:p>
      <text:p text:style-name="P38"><text:soft-page-break/></text:p>
      <text:p text:style-name="P8">Мои попытки договориться ни к чему не приводили. Поворачивалось все так, как не просто выгодно ему, а не выгодно мне. Этот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40617456" text:continue-numbering="true" text:style-name="диалог">
        <text:list-item>
          <text:p text:style-name="P94">Не мешай мне жить, женщина! — якобы в шутку, часто говорил он.</text:p>
        </text:list-item>
      </text:list>
      <text:p text:style-name="P8">Но, как мы знаем, в каждой шутке есть доля шутки, а остальное — правда.</text:p>
      <text:p text:style-name="P41">* * *</text:p>
      <text:p text:style-name="P8">И тут нас приглашают в гости. Это была прекрасная возможность развеяться и поговорить с живыми людьми! Конечно я согласилась, но он сказал, что никуда не пойдет — нет настроения.</text:p>
      <text:p text:style-name="P8">При моих попытках провести с ним время, он, ссылаясь на «важные дела», каждый раз спрашивал меня, почему я не могу провести время без <text:soft-page-break/>него? Логично, не так ли? Да, если не учитывать факт того, что я постоянно его ожидала.</text:p>
      <text:p text:style-name="P8">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8">Он часто фрилансил, но еще чаще — <text:s/>шпилил. Когда я предлагала провести время вместе, он напоминал мне, что интроверт, и продолжал заниматься своими делами.</text:p>
      <text:list xml:id="list40640430" text:continue-numbering="true" text:style-name="диалог">
        <text:list-item>
          <text:p text:style-name="P94">Погуляй без меня. — говорил он.</text:p>
        </text:list-item>
      </text:list>
      <text:p text:style-name="P8">И вот, когда я так и сделала — не стала настаивать и пошла гулять сама,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деньги. Вот даже сейчас я оправдываюсь...</text:p>
      <text:p text:style-name="P41"><text:soft-page-break/>* * *</text:p>
      <text:p text:style-name="P8">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8">Он подкармливал меня надеждой и обещаниями, введя в еще большую зависимость — в состояние ожидания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8">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о напишу об этом). Ему было ни к чему давать мне возможность обзавестись новым.</text:p>
      <text:p text:style-name="P8"><text:soft-page-break/>Надев маску жертвы, он упреками вызвал во мне чувство вины за то, что я «бросила его одного», а так в отношениях не поступают! Либо вместе, либо никак.</text:p>
      <text:p text:style-name="P8">И что мы видим — снова противоречия. «Почему ты не можешь провести время без меня!?» - «Как ты могла оставить меня одного!?»</text:p>
      <text:p text:style-name="P8">Но, на самом, деле ему нужно было оградить меня от какого-либо общения, дабы лишить меня любой попытки получить поддержку со стороны; держать меня в под давлением, потому что так легче «руководить», и мои попытки расслабиться и отвлечься противоречили его плану держать меня в постоянном психологическом напряжении; исключить любую возможную «попытку бегства» от этого безумия, в которое он меня погружал с каждым днем все глубже и глубже, что закрепляло его позиции <text:span text:style-name="T41">хозяина</text:span> и увеличивало его власть надо мной.</text:p>
      <text:p text:style-name="P41"><text:soft-page-break/>* * *</text:p>
      <text:p text:style-name="P8">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text:p>
      <text:p text:style-name="P8">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7">Вы также можете предположить, что он меня не любил, и будете правы. Он лишен этой способности, но ее хорошо компенсирует другая — изображение великого чувства. И поверьте мне, изображал он так, что я бы и сейчас, наверное, поверила.</text:p>
      <text:p text:style-name="P17">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text:soft-page-break/>высказывал мне крайне обидные замечания и упреки.</text:p>
      <text:p text:style-name="P8"><text:span text:style-name="T41">Однажды после ссоры, когда я в очередной раз попыталась уйти и поставить точку в таком незаслуженном отношении ко мне, он догнал меня и, сидя на ледяном асфальте и обнимая мои колени, он рыдал, описывая как сильно меня любит!.. </text:span>Так что нет. Я склонна полагать, что ему это было нужно. Он утверждался за счет таких вот действий, за счет меня и моей любви.</text:p>
      <text:p text:style-name="P8">Да, в этой главе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8">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это ненормально, <text:soft-page-break/>он устраивал демонстрацию своей большой любви ко мне, и я его прощала.</text:p>
      <text:p text:style-name="P8">Постепенно его власть надо мной эволюционировала, и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в себе и обесценивая мою значимость.</text:p>
      <text:p text:style-name="P8">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реакция неадекватной, делала я недостаточно, тревожила его слишком часто... Такие прекрасные здоровые отношения!</text:p>
      <text:h text:style-name="P75" text:outline-level="1"><text:s/><text:bookmark-start text:name="Glava_6__Straziki"/>Глава 6. <text:line-break/>Стразики<text:bookmark-end text:name="Glava_6__Straziki"/></text:h>
      <text:p text:style-name="P8">Первое, что во мне начали менять — маникюр — не понравилась расцветка и длин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накраситься, он говорил: «Фу», глядя мне в лицо, скривив физиономию так, будто на моем лице не косметика, а дерьмо. Меня начали менять. Менять под себя.</text:p>
      <text:p text:style-name="P8">Не нравится? А никто не спрашивает — вещь на то и вещь, чтоб ею пользовались и настраивали под себя. А ведь он любит копаться в настройках. Все, что у него есть — настроено под него. Он ме<text:soft-page-break/>няет хоткеи<text:note text:id="ftn4" text:note-class="footnote"><text:note-citation text:label="*">*</text:note-citation><text:note-body><text:p text:style-name="Footnote"><text:span text:style-name="T8">Хоткей</text:span> <text:span text:style-name="T1">(от англ. hot key)</text:span><text:span text:style-name="T4"> </text:span><text:span text:style-name="T1">— горячая клавиша</text:span><text:span text:style-name="T4">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 делает все, чтоб было удобней пользоваться. И я, как вы понимаете, говорю не только о девайсах<text:note text:id="ftn5" text:note-class="footnote"><text:note-citation text:label="**">**</text:note-citation><text:note-body><text:p text:style-name="Footnote"><text:span text:style-name="T8">Девайс</text:span> <text:span text:style-name="T1">(от англ. «device»)</text:span> — это устройство, приспособление, то или иное техническое средство, которые используется в различных областях науки и повседневной жизни.</text:p></text:note-body></text:note>.</text:p>
      <text:p text:style-name="P8">Его, вроде бы, безобидные замечания были ни чем иным, как успешной попыткой понизить мою самооценку. Он знал, что я к нему прислушиваюсь еще с тех пор, когда наши отношения были еще дружескими. Ведь раньше, когда он высказывал свою точку зрения, она была логичной и конструктивной. Но теперь все изменилось.</text:p>
      <text:p text:style-name="P8">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8"><text:soft-page-break/>«Эта обувь сюда не подходит...» или «Зачем ты одела туфли, мы же всего лишь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8">Как я уже сказала, он действовал постепенно. Если раньше я была зависима от его поддержки, то теперь я стала зависима от его мнения. Прежде чем что-то сделать или сказать, я уже думала, как он на это отреагирует. Что скажет. Ну и конечно — я ждала его одобрения, боялась упреков, совершенно забыв о значимости собственного мнения.</text:p>
      <text:p text:style-name="P8">Да, я ждала одобрения, пока он проецировал на мне свою точку зрения, не принимая во внимание мою. Еще одна манипуляция — заставить прислушив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8"><text:soft-page-break/>Таким образом он обеспечил себе мою зависимость от его мнения, и, как следствие — подготовил почву для новых манипуляций.</text:p>
      <text:p text:style-name="P8">Как обычно бывает в любых отношениях — вот говорит тебе человек, что ты что-то делаешь не так. А ты отвечаешь — «спасибо» потому, что знаешь, что он желает тебе только добра, хочет, что бы стал лучше. Ты доверяешь ему, потому что это близкий тебе человек, который любит тебя...</text:p>
      <text:p text:style-name="P8">Я так тоже думала. Но все равно не могла понять, что такого в моих действиях, внешности не так, и почему на меня сыпятся постоянные замечания?</text:p>
      <text:p text:style-name="P8">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окружающих близких людей.</text:p>
      <text:p text:style-name="P8">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1"><text:soft-page-break/>* * *</text:p>
      <text:p text:style-name="P8">Знаете, это при новом знакомстве, когда завязываются отношения, оба пытаются скрыть свои недостатки, казаться хорошими, делать то, что нравится второму... А когда знаешь человека уже много лет — выделываться тут не перед кем. Глаза видели, что выбирали. И ты и тебя знают, как «облупленного».</text:p>
      <text:p text:style-name="P8">Вот и я была такой же, как всегда, носила то же что и всегда, но постепенно большая часть моих вещей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40621895" text:continue-numbering="true" text:style-name="диалог">
        <text:list-item>
          <text:p text:style-name="P94">О боже! Что это?</text:p>
        </text:list-item>
      </text:list>
      <text:p text:style-name="P8">Что моментально влекло за собой чувство неуверенности. Естественно, я уже сама хотела, как можно быстрее переодеться, но, это уже не меняло ощущения неуверенности. Переодевшись, я уже сама шла и «показывалась» ему, ожидая одобрения. Получала что-то вроде:</text:p>
      <text:list xml:id="list40619700" text:continue-numbering="true" text:style-name="диалог">
        <text:list-item>
          <text:p text:style-name="P94"><text:soft-page-break/>Уже лучше.</text:p>
        </text:list-item>
      </text:list>
      <text:p text:style-name="P8">Ну это уже куда не шло!..</text:p>
      <text:p text:style-name="P8">Или:</text:p>
      <text:list xml:id="list40634300" text:continue-numbering="true" text:style-name="диалог">
        <text:list-item>
          <text:p text:style-name="P94">Нормально.</text:p>
        </text:list-item>
      </text:list>
      <text:p text:style-name="P8">Я чувствовала себя неуютно на протяжении всего вечера и не могла в полной мере расслабиться. Помните, я выше писала про «Эксперимент пошаговых действий»? Вот он во всей своей красе и неоспоримости! И продолжение следует.</text:p>
      <text:p text:style-name="P8">Итак, по прошествии романтической эйфории, с которой начинаются любые отношения, наступает вторая фаза — фаза «улучшения». Манипуляторы используют этот прием для устранения у жертвы собственной манеры поведения и стиля, стирая все границы между ним и жертвой. В этот момент объект его манипуляций уже находится в полной психологической зависимости.</text:p>
      <text:p text:style-name="P41"><text:soft-page-break/>* * *</text:p>
      <text:p text:style-name="P8">Одновременно с попытками изменить манеру моего поведения, мой стиль и ход мыслей, в ход пошел круг друзей. Моих друзей. Постепенно он стал намекать, что мои друзья неинтересные и с ними не о чем поговорить. Начали проскакивать вопросы типа:</text:p>
      <text:list xml:id="list40620265" text:continue-numbering="true" text:style-name="диалог">
        <text:list-item>
          <text:p text:style-name="P94">Почему ты с ними общаешься?</text:p>
        </text:list-item>
      </text:list>
      <text:p text:style-name="P8">Как почему? Простые ребята, хорошие, порядочные, веселые... Мы много пережили, с кем-то вместе работали и сдружились, с кем-то уже так давно знакомы, что и не вспомним, где и как познакомились.</text:p>
      <text:p text:style-name="P8">Планируя выходные, оказывалось, что на этих выходных мы идем в гости к его друзьям, а на следующих его друзья придут к нам, так что «с твоими друзьями встретимся в другой раз»...</text:p>
      <text:p text:style-name="P22"><text:span text:style-name="T20">Следующим этапом, как вы поняли, является </text:span><text:span text:style-name="_30__20_Text"><text:span text:style-name="T26">изоляция жертвы от ее привычного окружения</text:span></text:span><text:span text:style-name="T26">.</text:span><text:span text:style-name="T20"> До него у меня был свой собственный мир, который, как и меня, начали обесценивать и отменять. Мой </text:span><text:soft-page-break/><text:span text:style-name="T20">мир — в нем комфортно и уютно, я знала, что мои близкие в любой момент окажут мне помощь и поддержку — такие вот у меня друзья. Были.</text:span></text:p>
      <text:p text:style-name="P8">Отчетливо помню первую ссору. Накануне моего дня рождения. Да, не успел и месяц пройти после того, как мы съехались, как у нас возникли разногласия. И это были не бытовые притирки. Это была «ломка».</text:p>
      <text:p text:style-name="P8">Организовывая свой день рождения, день, который всегда был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40624648" text:continue-numbering="true" text:style-name="диалог">
        <text:list-item>
          <text:p text:style-name="P94">Либо тех, либо тех!</text:p>
        </text:list-item>
        <text:list-item>
          <text:p text:style-name="P94">Но я хочу видеть всех в этот день! Это мой день. Это мои друзья...</text:p>
        </text:list-item>
        <text:list-item>
          <text:p text:style-name="P94"><text:soft-page-break/>Это плохая идея. Как ты себе это представляешь твоих и моих друзей вместе? Тебе надо выбрать!</text:p>
        </text:list-item>
      </text:list>
      <text:p text:style-name="P8">Хочу отметить, что речь не шла о том, чтобы пригласить моих друзей.</text:p>
      <text:p text:style-name="P8"/>
      <text:p text:style-name="P55">«Заполните собой все щели вокруг того, кто является целью вашей охоты. Станьте вездесущим. В изоля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55">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text:soft-page-break/>ее ритм, но так, чтобы ей было с вами интересно.»</text:p>
      <text:p text:style-name="P38">В. Адамчик, «Манипулятор. Секреты успешной манипуляции человеком»</text:p>
      <text:p text:style-name="P38"/>
      <text:p text:style-name="P8">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в заблуждение путем обмана.</text:p>
      <text:p text:style-name="P17">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1">* * *</text:p>
      <text:p text:style-name="P8">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text:soft-page-break/>ся — нет общих тем. Прямо говоря, что два разных контингента соединить в одну компанию будет неудачным вариантом, и, если я это сделаю, то это повлечет за собой кучу дискомфорта...</text:p>
      <text:p text:style-name="P22"><text:span text:style-name="_30__20_Text"><text:span text:style-name="T20">Если</text:span></text:span><text:span text:style-name="T20"> я приглашу, </text:span><text:span text:style-name="_30__20_Text"><text:span text:style-name="T20">то</text:span></text:span><text:span text:style-name="T20"> это повлечет дискомфорт. Это двойное послание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8">То есть, расшифровывая его фразу, можно увидеть что он заботится о комфорте, при этом осуждает мой подход к делу, но подтекстом является запрет: «Я не хочу, чтобы ты приглашала всех друзей».</text:p>
      <text:p text:style-name="P8">Эта тактика свидетельствует о том, что партнер не испытывает положительных чувств, но при этом на словах выражает их, в данном случае в качестве ложной заботы. Жертва получает это двойное послание и инстинктивно тянется к человеку, которого любит, ведь он старается, как лучше. Но она не понимает, что любви среди всех этих под<text:soft-page-break/>текстов нет. Подтекстом также может являться мимика, жесты, поза или интонация.</text:p>
      <text:p text:style-name="P8">В такие моменты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8">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8">Другими словами, при воспитании ребенка родители выдвигали сразу два одновременно невыполнимых или противоречивых послания:</text:p>
      <text:list xml:id="list40619116" text:continue-numbering="true" text:style-name="диалог">
        <text:list-item>
          <text:p text:style-name="P94">Стой там — иди сюда.</text:p>
        </text:list-item>
        <text:list-item>
          <text:p text:style-name="P94">Я приказываю тебе не выполнять моих приказов.</text:p>
        </text:list-item>
      </text:list>
      <text:p text:style-name="P8"><text:soft-page-break/>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41">* * *</text:p>
      <text:p text:style-name="P8">Итак, как мы поняли, мой деструктивный парень запустил свои лапы в мой мир, и так аккуратненько и постепенно начал его уничтожать, выстраивая вокруг меня стены собственного вакуума из своего такого же <text:span text:style-name="T41">(по большей части)</text:span>, как и он, деструктивного окружения.</text:p>
      <text:p text:style-name="P8">Вернемся к дню рождения. Конечно, нужно отметить, что я расстроилась, и вышла, так сказать, подышать свежим воздухом и подумать над этим всем где-то за полчаса до полуночи.</text:p>
      <text:p text:style-name="P8">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8"><text:soft-page-break/>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 я тогда шла домой не потому, что хотела, ведь он меня обидел, отбирая право распоряжаться приглашенными <text:span text:style-name="T41">в единственный в году мой личный праздник,</text:span> а потому, что он наверняка хотел меня поздравить.</text:p>
      <text:p text:style-name="P8">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8">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text:p>
      <text:p text:style-name="P8">Я разревелась. Будучи уже на взводе от негативных мыслей, получить такую дозу счастья было слишком резким перепадом. Как из парной в снег. <text:soft-page-break/>Естественно, я обо всем забыла, обкатала пару кругов вокруг дома, визжа от радости и смеясь. Я почувствовала себя счастливым ребенком, и не стала вспоминать уже перебитый осадок от прежнего конфликта.</text:p>
      <text:p text:style-name="P8">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8">Харриет Брейкер идентифицировала этот способ манипулирования, как «положительное подкрепление». К нему относится:</text:p>
      <text:list xml:id="list3705360146012549834" text:style-name="L5">
        <text:list-item>
          <text:p text:style-name="P97">похвала, поверхностное очарование, поверхностное сочувствие, чрезмерные извинения;</text:p>
        </text:list-item>
        <text:list-item>
          <text:p text:style-name="P97">деньги, одобрение, подарки;</text:p>
        </text:list-item>
        <text:list-item>
          <text:p text:style-name="P97">внимание, выражения лица, такое как притворный смех или улыбка;</text:p>
        </text:list-item>
        <text:list-item>
          <text:p text:style-name="P97">общественное признание.</text:p>
        </text:list-item>
      </text:list>
      <text:p text:style-name="P8"><text:soft-page-break/>В целом, это плюшки, которые способны вызвать лишь позитивные эмоции. Но, в отличии от нормального поведения, манипуляторы играют такими положительными действиями на чувствах других людей, вводят в заблуждение с целью собственной выгоды.</text:p>
      <text:p text:style-name="P8">Несомненно, этот способ является самым быстрым для достижения желаемого результата. В книге будут часто встречаться краткие описания методов манипулирования. В одной из последних глав я опишу эти методы более подробно.</text:p>
      <text:p text:style-name="P41">* * *</text:p>
      <text:p text:style-name="P8">День рождения я провела в одиночестве на берегу озера за городом с бутылкой пива и пачкой каких-то снеков. Потому что он работал, а друзей я так и не позвала, дабы не развивать конфликт. Это же важно для него. Я-то переживу...</text:p>
      <text:p text:style-name="P8">Но что он сделал потом? Он организовал поход на картинг, якобы в честь моего дня рождения. И <text:soft-page-break/>пригласил — своих друзей. Моих в списке приглашенных, конечно же, не было.</text:p>
      <text:p text:style-name="P8">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8">На бланке статистики победителей,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рождения. Он был 10-м в списке. Вот такая привилегия от друзей любимого — подачка имениннице...</text:p>
      <text:p text:style-name="P8">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 Стабильно, раз в месяц, моя некогда сильная личность лезла наружу. И, как будто вырывалось из<text:soft-page-break/>нутри все, с чем я несогласна и получался грандиозный скандал.</text:p>
      <text:h text:style-name="P75" text:outline-level="1"><text:s/><text:bookmark-start text:name="Glava_7__Z____Zabota"/>Глава 7. <text:line-break/>З — Забота<text:bookmark-end text:name="Glava_7__Z____Zabota"/></text:h>
      <text:p text:style-name="P40">В пустой душе и в сердце эгоиста не может быть божественной любви.</text:p>
      <text:p text:style-name="P48">Автор неизвестен</text:p>
      <text:p text:style-name="P8">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8">Я весила 45 кг, и не могла набрать вес, хоть и ела все подряд. В остальном жалоб не было. Пока <text:soft-page-break/>однажды мне не стало критически плохо. В машине скорой помощи меня откачали, и, уже в больнице, пока я ждала приема врача, мимо прошла медсестра:</text:p>
      <text:list xml:id="list40618225" text:continue-list="list40619116" text:style-name="диалог">
        <text:list-item>
          <text:p text:style-name="P94">Что-то ты бледненькая, тебе плохо? — спросила она.</text:p>
        </text:list-item>
        <text:list-item>
          <text:p text:style-name="P94">Да, — ответила я, — иначе бы меня здесь не было.</text:p>
        </text:list-item>
      </text:list>
      <text:p text:style-name="P8">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ние по неизвестным мне причинам, и она просто отвела меня в лабораторию и взяла кровь с пальца. Наши больницы не могут похвастаться оперативностью, т.к. я все еще ждала пока меня примет врач, когда пришли результаты.</text:p>
      <text:p text:style-name="P8">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text:soft-page-break/>в стационар уровень гемоглобина был 64 г/л, из-за чего я могла потерять сознание просто поворачивая голову.</text:p>
      <text:p text:style-name="P8">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8">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8">Меня отправили домой. Назначили лечение, прописали железосодержащую диету и сказали воздержаться от любых нагрузок на протяжении полугода.</text:p>
      <text:p text:style-name="P8">Это был кошмар. Мой образ жизни из подвижного и насыщенного в раз превратился в сидение дома и «ничегонеделание». Потому, что нельзя. <text:soft-page-break/>Через три месяца я уже выла по волчьи от скуки и однообразия.</text:p>
      <text:p text:style-name="P8">Помню, как решилась выйти в магазин одна, впервые за все время. Маркет был через дорогу, да и не сказать, что я возвращалась с тяжестями, но в лифт я заходила уже на ощупь.</text:p>
      <text:p text:style-name="P8">В общем дело было дрянь. Я сидела дома, готовила, убирала и не приносила никакой материальной пользы, что безумно меня напрягало. Чтоб не сидеть без дела, я брала на дом девочек на маникюр.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8">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А я привыкла к большим коллективам и подвижности, а тут даже в магазин боюсь одна выйти...</text:p>
      <text:p text:style-name="P8">Сначала мы обсудили материальный вопрос, в котором обоюдным решением было повременить с <text:soft-page-break/>поиском работы. Состояние моего здоровья было нестабильным, хоть я и чувствовала себя гораздо лучше. Но в последствии помню пару раз, когда мой благоверный намекал на то, что пора бы и работу поискать... Это было пару раз. Он не заставлял меня, и не упрекал, но подтекст был именно таким.</text:p>
      <text:p text:style-name="P8">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типа: «Как ты себя чувствуешь? Лучше? А ты не смотрела вакансии?» — делали свое дело. Этим он напоминал мне, что я не приношу дохода, хотя и знал, что будь моя воля, я бы не сидела дома. Тем не менее, под действием таких невзрачных намеков, я сходила на несколько собеседований.</text:p>
      <text:p text:style-name="P8">Мое 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8"><text:soft-page-break/>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text:p>
      <text:p text:style-name="P8">Я старалась выйти из своего положения, избавиться от чувства тревоги за свое будущее и от разочарования в себе, но при этом стала очень раздражительной. Его безобидные, на первый взгляд, замечания ранили меня, но тогда я не понимала, этого. Я расценивала эти завуалированные упреки, как заслуженные и грызла себя за свою физическую слабость, а не его за его акценты.</text:p>
      <text:p text:style-name="P8">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и даже потенциально не являюсь домохозяйкой.</text:p>
      <text:p text:style-name="P8">Потому, что он знал мне цену, но хотел подчинить меня. Еще какую-то неделю назад я зарабатывала больше, чем он. Я поездила по Европе, отдыхала на морях, постоянно радовала себя об<text:soft-page-break/>новками, проводила веселые выходные в компании своих друзей, а не дома... Но теперь я больна и мне надо время. И, поверьте мне, он проведет это время с пользой.</text:p>
      <text:p text:style-name="P8">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рутины.</text:p>
      <text:p text:style-name="P8">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 Он обеспечивал меня, а я заботилась о нем.</text:p>
      <text:p text:style-name="P45">* * *</text:p>
      <text:p text:style-name="P8">Когда я вышла на работу, круг моих обязанностей значительно расширился. Если раньше у меня было время заниматься бытом, то теперь я ничего не успевала. Обязанности были те же, и к ним <text:soft-page-break/>прибавился еще нормированный офисный график. Но разделения по быту не было, ведь он уже привык, что эти обязательства лежат на мне.</text:p>
      <text:p text:style-name="P8">Пару раз я просила его о помощи и пыталась слегка распределить обязанности. Что-то вроде:</text:p>
      <text:list xml:id="list40640902" text:continue-numbering="true" text:style-name="диалог">
        <text:list-item>
          <text:p text:style-name="P94">Мне так было бы приятно, если бы ты встретил меня с работы с ужином...</text:p>
        </text:list-item>
      </text:list>
      <text:p text:style-name="P8">Он был, скажем так, согласен, точнее — не противоречил и даже грозился приготовить, но прямых действий от него не было. Не могу вспомнить, сколько раз за время наших отношений он мыл посуду или готовил кушать, но могу сказать, что такие его «подвиги» на пальцах можно пересчитать. За три-то года!</text:p>
      <text:p text:style-name="P8">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8"><text:soft-page-break/>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с одной целью — сэкономить.</text:p>
      <text:p text:style-name="P45">* * *</text:p>
      <text:p text:style-name="P8">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8">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8">Я, на ходу, сняла свои прекрасные туфли, и мое платье стало вот прям совсем волочиться по полу. Я оступилась, наступила на подол, попыталась удержать равновесие, но подвернула ногу и, уже не смогла самостоятельно дойти до своего места <text:soft-page-break/>за столом. Нога тут же отекла, острая боль... В общем стало понятно сразу — перелом.</text:p>
      <text:p text:style-name="P8">Накладывая гипс, врач не заметил смещение, и через месяц пришлось делать операцию. 4 болта, 18 швов, 2 месяца на костылях, 3 месяца с тростью... В целом — ничего особенного. 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8">Сразу после операции меня привезли домой. Когда начал отходить наркоз, мне было очень больно, и обезболивающие не справлялись, но я даже не могу представить, что было бы без них.</text:p>
      <text:p text:style-name="P8">Хорошо, что в то время он работал тоже удаленно и был всегда дома, — думала я! И вот лежу я в постели и страдаю. На что мой парень, внимание — просто прекращает со мной разговаривать!</text:p>
      <text:p text:style-name="P8">Он не был злым, или обиженным. Он не был растерянным или сильно занятым. Он. Просто. Перестал. Со. Мной. Разговаривать.</text:p>
      <text:p text:style-name="P8"><text:soft-page-break/>Я совершенно не знала, что мне делать, кроме как, пытаться увидеть свою значимость для него. Как мне было выяснить, чего я стою, когда я в раз превратилась в сплошное сомнение в себе?</text:p>
      <text:p text:style-name="P8">Я испытывала страх, что это безразличие ко мне — свидетельство того, что он принял решение со мной расстаться. Я была беспомощнее некуда. Физически и психологически.</text:p>
      <text:p text:style-name="P8">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просто так переживает за меня, и не может найти нужных слов, чтобы как-то подбодрить...</text:p>
      <text:p text:style-name="P8">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8">Хорошо, что моя сестра жила в соседнем доме и приходила меня купать, потому, что самой это сделать было практически нереально. А он игно<text:soft-page-break/>рировал меня со всей присущей ему демонстративностью. Меня грызла обида и угрызение совести. Я балласт и любимый не хочет со мной возиться. Даже дойти до туалета первое время было ничего себе каким испытанием!</text:p>
      <text:p text:style-name="P8">Но он не испытал сожаления к моим страданиям.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8">Не знаю как, но думаю, что в своей голове он как-то оправдывал свои действия. Могу предположить, что он посчитал правильным так себя вести, ведь я провинилась — сломала ногу, и была наказана за этот проступок.</text:p>
      <text:p text:style-name="P8">Психологи утверждают, что социопаты и люди с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а на действия, которые, в свою очередь, делают несчастными их близких людей.</text:p>
      <text:p text:style-name="P8"><text:soft-page-break/>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хотела сама это сделать. Он знал. Конечно он знал, на то он и манипулятор, — я буду верна ему. <text:span text:style-name="T41">Что я буду</text:span> оправдывать его отношение ко мне собственными ошибками, погружаясь в бесконечные их поиски. <text:span text:style-name="T41">Иначе я была бы ему не нужна.</text:span> Я изматывала себя до сумасшествия, пытаясь найти, где же я ошиблась.</text:p>
      <text:p text:style-name="P8">Не могу до сих пор в полной мере понять, что это было. Не могу поверить в такое развнодушие к близкому человеку. Что это? Защитная реакция на трудности или это равнодушие ко мне из-за травмы была подтекстом чего-то большего?</text:p>
      <text:p text:style-name="P8">Факт остается фактом. Он в прямом смысле слова переступал через меня на протяжении двух недель, и ни о какой заботе там речи не было. А я и не требовала. Я и без того испытывала унижение от его молчания, просить помощи было еще унизительнее.</text:p>
      <text:p text:style-name="P8">Постепенно неуверенность в себе переросла в самогнобление — со мной одни проблемы и он <text:soft-page-break/>просто устал возиться с моими травмами. Спустя уже неделю я извела себя до того, что я ущербная, инвалид, на кой черт я ему такая сдалась, от меня никакой пользы, только проблемы.</text:p>
      <text:p text:style-name="P8">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8">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 Потом он начал делать вид, что меня просто не существует.</text:p>
      <text:p text:style-name="P22"><text:span text:style-name="T20">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0">только себе</text:span></text:span><text:span text:style-name="T20"> и доедал последнее, что было в холодильнике.</text:span></text:p>
      <text:p text:style-name="P8"><text:soft-page-break/>Чувство ущербности, которое переполняло меня, настолько обострилось, что я просто начала себя ненавидеть. Сейчас я была беспомощнее некуда.</text:p>
      <text:p text:style-name="P8">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8">На деле же это пустая бесстрастная оболочка, не знающая, что такое настоящее живое чувство или эмоция. Ведь равнодушие и страсть два совершенно несовместимых понятия.</text:p>
      <text:p text:style-name="P8">На самом деле, уже сейчас, когда я поняла, скольким он обделен —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 Неудивительно, что всей моей огромной любви ему было мало — он просто не знал, не знает и не узнает никогда, что я чувствовала к нему, ведь для него это лишь инструмент для обеспече<text:soft-page-break/>ния собственного эмоционального и бытового комфорта, не более.</text:p>
      <text:p text:style-name="P8">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45">* * *</text:p>
      <text:p text:style-name="P8">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text:p>
      <text:p text:style-name="P8">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меня не было. В то время еще нет. Это потом уже я поседею, похудею до 44 кг. и буду похожа на тень.</text:p>
      <text:p text:style-name="P8"><text:soft-page-break/>Тогда это были еще только слезы, а женские слезы не принято 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8">Я плакала по ночам и изводила себя поисками своей вины.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8"/>
      <text:p text:style-name="P55">«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38">Личко А.Е., «Синдром неустойчивого поведения»</text:p>
      <text:p text:style-name="P38"><text:soft-page-break/></text:p>
      <text:p text:style-name="P8">Итак, я с рюкзачком на костылях выходила каждый вечер в магазин, брала себе каких-то сосисок, потому что голодная, пива, чтоб уснуть, и сигарет.</text:p>
      <text:p text:style-name="P8">Эта форма психологического насилия называется неглект. Абьюзеры используют пошатнувшееся состояние здоровья жертвы и намеренно его усугубляют. Он знал, что мне нельзя опускать ногу, но спокойно смотрел, как я одеваюсь и ковыляю в магазин.</text:p>
      <text:p text:style-name="P8">Кровь опускалась в ногу, и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8">За это время в доме развелся невообразимый срач. Вы мыли когда нибудь полы на одной ноге на костылях? Я — мыла. Мыла посуду, закинув ногу на табуретку и ощущая, как она пульсирует. Но ему было не до этого. Бой по сети гораздо важнее какой-то бытовухи — не мужское это дело, тряпками размахивать.</text:p>
      <text:p text:style-name="P8"><text:soft-page-break/>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40626635" text:continue-numbering="true" text:style-name="диалог">
        <text:list-item>
          <text:p text:style-name="P94">Я еду! — сказала она и приехала.</text:p>
        </text:list-item>
      </text:list>
      <text:p text:style-name="P8">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8">Что касается меня, то я уже все пережила и отпустила, но когда речь идет о моих близких, меня пропитывает злость и ненависть, ведь это чмо даже не поднялось со стула, когда моя девочка на коленках мыла пол у него под ногами.</text:p>
      <text:p text:style-name="P8">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45"><text:soft-page-break/>* * *</text:p>
      <text:p text:style-name="P8">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 когда вернется. Это был пик моей боли.</text:p>
      <text:p text:style-name="P8">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8">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8"><text:soft-page-break/>Это сложно описать, но это было очень болезненно.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1">любое</text:span> объяснение его действиям!</text:p>
      <text:p text:style-name="P8">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8">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ый предмет, который жалко выкинуть.</text:p>
      <text:p text:style-name="P8">Я раздавлена, унижена и нет пути назад. Это пропасть и я на дне. Но до дна было еще очень далеко. Я была уверена, что хуже уже некуда, но я ошибалась.</text:p>
      <text:p text:style-name="P8"><text:soft-page-break/>В полном отчаянии я загуглила все передозировки лекарств из аптечки и нашла подходящее. «Серрата» —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8">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Я решила выйти, купить сигарет и пива, и потом, если не передумаю, то просто сделаю это и дело с концом.</text:p>
      <text:p text:style-name="P8">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8">Так я и сделала — доковыляла до ближайшего ларька, и, возвращаясь уже домой, поняла, что не передумала. И мне стало очень страшно. Очень. Я боялась, потому что — не передумала. Я села на качели на детской площадке и заплакала. Была <text:soft-page-break/>зима, я курила, пила пиво, рядом стояли костыли и было чуть за полночь.</text:p>
      <text:p text:style-name="P8">Мне было холодно, но я так и не заставила себя вернуться домой потому, что там таблетки. И если я войду в квартиру, то уже не выйду. И мне было очень страшно. И я, в отчаянии, позвонила сестре.</text:p>
      <text:p text:style-name="P8">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икто не знал.</text:p>
      <text:p text:style-name="P8">До этого я никому ничего не рассказывала, и единственное, что я почувствовала — это облегчение. Я напилась, расслабилась, выговорилась и выплакалась. Выключила телефон до утра и сладенько уснула. Конечно, сестра была в шоке, ведь с виду наши отношения казались чуть ли не идеальными, а тут такое...</text:p>
      <text:p text:style-name="P8">На утро он, естественно, поманил меня... Не извинениями, нет. Он просил меня вернуться потому, что не представляет жизни без меня и я ему нужна. И я вернулась. Дура. Единственное, что я сделала — поставила ультиматум.</text:p>
      <text:p text:style-name="P8"><text:soft-page-break/>Условием моего возвращения было его признание мне в любви. Да — мы жили уже как полтора года вместе, но до этого времени он ни разу не сказал мне, что любит меня.</text:p>
      <text:p text:style-name="P8">«Если любишь, то скажи мне это, а если нет — я ухожу. Я не хочу, чтоб со мной просто проводили время», — вот что я ему сказала, когда он встретил меня на пороге с ремнем в руках и с улыбкой на лице. Ему понадобилось три попытки, чтобы внятно произнести эти заветные три слова в слух.</text:p>
      <text:p text:style-name="P8">Больно вспоминать. Правда — больно. Тогда я подумала, что признание для него — серьезный шаг, а не легкомысленное решение, но теперь я понимаю — он просто не способен испытывать подобные чувства. Любовь, страсть, сострадание, поддержка<text:span text:style-name="T41">... К тому же признание возлагало на него ничего себе какие обязательства!..</text:span> Кстати, на практике ничего не поменялось, кроме того, что список отсутствующих качеств его личности все пополнялся.</text:p>
      <text:p text:style-name="P41"><text:soft-page-break/>* * *</text:p>
      <text:p text:style-name="P8">Я не могла уйти. Он всегда поворачивал все так, что мало того, что я терпела, я просила «добавки». Он мог сказать: «Одень шапку, на улице мороз», но открыть на ночь окно в спальне, не смотря на то, что я с мокрой головой. Я просила закрыть, а он обижался. И я молчала.</text:p>
      <text:p text:style-name="P8">Я старалась быть умнее, мудрее, старалась сохранить отношения и не провоцировать конфликты, избегала постоянных выяснений отношений. Надеялась, что это поможет строить отношения и сделает нас счастливее.</text:p>
      <text:p text:style-name="P22"><text:span text:style-name="T20">Это была моя ошибка, пожалуй самая горькая для меня, ведь в то время, как я </text:span><text:span text:style-name="T26">и</text:span><text:span text:style-name="_30__20_Text"><text:span text:style-name="T26">скала в себе причины</text:span></text:span><text:span text:style-name="T26"> наших разногласий, </text:span><text:span text:style-name="_30__20_Text"><text:span text:style-name="T26">он продолжал паразитировать</text:span></text:span><text:span text:style-name="T26"> на</text:span><text:span text:style-name="T20"> моей к нему привязанности. Я строила отношения, в то время, как он ими пользовался.</text:span></text:p>
      <text:h text:style-name="P75" text:outline-level="1"><text:s/><text:bookmark-start text:name="Glava_8__Sama__kotik"/>Глава 8. <text:line-break/>Сама, котик<text:bookmark-end text:name="Glava_8__Sama__kotik"/></text:h>
      <text:p text:style-name="P8">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text:p>
      <text:p text:style-name="P8">А он, в свою очередь, ясно давал понять, что для него это важно. И я подчинялась. Уже тогда неосознанно я понимала, что даже в случае попытки отказаться, меня ждет молчание, обиды, разочарование. Помню, как отрицала все это.</text:p>
      <text:p text:style-name="P8"><text:soft-page-break/>Игнорирование или пассивная агрессия в психологической трактовке означает психологическую защиту от неприятной информации или от источника этой информации, демонстрация недовольства без видимых причин при спокойном поведении. Я была источником неприятной информации. Я раздражала его одним своим присутствием.</text:p>
      <text:p text:style-name="P8">Он не бросал меня, не рвал со мной отношения, он возвращал меня каждый раз, когда я уходила. Он просил меня не бросать его. И гнобил своим поведением, добившись моего доверия тому, что «такого больше не повторится». Это психологическое насилие, которое лишает жертву возможности донести абьюзеру свои переживания.</text:p>
      <text:p text:style-name="P8">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8">«Я желаю тебе добра»,</text:p>
      <text:p text:style-name="P8">«Для тебя так будет лучше».</text:p>
      <text:p text:style-name="P8"><text:soft-page-break/>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 сделать это так, чтоб самому остаться «чистеньким». Мое поведение, мысли, чувства — все было результатом его игры.</text:p>
      <text:p text:style-name="P41">* * *</text:p>
      <text:p text:style-name="P8">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его обсуждать полночи, но уже на утро по телефону, разговаривая с другом он скажет:</text:p>
      <text:list xml:id="list40641959" text:continue-numbering="true" text:style-name="диалог">
        <text:list-item>
          <text:p text:style-name="P94">Я вчера ходил в кино.</text:p>
        </text:list-item>
      </text:list>
      <text:p text:style-name="P8">Мы едем в за город отдыхать, он скажет:</text:p>
      <text:list xml:id="list40621073" text:continue-numbering="true" text:style-name="диалог">
        <text:list-item>
          <text:p text:style-name="P94">Я еду...</text:p>
        </text:list-item>
      </text:list>
      <text:p text:style-name="P22"><text:soft-page-break/><text:span text:style-name="T20">Он скажет, что в гостях был — он, хотя ходили мы вместе. Меня в этих обсуждениях на тему «Как прошли мои выходные» не было, разговаривай он с мамой, боссом или друзьями. Был </text:span><text:span text:style-name="_30__20_Text"><text:span text:style-name="T20">он</text:span></text:span><text:span text:style-name="T20">, и он красноречиво об этом расскажет, не упоминая обо мне.</text:span></text:p>
      <text:p text:style-name="P8">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2"><text:span text:style-name="T20">Эт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0">нас</text:span></text:span><text:span text:style-name="T20">, где я стояла на втором месте, а не в одной иерархии с ним. Я — дополнение.</text:span></text:p>
      <text:p text:style-name="P22"><text:span text:style-name="T20">Еще раз повторю это противное </text:span><text:span text:style-name="T26">«</text:span><text:span text:style-name="_30__20_Text"><text:span text:style-name="T26">я до сих пор не понимаю</text:span></text:span><text:span text:style-name="T26">»</text:span><text:span text:style-name="T20">,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text:span><text:soft-page-break/><text:span text:style-name="T20">чем свидетельствует выше и ниже сказанное. Без него ничего не решалось, да и с половой тряпкой и за мытьем посуды его никто никогда не видел...</text:span></text:p>
      <text:p text:style-name="P8">Я замечала эти перепады, но не могла их объяснить, потому что со своей колокольни я причин такого поведения не видела. Он мог похвалить меня за то, что я, например, быстро сменила профессию и нашла хорошо оплачиваемую работу, и через пять минут из-за мелочи мог пошутить:</text:p>
      <text:list xml:id="list40633108" text:continue-numbering="true" text:style-name="диалог">
        <text:list-item>
          <text:p text:style-name="P94">Что, ручки из жопы? — при друзьях, да с такой радостью на лице, будто его ребенок сделал первые шаги.</text:p>
        </text:list-item>
      </text:list>
      <text:p text:style-name="P45">* * *</text:p>
      <text:p text:style-name="P8">Он очень редко что-то предлагал сам. Например, если он «предлагал» встретиться с друзьями, то скорее всего, нас пригласили, а он лишь дублирует мне их приглашение. Он совершенно безынициативен и ненаходчив в плане принятия любых решений. Да что там, за три года он подарил мне <text:soft-page-break/>два одинаковых подарка в два разных моих дня рождения.</text:p>
      <text:p text:style-name="P8">Вечер на крыше с саксофонистом и шампанским. Это когда ты сидишь и ждешь, пока музыкант остановится, потому что такую музыку не слушаешь, а потом вас просят уйти, потому что время вышло...</text:p>
      <text:p text:style-name="P8">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мним, что было в день рождения, который я отмечала впервые, будучи с ним в отношениях. Его не было. Он забрал у меня этот день.</text:p>
      <text:p text:style-name="P8">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8">Да, я хотела семью, но у меня не было навязчивой идеи выйти замуж. На тот момент на моем счету было три отвергнутых предложения руки и <text:soft-page-break/>сердца. Хотела бы — вышла. Но мне важно знать за кого, ведь я собираюсь строить семью, а не просто проводить время...</text:p>
      <text:p text:style-name="P8">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8">И я была уверена — он все спланировал и, под видом романтического ужина, на этот раз — сделает мне предложение. Не может же он подарить два одинаковых подарка?! Может...</text:p>
      <text:p text:style-name="P8">Был даже такой смешной момент — я зацепилась бляшкой на одежде за плед, которым укрывалась, и он присел и попытался мне помочь распутаться. В этот момент на крышу выходит организатор, чтобы сообщить нам, что время вышло, видит эту картину и спрашивает:</text:p>
      <text:list xml:id="list40625847" text:continue-numbering="true" text:style-name="диалог">
        <text:list-item>
          <text:p text:style-name="P94">Ого, ты что, предложение делаешь?</text:p>
        </text:list-item>
      </text:list>
      <text:p text:style-name="P8">Он засмеялся и ответил:</text:p>
      <text:list xml:id="list40618871" text:continue-numbering="true" text:style-name="диалог">
        <text:list-item>
          <text:p text:style-name="P114"><text:soft-page-break/><text:span text:style-name="_30__20_Text"><text:span text:style-name="T20">Конечно</text:span></text:span><text:span text:style-name="T20"> нет! Мы тут запутались...</text:span></text:p>
        </text:list-item>
      </text:list>
      <text:p text:style-name="P8">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45">* * *</text:p>
      <text:p text:style-name="P8">Часто его просьбы были провокацией и сопровождались:</text:p>
      <text:list xml:id="list40634667" text:continue-numbering="true" text:style-name="диалог">
        <text:list-item>
          <text:p text:style-name="P94">Слабо? Ты сможешь!</text:p>
        </text:list-item>
      </text:list>
      <text:p text:style-name="P22"><text:span text:style-name="T20">Откажись я, это означало бы, что я открыто призн</text:span><text:span text:style-name="_30__20_Text"><text:span text:style-name="T20">а</text:span></text:span><text:span text:style-name="T20">юсь, что не смогу, хотя смогла бы, но просто не хочу. Ну и конечно — разочарование на его лице.</text:span></text:p>
      <text:p text:style-name="P8">К тому времени, как он прокачал на мне все уже известные приемы — это было одним из худ<text:soft-page-break/>ших его наказаний. Он мог даже ничего не говорить, но его выражение лица было слишком красноречивым, чтобы согласиться с тем, что я себе все накручиваю.</text:p>
      <text:p text:style-name="P8">И вот оно чувство вины, хоть я и не могла понять, в чем я провинилась. Но ведь мы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8">У каждого человека свое понятие хорошего и плохого. Правильного и неправильного. В целом, родители учат одному и тому же. Однако, когда личность уже сформирована и ее поздно перевоспитывать, любая попытка «переделать» очень болезненна. Но,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8">Кстати, родители, хотите покалечить ребенку психику — говорите ему почаще: «Я думал, ты справишься»...</text:p>
      <text:p text:style-name="P8"><text:soft-page-break/>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неконструктивной критике, то это очень сбивает с толку. Особенно, когда это делает человек, которого ты считаешь близким.</text:p>
      <text:p text:style-name="P8">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8">Ирония заключается в том, что часто для тебя приемлемы оба варианта. И то «правильное», что тебе навязывают, в лучшем случае тоже — правильное. Но твое — тебе ближе. Ты так привык.</text:p>
      <text:p text:style-name="P8">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яичницы с хрустящим беконом. Но, видя, что близкому тебе человеку <text:soft-page-break/>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2"><text:span text:style-name="T20">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0">ты,</text:span></text:span><text:span text:style-name="T20"> на самом деле, хочешь.</text:span></text:p>
      <text:p text:style-name="P8">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8">Но будьте готовы заплатить за эту его доброту... собой, потому именно себя вы лишитесь, возможно, раз и навсегда, если не начнете действовать.</text:p>
      <text:p text:style-name="P8">Маленький нюанс, на который прежде всего стоит обратить внимание, состоит в том, что по настоящему близкие люди, которые желают тебе добра, ни за что не станут тебя переделывать, а будут любить тебя таким, какой ты есть, позволяя <text:soft-page-break/>себе лишь ненавязчивый, но всегда аргументированный совет.</text:p>
      <text:p text:style-name="P17">Ой, мы лишь на полпути к развязке, а я уже на «ты» перешла...</text:p>
      <text:p text:style-name="P45">* * *</text:p>
      <text:p text:style-name="P8">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40631146" text:continue-numbering="true" text:style-name="диалог">
        <text:list-item>
          <text:p text:style-name="P94">Давай сама, котик. Я не хочу/занят/мне ничего нужно/там дождь/голова болит...</text:p>
        </text:list-item>
      </text:list>
      <text:p text:style-name="P8">Или его коронное:</text:p>
      <text:list xml:id="list40637714" text:continue-numbering="true" text:style-name="диалог">
        <text:list-item>
          <text:p text:style-name="P94">Давай, но без меня...</text:p>
        </text:list-item>
      </text:list>
      <text:p text:style-name="P8">Не говоря уже о разных бытовых штуках, и плевать, мужская это работа по дому или женская. Это всегда «сама».</text:p>
      <text:p text:style-name="P8">Мне на ногу рухнул шкаф, который он отморозился разбирать, и даже не помог мне. Шкаф упал и сломал мне два пальца на ноге (у меня было <text:soft-page-break/>много переломов). А в больницу с этими двумя переломами я поехала... А? — Сама!</text:p>
      <text:list xml:id="list40624034" text:continue-numbering="true" text:style-name="диалог">
        <text:list-item>
          <text:p text:style-name="P94">Ты что, сама не справишься? Я тебе такси вызову...</text:p>
        </text:list-item>
      </text:list>
      <text:p text:style-name="P8">Он был не на работе. Он вызвал мне машину и остался дома играть по сети с друзьями!</text:p>
      <text:p text:style-name="P8">А как дойти до такси?!</text:p>
      <text:p text:style-name="P8">Как выйти из такси и дойти до входа в больницу?!</text:p>
      <text:p text:style-name="P8">Дойти до регистратуры?!</text:p>
      <text:p text:style-name="P8">Найти кабинет врача?!</text:p>
      <text:p text:style-name="P8">Дойти до рентгена?!</text:p>
      <text:p text:style-name="P8">Обратно к врачу?!</text:p>
      <text:p text:style-name="P8">До такси?!</text:p>
      <text:p text:style-name="P8">До квартиры?!</text:p>
      <text:p text:style-name="P8">Учитывая ступеньки, двери?!..</text:p>
      <text:p text:style-name="P8">Это же нога, а не рука! Но зачем об этом думать?!</text:p>
      <text:list xml:id="list40615753" text:continue-numbering="true" text:style-name="диалог">
        <text:list-item>
          <text:p text:style-name="P94"><text:soft-page-break/>Ты же у меня баба сильная, справишься сама...</text:p>
        </text:list-item>
      </text:list>
      <text:p text:style-name="P8">«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8">Вспоминая историю из предыдущей главы, у меня даже и в мыслях не было оставаться дома. Я не стала брать больничный и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8">Но я не об этом. Я введу к тому, что каждый раз, если что-то шло не так, на мне лежала вся ответственность, и, как следствие — вина. Как, например, с этим шкафом.</text:p>
      <text:list xml:id="list40636545" text:continue-numbering="true" text:style-name="диалог">
        <text:list-item>
          <text:p text:style-name="P94">Зачем ты вообще туда полезла!? Ты этим занималась, значит и виновата ты. Я же ничего не сделал!</text:p>
        </text:list-item>
      </text:list>
      <text:p text:style-name="P8"><text:soft-page-break/>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2"><text:span text:style-name="T20">Этот прием манипулирования называется </text:span><text:span text:style-name="_30__20_Text"><text:span text:style-name="T20">виктимблейминг</text:span></text:span><text:span text:style-name="T20">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0">это было моим решением</text:span></text:span><text:span text:style-name="T20">, это давало ему право освободить себя от ответственности за меня и заботы обо мне, ведь я получила, как он считал, по заслугам.</text:span></text:p>
      <text:p text:style-name="P8">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Это все, потому что я черный?», и если ответом является да, то это тоже виктимблейминг.</text:p>
      <text:p text:style-name="P8">Как-то к нам пришли гости — наш друг и его знакомый, который оказался нашим соседом и <text:soft-page-break/>снимал квартиру через дорогу от нас. Он зашел в квартиру, осмотрелся и говорит, мол:</text:p>
      <text:list xml:id="list40632766" text:continue-numbering="true" text:style-name="диалог">
        <text:list-item>
          <text:p text:style-name="P94">Ой, а я смотрел эту квартиру летом. Она мне так не понравилась сначала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8">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заслужено, и я правда потратила много сил и времени, чтоб облагородить квартиру.</text:p>
      <text:p text:style-name="P8">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8">Конкуренция? Зависть? Да. Это соперничество, которое тщательно скрывалось под маской равнодушия. Он всегда был недостаточно признан, или <text:soft-page-break/>недостаточно успешен, но при этом не считал нужным прилагать какие-то усилия.</text:p>
      <text:p text:style-name="P8">Свои неудачи он списывал со своего счета, перекладывая на неблагоприятные обстоятельства или на «плохих» людей. Его вины никогда, ни при каких условиях не было.</text:p>
      <text:p text:style-name="P8">Потом с новым другом я долго смеялась, рассказывая, как тот уродливый шкаф рухнул мне на ногу!</text:p>
      <text:p text:style-name="P45">* * *</text:p>
      <text:p text:style-name="P8">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8">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40640266" text:continue-numbering="true" text:style-name="диалог">
        <text:list-item>
          <text:p text:style-name="P94"><text:soft-page-break/>Автобусом?! Лучше бы ты мне не говорила!..</text:p>
        </text:list-item>
      </text:list>
      <text:p text:style-name="P8">Я потратила 4 часа на поиски. Я дошла до восьмой страницы гугла. Сделала несколько десятков звонков — а он остался недоволен!</text:p>
      <text:p text:style-name="P22"><text:span text:style-name="T20">Из-за высокого роста, его ноги никуда не помещаются. Я не предусмотрела. Я виновата. Теперь он будет мучиться </text:span><text:span text:style-name="_30__20_Text"><text:span text:style-name="T20">из-за меня</text:span></text:span><text:span text:style-name="T20"> несколько часов, и нет мне прощения. На меня возложили ответственность за его муки и вину за его страдания, совершенно упустив из вида заслуги и старания.</text:span></text:p>
      <text:p text:style-name="P8">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 Я боялась к нему подходить, чтоб не быть отвергнутой.</text:p>
      <text:p text:style-name="P8">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8">Естественно никакого «спасибо» я не слышала, разве что при друзьях, и то редко. Главным усло<text:soft-page-break/>вием его благодарности было присутствие третьего лица, иначе не дождешься. Он это делал очень красиво и нежно, подходил так, обнимал, целовал в шейку/губки/лобик, и говорил:</text:p>
      <text:list xml:id="list40621323" text:continue-numbering="true" text:style-name="диалог">
        <text:list-item>
          <text:p text:style-name="P94">Спасибо, котик, все было очень вкусно/круто/весело...</text:p>
        </text:list-item>
      </text:list>
      <text:p text:style-name="P8">В такие редкие моменты я светилась от счастья и все умилялись и твердили, какая мы замечательная пара!</text:p>
      <text:p text:style-name="P8"/>
      <text:p text:style-name="P55">«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38">Ирина Мельниченко, «Мудаки и игра на публику»</text:p>
      <text:p text:style-name="P38"/>
      <text:p text:style-name="P41"><text:soft-page-break/>* * *</text:p>
      <text:p text:style-name="P8">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8">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не могла понять, почему.</text:p>
      <text:list xml:id="list40642184" text:continue-numbering="true" text:style-name="диалог">
        <text:list-item>
          <text:p text:style-name="P94">Почему каждый раз после вечеринок мы с тобой опять ссоримся? — злился он.</text:p>
        </text:list-item>
      </text:list>
      <text:p text:style-name="P8">А 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и в присутствии третьих лиц.</text:p>
      <text:p text:style-name="P8">Он играл на публику, и с виду казался заботливым, любящим, внимательным, и — я была счаст<text:soft-page-break/>лива. А возвратившись домой, заботу и внимание отбирали, как конфету у ребенка и я сходила с ума. Дома для него меня не было. Было только:</text:p>
      <text:list xml:id="list40615939" text:continue-numbering="true" text:style-name="диалог">
        <text:list-item>
          <text:p text:style-name="P94">Сама, котик...</text:p>
        </text:list-item>
        <text:list-item>
          <text:p text:style-name="P94">Я интроверт и хочу побыть наедине с собой...</text:p>
        </text:list-item>
      </text:list>
      <text:p text:style-name="P8">Ох как часто он это повторял! Да и в целом, он делал всегда то, что хочет он. Исключением была только необходимость ходить на работу. Дома было: «я занят/шпилю/нет настроения/давай потом/давай сама, ты же у меня баба сильная»...</text:p>
      <text:p text:style-name="P8">Знаете, это не просто нытье капризной бабы, которой только и нужны, что обнимашки. Нет, просто у меня их не было! Никогда, когда бы я этого захотела! И да, если я настаивала, то он отвечал уже не просто короткими фразами с полной безразличностью, а мог ответить грубо или начинал по-настоящему злиться, и я отступала.</text:p>
      <text:p text:style-name="P8">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text:soft-page-break/>не унималась и все-равно что-то доказывала. И он злился. Он же так долго «настраивал» меня, и психовал, когда я моя «система» давала сбой, или когда настройки слетали.</text:p>
      <text:p text:style-name="P8">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обида и молчание (пассивная агрессия).</text:p>
      <text:p text:style-name="P8">Представьте себе отношения, в которых девушке нужна помощь суженного, и он помогает, потом она просит его внимания, и он ее обнимает и целует, потом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8">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40620141" text:continue-numbering="true" text:style-name="диалог">
        <text:list-item>
          <text:p text:style-name="P94"><text:soft-page-break/>Да сколько же можно!? Тебе что, больше заняться нечем?</text:p>
        </text:list-item>
      </text:list>
      <text:p text:style-name="P8">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мои желания и пресекал их, навешивая ярлыки «вечно во всем недовольной стервы».</text:p>
      <text:p text:style-name="P8">Было бесполезно что 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75" text:outline-level="1"><text:s/><text:bookmark-start text:name="Glava_9__My_tak_obshchaiemsia"/>Глава 9. <text:line-break/>Мы так общаемся<text:bookmark-end text:name="Glava_9__My_tak_obshchaiemsia"/></text:h>
      <text:p text:style-name="P40">Скажи мне, кто твой друг и я скажу кто ты.</text:p>
      <text:p text:style-name="P48">Еврипид</text:p>
      <text:p text:style-name="P8">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позитив. Но, попадая в то общество, я видела только соперничество и зависть.</text:p>
      <text:p text:style-name="P8">В разговоре никто не соблюдал чувство такта и не проявлял уважения. Они постоянно друг друга <text:soft-page-break/>перебивали и спорили. Они просто мерились достоинствами. А это — соперничество.</text:p>
      <text:p text:style-name="P8"/>
      <text:p text:style-name="P55">«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55">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38">Я.А. Волкова, «Деструктивное общение: к определению понятия»</text:p>
      <text:p text:style-name="Цитата_20_-_20_автор"><text:span text:style-name="_31__20_Text"><text:span text:style-name="T20"/></text:span></text:p>
      <text:p text:style-name="P22"><text:soft-page-break/><text:span text:style-name="T20">Его </text:span><text:span text:style-name="_30__20_Text"><text:span text:style-name="T20">лучший друг</text:span></text:span><text:span text:style-name="T20"> — тот Странный человек на маёвке, мог в ходе обсуждения сказать ему: «Заткнись», и начать говорить. Он мог прийти к нам в гости и пройти, не разуваясь. При этом, выглядело это нормой в их общении. Когда я впервые услышала, как они общаются, мне было, мягко говоря, неуютно находиться в такой компании.</text:span></text:p>
      <text:p text:style-name="P8">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8">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ясните. Но стоило мне высказать свое мнение, на него накидывались, как волки на дичь.</text:p>
      <text:p text:style-name="P8">Перебивая друг друга и меня, они заваливали вопросами, и, не давая на них ответить, задавали <text:soft-page-break/>следующие. А когда я говорила, что это же просто мнение — они продолжали провоцировать спор, целью которого было переубедить и заставить принять чью-то из них точку зрения.</text:p>
      <text:p text:style-name="P8">Хочу обратить внимание на то, что под видом, якобы, безобидных вопросов, в деструктивном общении проявляется скрытая агрессия.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8">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8">Нападение —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8">Мне было не комфортно. Я люблю рассуждать, получать новую информацию, анализировать, а не мериться писями. Такой подавляющий или импе<text:soft-page-break/>ративный диалог выстраивает взаимодействие, основанное на унижении и высмеивании точки зрения собеседника.</text:p>
      <text:p text:style-name="P8"/>
      <text:p text:style-name="P55">«Анализ практического материала показал, что деструктивное общение может быть названо инициативным, т.к. оно предполагает наличие возможности выбора партнера по общению (со стороны агрессора — примеч. авт.).</text:p>
      <text:p text:style-name="P55">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38">Я. А. Волкова, «Деструктивное общение в когнитивно-дискурсивнов аспекте»</text:p>
      <text:p text:style-name="Цитата_20_-_20_автор"><text:span text:style-name="Default_20_Paragraph_20_Font"><text:span text:style-name="T24"><text:s/></text:span></text:span></text:p>
      <text:p text:style-name="P8"><text:soft-page-break/>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8">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7">Стоит ли привести пример такого «дружеского» общения? Пожалуй, да!</text:p>
      <text:p text:style-name="P17">Одного из них бросила девушка. Ну, собственно, обычная житейская ситуация. Друг был в печали — они несколько лет были вместе, а тут такое! Он очень переживал. И пока он переживал, его друзья со всей присущей им иронией, пытались его «утешить»:</text:p>
      <text:list xml:id="list40645776" text:continue-numbering="true" text:style-name="диалог">
        <text:list-item>
          <text:p text:style-name="P84"><text:soft-page-break/>Тю! Ты серьезно?! Посмотри на себя! Это был вопрос времени! Она слишком хороша для тебя! Хватит нюни распускать!..</text:p>
        </text:list-item>
      </text:list>
      <text:p text:style-name="P45">* * *</text:p>
      <text:p text:style-name="P8">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 понятие «правильного» оно не вписывается. Зато они были в полной гармонии друг с другом и их факты взаимного принижения не волновали.</text:p>
      <text:p text:style-name="P8">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8"><text:soft-page-break/>Однажды мы компанией праздновали Новый год. Сидим ночью, все уже порядком выпившие, и тут его Странный друг говорит:</text:p>
      <text:list xml:id="list40633398" text:continue-numbering="true" text:style-name="диалог">
        <text:list-item>
          <text:p text:style-name="P114"><text:span text:style-name="T20">Если на земле не останется ни одной </text:span><text:span text:style-name="_30__20_Text"><text:span text:style-name="T20">бабы</text:span></text:span><text:span text:style-name="T20">, иметь первым мы будем тебя.</text:span></text:p>
        </text:list-item>
      </text:list>
      <text:p text:style-name="P8">И адресовано это было ни кому иному, а моему парню. Сказать, что я обомлела — это ничего не сказать. Но еще больше меня удивила реакция милого — он сидел и улыбался. Он улыбался, будто бы ему сделали комплимент.</text:p>
      <text:p text:style-name="P8">Я выждала пару минут обсуждений, в надежде, что он хоть как-то отреагирует и попытается поставить своих друзей на место, но он слушал и —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40643728" text:continue-numbering="true" text:style-name="диалог">
        <text:list-item>
          <text:p text:style-name="P114"><text:span text:style-name="T20">Ну он же у нас самый красивый, вот его и пустим первым по кругу...</text:span><text:span text:style-name="Default_20_Paragraph_20_Font"><text:span text:style-name="T24"> </text:span></text:span></text:p>
        </text:list-item>
      </text:list>
      <text:p text:style-name="P8">Когда он не ответил и на это, то я начала сомневаться, что встречаюсь с состоявшейся лично<text:soft-page-break/>стью. Ха... Ничего страшного, уже этой же ночью меня поставят на место за эти мысли!</text:p>
      <text:p text:style-name="P8"/>
      <text:p text:style-name="P55">«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55">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38">Я. А. Волкова, «Деструктивное общение в когнитивно-дискурсивном аспекте»</text:p>
      <text:p text:style-name="P38"/>
      <text:p text:style-name="P8">Позже, как и всегда, когда заходили подобного рода разговоры, а они заходили довольно часто, я аккуратно ему намекала, что это неправильно. И:</text:p>
      <text:list xml:id="list40635217" text:continue-numbering="true" text:style-name="диалог">
        <text:list-item>
          <text:p text:style-name="P94">Неужели тебе нравятся такое общение!?</text:p>
        </text:list-item>
      </text:list>
      <text:p text:style-name="P22">Ответ всегда был один:</text:p>
      <text:list xml:id="list40619670" text:continue-numbering="true" text:style-name="диалог">
        <text:list-item>
          <text:p text:style-name="P94"><text:soft-page-break/>Ты слишком остро реагируешь. Мы так общаемся...</text:p>
        </text:list-item>
      </text:list>
      <text:p text:style-name="P8">В конечном итоге — да, пустыми оказались они все. Люди, которые теперь друг друга ненавидят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8">Не скажу, что я не приложила к этому руку. Приложила. Мои вопросы после каждой вечеринки были, своего рода, «капанием на мозги». Я всегда акцентировала внимание на самом негативном аспекте вечера, и это, по всей видимости, откладывалось у него в голове.</text:p>
      <text:p text:style-name="P8">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text:soft-page-break/>в момент, когда тот очень пафосно начинал что-то наваливать).</text:p>
      <text:p text:style-name="P8">Но совсем недавно до меня таки дошло. Их дружба была взаимным скрытым требованием друг от друга уважения. Но было очевидно — уважения никто из них не заслужил и, стало быть, недостоин.</text:p>
      <text:p text:style-name="P8">Когда их общение достигло апогея этих требований, конечно, никто не поступа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 понимала и поддерживала. И даже была рада.</text:p>
      <text:p text:style-name="P8">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text:soft-page-break/>его друг, а я — великодушной защитницей. Он нашел, кому пожаловаться.</text:p>
      <text:p text:style-name="P45">* * *</text:p>
      <text:p text:style-name="P8">Вернемся к делу. Основных тем у них было несколько:</text:p>
      <text:list xml:id="list457210918858438246" text:style-name="L6">
        <text:list-item>
          <text:p text:style-name="P98">Женские жопы;</text:p>
        </text:list-item>
        <text:list-item>
          <text:p text:style-name="P98">Как изменить девушке/жене и сделать так, чтоб об этом никто не узнал;</text:p>
        </text:list-item>
        <text:list-item>
          <text:p text:style-name="P98">Печальная история о том, как одна их общая подруга «дала» им всем, кроме одного, чем жестоко задела самолюбие оного;</text:p>
        </text:list-item>
        <text:list-item>
          <text:p text:style-name="P98">Размер мужского достоинства;</text:p>
        </text:list-item>
        <text:list-item>
          <text:p text:style-name="P98">HOTS<text:note text:id="ftn6" text:note-class="footnote"><text:note-citation text:label="*">*</text:note-citation><text:note-body><text:p text:style-name="Footnote"><text:span text:style-name="T32">HOTS (Heroes of the Storm) – </text:span><text:span text:style-name="T13">компьютерная игра, разработанная </text:span><text:span text:style-name="T32">Blizzard Entertainment.</text:span></text:p></text:note-body></text:note>;</text:p>
        </text:list-item>
        <text:list-item>
          <text:p text:style-name="P98">Ну и конечно — обсуждения отсутствующих за их спиной не в лучшей форме.</text:p>
        </text:list-item>
      </text:list>
      <text:p text:style-name="P8">Не могу не вспомнить ни одну пьянку, где бы они не оскорбляли за глаза. Естественно, когда <text:soft-page-break/>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8"/>
      <text:p text:style-name="P55">«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38">Я. А. Волкова, «Деструктивное общение в когнитивно-дискурсивнов аспекте»</text:p>
      <text:p text:style-name="Цитата_20_-_20_автор"><text:span text:style-name="Default_20_Paragraph_20_Font"><text:span text:style-name="T24"/></text:span></text:p>
      <text:p text:style-name="P8">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8"><text:soft-page-break/>Но при этом, как бы странно это не звучало — все они оказывали влияние на него. Было странно наблюдать, как он ненавидит их всех, но при этом, слушает их советы и, при любом удобном случае цитирует их.</text:p>
      <text:p text:style-name="P8">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8">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8">—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8"><text:soft-page-break/>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8">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и — портит другу репутацию своим похабным отношением к работе и внешним видом...</text:p>
      <text:p text:style-name="P8">Конечно, такие отношения не могут существовать вечно. Но, так как для моего суженного друзья являются лишь средствами по достижению собственных целей — инструментами, то он может выбирать, какие инструменты ему могут еще пригодиться, а какие — нет.</text:p>
      <text:p text:style-name="P8">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8">Когда они между собой начали ссориться, потекло, как говорится, дерьмо по трубам. Он гово<text:soft-page-break/>рил, что не будет общаться с одним другом, пока тот общается с други другом, хотя за день до этого сказал, что не собирается никого тянуть на свою сторону и ставить глупые ультиматумы.</text:p>
      <text:p text:style-name="P8">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я столько для тебя сделал!»</text:p>
      <text:p text:style-name="P45">* * *</text:p>
      <text:p text:style-name="P22"><text:span text:style-name="T20">Так вот, все это о </text:span><text:span text:style-name="_30__20_Text"><text:span text:style-name="T20">его</text:span></text:span><text:span text:style-name="T20"> окружении, именно о </text:span><text:span text:style-name="_30__20_Text"><text:span text:style-name="T20">его</text:span></text:span><text:span text:style-name="T20"> друзьях. Но есть еще другое окружение — наше. Это те ребята, которых мы повстречали уже будучи в паре. То есть, наши общие друзья. Их он обрабатывал по-другому, немного аккуратней. Если </text:span><text:span text:style-name="_30__20_Text"><text:span text:style-name="T20">своим</text:span></text:span><text:span text:style-name="T20"> друзьям он говорил:</text:span></text:p>
      <text:list xml:id="list40628573" text:continue-list="list40619670" text:style-name="диалог">
        <text:list-item>
          <text:p text:style-name="P94">Она неадекватная...</text:p>
        </text:list-item>
      </text:list>
      <text:p text:style-name="P22"><text:span text:style-name="T20">И дальше по тексту, то </text:span><text:span text:style-name="_30__20_Text"><text:span text:style-name="T20">нашим</text:span></text:span><text:span text:style-name="T20"> друзьям говорилось все в другой форме:</text:span></text:p>
      <text:list xml:id="list40624573" text:continue-numbering="true" text:style-name="диалог">
        <text:list-item>
          <text:p text:style-name="P94"><text:soft-page-break/>Я ее люблю, но...</text:p>
        </text:list-item>
      </text:list>
      <text:p text:style-name="P8">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и он от этого страдает, но все равно любит.</text:p>
      <text:p text:style-name="P8">Друзья понимающе кивают и поддерживают, в то время, как я сижу дома и совершенно не подозреваю о том, что обо мне говорят подобные вещи, завуалированно настраивая людей на неправильное восприятие меня.</text:p>
      <text:p text:style-name="P22"><text:span text:style-name="T20">Банальная фраза: «Мы поругались» может произвести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0">снова</text:span></text:span><text:span text:style-name="T20"> что-то делает не так», то есть — постоянно что-то делает не так.</text:span></text:p>
      <text:p text:style-name="P8">Кап-кап и по капельке я, сама того не ведая, стала в глазах людей неправильной. А он — мучеником. А друзья — его щитами и поддержкой. Ведь <text:soft-page-break/>у него проблема — я! И цель — казаться не тем, кем он является, на самом деле, равнодушным и эгоистичным зверем, в костюме несчастной овечки.</text:p>
      <text:p text:style-name="P8">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ло желание как-то разузнать, а правда ли это? Найти подтверждение его словам. И вот вы уже смотрите косо на человека, который вам ничего плохого, собственно, не сделал...</text:p>
      <text:p text:style-name="P8">Я об этом узнала позже, уже когда апофеоз отношений был достигнут. Именно поэтому я хотела бы обратить ваше внимание на этот аспект взаимодействия и деления окружения.</text:p>
      <text:p text:style-name="P8">«Мои друзья — наши друзья». Где его друзья, по большей части, такие же деструктивные, как и он. Они априори с ним согласны. А наши друзья — те люди, уважение и понимание которых нужно заслужить. А человек, которого уважать сложно, но ему очень хочется быть уважаемым — будет стремиться скрыть свои пороки под маской «хоро<text:soft-page-break/>шего парня». Жаль, что не путем самосовершенствования, а враньем и сокрытием своего настоящего «я» и настоящих намерений.</text:p>
      <text:p text:style-name="P8">Улыбаюсь... Ведь, скорее всего, он и сам не подозревает об этом. Он действует подсознательно, уверенный в том, что такое поведение нормально. У него нет другой правды...</text:p>
      <text:p text:style-name="P45">* * *</text:p>
      <text:p text:style-name="P8">Не могу не вставить пару слов о его семье... Точнее — 4 слова:</text:p>
      <text:list xml:id="list9010831378858431189" text:style-name="List_20_1">
        <text:list-item>
          <text:p text:style-name="P99">Все</text:p>
        </text:list-item>
        <text:list-item>
          <text:p text:style-name="P99">Друг</text:p>
        </text:list-item>
        <text:list-item>
          <text:p text:style-name="P99">Друга</text:p>
        </text:list-item>
        <text:list-item>
          <text:p text:style-name="P99">Ненавидят</text:p>
        </text:list-item>
      </text:list>
      <text:p text:style-name="P8">Мое знакомство с ними прошло довольно-таки успешно. Я очень переживала, ведь это свадьба его старшего брата, там будут все. Я достала свой праздничный прикид, подкрасилась, сделала прическу и сказала довольно-таки неплохой тост. <text:soft-page-break/>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8">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8">К слову, в отличии от родителей невесты, которые пришли нарядные, ведь это свадьба детей, его родители пришли в свитерах и у меня сложилось впечатление, что они пришли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8">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text:soft-page-break/>ный и, не смотря на ее возраст, энергичный человек. Она умная и современная, здравомыслящая и простая.</text:p>
      <text:p text:style-name="P8">Вся ситуация с его родными поменялась прямо пропорционально при последующем общении.</text:p>
      <text:p text:style-name="P8">Как я уже говорила, они все ненавидят друг друга, постоянно между собой ругаются, втягивая в свои конфликты младшего сына. Его все это расстраивало и он, в какой-то момент, просто прекратил с ними общение — не звонил родителям, осуждая их за их категоричность.</text:p>
      <text:p text:style-name="P8">Как-то он уехал в родной город по делам, и остановился у бабушки, коротая живет в соседнем, с родителями, подъезде. А они, в свою очередь, этого не знали, ведь он всячески пытался избежать общения с ними.</text:p>
      <text:p text:style-name="P8">Как раз в это время, мне впервые позвонила его мама и сказала, что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text:soft-page-break/>заверила ее, что он перезвонит, как только увидит от нее пропущенные вызовы.</text:p>
      <text:p text:style-name="P8">После разговора с ней, я тут же набрала его и попросила перезвонить маме. Я сказала, что только что мне пришлось соврать ей наглым образом, чем втянула себя в их конфликты и попросила хотя бы попытаться наладить отношения с родителями.</text:p>
      <text:p text:style-name="P8">Он заверил меня, что мне это не навредит, и что я правильно сделала — не сказала маме, где он. Но мое вранье оказалось бесполезным, ведь буквально в этот же день, папа зашел проведать бабушку и увидел в прихожей обувь сына.</text:p>
      <text:p text:style-name="P8">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просто не стала бы брать трубку.</text:p>
      <text:p text:style-name="P8">Следующая встреча с его родителями была тоже по поводу. Бабушка отмечала свой юбилей и я, как девушка внука, была в числе приглашенных. <text:soft-page-break/>На то время я немного поменяла свой стиль и образ. К многочисленным пирсингам и небольшой татуировке на руке прибавились выбритые виски.</text:p>
      <text:p text:style-name="P8">Я, на примере своей мамы прекрасно знала, что старшее поколение отнесется к этому, мягко говоря, с непониманием, поэтому решила распустить свои длинные волосы, которые как раз все скрывали.</text:p>
      <text:p text:style-name="P8">Я уже была готова к выходу, когда мой благоверный мне сказал, что мне очень идет косичка, и попросил меня заплестись. На что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40627000" text:continue-list="list40624573" text:style-name="диалог">
        <text:list-item>
          <text:p text:style-name="P94">Да перестань! Они же простые ребята — даже внимание не обратят...</text:p>
        </text:list-item>
      </text:list>
      <text:p text:style-name="P8">И я заплела косу.</text:p>
      <text:p text:style-name="P8">Потом он мне расскажет, за что и как сильно меня ненавидят его родители, ведь я имела столько наглости прийти в «таком виде» на их семей<text:soft-page-break/>ный праздник. Таким образом, помимо моего окружения он отгородил меня и от своего, демонстративно, при мне же, якобы защищая меня от гнева своих родителей.</text:p>
      <text:p text:style-name="P8">Слишком сильно, в хорошем смысле, я впечатлила всех на свадьбе его брата, что противоречит всей его тактике обесценивания меня, и ему откровенно говоря было во-первых: просто интересна реакция его родных на мой стиль, а во-вторых: не выгодно их уважение ко мне.</text:p>
      <text:p text:style-name="P8">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бы вашему партнеру о любых негативных факторах, относящихся к нему. Но мой суженый не понимал.</text:p>
      <text:p text:style-name="P8">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8"><text:soft-page-break/>Они отговаривали его жениться на мне, опираясь на старомодные суждения о том, как должна выглядеть девушка, а они меня за девушку вообще не считали.</text:p>
      <text:p text:style-name="P8">Как думаете, откуда я это знаю? Все было понятно, когда от отвечал по телефону на реплики, которых я не слышала. Он повторял сказанную фразу и продолжал спорить. Например:</text:p>
      <text:list xml:id="list40620259" text:continue-numbering="true" text:style-name="диалог">
        <text:list-item>
          <text:p text:style-name="P100">Мам, я сделал свой выбор, и не собираюсь менять это решение. Она нормальная! Ну что ты начинаешь?!</text:p>
        </text:list-item>
      </text:list>
      <text:p text:style-name="P2">И обязательно при мне. Я даже боюсь представить, что там были за разговоры, когда я не слышала. Конечно, и у этих действий была своя цель. Цель номер один: изобразить свою заботу обо мне. Ведь он заступается за меня, что тогда меня радовало и мне было приятно. Цель номер два: продемонстрировать их неприязнь ко мне, чтоб я понимала на сколько сильно они меня не любят.</text:p>
      <text:p text:style-name="P2">Было обидно, конечно. Но знаете, я сразу сказала, что это все и выеденного яйца не стоит. Было бы гораздо хуже, если бы они меня считали <text:soft-page-break/>глупой, а выбритые виски это только повод посмеяться над убежденными старомодными людьми, которые застряли в прошлом веке...</text:p>
      <text:h text:style-name="P75" text:outline-level="1"><text:s/><text:bookmark-start text:name="Glava_10__Eto_nie_ia"/>Глава 10. <text:line-break/>Это не я<text:bookmark-end text:name="Glava_10__Eto_nie_ia"/></text:h>
      <text:p text:style-name="P40">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0">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0"><text:s/></text:span></text:span><text:span text:style-name="T20">Хайек Ф.</text:span></text:p>
      <text:p text:style-name="P2"><text:soft-page-break/>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просто кинуть вещь на место, потому что всегда в бегах. Но это не тот случай.</text:p>
      <text:p text:style-name="P2">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мазня. Это такой трюк, знаете, сделать похабно какую-то работу, чтоб больше не просили. Первые признаки инфантильности.</text:p>
      <text:p text:style-name="P2">Т. к. в этот период я болела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2">Второй этап — это тот период, когда я уже стала работать, как и он — нормированный будничный график. Но при это он сидел и шпилил, придя с <text:soft-page-break/>работы, в то время, как я, уставшая после рабочего дня стояла у плиты. Это было нормой.</text:p>
      <text:p text:style-name="P2">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В один из которых под видом помощи мне, пока я вытирала пыль, мыла посуду и полы он — сломал штатив.</text:p>
      <text:p text:style-name="P2">Это было смешно, но очень раздражало — смотреть, как он отлынивает от реальной помощи, занимаясь каким-то второстепенным бесполезным делом, не понятно для чего и не понятно, почему именно сейчас.</text:p>
      <text:p text:style-name="P2">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двигать мебель, *разбирать шкафы*, но и этого тоже не было. В быту, как и в остальном, он был чистой воды потребитель и паразит. Там, где он появлялся, всегда был <text:soft-page-break/>срач. Он все ломал или пачкал, или портил, потом мог сказать просто:</text:p>
      <text:list xml:id="list40641470" text:continue-numbering="true" text:style-name="диалог">
        <text:list-item>
          <text:p text:style-name="P100">Это не я.</text:p>
        </text:list-item>
      </text:list>
      <text:p text:style-name="P2">Мои просьбы по быту сводились, хотя бы, к поддержанию чистоты, но и это его обещание было только на словах. Он всегда реагировал так, будто у меня нет поводов озвучивать подобного рода просьбы. Он совершенно не отдавал себе отчет в том, что наводил беспорядок, забрасывая вещи. Но 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2">Казалось бы, простая бытовуха. Но это был кошмар. Стоило мне только убрать в квартире, как к вечеру опять беспорядок. Разбросанная по всей квартире посуда и вещи, пепел на подоконнике, его состриженная щетина в ванной — это было нормой. И все бы ничего, если бы он хоть как-то помогал по дому.</text:p>
      <text:p text:style-name="Text_20_body"><text:soft-page-break/><text:span text:style-name="T20">Он никогда не готовил еду, хотя и грозился постоянно, мол, «а вообще я вкусно готовлю...». Он никогда не помогал с уборкой, хотя и обещал помочь, но вдруг разболелся зуб. Он мог </text:span><text:span text:style-name="_30__20_Text"><text:span text:style-name="T20">говорить</text:span></text:span><text:span text:style-name="T20"> сколько угодно, но когда приходило время </text:span><text:span text:style-name="_30__20_Text"><text:span text:style-name="T20">делать</text:span></text:span><text:span text:style-name="T20">, ему всегда что-то «мешало». Но чаще всего было:</text:span></text:p>
      <text:list xml:id="list40616211" text:continue-numbering="true" text:style-name="диалог">
        <text:list-item>
          <text:p text:style-name="P100">Обещал? Я этого не помню, а если я не помню, значит этого не было.</text:p>
        </text:list-item>
      </text:list>
      <text:p text:style-name="P2">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его помощь, или мы что-то запланировали на вечер, и я его сижу и жду.</text:p>
      <text:p text:style-name="P2">Я не помню ни дня, чтоб он пришел домой вовремя, как и обещал. Всегда находились отговорки или он просто мог потерять счет времени.</text:p>
      <text:p text:style-name="P2">Когда дело касалось его работы, я просила его:</text:p>
      <text:p text:style-name="P2">— Не обещай, пока не будешь уверен.</text:p>
      <text:p text:style-name="P2">Но он обещал, я знала, что на вечер планы, а на деле сидела в полном одиночестве. Уже ведь поздно что-то менять и кому-то звонить. Моя на<text:soft-page-break/>ивность очевидна. За три года можно было уже понять, что его обещания ничего не стоят, и что я всегда буду на втором месте по важности.</text:p>
      <text:p text:style-name="P2">Каждый раз это было что-то «поважнее» данного мне обещания, и он не мог. При этом он никогда не просил прощения за несдержанное слово.</text:p>
      <text:p text:style-name="P2">Я только сейчас понимаю — представьте, каково жить людям, которые не ощущают ответственности и привязанности? Я боялась, что любая ссора с ним может стать последней. Меня выворачивало на изнанку от всех навязанных мне ощущений.</text:p>
      <text:p text:style-name="P2">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шенно ничего не чувствовал, кроме собственной ущербности, от которой всячески желал избавиться за счет меня.</text:p>
      <text:p text:style-name="P2">Стоит мне ошибиться — это станет поводом для бесконечных разборок, где меня смешают с грязью и растопчут обвинениями, но его вина всегда лежала на ком-то другом. Стоит мне проявить к нему внимание, которого он так всегда желал — <text:soft-page-break/>внимания, признания, как он упрекал меня в надоедливости.</text:p>
      <text:p text:style-name="P2">Он никогда не виноват, а если вдруг его вина становится очевидной — это мелочь, которая не стоит внимания. Ему все сходило с рук.</text:p>
      <text:p text:style-name="P45">* * *</text:p>
      <text:p text:style-name="P2">Как-то я поехала в другой город. На похороны. Это был долгий путь и в целом очень тяжелая поездка. Меня не было две недели.</text:p>
      <text:p text:style-name="P2">В конце где-то недели первой, он позвонил по видео связи и на мой вопрос — как ты? — показал полный срач на кухне! Это была огромная гора грязной посуды, какая-то недоеденная еда в тарелках, кругом мусор и все не на своих местах. Словом, не квартира, а притон.</text:p>
      <text:p text:style-name="P2">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40633113" text:continue-numbering="true" text:style-name="диалог">
        <text:list-item>
          <text:p text:style-name="P100"><text:soft-page-break/>Когда ты уже вернешься?</text:p>
        </text:list-item>
      </text:list>
      <text:p text:style-name="P2">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2">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на нашей кухне!</text:p>
      <text:p text:style-name="P45">* * *</text:p>
      <text:p text:style-name="P2">Может кто-то помнит видео-прикол, где стоит человек в общей душевой и моет голову? Он пытается смыть шампунь с волос, а его товарищ тихонько пристроился сзади, и подливал ему по чуть-чуть шампуня на голову. Шампунь пенился и <text:soft-page-break/>пенился, и у человека в какой-то момент началась истерика от того, что он никак не мог его смыть.</text:p>
      <text:p text:style-name="P2">Я помню, как он начал нервно так кричать, и делал движение, похожее на «биться головой о стену». Все продолжалось несколько минут, пока все просто не начали ржать, и пока он не понял что это просто шутка его друзей.</text:p>
      <text:p text:style-name="P2">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 в кровати, на подоконниках, на балконе, на холодильнике, и даже в холодильнике я собирала все, чтобы помыть.</text:p>
      <text:p text:style-name="P2">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2"><text:soft-page-break/>Помимо нежелания наводить порядки, игнорировались даже просьбы его поддерживать. Он клал что угодно куда угодно, только не на место, постоянно ходил в заляпанной пятнами от еды одежде, пачкал, мусорил, разливал, и каждый раз я слышала:</text:p>
      <text:list xml:id="list40639460" text:continue-numbering="true" text:style-name="диалог">
        <text:list-item>
          <text:p text:style-name="P100">Это не я...</text:p>
        </text:list-item>
      </text:list>
      <text:p text:style-name="P2">Этот человек, если плюнет и попадет на себя — не вытрется. Мне приходилось просить его поменять нижнее белье в котором он ходит несколько дней, на что мне могли ответить:</text:p>
      <text:list xml:id="list40627743" text:continue-numbering="true" text:style-name="диалог">
        <text:list-item>
          <text:p text:style-name="P100">Мне не обязательно стирать трусы каждый день!</text:p>
        </text:list-item>
      </text:list>
      <text:p text:style-name="Text_20_body"><text:span text:style-name="T20">Мне приходилось просить его чистить уши, потому, что </text:span><text:span text:style-name="_30__20_Text"><text:span text:style-name="T20">мне было стыдно</text:span></text:span><text:span text:style-name="T20"> даже представить, что это кто-то заметит. Я даже незаметно для него (чтоб не ранить его самолюбие) чистила его наушники, потому что он мог придти в гости, кинуть их куда-то и это могли увидеть...</text:span></text:p>
      <text:p text:style-name="P2">Я сидела со спиртом и ватной палочкой, подавляя рвотные позывы, и делала все, что могла, чтобы его вид был более или менее опрятным.</text:p>
      <text:p text:style-name="P2"><text:soft-page-break/>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ведь до меня ее не было.</text:p>
      <text:p text:style-name="P2">Я, пожалуй, промолчу, сколько раз в месяц он ходил в душ и каков запах прокисшего пота на человеческом теле. На его коже, не склонной к высыпаниям, появлялись гнойники от того, что он редко принимал душ. Душ — был условием нашей интимной близости.</text:p>
      <text:p text:style-name="P2">Он спал, ходил на природу, ходил по дому и на работу в одной и той же одежде, за месяц занашивая до дыр новые вещи, и на предложение:</text:p>
      <text:list xml:id="list40613389" text:continue-numbering="true" text:style-name="диалог">
        <text:list-item>
          <text:p text:style-name="P100">Пойдем купим тебе что-нибудь новое.</text:p>
        </text:list-item>
      </text:list>
      <text:p text:style-name="P2">Он отвечал:</text:p>
      <text:list xml:id="list40641807" text:continue-numbering="true" text:style-name="диалог">
        <text:list-item>
          <text:p text:style-name="P100">У меня все есть, мне ничего не надо.</text:p>
        </text:list-item>
      </text:list>
      <text:p text:style-name="P2">И ходил мятый и грязный, как бомж, а я просто не могла за этим уследить.</text:p>
      <text:p text:style-name="P2">Я уходила раньше его, и приходила раньше. Я встречала его в ужасе от того, в каком виде он по<text:soft-page-break/>шел на работу. Неудивительно, что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pan text:style-name="T20">Это было еще одно чувство вины. Но в отличии от всех остальных, навязанных мне, это был стыд. </text:span><text:span text:style-name="_30__20_Text"><text:span text:style-name="T20">Мне было стыдно</text:span></text:span><text:span text:style-name="T20"> от того, я не справляюсь, как его девушка, и мой мужчина не выглаженный и не накрахмаленный, как я бы этого хотела.</text:span></text:p>
      <text:p text:style-name="P2">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моей проблемой — его все устраивало. Он стыда за свой внешний вид не испытывал.</text:p>
      <text:p text:style-name="P41"><text:soft-page-break/>* * *</text:p>
      <text:p text:style-name="Text_20_body"><text:span text:style-name="T20">А вы знали, что </text:span><text:span text:style-name="_30__20_Text"><text:span text:style-name="T20">неряшливость является одним из симптомов психического отклонения</text:span></text:span><text:span text:style-name="T20">? 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span></text:p>
      <text:p text:style-name="P2">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40614802" text:continue-numbering="true" text:style-name="диалог">
        <text:list-item>
          <text:p text:style-name="P100">Котик, поставь, пожалуйста кружку в раковину, можешь не мыть...</text:p>
        </text:list-item>
      </text:list>
      <text:p text:style-name="P2">Даже такая формулировка могла быть причиной 3-х дневного молчания. Потому, что я его обидела, сделав замечание. Он никак не объяснял это, не аргументировал. Он просто прекращал со мной разговаривать.</text:p>
      <text:p text:style-name="P2"><text:soft-page-break/>Вот так все просто. Этот способ манипуляцией чувством вины. Он строил из себя «жертву» после малейшего замечания, озвучивая это простой фразой:</text:p>
      <text:list xml:id="list40625570" text:continue-numbering="true" text:style-name="диалог">
        <text:list-item>
          <text:p text:style-name="P100">Я не буду тебе ничего доказывать.</text:p>
        </text:list-item>
      </text:list>
      <text:p text:style-name="P2">Я не достойна его объяснений, ответов. Он не считал нужным объясниться или выслушать. Изгнание — вот чего, по его мнению, я заслуживала. Он накосячит, меня наказывает, я прошу прощение... Я не помню ни единого раза, чтоб он попросил прощение. Ни одного. Всегда:</text:p>
      <text:list xml:id="list40637985" text:continue-numbering="true" text:style-name="диалог">
        <text:list-item>
          <text:p text:style-name="P100">Это не я...</text:p>
        </text:list-item>
        <text:list-item>
          <text:p text:style-name="P100">Если я этого не помню, значит этого не было.</text:p>
        </text:list-item>
        <text:list-item>
          <text:p text:style-name="P100">Я имею право хранить молчание.</text:p>
        </text:list-item>
        <text:list-item>
          <text:p text:style-name="P100">Я ничего не обещал.</text:p>
        </text:list-item>
      </text:list>
      <text:p text:style-name="P45"><text:soft-page-break/>* * *</text:p>
      <text:p text:style-name="P2">Как-то мы праздновали новый год в компании его странных друзей. Я уже описывала этот день,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2">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2">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2">Разбудить его так и не удалось, но на утро он, конечно же, ничего не помнил. У него и в мыслях <text:soft-page-break/>не было — попросить прощение за испорченный праздник.</text:p>
      <text:list xml:id="list40620627" text:continue-numbering="true" text:style-name="диалог">
        <text:list-item>
          <text:p text:style-name="P100">Я ничего не помню. А, если я ничего не помню — значит этого не было. — улыбаясь, повторял он.</text:p>
        </text:list-item>
      </text:list>
      <text:p text:style-name="P2">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45">* * *</text:p>
      <text:p text:style-name="Text_20_body"><text:span text:style-name="T20">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0">триггера</text:span></text:span><text:span text:style-name="T20">.</text:span></text:p>
      <text:p text:style-name="P2">Однажды со мной кое что приключилось — на меня напали. Мне было 17 лет и, с тех пор, года три я боялась находиться наедине с мужчиной. Даже друзей я не могла подпустить к себе ближе, чем расстояние вытянутой руки. Я уже очень давно отошла от этого инцидента, но факт остается фактом — есть наличие психологической травмы.</text:p>
      <text:p text:style-name="P2"><text:soft-page-break/>Конечно он знал об этом, но очень часто подкрадывался незаметно и пугал меня! И — смеялся над тем, как я подпрыгиваю и ору, как меня начинает трусить. Для него это была смешная шутка.</text:p>
      <text:p text:style-name="P2">Он знал, что я год после того инцидента ходила с ножом, чтоб отрезать тому мудаку его достоинство, на случай, если встречу его. Но он смеялся, потому, что по его словам, я выгляжу забавной, когда мне страшно...</text:p>
      <text:p text:style-name="P2">Тогда я думала, что он не понимает, насколько для меня это болезненно. Я очень злилась и просила, требовала, чтоб он так не делал, объясняла почему, но он продолжал издеваться надо мной со всей свой патологической инфантильностью, не понимая, что для меня это очень большой стресс.</text:p>
      <text:p text:style-name="P2">Или он понимал? Я не могу ответить на этот вопрос. Делал он это специально или нет — он это делал, хотя мог бы не делать, ведь я его неоднократно об этом просила.</text:p>
      <text:p text:style-name="P2">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text:soft-page-break/>живания ничего для него не значат. Это было лишь его желанием поднять свое настроение за счет моего страха, осознано или нет — это не имеет значение. Но это было.</text:p>
      <text:p text:style-name="P2">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2">Он упрекал меня в том, что я кричу на него просто так, ведь он не виноват в том, что когда-то кто-то пытался меня изнасиловать, и обижался на мою злость. Это ведь не он тогда напугал меня. Он просто пошутил...</text:p>
      <text:p text:style-name="P45">* * *</text:p>
      <text:p text:style-name="P2">Вот еще одна история. Очередная ссора из-за того, что он «вырвал» из контекста такую мою фразу: «У меня нет семьи». Речь шла о знакомой ему женщине, с которой он пытался меня сравни<text:soft-page-break/>вать, навязывая ее точку зрения, мол вот она так считает...</text:p>
      <text:p text:style-name="P2">Я ответила, что мы с ней совершенно разные — она гораздо старше, ее жизнь кардинально отличается от моей. Как я могу рассуждать, как она, не имея ее опыта, статуса, положения?!</text:p>
      <text:p text:style-name="P2">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2">Я была в шоке от такого спонтанного сообщения. Как говорится: «Ничто не предвещало беды...». Но согласилась. Я сказала, что и сама не вижу смысла друг друга мучить. Спокойно так, без криков и истерик.</text:p>
      <text:p text:style-name="P2">Это был очередной абсурдный конфликт, настолько абсурдный, что я поддержала — так больше не может продолжаться, пора думать о будущем, а его нет у этих отношений.</text:p>
      <text:p text:style-name="P2">Он ушел спать на кухню в своем засаленном спальнике, игнорируя мои попытки уговорить его <text:soft-page-break/>не выделываться и спать в постели. Помню я ему еще подушку принесла.</text:p>
      <text:p text:style-name="P2">Да — здравый смысл в голове был и сказал мне — пора! Эти конфликты, полные непонимания, ни к чему не приведут. Эти вечные ссоры на пустом месте, где я не права, должны рано или поздно закончиться!</text:p>
      <text:p text:style-name="P2">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2"/>
      <text:p text:style-name="P49">«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49">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text:soft-page-break/>Все мои попытки отстраниться, уйти, сбежать это страх и бессилие.</text:p>
      <text:p text:style-name="P49">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49">В судьбу я не верю, я верю только в свои силы. Если ты считаешь, что сил больше нет — я не вправе тебе ничего навязывать.»</text:p>
      <text:p text:style-name="P49"/>
      <text:p text:style-name="P2">«Невооруженным» взглядом очень сложно увидеть подвох в этом, казалось бы, безобидном письме. Вот и я тогда купилась и простила. «Отрезвев» и прочитав его уже сейчас, когда многое прояснилось, я попробую раскрыть скрытый смысл этих фраз.</text:p>
      <text:p text:style-name="P3">«У нас все прекрасно»</text:p>
      <text:p text:style-name="P2">Это ложь. Мы постоянно ссоримся. У нас все плохо настолько, что мы решили расстаться.</text:p>
      <text:p text:style-name="P2"><text:span text:style-name="T10">Цель</text:span>: сбить с толку с первой фразы, которая совершенно противоречит сложившейся ситуации. Ведь мы приняли решение разорвать отношения.</text:p>
      <text:p text:style-name="P3"><text:soft-page-break/>«У нас отлично получается»</text:p>
      <text:p text:style-name="P5">Что получается? Жить? Строить семью? Делать друг-друга счастливыми? Заботиться друг о друге? Не понятно...</text:p>
      <text:p text:style-name="P2"><text:span text:style-name="T10">Цель</text:span>: внушить утверждение, что ошибок не было. Все идет по плану, как и должно быть.</text:p>
      <text:p text:style-name="P3">«Нас любят. В нас верят»</text:p>
      <text:p text:style-name="Text_20_body"><text:span text:style-name="T20">На первый взгляд ничего странного. Мы кому-то нравимся — это же хорошо. Но, на самом деле, это — </text:span><text:span text:style-name="_30__20_Text"><text:span text:style-name="T20">триангуляция</text:span></text:span><text:span text:style-name="T20"> — метод, в котором манипуляторы оперируют чужими, а порой даже выдуманными мнениями, приводя их, как аргументы, с которыми не поспоришь.</text:span></text:p>
      <text:p text:style-name="P2">Это сбивает с толку, тем, что нас действительно считают замечательной парой. Но, на самом деле, это видимость, что мы замечательные. У нас много проблем, которые еще тогда не выносились на всеобщий суд.</text:p>
      <text:p text:style-name="P2">Но его устраивало не то, что мы хорошая пара, ведь это не так — у нас слишком много проблем, а то, что мы создаем видимость хорошей пары.</text:p>
      <text:p text:style-name="P2"><text:soft-page-break/>В этом утверждении он объединил нас в одно целое. Ты и я — мы пара, и нас — любят. То есть — и я хороший, и ты.</text:p>
      <text:p text:style-name="P2"><text:span text:style-name="T10">Цель</text:span>: утвердиться в позиции — я такой же хороший, как и ты, что отрицает — я плохой, я тебя обидел.</text:p>
      <text:p text:style-name="P3">«Верю в тебя. Ты большая умница и нужно быть слепым, чтоб не заметить это»</text:p>
      <text:p text:style-name="P2">Ох! Это «удар под дых»! Мы же все любим, когда нас хвалят, когда наши большие и маленькие заслуги замечают, не так ли? А манипуляторы этим пользуются, воспринимая наивность, как слабость, но делают это как раз тогда, когда все плохо, ведь у них заканчиваются инструменты воздействия.</text:p>
      <text:p text:style-name="Text_20_body"><text:span text:style-name="T20">Этот метод называется </text:span><text:span text:style-name="_30__20_Text"><text:span text:style-name="T20">манипуляцией тщеславием (положительное подкрепление)</text:span></text:span><text:span text:style-name="T20">.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2"><text:soft-page-break/><text:span text:style-name="T10">Цель</text:span>: ввести в заблуждение похвалой, что ослабляет жертву в ее позиции сопротивления.</text:p>
      <text:p text:style-name="P3">«Никто не говорил, что будет легко»</text:p>
      <text:p text:style-name="P2">И снова триангуляция, но уже более обобщающая. Тебе никто не обещал, что все будет гладко. Будет сложно. Смирись.</text:p>
      <text:p text:style-name="P2"><text:span text:style-name="T10">Цель</text:span>: внушить жертве, что сложности, которыми он ее изматывает — нормальны, оперируя тем, что, якобы, все так живут.</text:p>
      <text:p text:style-name="P3">«Я не согласен рушить все из-за какой-то фигни. Это несправедливо»</text:p>
      <text:p text:style-name="P2">Еще пару часов назад он сказал мне собирать вещи, а теперь несогласен все рушить...</text:p>
      <text:p text:style-name="Text_20_body"><text:span text:style-name="T20">Это не просьба не рушить и не раскаяние в своих ошибках. Это констатация факта несогласия, которая не несет в себе попыток все исправить. В добавок ко всему, это </text:span><text:span text:style-name="_30__20_Text"><text:span text:style-name="T20">манипуляция чувством вины</text:span></text:span><text:span text:style-name="T20"> — он надевает маску «жертвы» обвиняет меня в несправедливости уже моих действий.</text:span></text:p>
      <text:p text:style-name="P2"><text:span text:style-name="T10">Цель</text:span>: своим отказом от собственного решения показать жертве, что ответственность уже за ее <text:soft-page-break/>несправедливое решение расстаться лежит отныне на ее плечах.</text:p>
      <text:p text:style-name="P3">«Я не верну назад всех гадостей, которые тебе пришлось услышать»</text:p>
      <text:p text:style-name="P2">Он не чувствует свою вину за сказанное и демонстрирует это, иначе бы он сказал: «Жаль, что не могу вернуть...», но при этом он жалеет жертву за услышанное: «Тебе пришлось».</text:p>
      <text:p text:style-name="P2"><text:span text:style-name="T10">Цель</text:span>: сбить с толку жалостью к жертве, не сожалея о сказанном.</text:p>
      <text:p text:style-name="P3">«Все мои попытки отстраниться, уйти, сбежать это страх и бессилие»</text:p>
      <text:p text:style-name="Text_20_body"><text:span text:style-name="_30__20_Text"><text:span text:style-name="T20">Манипуляция жалостью</text:span></text:span><text:span text:style-name="T20"> — посмотри, как мне страшно!</text:span></text:p>
      <text:p text:style-name="P2"><text:span text:style-name="T10">Цель</text:span>: вызвать жалость, сострадание и понимание, что притупляет желание жертвы дать отпор и стоять на своем.</text:p>
      <text:p text:style-name="P3">«Да, это все описывается простой фразой — "я люблю тебя"»</text:p>
      <text:p text:style-name="P2"><text:soft-page-break/>Контрольный выстрел в голову — признание в любви. Якобы — ведь это не обращение, если вы заметили.</text:p>
      <text:p text:style-name="P2">Это <text:span text:style-name="T1">фраза</text:span> «я тебя люблю». Она взята в кавычки, как цитата неизвестного автора и, на самом деле, она ничего не «описывает». Это не признание жертве. Иначе бы это звучало так, например: «Я просто тебя люблю и не могу себя взять в руки...» Или как-то так...</text:p>
      <text:p text:style-name="P2"><text:span text:style-name="T10">Цель</text:span>: ввести в заблуждение завуалированным признанием, дабы ослабить попытки жертвы к сопротивлению.</text:p>
      <text:p text:style-name="P3">«Любящий человек способен делать глупости»</text:p>
      <text:p text:style-name="P2">Не он — любящий. Речь идет о каком-то незнакомом человеке, стало быть об авторе той самой <text:span text:style-name="T1">фразы</text:span>. Это любящий человек влюблен и делает глупости. Эта реплика также может трактоваться как триангуляция.</text:p>
      <text:p text:style-name="P2"><text:span text:style-name="T10">Цель</text:span>: попытка оправдаться за счет общепринятого мнения.</text:p>
      <text:p text:style-name="P3"><text:soft-page-break/>«Если ты поймешь, что история заканчивается здесь — да будет так»</text:p>
      <text:p text:style-name="P2"><text:span text:style-name="T10">Цель</text:span><text:span text:style-name="T11">:</text:span> заставить жертву нести ответственность, демонстрируя свое смирение.</text:p>
      <text:p text:style-name="P3">«В судьбу я не верю, я верю только в свои силы»</text:p>
      <text:p text:style-name="P2">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действием, направленным на то, чтобы все исправить. И даже не демонстрацией приложения усилий.</text:p>
      <text:p text:style-name="P2">Цель: сбить с толку завуалированным обманчивым утверждением — я прилагаю все усилия.</text:p>
      <text:p text:style-name="P3">«Если ты считаешь, что сил больше нет — я не вправе тебе ничего навязывать»</text:p>
      <text:p text:style-name="P2">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2"><text:soft-page-break/><text:span text:style-name="T10">Цель</text:span>: либо заставить жертву признать, что она слаба, либо заставить доказать, что это не так.</text:p>
      <text:p text:style-name="P2">Итак, что у нас получается:</text:p>
      <text:p text:style-name="P2"/>
      <text:p text:style-name="P49">«У нас все прекрасно и я знаю, что ты хочешь в это верить, даже не смотря на то, что еще пару часов назад я не хотел тебя ни видеть, ни слышать — у нас все хорошо.</text:p>
      <text:p text:style-name="P49">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49">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49">Я такой же хороший как и ты, поэтому нас любят и в нас верят. Я верю, что ты примешь верное решение, ведь ты же умница и не <text:soft-page-break/>станешь рушить наши отношения! А если разрушишь, то не умница.</text:p>
      <text:p text:style-name="P49">Никто не говорил, что будет легко. Все говорят, будет сложно и ты должна с этим смириться. Этого не избежать — так все сказали, они знают лучше.</text:p>
      <text:p text:style-name="P49">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получается, ведь я в правильном направлении. Но ты уходишь, несправедливо лишая меня возможности насладиться победой.</text:p>
      <text:p text:style-name="P49">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49">Я растерян и не знаю, что мне делать. Мне страшно и я обессилен. Ты не можешь быть такой бесчувственной и бросить меня, когда ты мне так нужна!</text:p>
      <text:p text:style-name="P49"><text:soft-page-break/>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49">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49">Я не верю в судьбу и стечение обстоятельств, но я слишком ленив, чтобы что-то предпринимать: просить прощение или просить, чтоб ты передумала. Я верю, что смогу переубедить тебя обманом...</text:p>
      <text:p text:style-name="P49">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text:soft-page-break/>дальнейшую судьбу, если я не могу тобой управлять.»</text:p>
      <text:p text:style-name="P49"/>
      <text:p text:style-name="P2">Впечатляет, не правда ли? Я не зря включила это письмо именно в эту главу. Ведь все, что там описано можно сказать этими тремя словами: «это не я».</text:p>
      <text:h text:style-name="P75" text:outline-level="1"><text:s/><text:bookmark-start text:name="Glava_11__Trio"/>Глава 11. <text:line-break/>Трио<text:bookmark-end text:name="Glava_11__Trio"/></text:h>
      <text:p text:style-name="P2">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40626078" text:continue-numbering="true" text:style-name="диалог">
        <text:list-item>
          <text:p text:style-name="P100">Лучшая измена та, о которой никто ничего не знает!</text:p>
        </text:list-item>
      </text:list>
      <text:p text:style-name="P2">И обсуждали они это при мне и при своих девушках и женах. Я человек не ревнивый, так что я отшучивалась, мол:</text:p>
      <text:list xml:id="list40628560" text:continue-numbering="true" text:style-name="диалог">
        <text:list-item>
          <text:p text:style-name="P100">Спасибо, что сказали... Буду знать!</text:p>
        </text:list-item>
      </text:list>
      <text:p text:style-name="P2"><text:soft-page-break/>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40616443" text:continue-numbering="true" text:style-name="диалог">
        <text:list-item>
          <text:p text:style-name="P100">И, будь уверен, я это сделаю...</text:p>
        </text:list-item>
      </text:list>
      <text:p text:style-name="P2">Я думаю, что именно это его останавливало — моя готовность поступить так же. Как-то он спросил у меня, что я сделаю, если узнаю, что он мне изменил.</text:p>
      <text:list xml:id="list40626024" text:continue-numbering="true" text:style-name="диалог">
        <text:list-item>
          <text:p text:style-name="P100">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сама изменю, а потом подробности расскажу...</text:p>
        </text:list-item>
      </text:list>
      <text:p text:style-name="P2">И я действительно не знала. Теперь знаю, но тогда — нет...</text:p>
      <text:p text:style-name="P2">Бывало, идем по улице, а он такой:</text:p>
      <text:list xml:id="list40619716" text:continue-numbering="true" text:style-name="диалог">
        <text:list-item>
          <text:p text:style-name="P100">Смотри, какая жопа!</text:p>
        </text:list-item>
      </text:list>
      <text:p text:style-name="P2">Смотрю... ну жопа, а мне другие нравятся. Слегка большие, кругленькие такие, как мячики, тут <text:soft-page-break/>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2"/>
      <text:p text:style-name="P54">«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54">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38">Шейнов В. П., «Скрытое управление человеком»</text:p>
      <text:p text:style-name="Цитата_20_-_20_автор"><text:span text:style-name="Default_20_Paragraph_20_Font"><text:span text:style-name="T24"><text:s/></text:span></text:span></text:p>
      <text:p text:style-name="P2"><text:soft-page-break/>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2">— Смотри какая спинка... И куртка у него классная, надо и тебе такую купить...</text:p>
      <text:p text:style-name="P2">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2">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я не обделена.</text:p>
      <text:p text:style-name="P46"><text:soft-page-break/>* * *</text:p>
      <text:p text:style-name="P2">Постепенно его намеки и акцентирование внимания на удовлетворении его больного либидо переросли в новую тему — «трио».</text:p>
      <text:p text:style-name="P2">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2">Конечно, я говорила в шутку, но старалась, чтоб прозвучало это, как можно убедительнее. Так смешно вспоминать его удивленное лицо:</text:p>
      <text:list xml:id="list40630260" text:continue-numbering="true" text:style-name="диалог">
        <text:list-item>
          <text:p text:style-name="P100">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2">Не, ну вы поняли? А я значит представляю! Насчет третьей девочки он говорил, что даже прикасаться к ней не будет:</text:p>
      <text:list xml:id="list40627208" text:continue-numbering="true" text:style-name="диалог">
        <text:list-item>
          <text:p text:style-name="P100"><text:soft-page-break/>Я просто на вас посижу посмотрю...</text:p>
        </text:list-item>
      </text:list>
      <text:p text:style-name="P2">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3">добиться </text:span>самоутверждения.</text:p>
      <text:p text:style-name="P2">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а ты не справляешься.</text:p>
      <text:p text:style-name="P2">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реакцию.</text:p>
      <text:p text:style-name="P2">Что тут сказать? Любила — безумно. Боготворила — да. Дорожила — да. Ну не ревнивая я!</text:p>
      <text:p text:style-name="P2">Реагировала я всегда спокойно, подыгрывала шутками и, как я сейчас понимаю — уничтожала <text:soft-page-break/>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2">Он надеялся, что я настолько сильно его люблю, что не брошу его из-за «такой мелочи», как измена или секс с другой девочкой. Он знал, что останется безнаказанным, но он ошибался.</text:p>
      <text:p text:style-name="P2">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2">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0">Обычно такое давление происходит в тот момент, когда жертва совершенно не способна сопротивляться, и она понимает, что она — ничто, </text:span><text:soft-page-break/><text:span text:style-name="T20">совершенно обесцененное существо, которым </text:span><text:span text:style-name="_30__20_Text"><text:span text:style-name="T20">пользуются, но при этом не бросают</text:span></text:span><text:span text:style-name="T20">. И факт измены ее идеализированного мучителя уходит на второй план, лишь бы он оставался рядом и не рвал отношения с жертвой.</text:span></text:p>
      <text:p text:style-name="P2">На этой стадии жертва много раз слышала:</text:p>
      <text:list xml:id="list40622230" text:continue-numbering="true" text:style-name="диалог">
        <text:list-item>
          <text:p text:style-name="P100">Да кому ты нужна, кроме меня?! — и понимала, что и правда, ведь в ней столько недостатков! Она ведь постоянно в чем-то виновата...</text:p>
        </text:list-item>
        <text:list-item>
          <text:p text:style-name="P100">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100">Маша/Петя вообще не понимает, почему я с тобой до сих пор не развелся! — и правда, почему? Ведь я все делаю неправильно — недостаточно хорошо зарабатываю, невкусно готовлю, безвкусно одеваюсь, говорю глупые вещи и постоянно чем-то недовольна...</text:p>
        </text:list-item>
      </text:list>
      <text:p text:style-name="P2">Список можно продолжать.</text:p>
      <text:p text:style-name="P2">Итак, жертва, некогда прекрасная, веселая, жизнерадостная и ухоженная личность (личность <text:soft-page-break/>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2">На этой стадии отношений с манипулятором, жертва видит в зеркале нечто потрепанное, с отсутствующим взглядом, запущенной внешностью и сутулой осанкой, и снаружи и внутри напоминающую выжатый лимон.</text:p>
      <text:p text:style-name="Text_20_body"><text:span text:style-name="T20">В процессе </text:span><text:span text:style-name="_30__20_Text"><text:span text:style-name="T20">отмены</text:span></text:span><text:span text:style-name="T20">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привлекательной и манипулятор знает, что она уже никуда не денется.</text:span></text:p>
      <text:p text:style-name="P2">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унижения и гнобления. Именно этими факторами и руководствуются манипулято<text:soft-page-break/>ры, проделывая все свои трюки с живым человеком.</text:p>
      <text:p text:style-name="P2">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 нужная, и готова сделать все, лишь бы ее не бросили.</text:p>
      <text:p text:style-name="P41">* * *</text:p>
      <text:p text:style-name="P2">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иногда получала удовольствие, конечно же, но делала вид, что вообще в раю!</text:p>
      <text:p text:style-name="P2">Я пыталась поднять его в край заниженную самооценку.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2"><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text:p>
      <text:p text:style-name="P2">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2">А когда у меня уже не было сил, я передавала эстафету, и все заканчивалось. Не скоро, но это был всегда один ритм — туда-сюда, ничего интересного. Обычно даже слишком долго. Дольше, чем хотелось бы. Не знаю, кто ему сказал, что чем дольше, тем лучше, но я бы на его месте делала упор на технику.</text:p>
      <text:p text:style-name="P2">Я знала, что ему хорошо, и мне было хорошо. В эмоциональном плане. На уровне чувств. Искренне...</text:p>
      <text:p text:style-name="P2"><text:soft-page-break/>Короче, сейчас, отрезвев немного, я понятия не имею, что он хотел делать с двумя девочками в постели, если не мог даже с одной справиться... Ну да ладно. Это уже не моя компетенция. Итак, постепенно, все чаще и чаще он начал говорить, что:</text:p>
      <text:list xml:id="list40644995" text:continue-numbering="true" text:style-name="диалог">
        <text:list-item>
          <text:p text:style-name="P100">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2">Это, к слову, цитата из записанного мною на диктофон нашего разговора. Но об этом позже. И это... — на земле больше семи миллиардов человек населения. Ну да ладно.</text:p>
      <text:p text:style-name="P2">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75" text:outline-level="1"><text:s/><text:bookmark-start text:name="Glava_12__Nie_noi"/>Глава 12. <text:line-break/>Не ной<text:bookmark-end text:name="Glava_12__Nie_noi"/></text:h>
      <text:p text:style-name="P2">Если со всеми остальными недостатками я могла смириться, то с одним я мириться не хотела. По быту — да. Я задавала себе вопросы:</text:p>
      <text:list xml:id="list40640559" text:continue-numbering="true" text:style-name="диалог">
        <text:list-item>
          <text:p text:style-name="P100">Я могу с этим жить? — Да.</text:p>
        </text:list-item>
        <text:list-item>
          <text:p text:style-name="P100">Мне сложно убрать эту кружку с холодильника? — Нет, и пусть это пять раз за вечер — корона не слезет, подумаешь, какая-то кружка... Стоит ли из-за этого ругаться?!</text:p>
        </text:list-item>
      </text:list>
      <text:p text:style-name="P2">Но с одним я мириться не захотела, так и не смогла — с его пофигизмом на мои личные проблемы. Будь то разногласия с родителями или коллегами. Вот подставил меня коллега, с которым мы дружили, и я не могла понять — почему? Что я ему такого сделала?</text:p>
      <text:p text:style-name="P2"><text:soft-page-break/>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работу нашла сразу же. Я так расстроилась, рассуждала — что же человека толкает на предательство, да еще и такое подлое?.. На что он мне говорил:</text:p>
      <text:list xml:id="list40642619" text:continue-numbering="true" text:style-name="диалог">
        <text:list-item>
          <text:p text:style-name="P100">Не ной.</text:p>
        </text:list-item>
        <text:list-item>
          <text:p text:style-name="P100">Мне неинтересно это слушать.</text:p>
        </text:list-item>
        <text:list-item>
          <text:p text:style-name="P100">Это ты виновата, это ты допустила.</text:p>
        </text:list-item>
        <text:list-item>
          <text:p text:style-name="P100">Разберись с этим сама...</text:p>
        </text:list-item>
      </text:list>
      <text:p text:style-name="P2">Мои попытки получить его поддержку воспринимались, как моя враждебность и конфликтность по отношению к нему. Я могла придти домой в плохом настроении, и получала его упрек в моей претензии к нему, которой не было.</text:p>
      <text:p text:style-name="P2">Он часто говорил, что я на него срываюсь, в то время, как с моей стороны была лишь описана ситуация, которая меня расстроила или разозлила. Так он уходил от любой возможности участия в <text:soft-page-break/>поддержки меня в трудную ситуацию, что часто сопровождалось его:</text:p>
      <text:list xml:id="list40637080" text:continue-numbering="true" text:style-name="диалог">
        <text:list-item>
          <text:p text:style-name="P100">А я тут при чем?!</text:p>
        </text:list-item>
      </text:list>
      <text:p text:style-name="P2">Или:</text:p>
      <text:list xml:id="list40636401" text:continue-numbering="true" text:style-name="диалог">
        <text:list-item>
          <text:p text:style-name="P100">Почему я должен это выслушивать?!</text:p>
        </text:list-item>
      </text:list>
      <text:p text:style-name="P2">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акие моменты.</text:p>
      <text:p text:style-name="P2">Но мы, к сожалению, говорим о деструктивных отношениях. Он всячески пытался уйти от подобного рода разговоров, обвиняя меня в давлении, хотя просить принять свою точку зрения и просить выслушать — это разные вещи, согласитесь...</text:p>
      <text:p text:style-name="P2">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и навсегда потеряла возможность с ним познакомиться и узнать какой он.</text:p>
      <text:p text:style-name="P2">Эта моя горечь проявлялась тогда, когда я, например, смотрела фильмы. В сценах «отец-ре<text:soft-page-break/>бенок» я просто не могу сдержаться и постоянно пускаю слезу. Как вы уже поняли, даже эта моя слабость ему мешала. В такие моменты он мог сказать:</text:p>
      <text:list xml:id="list40621769" text:continue-numbering="true" text:style-name="диалог">
        <text:list-item>
          <text:p text:style-name="P100">Я сейчас выключу, если ты не успокоишься! Хватит нюни распускать — это же просто фильм!</text:p>
        </text:list-item>
      </text:list>
      <text:p text:style-name="P2">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что я разозлила его своим нытьем.</text:p>
      <text:p text:style-name="P41"><text:s/>* * *</text:p>
      <text:p text:style-name="P2">Зато о его проблемах я знала все от и до.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text:soft-page-break/>лос и даже размер задницы — вот сколько я за нее выслушала!</text:p>
      <text:p text:style-name="P2">В итоге он тоже оттуда ушел, как и я. И речь шла о его непосредственной начальнице, как и о моем непосредственном начальнике. Он ушел, и я ушла.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40642827" text:continue-numbering="true" text:style-name="диалог">
        <text:list-item>
          <text:p text:style-name="P100">Хватит ныть! Соберись, тряпка!</text:p>
        </text:list-item>
      </text:list>
      <text:p text:style-name="P2">Он не хотел слушать о моих проблемах и называл это «дипломатией». Его «спину» он называл дипломатической реакцией на мое иррациональное поведение.</text:p>
      <text:p text:style-name="P45">* * *</text:p>
      <text:p text:style-name="P2">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text:soft-page-break/>могла стать причиной его «депрессии», «головной боли», «грусти», где главной целью было получить утешение.</text:p>
      <text:p text:style-name="P2">Я человек очень, даже слишком искренний. Я не умею играть или «делать вид» — у меня все на лице написано. Так вот, когда он видел, что со мной что-то не так, я расстроена, или зла, или у меня что-то болит, он сразу пытался спроецировать это состояние на себе, что вызывало у меня чувство жалости и толкало меня на поддержку.</text:p>
      <text:p text:style-name="P2">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2">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 а когда я, вместо обсуждения проблемы, пыталась объяснить, что он тут ни при чем, мне просто необходимо выговориться, то <text:soft-page-break/>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2">Он просто не способен оказывать поддержку. Он понимал, что социум и общество имеет несколько негласных правил, которые зовутся — нормами поведения, и если не будут выполнены такие нормы, как сопереживать, радоваться, стыдиться, то социум решит, что с тобой что-то не так.</text:p>
      <text:p text:style-name="P2">Другими словами, он понимал, что меня нужно утешить, но просто не знал — как. Поэтому он находил пути отступления от этого «ритуала утешения», чаще всего обвинениями меня в сверхчувствительности и иррациональности.</text:p>
      <text:p text:style-name="P2">Я ему рассказывала, что, в принципе-то, ничего делать и не надо, — подойти и обнять, всего-то делов.</text:p>
      <text:list xml:id="list40620953" text:continue-numbering="true" text:style-name="диалог">
        <text:list-item>
          <text:p text:style-name="P81"><text:span text:style-name="T20">Объятия, — говорила я, — это как стена, которая ограждает меня от всех проблем и дарит чувство защищенности, что особенно помогает в </text:span><text:soft-page-break/><text:span text:style-name="T20">минуты, когда тяжело. Просто обними и все... Я не жду советов и не прошу тебя что-то решить за меня...</text:span></text:p>
        </text:list-item>
      </text:list>
      <text:p text:style-name="P2">И знаете, сколько раз он меня обнял за три года? Один — в последнюю ссору. Просто все остальное время я была «виновата», и обнимать меня было не за что.</text:p>
      <text:p text:style-name="P2">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2">Он не позволяет вам проявлять чувства и блокирует их при малейшей попытке.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2">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text:p>
      <text:p text:style-name="P46"><text:soft-page-break/>* * *</text:p>
      <text:p text:style-name="P2">Однажды мы о чем-то пытались поговорить, но у него «вдруг» разболелась голова. Был вечер, мы только что поужинали и тут он начинает метаться в поисках обезболивающей таблетки.</text:p>
      <text:p text:style-name="Text_20_body"><text:span text:style-name="T20">Он берет стакан, набирает воды, запивает таблетку и просто </text:span><text:span text:style-name="_30__20_Text"><text:span text:style-name="T20">бросает</text:span></text:span><text:span text:style-name="T20"> стакан в раковину, в которой лежит еще не помытая посуда! Этот жест повествовал, стало быть, о невыносимой головной боли, и на мой вопрос: «Зачем ты кинул стакан в раковину?» он ответил, что не понимал, что делает из-за очень сильной головной боли.</text:span></text:p>
      <text:p text:style-name="P2">А сейчас вспоминаем мои походы с рюкзачком на костылях за сосисками, и, заодно, — шкаф и: «Ты что, сама не доедешь?»</text:p>
      <text:p text:style-name="P2">Ну конечно! Это же головная боль! Что может быть хуже?!</text:p>
      <text:p text:style-name="P41"><text:soft-page-break/>* * *</text:p>
      <text:p text:style-name="P2">О его проблемах в семье я знала все в подробностях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2">Он сходил с ума после каждого двухчасового телефонного разговора с родственниками и в прямом смысле — бился головой о стену! Мы разговаривали об этом ночи на пролет. Мы искали выходы и решения, чтобы это все прекратить или ослабить... Но стоит мне сказать, что я устала, завтра на работу рано вставать и мне пора спать, я слышала:</text:p>
      <text:list xml:id="list40627944" text:continue-numbering="true" text:style-name="диалог">
        <text:list-item>
          <text:p text:style-name="P100">Тебе что совсем наплевать на мои проблемы?! ВОТ ТАК ВСЕГДА! Иди спи. Главное, чтоб тебе было хорошо...</text:p>
        </text:list-item>
      </text:list>
      <text:p text:style-name="P2">И я сидела, куняла, но слушала, потому, что я ему нужна. Ему тяжело и для него это важно, и — я его люблю... А со своими проблемами разбира<text:soft-page-break/>лась сама. И всегда это сопровождалось его «заботливым»:</text:p>
      <text:list xml:id="list40636230" text:continue-numbering="true" text:style-name="диалог">
        <text:list-item>
          <text:p text:style-name="P100">Хватит ныть! Соберись, тряпка!</text:p>
        </text:list-item>
      </text:list>
      <text:p text:style-name="Text_20_body"><text:span text:style-name="T20">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0">ему это неинтересно</text:span></text:span><text:span text:style-name="T20">, говорил, что </text:span><text:span text:style-name="_30__20_Text"><text:span text:style-name="T20">я выношу ему мозг</text:span></text:span><text:span text:style-name="T20">. Он поучительно наваливал, что мне нужно меняться и быть сильной, и всегда показывал спину, обвиняя меня в сверхчувствительности.</text:span></text:p>
      <text:p text:style-name="P2">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Но ему можно! Главное — не ныть.</text:p>
      <text:p text:style-name="P2">Даже сейчас мне говорят друзья, когда уже весь это ад закончился:</text:p>
      <text:list xml:id="list40619452" text:continue-numbering="true" text:style-name="диалог">
        <text:list-item>
          <text:p text:style-name="P100">Ты же девочка, ты должна быть слабой... (в понимании женственности).</text:p>
        </text:list-item>
      </text:list>
      <text:p text:style-name="P2"><text:soft-page-break/>У меня один ответ:</text:p>
      <text:list xml:id="list40636508" text:continue-numbering="true" text:style-name="диалог">
        <text:list-item>
          <text:p text:style-name="P100">Я не могу себе этого позволить!</text:p>
        </text:list-item>
      </text:list>
      <text:p text:style-name="P2">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2">Если бы я расслабилась в этих отношениях, то, боюсь, от меня вообще ничего не осталось бы.</text:p>
      <text:p text:style-name="P2">Я личность не 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2">Я не зря повторяю это слово. Что бы у вас не случилось. Уволили с работы? — Сама виновата — допустила такое! Украли какую-то дорогу вещь или ограбили — нет смысла искать виновных (или эту вещь), просто забудь, это всего лишь вещь. Война? — Какое тебе дело? Пусть воюют! Смерть близкого? Он скажет, что плакать нет смысла, это ни к чему...</text:p>
      <text:p text:style-name="P2">Но все это — достаточно сильные переживания, с которыми очень сложно справиться одному. Мне <text:soft-page-break/>не нужны были решения или советы, нет. Но мне часто охватывало ощущение, что я одинока в своем горе. По сути, мне даже носовой платок подать было не кому.</text:p>
      <text:p text:style-name="P2">Мне нравится решать проблемы. Я отчасти люблю проблемы. Я воспринимаю их, как возможности самосовершенствоваться. Это делает нас живыми, что ли...</text:p>
      <text:p text:style-name="P2">Но есть такое понятие, как эмоциональное потрясение. Не поверю, что есть хоть один нормальный человек, который не был в таком состоянии. И это отнюдь не значит, что он слабый. Да, он дал слабину, а близкие люди обычно поддерживают и — придают сил.</text:p>
      <text:p text:style-name="P2">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2">Я поняла, что совершенно не разбираюсь в людях, я, человек, который ни разу в своей жизни не изменял, не предавал, внимательный и жертвен<text:soft-page-break/>ный, каждый раз натыкаюсь на слабаков... Да что уж там, сама виновата. Стало быть дело во мне, раз мне все на голову садятся. Слишком я доверчивая...</text:p>
      <text:p text:style-name="P2">Так что пора бы взять себя в руки и перестать ныть!..</text:p>
      <text:h text:style-name="P75" text:outline-level="1"><text:s/><text:bookmark-start text:name="Glava_13__Nieadiekvatnaia"/>Глава 13. <text:line-break/>Неадекватная<text:bookmark-end text:name="Glava_13__Nieadiekvatnaia"/></text:h>
      <text:p text:style-name="P40">Если вдруг вы стали для кого-то плохим, значит много хорошего было сделано для этого человека!</text:p>
      <text:p text:style-name="P48">Фаина Раневская</text:p>
      <text:p text:style-name="P36">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2">Одно из любимых его направлений — экзистенциально-феноменологическая психиатрия, которая <text:soft-page-break/>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2">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pan text:style-name="T26">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26">Мы сравниваем наши чувства с чувствами других людей, чтобы понимать и иметь «подтверждение» нашей нормальности, ориентируясь на реакции других.</text:span></text:span></text:p>
      <text:p text:style-name="P6">Он проделал очень много работы за всю свою жизнь. И вот одна из них.</text:p>
      <text:p text:style-name="P2">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2"><text:soft-page-break/>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40630373" text:continue-numbering="true" text:style-name="диалог">
        <text:list-item>
          <text:p text:style-name="P100">Я никогда не говорил это!</text:p>
        </text:list-item>
      </text:list>
      <text:p text:style-name="P2">И вот вы начинаете сомневаться в том, что слышали.</text:p>
      <text:list xml:id="list40628921" text:continue-numbering="true" text:style-name="диалог">
        <text:list-item>
          <text:p text:style-name="P100">Тебе кажется, что ты переживаешь!</text:p>
        </text:list-item>
      </text:list>
      <text:p text:style-name="P2">И вы сомневаетесь, что ваши переживания реальны.</text:p>
      <text:list xml:id="list40625631" text:continue-numbering="true" text:style-name="диалог">
        <text:list-item>
          <text:p text:style-name="P100">С тобой что-то в последнее время происходит... Нет нет, это не усталость. Может нервный срыв?</text:p>
        </text:list-item>
      </text:list>
      <text:p text:style-name="P2">И вы сомневаетесь в том, что с вами все в порядке.</text:p>
      <text:list xml:id="list40614331" text:continue-numbering="true" text:style-name="диалог">
        <text:list-item>
          <text:p text:style-name="P100">Это была не твоя идея, а моя...</text:p>
        </text:list-item>
      </text:list>
      <text:p text:style-name="P2">И вы сомневаетесь в своей памяти.</text:p>
      <text:p text:style-name="P2">Даже такое распространенное выражение, как «делать из мухи слона», является прекрасным примером внушения того, что переживания не об<text:soft-page-break/>основаны, что чувства бессмысленны, серьезность переживаний не оправдано-преувеличена. Эта, на первый взгляд, безобидная фраза является отменой чувств того человека, которому она произносится.</text:p>
      <text:p text:style-name="P2">Вспомните и скажите, что вам не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 разному.</text:p>
      <text:p text:style-name="P2">У нас разное восприятие, разная роль в тех или иных обстоятельствах. Нормальный человек попытается вас понять, но абьюзер выскажет вслух сомнение в отношении вас и вы начинаете сомневаться в себе. Повторив это вам несколько раз, происходит внушение, и вот вы уже убеждены, что он прав.</text:p>
      <text:list xml:id="list40631090" text:continue-numbering="true" text:style-name="диалог">
        <text:list-item>
          <text:p text:style-name="P100">Ну не говорил, так не говорил...</text:p>
        </text:list-item>
      </text:list>
      <text:p text:style-name="P41"><text:soft-page-break/>* * *</text:p>
      <text:p text:style-name="Text_20_body"><text:span text:style-name="T20">Знаете, я не просто так пишу об этом. Это описание моей жизни на протяжении нескольких лет. </text:span><text:span text:style-name="_30__20_Text"><text:span text:style-name="T20">Психоз порождает психоз.</text:span></text:span><text:span text:style-name="T20"> Патологическое стремление моего парня к доминантному покровительству, является психозом, который вводил меня в состояние ненормальности.</text:span></text:p>
      <text:p text:style-name="Text_20_body"><text:span text:style-name="T20">Например, он ясно давал понять, что он имеет право на свободу действий. Он четко расписывал по слогам каждый раз, что для него важен его собственный комфорт. И это здорово, Да? Мы </text:span><text:span text:style-name="_30__20_Text"><text:span text:style-name="T20">все</text:span></text:span><text:span text:style-name="T20"> имеем право на свободу действий. Согласны? Ключевое слово — «все»!</text:span></text:p>
      <text:p text:style-name="Text_20_body"><text:span text:style-name="T20">Он так не считал. </text:span><text:span text:style-name="_30__20_Text"><text:span text:style-name="T20">Он</text:span></text:span><text:span text:style-name="T20">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2">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text:soft-page-break/>цать мою боль в ноге после операции и упрекать меня за слабость.</text:p>
      <text:p text:style-name="P2">Он будет биться головой о стену после тяжелого телефонного разговора, но упрекнет меня в оплакивании моего отца.</text:p>
      <text:p text:style-name="P2">Он прав, и будет утверждать, что я, на самом деле, с ним согласна.</text:p>
      <text:list xml:id="list40628446" text:continue-numbering="true" text:style-name="диалог">
        <text:list-item>
          <text:p text:style-name="P100">Ты преувеличиваешь — не болит у тебя ничего, ведь так?</text:p>
        </text:list-item>
      </text:list>
      <text:p text:style-name="P2">И я в замешательстве.</text:p>
      <text:p text:style-name="P2">Патологическая коммуникация также проявляется в демонстрации агрессора постоянных сомнений в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 достаточно, достижения сомнительные, с памятью не все в порядке...</text:p>
      <text:p text:style-name="P2">Такие атрибуты общения, как внушение и попытки переубедить жертву в правильности реальности могут и влияют на восприятие жертвы самой <text:soft-page-break/>себя. Под воздействием такого внушения начинается болезненный процесс перестройки сознания.</text:p>
      <text:p text:style-name="P2">Этот полный непонимания процесс стартует с сопротивления и отторжения:</text:p>
      <text:list xml:id="list40619548" text:continue-numbering="true" text:style-name="диалог">
        <text:list-item>
          <text:p text:style-name="P100">Как же так? Я же слышала!</text:p>
        </text:list-item>
      </text:list>
      <text:p text:style-name="P2">И заканчивается принятием навязанных фактов и обвинением себя в невнимательности, в неправильном восприятии, в плохой памяти, в преувеличении. В ненормальности.</text:p>
      <text:list xml:id="list40629844" text:continue-numbering="true" text:style-name="диалог">
        <text:list-item>
          <text:p text:style-name="P100">Я снова все напутала.</text:p>
          <text:p text:style-name="P140"/>
        </text:list-item>
      </text:list>
      <text:p text:style-name="P54">«Для того чтобы сидеть в клетке, не всегда нужны прутья.»</text:p>
      <text:p text:style-name="P38">Рональд Дэвид Лэйнг, «Политика семьи»</text:p>
      <text:p text:style-name="P38"/>
      <text:p text:style-name="P2">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2"><text:soft-page-break/>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ности — был длительной стратегией по развитию моей неадекватности.</text:p>
      <text:p text:style-name="P2">К концу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2">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2">Я доказывала и доказывала:</text:p>
      <text:list xml:id="list40635843" text:continue-numbering="true" text:style-name="диалог">
        <text:list-item>
          <text:p text:style-name="P100"><text:soft-page-break/>Но ведь было же!</text:p>
        </text:list-item>
      </text:list>
      <text:p text:style-name="P2">Но мне повторяли и повторяли:</text:p>
      <text:list xml:id="list40626018" text:continue-numbering="true" text:style-name="диалог">
        <text:list-item>
          <text:p text:style-name="P100">Да что ты опять придумываешь?! Тебе что, драмы не хватает?</text:p>
        </text:list-item>
      </text:list>
      <text:p text:style-name="P2">Мне было трудно понять... Да что там, мне было сложно представить, что меня специально вводят в эти заблуждения, сбивают с толку...</text:p>
      <text:p text:style-name="P2">Самым, на мой взгляд, убедительным было не то, <text:span text:style-name="T1">что</text:span> он говорил, а то, <text:span text:style-name="T1">как</text:span> он это говорил. Уверенная подача и его взгляд, в котором читалось: «Это ты сейчас серьезно говоришь?!» — как разряды током.</text:p>
      <text:p text:style-name="P2">В случае моей непреклонности, он, обычно, использовал контрманевр. Ты уверена? — На тебе разряд! — Ах ты настаиваешь?</text:p>
      <text:list xml:id="list40618543" text:continue-numbering="true" text:style-name="диалог">
        <text:list-item>
          <text:p text:style-name="P100">Ты так говоришь, потому, что тебе на меня наплевать!</text:p>
        </text:list-item>
      </text:list>
      <text:p text:style-name="P2">И он уже высказывал свое сомнение не в правильности моего отношения к теме, а в моих чувствах к нему. И вот я доказываю, что нет — не <text:soft-page-break/>наплевать, что я люблю его, а он просто не так меня понял, но он уже и слышать не хочет:</text:p>
      <text:list xml:id="list40641662" text:continue-numbering="true" text:style-name="диалог">
        <text:list-item>
          <text:p text:style-name="P100">Ты неадекватная, я не собираюсь продолжать с тобой разговор!</text:p>
        </text:list-item>
      </text:list>
      <text:p text:style-name="P2">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Всегда это подавалось как благие намерения. Жаль, что я тогда не понимала — все его благие намерения направлены на его собственное благополучие.</text:p>
      <text:p text:style-name="P2">Я пыталась разговаривать. Пыталась добиться от него понимания —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2">Я перепробовала все, но ничего не действовало. Он стоял на своем так убедительно, что в какой-то момент я прогибалась и верила <text:span text:style-name="T1">ему</text:span>, а не собственным глазам/ушам/ощущениям.</text:p>
      <text:p text:style-name="P2"><text:soft-page-break/>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40622174" text:continue-numbering="true" text:style-name="диалог">
        <text:list-item>
          <text:p text:style-name="P100">С тобой невозможно разговаривать. Поговорим, когда ты успокоишься!</text:p>
        </text:list-item>
      </text:list>
      <text:p text:style-name="P2">Любая попытка поговорить начиналась с того, что стоило мне открыть рот, как мои аргументы тут же опровергались. Он перебивал, задавал вопросы, и, не давая на них ответить, задавал следующие, и так до бесконечности.</text:p>
      <text:p text:style-name="P2">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2">В процессе такого прессинга, он мог вспомнить о какой-то прошлой ситуации, например:</text:p>
      <text:list xml:id="list40620932" text:continue-numbering="true" text:style-name="диалог">
        <text:list-item>
          <text:p text:style-name="P100">Ты уже так вела себя на прошлой неделе.</text:p>
        </text:list-item>
      </text:list>
      <text:p text:style-name="P2">Я пыталась оправдаться, и говорила, что в той ситуации были те же причины:</text:p>
      <text:list xml:id="list40615984" text:continue-numbering="true" text:style-name="диалог">
        <text:list-item>
          <text:p text:style-name="P100"><text:soft-page-break/>Потому что тогда, как и сегодня, ты меня перебивал и не давал мне сказать...</text:p>
        </text:list-item>
      </text:list>
      <text:p text:style-name="P2">И тут же получала в ответ «подзатыльник», например:</text:p>
      <text:list xml:id="list40614018" text:continue-numbering="true" text:style-name="диалог">
        <text:list-item>
          <text:p text:style-name="P100">Почему ты постоянно возвращаешься к старым конфликтам!?</text:p>
        </text:list-item>
      </text:list>
      <text:p text:style-name="P2">Что вводило меня в еще большее заблуждение, ведь он же сам вспомнил о той прошлой ситуации!</text:p>
      <text:p text:style-name="P2">Ну и конечно:</text:p>
      <text:list xml:id="list40618623" text:continue-numbering="true" text:style-name="диалог">
        <text:list-item>
          <text:p text:style-name="P100">Поговорим, когда ты успокоишься!</text:p>
        </text:list-item>
      </text:list>
      <text:p text:style-name="P2">И уходил. Сначала в другую комнату, потом к друзьям с ночевкой, потом он и вовсе стал отключать телефон, пользуясь поддержкой своего окружения, а те, в свою очередь, делали выводы со слов моего деструктивного парня — она бешеная! Как ты с ней живешь?!</text:p>
      <text:p text:style-name="P2">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text:soft-page-break/>бальному мнению, я должна была сидеть и молчать в тряпочку, тогда у нас все будет хорошо.</text:p>
      <text:p text:style-name="P2">Невербальному? О да! Он знал, что я никогда не «нападаю» первая. Он никогда не говорил мне вслух что-то вроде: «Заткнись» или «Закрой свой рот», так как понимал, что это — открытая агрессия. Скажи он мне что-то подобное, я бы отреагировала — начала бы защищаться. Он бы понимал, что не прав. Такое отношение я бы не потерпела.</text:p>
      <text:p text:style-name="P2">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1">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1">* * *</text:p>
      <text:p text:style-name="P2">Но на что стоило обратить тогда свое внимание?</text:p>
      <text:p text:style-name="P2"><text:soft-page-break/>Он не оспаривал мои доводы. Он их опровергал. Оспаривать — значит приводить свои, другие аргументы, которые имеют отношение к делу и являются жизнеспособными в этом споре. Но, получается, спора, как такового, не было.</text:p>
      <text:p text:style-name="P2">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2">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2">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text:soft-page-break/>воцировал меня на защитную реакцию — злость, но при этом сам не предлагал ничего в замен, кроме беспрерывного потока упреков.</text:p>
      <text:p text:style-name="P2">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2">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пустом месте». Затем он оставлял меня наедине со своими переживаниями, показывая спину.</text:p>
      <text:p text:style-name="P2">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2"><text:soft-page-break/>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2">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2">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2">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2"><text:soft-page-break/>Я стала дерганная, нервная, неуравновешенная, в то время, как он одевал маску незаслуженно-обиженного праведника и шел к друзьям лечить свое пострадавшее эго.</text:p>
      <text:p text:style-name="P2">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40616418" text:continue-numbering="true" text:style-name="диалог">
        <text:list-item>
          <text:p text:style-name="P100">Да все считают, что ты неадекватная!</text:p>
        </text:list-item>
      </text:list>
      <text:p text:style-name="P2">Или:</text:p>
      <text:list xml:id="list40614167" text:continue-numbering="true" text:style-name="диалог">
        <text:list-item>
          <text:p text:style-name="P100">Все знают, что ты истеричка!</text:p>
        </text:list-item>
      </text:list>
      <text:p text:style-name="P2">Вопрос — а как они узнали? Ну, конечно, он пошел и рассказал! Пожаловался на свою нелегкую участь! А ведь друзьям с виду — все вроде так... На публике он отлично себя ведет, заботлив и внимателен, делает комплименты и галантно ухаживает...</text:p>
      <text:p text:style-name="P45"><text:soft-page-break/>* * *</text:p>
      <text:p text:style-name="Text_20_body"><text:span text:style-name="T20">Вот реальный тому пример. В последнюю нашу поездку в другой город мы всю дорогу ругались, обсуждая </text:span><text:span text:style-name="_30__20_Text"><text:span text:style-name="T20">замявшийся накануне конфликт</text:span></text:span><text:span text:style-name="T20"> из-за брачного контракта, о котором я расскажу чуть позже. Мы тогда знатно поругались, но помирились, и он уговорил меня ехать, хотя я не хотела, но поехала, потому что он оооочень попросил.</text:span></text:p>
      <text:p text:style-name="P2">Вид у него был виноватый, он меня обним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2">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2">У меня началась паника. Я хотела бежать. Со мной такого еще никогда не было. Я не сдаюсь и <text:soft-page-break/>всегда иду до конца, а тут у меня появилось острое желание просто выйти с машины на ходу!</text:p>
      <text:p text:style-name="P2">Я несколько раз уже было открывала рот, чтобы попросить водителя остановить машину, я бы вышла, вернулась бы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1">выглядеть</text:span> сумасшедшей.</text:p>
      <text:p text:style-name="P2">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2">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40618760" text:continue-numbering="true" text:style-name="диалог">
        <text:list-item>
          <text:p text:style-name="P100">Мне это неприятно! Как ты не понимаешь?!</text:p>
        </text:list-item>
      </text:list>
      <text:p text:style-name="P2">Это все, что я могла сделать — повторять снова и снова и плакать все сильнее и сильнее. Все <text:soft-page-break/>было спланировано. Он не зря меня уговаривал ехать с ним.</text:p>
      <text:p text:style-name="P2">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text:p>
      <text:p text:style-name="P2">Ему было откровенно неприятно мое присутствие, и он рассказывал мне об этом всю дорогу. Как можно быть таким жестоким?!...</text:p>
      <text:p text:style-name="P2">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2">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2">По приезду мы остановились у одного из его лучших друзей. И — о чудо! Стоило нам выйти из <text:soft-page-break/>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2">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16">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Условием его печальных повествований о моих издевательствах над ним было мое отсутствие.</text:p>
      <text:p text:style-name="P16">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text:soft-page-break/>счет моей неадекватности и недовольства ими моего ненормального поведения.</text:p>
      <text:p text:style-name="P2"/>
      <text:p text:style-name="P54">«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54">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P38">Ирина Мельниченко, «Мудаки и игра на публику»</text:p>
      <text:p text:style-name="Цитата_20_-_20_автор"><text:span text:style-name="Default_20_Paragraph_20_Font"><text:span text:style-name="T24"><text:s/></text:span></text:span></text:p>
      <text:p text:style-name="P41">* * *</text:p>
      <text:p text:style-name="P2">Я полностью потеряла контроль над собой, своими эмоциями, своим восприятием <text:span text:style-name="T1">всего</text:span>. Я совершенно запуталась в своих чувствах, но пра<text:soft-page-break/>вильнее будет сказать — меня совершенно запутали.</text:p>
      <text:p text:style-name="P2">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2">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2">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2">Говорила, что мне это все не нравится, ни поведение, ни отношение, но не разобравшись в проблемах, о которых я хочу поговорить, на меня сыпались и сыпались новые обвинения, которые <text:soft-page-break/>были основаны на моем психологическом неуравновешенном состоянии и на моем психологическое неуравновешенное состояние неделю/месяц/год назад.</text:p>
      <text:p text:style-name="P2">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text:p>
      <text:p text:style-name="P2">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2">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 другому. Но я, доведенная до бешенства, с пеной изо рта что-то доказывала.</text:p>
      <text:p text:style-name="P45"><text:soft-page-break/>* * *</text:p>
      <text:p text:style-name="P2">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2">Наши общие друзья пригласили нас в гости.</text:p>
      <text:p text:style-name="P2">В этот день было несколько нюансов — ему нужно было съездить по делам на пару часов, и, утром заболел мой кот. Я отнесла кота в ветклинику, ему сделали укол. Нужно было подождать, пока лекарство подействует.</text:p>
      <text:p text:style-name="P2">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2">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2"><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40615803" text:continue-numbering="true" text:style-name="диалог">
        <text:list-item>
          <text:p text:style-name="P100">Я на полчасика. — сказал он мне примерно в 3 часа дня в ответ на мое удивление. </text:p>
        </text:list-item>
      </text:list>
      <text:p text:style-name="P2">А домой пришел в полночь. Потом я узнаю, почему он не взял меня с собой. Но об этом чуть позже.</text:p>
      <text:p text:style-name="P2">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2">И вот брожу я по району — звонит:</text:p>
      <text:list xml:id="list40628366" text:continue-numbering="true" text:style-name="диалог">
        <text:list-item>
          <text:p text:style-name="P100">Я уже дома. А ты где? - по голосу было понятно, что он улыбается.</text:p>
        </text:list-item>
        <text:list-item>
          <text:p text:style-name="P100">Я гуляю.</text:p>
        </text:list-item>
      </text:list>
      <text:p text:style-name="P2">Бросает трубку. Прям просто кладет трубку!</text:p>
      <text:p text:style-name="P2">Я погуляла еще примерно полчаса и пошла домой. Сидел он с видом, будто бы я ему в борщ на<text:soft-page-break/>срала. Естественно, не говоря ни слова. На утро — молчание. То есть, как всегда — он обиделся на обиду.</text:p>
      <text:p text:style-name="P2">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2">Как-то он с друзьями пошел в бар выпить пива, что было редкостью. Я помню, что он позвонил, сказать, что вечер хороший, пиво вкусное, сидят болтают. Сам позвонил. Я попросила дать трубку бармену и сказала:</text:p>
      <text:list xml:id="list40618625" text:continue-numbering="true" text:style-name="диалог">
        <text:list-item>
          <text:p text:style-name="P100">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0">Но речь о том, что сейчас мы </text:span><text:span text:style-name="_30__20_Text"><text:span text:style-name="T20">договорились</text:span></text:span><text:span text:style-name="T20">! Он этот факт проигнорировал. Мало того, что он перечеркнул все мои планы на этот день, заставив меня его ждать еще полчасика, и еще </text:span><text:soft-page-break/><text:span text:style-name="T20">полчасика..., так еще и постоянными отсрочками не позволял мне запланировать что-то без него.</text:span></text:p>
      <text:p text:style-name="P2">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text:p>
      <text:p text:style-name="P2">Но — я знаю что он сейчас придет, поэтому сижу и жду его. 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40627151" text:continue-numbering="true" text:style-name="диалог">
        <text:list-item>
          <text:p text:style-name="P100">Помнишь, утром коту вкололи лекарство?</text:p>
        </text:list-item>
        <text:list-item>
          <text:p text:style-name="P100">Помню.</text:p>
        </text:list-item>
        <text:list-item>
          <text:p text:style-name="P100">Помнишь, как ты собирался по делам, и мы договорились, что ты меня наберешь и узнаешь, как обстоят дела и, если все хорошо, то я поеду с тобой?</text:p>
        </text:list-item>
        <text:list-item>
          <text:p text:style-name="P100"><text:soft-page-break/>Помню. Мы договорились, что ты останешься дома с котом, потому, что не можешь его оставить больного одного дома.</text:p>
        </text:list-item>
        <text:list-item>
          <text:p text:style-name="P100">Да, но с небольшой поправкой — пока не буду уверена в том, что лекарство подействовало, и ему легче.</text:p>
        </text:list-item>
        <text:list-item>
          <text:p text:style-name="P100">Я тебя неправильно понял...</text:p>
        </text:list-item>
        <text:list-item>
          <text:p text:style-name="P100">А что конкретно ты не так понял? Тебе нужно было просто набрать меня, когда ты освободишься и узнать, пойду я с тобой или нет?</text:p>
        </text:list-item>
        <text:list-item>
          <text:p text:style-name="P100">Я подумал, что если коту плохо, то ты никуда не пойдешь.</text:p>
        </text:list-item>
        <text:list-item>
          <text:p text:style-name="P100">Но мы договорились, что если ему станет лучше, то я пойду. Было?</text:p>
        </text:list-item>
        <text:list-item>
          <text:p text:style-name="P100">Было.</text:p>
        </text:list-item>
        <text:list-item>
          <text:p text:style-name="P100">Так почему ты не позвонил?</text:p>
        </text:list-item>
        <text:list-item>
          <text:p text:style-name="P100">Я тебя не так понял...</text:p>
          <text:p text:style-name="P100"/>
        </text:list-item>
      </text:list>
      <text:p text:style-name="P54">«Мнимое непонимание. В данном случае определенная хитрость достигается следую<text:soft-page-break/>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54">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38">С. А. Зелинский, «Психотехнологии гипнотического манипулирования сознанием»</text:p>
      <text:p text:style-name="P38"/>
      <text:p text:style-name="P2">И эта техника прекрасно прослеживается здесь:</text:p>
      <text:list xml:id="list40621667" text:continue-numbering="true" text:style-name="диалог">
        <text:list-item>
          <text:p text:style-name="P81"><text:span text:style-name="T26">Помнишь, мы договорились, что ты меня наберешь и узнаешь, как обстоят дела и, </text:span><text:span text:style-name="_30__20_Text"><text:span text:style-name="T26">если все хорошо, то я поеду</text:span></text:span><text:span text:style-name="T26"> с тобой? — говорю я.</text:span></text:p>
        </text:list-item>
        <text:list-item>
          <text:p text:style-name="P81"><text:span text:style-name="T20">Помню. Мы договорились, что ты </text:span><text:span text:style-name="_30__20_Text"><text:span text:style-name="T20">останешься дома</text:span></text:span><text:span text:style-name="T20"> с котом, потому, что не можешь его оставить больного одного дома. — отвечают мне.</text:span></text:p>
        </text:list-item>
      </text:list>
      <text:p text:style-name="P2"><text:soft-page-break/>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факт своей неправоты.</text:p>
      <text:p text:style-name="P2">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2">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ебе сварил, а ты будешь сидеть дома и искать свою вину, а потом я прощу тебя, когда ты придешь просить прощение, за то, что попыталась меня нагнуть».</text:p>
      <text:p text:style-name="P2">И после каждого его ответа, он так смотрел на меня с недоумением, мол: «Ты уже все? На взводе? Нет? Ну я подожду...» И новый разряд абсурда. При этом никаких внятных аргументов и объяс<text:soft-page-break/>нений с его стороны, пока я практически рисую цепочку событий, где очевидно — он не прав.</text:p>
      <text:p text:style-name="P2">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text:p>
      <text:p text:style-name="P2">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2">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2">Я взяла его кофе, попробовала его, сказала, что кофе оооочень вкусный, но надо делиться. С этими словами я просто вылила его на пол нам под <text:soft-page-break/>ноги. Специально. Я даже не знаю, почему это сделала!</text:p>
      <text:p text:style-name="P2">Я его попробовала, но пить не захотела потому, что ком в горле стоял. И просто, вот так стоя, вылила его и бросила на пол одноразовый стаканчик, со словами: «делиться надо!»</text:p>
      <text:p text:style-name="P2">Он стоял и смотрел на все это, и на его лице была улыбка — сработало! Я была в гневе! Лепетала без остановки, что так не поступают, что это все бред и уже откровенное хамство, а не простое неуважение.</text:p>
      <text:p text:style-name="P2">Догадаетесь, что он сделал? Нет? О!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2">Он снимал и повторял:</text:p>
      <text:list xml:id="list40621922" text:continue-numbering="true" text:style-name="диалог">
        <text:list-item>
          <text:p text:style-name="P100">О, какая молодец! И после этого ты будешь говорить, что ты нормальная? Давай-давай, продолжай!</text:p>
        </text:list-item>
      </text:list>
      <text:p text:style-name="P2">Говорил он, улыбаясь, как улыбаются тогда, когда получают то, что хотят. Понятное дело, что <text:soft-page-break/>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2">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2">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о причинах такого моего поведения.</text:p>
      <text:p text:style-name="P2">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ли? Как я уже говорила, на публике он собирал аплодисменты, ведь был идеальным парнем, заботливым и внимательным.</text:p>
      <text:p text:style-name="P2"><text:soft-page-break/>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2">Вы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отрезвев, я понимаю, что все эти его действия были непрекращающимися попытками сбить меня с толку. Я верила, потому что хотела верить, что все наладится, и он это знал.</text:p>
      <text:p text:style-name="P2">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обманчивым непониманием. Позже я узнала ответ на вопрос, почему же он поехал в гости без меня. Кто ищет ответы, тот их находит.</text:p>
      <text:p text:style-name="P2">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75" text:outline-level="1"><text:s/><text:bookmark-start text:name="Glava_14__Vozhak"/>Глава 14. <text:line-break/>Вожак<text:bookmark-end text:name="Glava_14__Vozhak"/></text:h>
      <text:p text:style-name="P40">Для неверных нет любви, для порочных нет радости.</text:p>
      <text:p text:style-name="P48">Мария Корелли, «Скорбь Сатаны»</text:p>
      <text:p text:style-name="P2">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2">К слову, Странный друг был боссом и мой парень был ему нужен. Организовали что-то вроде компании, не по бумагам конечно, без бухгалте<text:soft-page-break/>рии и учета и без четкого плана на развитие... Но называли они это «компанией».</text:p>
      <text:p text:style-name="P2">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40619438" text:continue-numbering="true" text:style-name="диалог">
        <text:list-item>
          <text:p text:style-name="P100">Так легче переносить такой напряженный график, — говорил он мне.</text:p>
        </text:list-item>
      </text:list>
      <text:p text:style-name="P2">Дома его постоянно не было, и я снова за ним заскучала.</text:p>
      <text:list xml:id="list40635554" text:continue-numbering="true" text:style-name="диалог">
        <text:list-item>
          <text:p text:style-name="P100">Выдели хоть выходные для меня! — просила я.</text:p>
        </text:list-item>
        <text:list-item>
          <text:p text:style-name="P100">Хотя бы день!</text:p>
        </text:list-item>
        <text:list-item>
          <text:p text:style-name="P100">Хотя бы вечер!..</text:p>
        </text:list-item>
      </text:list>
      <text:p text:style-name="P2">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text:soft-page-break/>нечно, ненависть была взаимной, ведь я отвлекаю его ценного раба от работы!</text:p>
      <text:p text:style-name="P2">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что «надо поработать, чтоб потом отдыхать».</text:p>
      <text:p text:style-name="P2">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2">Вместо моего парня домой возвращалось его тело. Всегда в состоянии опьянения, всегда злое и уставшее.</text:p>
      <text:p text:style-name="P2">— Тебе нужно отдохнуть! — твердила я уже через неделю такого графика.</text:p>
      <text:p text:style-name="P2">Но мне ясно давали понять, что у меня нет права голоса. Я должна была сидеть и молчать. И, как всегда — ждать. Несомненно он попал под влия<text:soft-page-break/>ние своего Странного друга. Тот умел убеждать, как и мой благоверный меня — давя на слабые места.</text:p>
      <text:p text:style-name="P2">Потом я узнаю, что тот уговаривал моего парня меня бросить. Он капал ему на мозги, и я знаю, какая у него была цель — избавиться от помехи, которая мешает и отвлекает от ценного раба от работы.</text:p>
      <text:p text:style-name="P2">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2">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2">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2"><text:soft-page-break/>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2">Так как я всех там знала, то была, скажем так, в числе приглашенных. Каково же было мое удивление, узнать, что мне лучше посидеть дома, когда мы уже подходили к так называемому офису!</text:p>
      <text:p text:style-name="P2">Меня вернули домой, аргументируя это тем, что из-за моей взаимной ненависти к его СЕО-другу вечер может получиться напряженным. Я могу поспорить, что это было решением «босса».</text:p>
      <text:list xml:id="list40632619" text:continue-numbering="true" text:style-name="диалог">
        <text:list-item>
          <text:p text:style-name="P100">Я съем кусочек пиццы и домой. — сказал он мне в 9 вечера.</text:p>
        </text:list-item>
      </text:list>
      <text:p text:style-name="P2">А домой вернулся под утро.</text:p>
      <text:p text:style-name="P2">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2"><text:soft-page-break/>Во всех случаях, где была третья сторона — он выбирал третью сторону, отодвигая меня на второй план и мне это в край надоело!</text:p>
      <text:p text:style-name="P2">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2">Подождать чего? Он столько пил и курил, круглыми сутками был у компа, что у него в постели уже ничего не получалось! Чего ждать? Пока он не сопьется и не загнется от недосыпа? Мне нужен здоровый мужик, а эта их деятельность не стоила таких усилий!</text:p>
      <text:p text:style-name="P45">* * *</text:p>
      <text:p text:style-name="P2">На работу я поехала от сестры. Здесь нужно обратить внимание на последовательность событий, которые будут происходить дальше. Это важно.</text:p>
      <text:p text:style-name="P2">Он позвонил днем и предложил вечером поговорить и обсудить наши проблемы. Сам! Первый раз! <text:soft-page-break/>Я этому приятно удивилась, так как это было совершенно нехарактерно для него. Очередной подвох, которого я не заметила.</text:p>
      <text:p text:style-name="P2">Мы договорились,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2">Он взял листок бумаги и спросил меня, сколько у меня пунктов. Я ответила — семь. Он что-то написал, и отложил в сторону. Еще один ловкий ход.</text:p>
      <text:p text:style-name="P2">Открыв мою писанину, он мгновенно разозлился:</text:p>
      <text:list xml:id="list40635027" text:continue-numbering="true" text:style-name="диалог">
        <text:list-item>
          <text:p text:style-name="P100">Все не так! Я ожидал совсем другого! Ты все неправильно сделала!</text:p>
        </text:list-item>
        <text:list-item>
          <text:p text:style-name="P100">А что конкретно тебя не устраивает — манера письма?</text:p>
        </text:list-item>
        <text:list-item>
          <text:p text:style-name="P100">Здесь просто — все не так!!!</text:p>
        </text:list-item>
      </text:list>
      <text:p text:style-name="Text_20_body"><text:span text:style-name="T20">Да. Вместо того, чтобы обратить внимание на то, </text:span><text:span text:style-name="_30__20_Text"><text:span text:style-name="T20">что</text:span></text:span><text:span text:style-name="T20"> написано — он же сам предложил, он обра</text:span><text:soft-page-break/><text:span text:style-name="T20">тил внимание на то, </text:span><text:span text:style-name="_30__20_Text"><text:span text:style-name="T20">как</text:span></text:span><text:span text:style-name="T20"> написано. Он в очередной раз соскользнул с темы, не вникнув в суть. И, вместо того, чтоб думать, как вести дальнейший диалог, я сидела, смотрела на его недовольное лицо и пыталась понять, а как же надо было написать?</text:span></text:p>
      <text:p text:style-name="P2">Потом он преподнес мне свой список. Точно не помню формулировку, но смысл был такой:</text:p>
      <text:list xml:id="list40634316" text:continue-list="list9010831378858431189" text:style-name="List_20_1">
        <text:list-item text:start-value="1">
          <text:p text:style-name="P101">У меня</text:p>
        </text:list-item>
        <text:list-item>
          <text:p text:style-name="P101">Идеальная</text:p>
        </text:list-item>
        <text:list-item>
          <text:p text:style-name="P101">Девушка</text:p>
        </text:list-item>
        <text:list-item>
          <text:p text:style-name="P101">Которую</text:p>
        </text:list-item>
        <text:list-item>
          <text:p text:style-name="P101">Я очень</text:p>
        </text:list-item>
        <text:list-item>
          <text:p text:style-name="P101">Сильно</text:p>
        </text:list-item>
        <text:list-item>
          <text:p text:style-name="P101">Люблю</text:p>
        </text:list-item>
      </text:list>
      <text:p text:style-name="P2">Понимаете, да? Этим он выставил меня той самой «вечно всем недовольной стервой». Типа мне все не так, а он всем доволен, значит проблемы во мне.</text:p>
      <text:p text:style-name="P2">Через несколько минут он уничтожил мою психику ко всем чертям.</text:p>
      <text:p text:style-name="P2"><text:soft-page-break/>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2">Читал он бегло, демонстрируя свое недовольство. В этом списке, где речь шла о непонимании, что было очевидным, и я подробно это описала и, как мы и договаривались, предложила решения.</text:p>
      <text:p text:style-name="P2">В самом начале моего повествования были такие слова:</text:p>
      <text:p text:style-name="P2"/>
      <text:p text:style-name="Quotations">«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4"><text:s/></text:span></text:span></text:p>
      <text:p text:style-name="P2">Именно к этим словам он и прицепился. Именно на них обсуждение закончилось.</text:p>
      <text:p text:style-name="P2">Тут очень важный момент. Что бы понять всю суть этого конфликта, нужно представить себе все, что я сейчас опишу.</text:p>
      <text:p text:style-name="P2"><text:soft-page-break/>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0">Нужно отметить, что </text:span><text:span text:style-name="_30__20_Text"><text:span text:style-name="T20">я его таким никогда не видела</text:span></text:span><text:span text:style-name="T20">. У него были «шальные» глаза и он просто агрессивно накинулся на меня с вопросами, но не дал ответить ни на один из них.</text:span></text:p>
      <text:p text:style-name="P2">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2">Я не успевала за ним. За ходом мысли. Я не успевала реагировать на этот поток агрессии, что меня и сбило с толку — я не понимала, что ее вызвало.</text:p>
      <text:p text:style-name="P2">«Ты вожак» — разве это обидно? Но он озвучивал мои слова с кричащей обидой, перекривлял меня, упрекал в такой наглой несправедливости! Он был оскорблен и унижен, в то время, как я превозносила его этими словами до высот, которых он не заслуживает.</text:p>
      <text:p text:style-name="P16"><text:soft-page-break/>Психологический термин, который описывает данное поведение, звучит как «Паратимия<text:note text:id="ftn7" text:note-class="footnote"><text:note-citation text:label="*">*</text:note-citation><text:note-body><text:p text:style-name="Footnote"><text:span text:style-name="T8">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2"/>
      <text:p text:style-name="P54">«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54">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54"><text:soft-page-break/>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38">С. А. Зелинский, «Методы, приемы и способы манипуляций. (Современные психотехнологии манипулирования)»</text:p>
      <text:p text:style-name="P38"/>
      <text:p text:style-name="P2">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2">Он повышал голос, что было непривычным для меня, ведь всегда было наоборот — он сидел спокойно и доводил меня до «точки кипения», а я в бешенстве. Но в этот раз мы, не сговариваясь, поменялись ролями.</text:p>
      <text:p text:style-name="P2"><text:soft-page-break/>На удивление для самой себя я была спокойна, даже слишком. Но, как оказалось — это был еще один тактический ход.</text:p>
      <text:p text:style-name="P2"/>
      <text:p text:style-name="P54">«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54">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38">С. А. Зелинский, «Методы, приемы и способы манипуляций. (Современные психотехнологии манипулирования)»</text:p>
      <text:p text:style-name="P38"><text:soft-page-break/></text:p>
      <text:p text:style-name="P2">Когда я спокойным тоном попросила его расслабиться и не перебивать меня, мол, мы ведь разговариваем.</text:p>
      <text:list xml:id="list40638600" text:continue-list="list40635027" text:style-name="диалог">
        <text:list-item>
          <text:p text:style-name="P100">Я не собираюсь с тобой ссориться, — сказала я. — Мы же хотим помириться! А ты обращаешься со мной, как с шавкой, и затыкаешь мне рот.</text:p>
        </text:list-item>
      </text:list>
      <text:p text:style-name="P2">Он просто вышел из комнаты...</text:p>
      <text:p text:style-name="P2">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2">Когда он начал перебивать меня и повышать голос — я была абсолютно спокойна. Он не знал, что ему делать. Он стал наперебой забрасывать меня вопросами, но я продолжала сохранять спокойствие.</text:p>
      <text:p text:style-name="P2">Сценарий поменялся и, казалось, он был к этому не готов. Но это был очередной тактический <text:soft-page-break/>ход. Его действия я смогла себе объяснить совсем недавно.</text:p>
      <text:p text:style-name="P2">Он вышел из комнаты, оделся и пошел к выходу обуваться.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2">Это были самые странные и страшные минуты наших отношений.</text:p>
      <text:p text:style-name="P2">Видя его состояние, я попросила его остаться дома и никуда не ходить. Но он начал выталкивать меня из коридора, что меня порядком напугало, но я не отходила от двери. Акцентирую ваше внимание, что это все произошло очень быстро.</text:p>
      <text:p text:style-name="P2">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2">Он побежал к окну.</text:p>
      <text:p text:style-name="P2"><text:soft-page-break/>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2">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г. повисли на нем. Даже представить себе не могу как это выглядело со стороны!</text:p>
      <text:p text:style-name="P2">Я начала причитать, даже не помню в слух или про себя, мол — что ты делаешь? Я висела на нем, прилагая все усилия, чтобы он не упал и, в тот момент, в моей голове что-то заклинило. Это был самый настоящий нервный срыв.</text:p>
      <text:p text:style-name="P2">Я понимала, что если сделаю хоть одно неправильное движение — он упадет. Он мог разбиться или, как минимум, покалечиться. Любой исход был для меня ужасным. Мне стало настолько страшно, что я начала кричать:</text:p>
      <text:list xml:id="list40636172" text:continue-numbering="true" text:style-name="диалог">
        <text:list-item>
          <text:p text:style-name="P100">Помогите! Кто-нибудь! Помогите!</text:p>
        </text:list-item>
      </text:list>
      <text:p text:style-name="P2"><text:soft-page-break/>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40643462" text:continue-numbering="true" text:style-name="диалог">
        <text:list-item>
          <text:p text:style-name="P100">Помогите! Кто-нибудь! Я не знаю, что мне делать! Он сейчас упадет! Я не удержу...</text:p>
        </text:list-item>
      </text:list>
      <text:p text:style-name="P2">А она стояла и я видела по ее лицу — ей страшно. Я тогда даже не задумалась, как она вообще ночью зимой оказалась под нашими окнами? Но уже позже, когда включу свои мозги, то все пойму.</text:p>
      <text:p text:style-name="P2">Я его отпустила только когда поняла, что он стоит ногами на полу. Я вся дрожала и с того момента я смутно помню, что происходило дальше. Одни обрывки. Я практически упала на пол, задыхалась и дрожала. Он переступил через меня, каким-то образом открыл входную дверь и ушел.</text:p>
      <text:p text:style-name="P2">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2"><text:soft-page-break/>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2">Он показал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2">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2">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2">Я не подумала:</text:p>
      <text:list xml:id="list40642423" text:continue-numbering="true" text:style-name="диалог">
        <text:list-item>
          <text:p text:style-name="P100"><text:s/>Что же мне делать? Я знаю! Нужно содрать татуировку, чтоб он не напоминала мне о нем!</text:p>
        </text:list-item>
      </text:list>
      <text:p text:style-name="P2">Нет. Совершенно не осознавая, что делаю, я царапала и царапала. Я акцентирую ваше внимание <text:soft-page-break/>на том, что я помню только ход событий, но мыслей в тот момент в моей голове не было.</text:p>
      <text:p text:style-name="P2">Пустота. Абсолютное опустошение. Я резала свою руку, пытаясь заглушить душевную боль — физической, наверное... Я склоняюсь к тому, что именно такая была у меня цель — не чувствовать ту уничтожающую боль, которая разъедала меня изнутри.</text:p>
      <text:p text:style-name="P2">Потом он вернулся. Не один — он привел своих друзей посмотреть на все это шоу. Я была еще «жива», и меня нужно было «добить».</text:p>
      <text:p text:style-name="P2">У него получилось — я была в полном неадеквате!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40635195" text:continue-numbering="true" text:style-name="диалог">
        <text:list-item>
          <text:p text:style-name="P100">Что ты с ним сделала? — спрашивали они. — Он сказал, что ты взбесилась, что ты кричала, что он хотел уйти, а ты не пускала...</text:p>
        </text:list-item>
      </text:list>
      <text:p text:style-name="P2">А я не понимала. Я повторяла, что не понимаю, что происходит. Повторяла и повторяла. Я плака<text:soft-page-break/>ла, дрожала и задыхалась. Закончилось тем, что они вызвонили сестру и она забрала меня со всеми моими вещами к себе.</text:p>
      <text:p text:style-name="P41">* * *</text:p>
      <text:p text:style-name="P2">Вся эта ситуация — свидетельство того, что адекватности в наших отношениях нет. Но была одна маленькая несостыковка — Жена Странного друга под нашими окнами.</text:p>
      <text:p text:style-name="P2">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pan text:style-name="T20">Итак, ему нужны были доказательства своих жалоб и он все спланировал. Он, впервые </text:span><text:span text:style-name="_30__20_Text"><text:span text:style-name="T20">сам</text:span></text:span><text:span text:style-name="T20"> </text:span><text:span text:style-name="_30__20_Text"><text:span text:style-name="T20">позвонил</text:span></text:span><text:span text:style-name="T20"> мне и </text:span><text:span text:style-name="_30__20_Text"><text:span text:style-name="T20">сам предложил</text:span></text:span><text:span text:style-name="T20"> поговорить о наших проблемах, хотя </text:span><text:span text:style-name="_30__20_Text"><text:span text:style-name="T20">всегда</text:span></text:span><text:span text:style-name="T20"> отлынивал от любых выяснений отношений.</text:span></text:p>
      <text:p text:style-name="P2"><text:soft-page-break/>Это был <text:span text:style-name="T1">первый раз</text:span>, когда он проявил инициативу и решил расставить все точки над «i»! Да, он заморочился и выстроил целый план по моему «устранению».</text:p>
      <text:p text:style-name="P2">Весь разговор занял не больше 2-3-х минут, а ведь Жена уже ждала под окнами! До начала разговора он отправил ей сигнал <text:span text:style-name="T32">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2">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2">Вместо его обычных действий, например, высмеивания, он выбрал тактику беспомощности. Он показывал мне, что я безжалостна в своих суждениях. Он смотрел на меня теми глазами, полными сумасшествия, внушая мне, что это результат моих жестоких действий.</text:p>
      <text:p text:style-name="P2"><text:soft-page-break/>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2">Много ума не надо, чтобы <text:span text:style-name="T1">сделать вид</text:span>. На тот момент он уже давно жаловался на меня и мое поведение, но доказа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а я агрессором.</text:p>
      <text:p text:style-name="P2">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2">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2"><text:soft-page-break/>Это как с тем кофе, что я вылила под ноги. На записи видно, что я не в себе, но причины такого поведения никто не зафиксировал...</text:p>
      <text:p text:style-name="P2">Дальше, как мы знаем, я сама все сделала, а именно — сломала ключ. Он прекрасно знал, что Жена Странного друга уже ждет его, так как предупредил ее заранее. Мои действия ему были только на руку — отличная возможность сыграть на моей заботе, выставив меня жесткой и бездушной — выйти в окно.</text:p>
      <text:p text:style-name="P2">Попытка выйти в окно была очень убедительной, а я — очень наивной, ведь это было не более, не менее, чем заранее отрепетированное шоу.</text:p>
      <text:p text:style-name="P2">Все шло по его плану. Он знал, что я его очень люблю. Он знал, что я от него зависима. Не испытывай я эти чувства, я бы ушла уже давно. Но он прекрасно понимал, что получил надо мной контроль, и никуда я не денусь.</text:p>
      <text:p text:style-name="P2">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2"><text:soft-page-break/>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2">Я — агрессор. Он жертва.</text:p>
      <text:p text:style-name="P2">Я кричу — он страдает.</text:p>
      <text:p text:style-name="P2">Он хочет уйти — я не пускаю.</text:p>
      <text:p text:style-name="P2">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в демонстрацию волнения и переживаний за меня. Да, я почти уверена, что вернуться было его идеей.</text:p>
      <text:p text:style-name="P2">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2">Они заслужили увидеть это зрелище. Они ведь выслушали столько его жалоб! Сколько было сказано обвинений в мой адрес!</text:p>
      <text:p text:style-name="P2"><text:soft-page-break/>Блюдо готово — уважаемые гости, прошу к столу!</text:p>
      <text:p text:style-name="Text_20_body"><text:span text:style-name="T20">Он привел свидетелей для подтверждения всех своих жалоб и застал меня — в </text:span><text:span text:style-name="_30__20_Text"><text:span text:style-name="T20">Совершенно Неадекватном Состоянии</text:span></text:span><text:span text:style-name="T20">. С порезанной рукой, тяжело дыша, я бросала телефоны об стену, я кидалась на него рыдая и крича, с кулаками «За что? За что ты так со мной? Что я тебе такого сделала?».</text:span></text:p>
      <text:p text:style-name="P2">Он прятался за их спинами от меня, как от зверя, насилию которого он больше не может противостоять... и его защищали. Все, как он и запланировал.</text:p>
      <text:p text:style-name="P45">* * *</text:p>
      <text:p text:style-name="P2">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же не так плохо, как мне внушали?</text:p>
      <text:p text:style-name="P2"><text:soft-page-break/>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2">Говорят, это нормально. Я, будучи жертвой абьюзера, слишком долго подвергалась влиянию его деструктивизма. Меня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2">Мне не разрешали анализировать его действия. Мне приказывали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2">Уроборос, который поедает свой хвост. Это — бесконечный цикл, который невозможно было остановить. По крайней мере, мне это было не под силу.</text:p>
      <text:p text:style-name="P2"><text:soft-page-break/>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text:p>
      <text:p text:style-name="P2">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75" text:outline-level="1"><text:s/><text:bookmark-start text:name="Glava_15__Ad"/>Глава 15. <text:line-break/>Ад<text:bookmark-end text:name="Glava_15__Ad"/></text:h>
      <text:p text:style-name="P40">И, улыбаясь, мне ломали крылья,</text:p>
      <text:p text:style-name="P40">Мой хрип порой похожим был на вой,</text:p>
      <text:p text:style-name="P40">И я немел от боли и бессилья</text:p>
      <text:p text:style-name="P40">И лишь шептал: «Спасибо, что живой».</text:p>
      <text:p text:style-name="P48">А. Высоцкий</text:p>
      <text:p text:style-name="P2">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понимала, что если останусь <text:soft-page-break/>дома, то сойду с ума от одиночества и безысходности, в которое меня окунули.</text:p>
      <text:p text:style-name="P2">Через две недели из-за некоторых обстоятельств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2">Я стучалась «во все двери» — ходила в гости к друзьям, нянчилась с их детками, по субботам помогала друзьям и работала в их кофейне. Пошла на бокс. Он облегчал мое состояние, ведь так я выплескивала на грушу, как говорится — всю желчь и негативные эмоции.</text:p>
      <text:p text:style-name="P2">Начала брать уроки гитары. Я завела дневник и старалась описать все мысли, что были в моей голове. Вот первая запись:</text:p>
      <text:p text:style-name="P2"/>
      <text:p text:style-name="P49">«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text:soft-page-break/>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49"/>
      <text:p text:style-name="P2">Вот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2">«Фантомные боли»... Его мир слишком крепко прирос ко мне, что в какой-то момент я просто взвыла от боли и одиночества. Людям, которые не испытывали моральную боль на физическом уровне — я вам завидую белой завистью. Это меняет.</text:p>
      <text:p text:style-name="P2">Это не перелом, не головная боль... Эта боль не сравнится с зубной. Это боль в области груди как ожег — острая, ноющая и полностью берущая верх над всеми чувствами. Я ничего не ощущала, кроме боли. Сон, голод, страх — нет. Только боль.</text:p>
      <text:p text:style-name="P2">У меня было 9 переломов, 4 операции, я теряла близких мне людей, которых до сих пор не могу <text:soft-page-break/>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2">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рывы при попытке съесть хоть что-то.</text:p>
      <text:p text:style-name="P2">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2">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2"><text:soft-page-break/>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2">Так, как я вела всегда активный образ жизни, когда жир «ушел», моя фигура была похожа на комплекцию взрослеющего жилистого мальчика.</text:p>
      <text:p text:style-name="P45">* * *</text:p>
      <text:p text:style-name="P2">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2">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40613416" text:continue-numbering="true" text:style-name="диалог">
        <text:list-item>
          <text:p text:style-name="P100">Забери меня, рак, я больше не хочу жить...</text:p>
        </text:list-item>
      </text:list>
      <text:p text:style-name="P2"><text:soft-page-break/>Было адски больно, будто меня сжигали заживо.</text:p>
      <text:p text:style-name="P2">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2">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2">Я писала и звонила ему. Я пыталась попросить прощение, но он заблокировал меня на всех ресурсах, с помощью которых я могла до него достучаться. Тогда я пыталась связаться с ним с помощью общих друзей, в следствии чего попала в бан<text:note text:id="ftn8" text:note-class="footnote"><text:note-citation text:label="*">*</text:note-citation><text:note-body><text:p text:style-name="Footnote"><text:span text:style-name="T8">Бан</text:span> <text:span text:style-name="T1">(от англ. ban)</text:span> — лишение или ограничение каких-либо прав пользователя, например, создание и/или отправление сообщений.</text:p></text:note-body></text:note> и на их девайсах.</text:p>
      <text:p text:style-name="P2">Я испытывала чувство глубокого одиночества, понимая, что от меня все отвернулись, кроме, конечно, моей сестры, моей лучшей подруги и моего <text:soft-page-break/>лучшего друга, которые очень со мной намучились за все это время моего страдания, но при этом были всегда рядом.</text:p>
      <text:p text:style-name="P2">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2">Нужно ли говорить о том, что у меня под подушкой постоянно лежали таблетки, те самые — «Серрата». Они были моей страховкой от полного безумия. Да, суицидаль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2">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2">Потом, спустя некоторое время, когда я поняла, что не вернусь к нему, я разобрала и подключила свой компьютер. И обнаружила, что мне на мес<text:soft-page-break/>сенджер<text:note text:id="ftn9" text:note-class="footnote"><text:note-citation text:label="**">**</text:note-citation><text:note-body><text:p text:style-name="Footnote"><text:span text:style-name="T8">Мессенджер</text:span> <text:span text:style-name="T1">(от </text:span><text:span text:style-name="T14">ст.</text:span><text:span text:style-name="T33">-фр</text:span><text:span text:style-name="T14">анц</text:span><text:span text:style-name="T33">.</text:span><text:span text:style-name="T1"> </text:span><text:span text:style-name="T33">message — </text:span><text:span text:style-name="T14"><text:s/>в</text:span><text:span text:style-name="T1">ыпускать, посылать)</text:span> — приложение для обмена мгновенными сообщениями.</text:p></text:note-body></text:note> прислал сообщение его этот Странный друг. И очень удивилась, ведь мы ненавидели друг друга!</text:p>
      <text:p text:style-name="P2">На этом череда моих удивлений не закончилась, ибо открыв чат с ним, я поняла, что сообщение это было адресовано не мне, а моему мучителю.</text:p>
      <text:p text:style-name="P2">Мой парень залогинился<text:note text:id="ftn10" text:note-class="footnote"><text:note-citation text:label="*">*</text:note-citation><text:note-body><text:p text:style-name="Footnote"><text:span text:style-name="T8">Залогиниться</text:span> <text:span text:style-name="T1">(</text:span><text:span text:style-name="T14">комп. жарг.</text:span><text:span text:style-name="T1">)</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2">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45"><text:soft-page-break/>* * *</text:p>
      <text:p text:style-name="P2">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2">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мужчиной, и познакомились мы тогда, когда она как раз переживала разрыв с ним.</text:p>
      <text:p text:style-name="P2">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2">Запомните этот момент. Я позже объясню, к чему я веду.</text:p>
      <text:p text:style-name="P2"><text:soft-page-break/>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40623083" text:continue-numbering="true" text:style-name="диалог">
        <text:list-item>
          <text:p text:style-name="P100">А где тот браслет, который я тебе подарила?</text:p>
        </text:list-item>
      </text:list>
      <text:p text:style-name="P2">Он ответил, что не помнит, и что, скорее всего, потерял его.</text:p>
      <text:p text:style-name="P2">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2">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2">Человеком она оказалась приятным и интересным. Но тот факт, что спустя две недели наш герой хвастался лучшему другу о ночных времяпро<text:soft-page-break/>вождениях с ней, поверг меня в самую настоящую панику.</text:p>
      <text:p text:style-name="P2">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2">Я очень захотела посмотреть ему в глаза. Отчетливо помню, что это желание появилось у меня сразу после прочтения той переписки.</text:p>
      <text:p text:style-name="P2">Ко мне в гости ехала мо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2">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2"><text:soft-page-break/>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2">Я была в ее глазах загнанным зверем, и, стало быть, моя любовь была настолько сильной, что со стороны пугала.</text:p>
      <text:p text:style-name="P2">О чем она думала? Думала, что я захочу его порезать так же, как порезала себе руку? Я держала его всем своим весом, чтоб он, ни в коем случае не упал, не поранился, не разбился, чтобы придти и поранить? Где логика?!</text:p>
      <text:p text:style-name="P2">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2">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2"><text:soft-page-break/>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2">Тогда она обыскивала зависимое слабое безвольное ничтожество, которое отчаянно хотело заслужить милость хозяина.</text:p>
      <text:p text:style-name="P2">Тщательно осмотрев меня, она его позвала.</text:p>
      <text:p text:style-name="P45">* * *</text:p>
      <text:p text:style-name="P2">Вспоминаю и улыбаюсь! Вот это мастерство! Сначала он не хотел выходить ко мне. Он боялся меня. Но согласился, конечно же, не без условий.</text:p>
      <text:p text:style-name="P2">О нет, он не обыскал меня — это уже сделала Жена его Странного друга. Он сказал, что 24 этаж — это очень высоко, на случай, если я захочу его столкнуть... Мне нужно было спуститься вниз, только тогда он согласен со мной разговаривать.</text:p>
      <text:p text:style-name="P2"><text:soft-page-break/>Я не увидела в его глазах то, чег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2">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2">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2">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16"><text:soft-page-break/>Это высказанное вслух сомнение. Это всего лишь два коротких простых слова. Но давайте попробуем понять, какой смысл они несут.</text:p>
      <text:p text:style-name="P16"/>
      <text:p text:style-name="P52">«Ты причинила мне боль. Я тебя люблю, но моя любовь к тебе причиняет мне боль. Я больше не могу быть с тобой, зная, что ты способна лишь делать мне больно.</text:p>
      <text:p text:style-name="P52">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2">Он дал мне надежду, потому, что знал, что я его очень люблю. Этим «не знаю» он продолжал держать меня «на привязи», заставляя меня пытаться стать для него еще лучше, еще умнее и с еще более отчаянной самоотверженностью пытаться заслужить его прощение...</text:p>
      <text:p text:style-name="P2">И я ждала. Изо дня в день я ждала, пока он наконец не поймет, пока его «не знаю» не превратится в «да» или «нет». Опять ждала. Это ожида<text:soft-page-break/>ние было настолько напряженным для меня, что я просто сходила с ума.</text:p>
      <text:p text:style-name="P2">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2">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40614784" text:continue-numbering="true" text:style-name="диалог">
        <text:list-item>
          <text:p text:style-name="P100">Больше я не допущу такой ошибки!</text:p>
        </text:list-item>
      </text:list>
      <text:p text:style-name="P2">Я сказала, что сделаю все, что в моих силах, чтобы вернуть все то хорошее, что между нами было... (хорошее?..) Другими словами, он знатно постарался, чтоб я продолжала просить «добавки».</text:p>
      <text:p text:style-name="P2">Это был крах. Я была в плачевном состоянии и не слушала никого, ни сестру, которая просила меня оставить все как есть и не унижаться, ни <text:soft-page-break/>подругу, которая ненавидела его, ибо понимала, глядя со стороны, что происходит. Ни друзей, которые рассказывали мне, что он «остыл» и больше меня меня не любит.</text:p>
      <text:list xml:id="list40639708" text:continue-numbering="true" text:style-name="диалог">
        <text:list-item>
          <text:p text:style-name="P100">Он любит! Я спрашивала, и он не сказал «нет»!!!</text:p>
        </text:list-item>
      </text:list>
      <text:p text:style-name="P2">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1">* * *</text:p>
      <text:p text:style-name="P2">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каждый раз блокируя новый канал связи.</text:p>
      <text:p text:style-name="P2"><text:soft-page-break/>Он говорил, что ему тоже без меня тяжело, что он тоже страдает, что не может меня забыть и что любит меня, но «мы делаем друг друга несчастными», все повторял он и обрывал связь, оставляя меня в полном безумии.</text:p>
      <text:p text:style-name="P2">Я пыталась звонить на горячую линию, где женщинам помогают в подобных ситуациях, но на вопрос — что случилось? — не смогла ничего ответить, кроме как — «болезненный разрыв», что звучало... глупо. Мне советовали проспаться.</text:p>
      <text:p text:style-name="P2">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75" text:outline-level="1"><text:s/><text:bookmark-start text:name="Glava_16__Nosce_te_ipsum"/>Глава 16. <text:line-break/>Nosce te ipsum<text:bookmark-end text:name="Glava_16__Nosce_te_ipsum"/></text:h>
      <text:p text:style-name="P2">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2">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2"><text:span text:style-name="T1">Случайно</text:span> проболтался?..</text:p>
      <text:p text:style-name="P2">Понимая, сколько времени ему идти, я мигом вызвала такси и поехала к нему.</text:p>
      <text:p text:style-name="P2">Я просидела на коврике для обуви под дверью где-то с час. Очень сильно захотела в туалет, но <text:soft-page-break/>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pan text:style-name="T20">Потом, побежав наверх, я стала звонить в дверь, на случай, если он за это время уже вернулся. Но мне никто не открыл. Дома его еще не было. Тогда я услышала какой-то звук, но подумала, что мне </text:span><text:span text:style-name="_30__20_Text"><text:span text:style-name="T20">показалось</text:span></text:span><text:span text:style-name="T20">.</text:span></text:p>
      <text:p text:style-name="P2">Я ждала его еще примерно час, выходила на общий балкон покурить и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2">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2">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text:soft-page-break/>центра пешком. И я попросила водителя вернуться.</text:p>
      <text:p text:style-name="P2">Таксист оказался приятным человеком и очень неравнодушным, несмотря на молодой возраст. Я спросила его, не спешит ли он:</text:p>
      <text:list xml:id="list40624236" text:continue-numbering="true" text:style-name="диалог">
        <text:list-item>
          <text:p text:style-name="P100">Мне нужно с кем-нибудь поговорить...</text:p>
        </text:list-item>
      </text:list>
      <text:p text:style-name="P2">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и совершенно посторонний для него человек, которого он видит впервые.</text:p>
      <text:p text:style-name="P2">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2">Я запомнила это вечер, как вечер откровений с неравнодушным незнакомцем. Я с теплом вспоминаю его, хоть он скорее всего и не подозревает, <text:soft-page-break/>как много для меня сделал, просто выслушав меня.</text:p>
      <text:p text:style-name="P2">И вот он мне говорит:</text:p>
      <text:list xml:id="list40625921" text:continue-numbering="true" text:style-name="диалог">
        <text:list-item>
          <text:p text:style-name="P100">А это не он идет?</text:p>
        </text:list-item>
      </text:list>
      <text:p text:style-name="P2">Я обернулась и увидела Спину.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2">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2">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2">Забавно, ведь позже у меня получится свести все эти обстоятельства в одну целую картину. Всему ведь есть объяснение, не так ли?</text:p>
      <text:p text:style-name="P2"><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Ведь ему сказали, что я уехала, но никто не знал, что я вернулась...</text:p>
      <text:p text:style-name="P2">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2">Говорила и говорила. Но это были все те же пустые глаза. Этот разговор ни к чему не привел. Он также стоял на своем, мол «мы делаем друг друга несчастными», «я сейчас ищу себя, ищу смысл жизни...»...</text:p>
      <text:p text:style-name="P2">Nosce te ipsum – его любимая фраза. В переводе с латинского, она означает «Познай самого себя». Довольно безобидная фраза, но она очень хорошо описывает его мышление и поведение.</text:p>
      <text:p text:style-name="P2">Он цитирует глубокую фразу, но его поступки, которыми сопровождается это выражение идут в разрез с ее смыслом. Это не просто сбивало меня с <text:soft-page-break/>толку, а окунало меня в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2">Попробую сформулировать мысли, которые тогда орудовали в моей голове:</text:p>
      <text:list xml:id="list40634093" text:continue-numbering="true" text:style-name="диалог">
        <text:list-item>
          <text:p text:style-name="P100">Я очень его люблю. Я хочу быть с ним. Я хочу, чтоб мы были счастливы вместе. Я не хочу, чтобы он страдал, но не знаю как это сделать...</text:p>
        </text:list-item>
      </text:list>
      <text:p text:style-name="P2">Сейчас мне становится страшно — это ведь была я! Эта история обо мне! Я смотрю в прошлое, и мне сложно осознать, что это была я... Что я не сопротивлялась такому насилию. Что я просила еще...</text:p>
      <text:p text:style-name="P2">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2">Прошло меньше года, а я ловлю себя на мысли, что я совсем другая. Не та, какую он бы хотел видеть — безвольная, а та я, которая была до него <text:soft-page-break/>— сильная, упрямая, самодостаточная. И мне действительно сложно понять, как я могла тогда такое допустить...</text:p>
      <text:p text:style-name="P2">В том разговоре он рассказал мне, как меня ненавидят его родители и перекрутил слова моей сестры. По его словам, даже она его поддерживала и была согласна с тем, что я веду себя неправильно.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2">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2">Что я могу сказать — я повелась и нет мне оправдания.</text:p>
      <text:p text:style-name="P2">Я не упоминала об этом раньше, ждала подходящего момента... Наверное это он. Я его слушала и в голове у меня была одна мысль, которая там <text:soft-page-break/>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2">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2">Он безжалостно «добивал» мою психику, втаптывая меня в землю огромным молотом своих издевательств.</text:p>
      <text:p text:style-name="P2">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2">—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2"><text:soft-page-break/>Он высказал свою уверенность в том, что в этом случае между нами не может ничего быть, и — попросил уйти. Ба-бах.</text:p>
      <text:p text:style-name="P45">* * *</text:p>
      <text:p text:style-name="P2">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2">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2">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2"><text:soft-page-break/>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2">К слову, я понимала это, но сидеть спокойно не могла, меня трусило изнутри, заставляя качаться, и я не могла остановиться.</text:p>
      <text:p text:style-name="P2">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40621540" text:continue-numbering="true" text:style-name="диалог">
        <text:list-item>
          <text:p text:style-name="P100">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2">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text:soft-page-break/>но, так что забирать мы ее не будем а просто уколим успокоительное.»</text:p>
      <text:p text:style-name="P2">Они пообещали мне, что я буду спать 6 часов. Я поспала около 3-х часов и была им безумно за это благодарна. Наконец это был здоровый крепкий сон.</text:p>
      <text:p text:style-name="P2">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2">И вот я — «безжалостная мучительница», которой внушили, что она больна, принимает решение лечиться, в то время, как он — «несчастная жертва» моего поведения, зализывает свои раны. Я была уверена, что со мной не все в порядке и обратилась к специалисту за помощью, в надежде вылечиться.</text:p>
      <text:p text:style-name="P2">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2"><text:soft-page-break/>Эта цифра оказалась приемлемой и для меня и для него. С тех пор у меня не было сомнений, что для него это не работа, а действительно дело, которым он живет — помогать людям. Уже по телефону я сразу поняла, что он мне поможет. Успокаивающим и мягким голосом он попросил меня вкратце описать проблему и назначил первый сеанс.</text:p>
      <text:p text:style-name="P2">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2">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слушал и ни разу не перебил.</text:p>
      <text:p text:style-name="P2">Так начался долгий процесс восстановления. Я удалила все фотографии и переписки, его номер. Я ходила на бокс, потихоньку начала есть и наби<text:soft-page-break/>рать вес, стала лучше спать. Работа вернулась в офис, и я уже не была одна, а постоянно находилась среди людей.</text:p>
      <text:p text:style-name="P2">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75" text:outline-level="1"><text:s/><text:bookmark-start text:name="Glava_17__Ia_vsie_ponial"/>Глава 17. <text:line-break/>Я все понял<text:bookmark-end text:name="Glava_17__Ia_vsie_ponial"/></text:h>
      <text:p text:style-name="P2">Итак, я постепенно начала приходить в себя и даже ст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2">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2">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2"><text:soft-page-break/>Я не понимала, что бы это могло значить:</text:p>
      <text:list xml:id="list40615866" text:continue-numbering="true" text:style-name="диалог">
        <text:list-item>
          <text:p text:style-name="P100">Я хочу провести с тобой ночь, но тебе это вряд ли понравится...</text:p>
        </text:list-item>
      </text:list>
      <text:p text:style-name="P2">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2">На сообщение я ответила, что не девочка на побегушках и не прибегу по первому зову.</text:p>
      <text:list xml:id="list40637749" text:continue-numbering="true" text:style-name="диалог">
        <text:list-item>
          <text:p text:style-name="P100">Тебе что, потрахаться не с кем? — спросила я его.</text:p>
        </text:list-item>
      </text:list>
      <text:p text:style-name="P2">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2">По пути на место встречи мне нужно было кое-куда наведаться. Скоро Новый год, и я решила сделать себе подарок — заказала акустическую гитару. Забрав свой заказ я полетела на крыльях любви к милому.</text:p>
      <text:p text:style-name="P2"><text:soft-page-break/>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0">Бар, который он выбрал, был небольшим. Столиков было немного, но в целом обстановка была уютная. Я присела за свободный стол, который стоял между двух диванов и </text:span><text:span text:style-name="_30__20_Text"><text:span text:style-name="T20">ждала</text:span></text:span><text:span text:style-name="T20">. Конечно же он опоздал.</text:span></text:p>
      <text:p text:style-name="P2">Он пришел, и на его лице считывалась неуверенность с примесью страха. Он, как и я, не знал, чего ожидать от этой встречи. Поэтому пришел он подготовленный.</text:p>
      <text:p text:style-name="P2">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text:p>
      <text:p text:style-name="P2">Завязался разговор. Я отметила про себя, будто разговариваю с незнакомым мне человеком. Сейчас я это могу объяснить, ведь он, на самом деле, <text:soft-page-break/>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2">Факт остает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2">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2">Я остро ощущала, что взяла верх. Я перестала ему звонить и писать. Я полностью пропала и начала строить свою жизнь заново и он понял, что меня потерял.</text:p>
      <text:p text:style-name="P2">Итак, пока наш герой, распинаясь, пытался мне что-то рассказывать, я сидела, как снежная королева и получала удовольствие от того, что он уже <text:soft-page-break/>почти кричит, ведь в баре играет музыка, а я со своей стороны успешно делаю вид полного безразличия.</text:p>
      <text:p text:style-name="P2">Растерянность. Вот что было на его лице. Я могла им играться первый раз за все время нашего с ним знакомства. Я могла себе это позволить, ведь он «приполз»... Не на коленях... нет... Да и не приполз вовсе... Он не просил прощения... Ведь ему не за что извиняться! Но он сказал, что «влюбился в меня заново»!</text:p>
      <text:p text:style-name="P2">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2">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text:p>
      <text:p text:style-name="P2"><text:soft-page-break/>«Раньше тебя любить было не за что, а теперь есть за что». Ну ведь правильно же? Смысл именно такой получается?</text:p>
      <text:p text:style-name="P2">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40621632" text:continue-numbering="true" text:style-name="диалог">
        <text:list-item>
          <text:p text:style-name="P100">Ты очень хорошо выглядишь.</text:p>
        </text:list-item>
        <text:list-item>
          <text:p text:style-name="P100">Я очень за тобой соскучился.</text:p>
        </text:list-item>
        <text:list-item>
          <text:p text:style-name="P100">Я рад, что ты согласилась со мной встретиться.</text:p>
        </text:list-item>
      </text:list>
      <text:p text:style-name="P2">Все это свидетельствовало о том, что он тоже рад — и я была рада вдвойне. Он спросил меня, чем я занимаюсь, и я начала перечислять:</text:p>
      <text:list xml:id="list40640349" text:continue-numbering="true" text:style-name="диалог">
        <text:list-item>
          <text:p text:style-name="P81"><text:span text:style-name="T20">По понедельникам, средам и пятницам я хожу на бокс, по субботам работаю в кофейне, по воскресеньем договорилась с другом заниматься </text:span><text:soft-page-break/><text:span text:style-name="T20">уроками игры на гитаре, четверги оставила для встреч с друзьями...</text:span></text:p>
        </text:list-item>
        <text:list-item>
          <text:p text:style-name="P100">А по вторникам? — спросил он.</text:p>
        </text:list-item>
        <text:list-item>
          <text:p text:style-name="P100">А по вторникам я хожу на сеансы к психологу...</text:p>
        </text:list-item>
      </text:list>
      <text:p text:style-name="P2">Он был удивлен. Я видела на его лице — радость. Тогда я еще, по наивности своей, объясняла это тем, что он рад за <text:span text:style-name="T1">меня</text:span>, ведь я наконец-то решила избавиться от своего недуга — чрезмерной эмоциональности! Наконец-то набралась ума!..</text:p>
      <text:p text:style-name="P2">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2">Хорошая, симпатичная, не глупая девочка не смогла сама справиться со своей любовью к нему и попросила помощи у специалистов. Могу себе <text:soft-page-break/>представить, до каких высот он тогда поднял свою ничтожную самооценку за мой счет.</text:p>
      <text:p text:style-name="P2">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2">Крючок, который я вырвала с мясом еще пару недель назад, сейчас заглатывала еще с большим аппетитом, а он в это время еще больше наслаждался победой в собственной игре. О, да! Игра еще не закончилась.</text:p>
      <text:h text:style-name="P75" text:outline-level="1"><text:s/><text:bookmark-start text:name="Glava_18__A_zachiem_vam_Ona_"/>Глава 18. <text:line-break/>А зачем вам Она?<text:bookmark-end text:name="Glava_18__A_zachiem_vam_Ona_"/></text:h>
      <text:p text:style-name="P2">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Он показывал мне сожаление, что так все вышло, слушая меня. Но так и не высказал его вслух.</text:p>
      <text:p text:style-name="P2">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text:soft-page-break/>нил свое доминирующее положение, ведь я вела его к настоящему Профессионалу.</text:p>
      <text:p text:style-name="P2">Итак, мы идем к психологу. Оба. Добровольно. Этот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без лишних ушей, услышать и вторую версию.</text:p>
      <text:p text:style-name="P2">Накануне встречи я позвонила ему и предупредила, что буду не одна и могу выйти выпить кофе, например, пока они раззнакомятся. Доктор со мной согласился, и мы договорились, что около получаса ему должно хватить.</text:p>
      <text:p text:style-name="P2">Я переживала, правда. Любимый демонстрировал мне свое желание все исправить, а я искренне на все это велась. И — была несказанно счастлива.</text:p>
      <text:p text:style-name="P2">Мы пришли к психологу. Теперь я могу только предполагать его (психолога) реакцию. Он на протяжении нескольких сеансов слушал о том, как мне больно, видел мои слезы, слушал мою историю и пытался помочь мне разъяснить мое непонимание происходящего. Мои рассказы ведь были <text:soft-page-break/>лишь об одном — я не понимаю, почему это происходит, я не понимаю, почему он не говорит мне, что меня не любит, но, если любит, то почему отталкивает.</text:p>
      <text:p text:style-name="P2">Я не понимаю, почему он блокирует все мои попытки с ним связаться, но при каждой новой идет на диалог и «кормит» надеждой. Слишком много было непонимания. Слишком сильной была моя боль. Но его силами — силами доктора, я начала «поправляться» и постепенно, как говорится — встала на ноги.</text:p>
      <text:p text:style-name="P2">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2">Доктор уже знает, что я снова подсела на крючок, ведь он видит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2"><text:soft-page-break/>Мы здороваемся с ним, проходим в кабинет, и тут я уже «намылилась» уходить, дабы оставить их наедине, но доктор сказал мне:</text:p>
      <text:list xml:id="list40627526" text:continue-numbering="true" text:style-name="диалог">
        <text:list-item>
          <text:p text:style-name="P100">Останьтесь, Яна...</text:p>
        </text:list-item>
      </text:list>
      <text:p text:style-name="P2">Я не стала возражать, хоть и растерялась — ведь мы же договорились. Я просто хотела, чтобы все было искренне и честно. Я не хотела, чтобы любимый чувствовал неудобство от моего присутствия, рассказывая при мне о наших проблемах.</text:p>
      <text:p text:style-name="P2">Но доктор, видимо, сразу понял, что он из себя представляет. Вероятно, он понял, что никакого неудобства тот не будет испытывать ни в моем присутствии, ни наедине с ним. И не ошибся.</text:p>
      <text:p text:style-name="P2">Сколько полилось обвинений! Я вспоминаю и просто поражаюсь всей этой картиной, уже со стороны, конечно. Мы сидим на диване, я веду себя сдержанно, он — обнимает меня, держит меня за руку и так нежно поглаживает.</text:p>
      <text:p text:style-name="P2">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text:soft-page-break/>ору. Что он боится меня, и ему кажется, что когда я плачу и истеричу, то способна причинить ему физический вред!</text:p>
      <text:p text:style-name="P2">В общем, весь его монолог ничем не отличался от его обвинений и раньше. Он, упуская причины, минут сорок описывал мое неадекватное поведение. Он не стеснялся называть вещи «своими именами» и звучало много обидных слов в мой адрес.</text:p>
      <text:p text:style-name="P2">Рассказывал он все это доктору без стеснения, не высказывая ни чувства вины со своей стороны, ни чувства ответственности и совершенно упуская свою значимость в этом вопросе. В то время, как я сижу рядом с ним...</text:p>
      <text:p text:style-name="P2">Ну и конечно, при этом он нежно, успокаивающе поглаживал мою руку, слегка приобняв, не останавливался в своем повествовании.</text:p>
      <text:p text:style-name="P2">Мне сразу сказали — не перебивать, а если я с чем-то несогласна — делать заметки в блокноте, чтобы потом к ним вернуться и обсудить. Я сидела молча и слушала. Моя реакция была обычна — он не говорил ничего нового, я могла наизусть пересказать все его обвинения и упреки, ведь слышала их в свой адрес неоднократно.</text:p>
      <text:p text:style-name="P2"><text:soft-page-break/>И тут милый вспомнил о той самой ночи, когда я резала себе руку. Он не мог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2">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настолько больно, когда он ушел, что я, не отдавая отсчет своим действиям, была готова сделать все, чтоб эта боль утихла. Делая ударение на слове «все».</text:p>
      <text:p text:style-name="P2">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2">Я хлюпнулась в объятия своего обвинителя, ведь он знал, что это лучшее для меня лекарство. Я успокоилась, а мой любимый продолжил свой <text:soft-page-break/>рассказ, и все не унимался приводить примеры, подыгрывая интонацией и мимикой.</text:p>
      <text:p text:style-name="P2">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40623611" text:continue-numbering="true" text:style-name="диалог">
        <text:list-item>
          <text:p text:style-name="P100">А скажите мне, пожалуйста, зачем вам Яна?</text:p>
        </text:list-item>
        <text:list-item>
          <text:p text:style-name="P100">В смысле: «зачем мне Яна»? <text:span text:style-name="T13">Я ее люблю!</text:span></text:p>
        </text:list-item>
        <text:list-item>
          <text:p text:style-name="P100">Вот вы говорите, что Яна очень плохая: обижает вас и неправильно себя ведет. Делает вас несчастным. Так зачем она вам?</text:p>
        </text:list-item>
      </text:list>
      <text:p text:style-name="P16">Доктор продолжал задавать подобные вопросы. Мой милый пытался на них отвечать красиво, но у него ничего не получалось. Но, на самом деле, я не помню о чем шла речь дальше.</text:p>
      <text:p text:style-name="P16">«Я ее люблю!..»</text:p>
      <text:p text:style-name="P2">Больно осознавать, что тогда мне этого было достаточно. Просто слов. Без действий. Слов, противоречащих его поведению и отношению ко мне. Я сидела и не могла поверить в свое счастье — он меня любит!</text:p>
      <text:p text:style-name="P2"><text:soft-page-break/>Дальше я смутно помню, чем закончился тот сеанс. Доктор начал задавать ему подобные вопросы, а видела, как мой любимый приходит в ступор после каждого и не может ответить с присущей ему неоправданной уверенностью.</text:p>
      <text:p text:style-name="P2">Но это были вполне обоснованные беспристрастные попытки доктора научными методами позволить человеку открыться.</text:p>
      <text:p text:style-name="P2">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2">Было очень много эмоций, и, по видимому, все, что происходило потом было не настолько важным, чтоб это запомнить. И вот мы это сделали. Общими усилиями — его и моими, мы помирились.</text:p>
      <text:p text:style-name="P2">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text:soft-page-break/>мально, но ты должна быть мне благодарной, за то, что я люблю тебя вот такую ущербную.</text:p>
      <text:p text:style-name="P2">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2">К следующему вторнику оказалось, что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2">Спустя недели три мне позвонил психолог. Я сразу начала извиняться, за то, что мы пропали, говорила, что у нас все хорошо и, вроде как, пока нам это не нужно... Но мне доктор ответил, что мне уже и не нужно к нему ходить.</text:p>
      <text:list xml:id="list40614395" text:continue-numbering="true" text:style-name="диалог">
        <text:list-item>
          <text:p text:style-name="P100">С вами все в полном порядке, — сказал он, — но вот Его я бы хотел видеть.</text:p>
        </text:list-item>
      </text:list>
      <text:p text:style-name="P2">Доктор сказал, что набирает какую-то группу, и ему, моему благоверному, не помешало бы похо<text:soft-page-break/>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2">Тут хотелось бы немного порассуждать. Давайте прикинем, почему доктор не попросил у меня его телефон и не пригласил его участвовать в группе лично?</text:p>
      <text:p text:style-name="P2">Доктор понимал, что в таком случае у меня не будет возможности воочию наблюдать, как он от этих занятий увиливает. К тому же, было сказано, что больше не нуждаюсь в этой терапии, подтекстом чего является: «Проблема не в вас». Но при этом высказывает желание работать с моим парнем, подтекстом чего является: «Проблема в нем».</text:p>
      <text:p text:style-name="P2">Тогда я совершенно не придала этому значение, но эта ситуация, тем не менее, отложилась в моей памяти и теперь, спустя время, за которое я нашла множество ответов для себя, я понимаю к чему доктор вел.</text:p>
      <text:p text:style-name="P2"><text:soft-page-break/>Он всячески давал мне понять, с кем я имею дело, но врачебная этика запрещает делать это напрямую.</text:p>
      <text:h text:style-name="P75" text:outline-level="1"><text:s/><text:bookmark-start text:name="Glava_19__Ia_podumaiu"/>Глава 19. <text:line-break/>Я подумаю<text:bookmark-end text:name="Glava_19__Ia_podumaiu"/></text:h>
      <text:p text:style-name="P2">Казалось, старые отношения закончились, а с ними и постоянные выяснения отношений. Я была рада, испытывать внимание с его стороны и чувствовать его любовь. Но я охладела.</text:p>
      <text:p text:style-name="P2">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2">Я уже не боялась высказаться, по другому реагировала на замечания — не склоняла голову, а отвечала на них решительно, блокируя его попытки пошатнуть мою уверенность.</text:p>
      <text:p text:style-name="P2"><text:soft-page-break/>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2">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ясь этот авторитет вернуть. Соответственно, он перестал оказывать негативное влияние на моего парня.</text:p>
      <text:p text:style-name="P2">Время шло. Близилась наша третья годовщина отношений. Я отчаянно пыталась делать вид, что ни о чем не подозреваю — он собирался сделать мне предложение. Но он спалился, так что сюрпризом для меня это не было.</text:p>
      <text:p text:style-name="P2">Судя по всему, он рассказал о своем намерении нескольким нашим друзьям. Не всем — нескольким. Особенным людям. Помните, «мое окружение — наше окружение»? И они мне проболтались.</text:p>
      <text:p text:style-name="P2">Мы решаем поехать в горы и как следует отметить этот день, ну а так, как я «типа» не знала, что там будет, предложила поехать с нашей уже <text:soft-page-break/>сбитой компанией. Я, он и три наших подруги. Компания собралась приятная и душевная.</text:p>
      <text:p text:style-name="P2">И вот близится полночь. Я приготовила подарок и трепетно ждала, когда смогу его вручить, ну и конечно очень переживала из-за предложения, которое, я уже знала точно, он мне сделает сегодня.</text:p>
      <text:p text:style-name="P2">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2">Бедные девочки в горах пятью зажигалками зажигали с сотню свечей «Marry me» и огромное сердце, пока он курил со мной на террасе. Он снова ничего не сделал. Девочки даже сами купили эти свечи, и он до сих пор должен им деньги... Так мило!..</text:p>
      <text:p text:style-name="P2">Это было очень красиво, он подошел ко мне, стал на колени и открыл коробочку. Я, конечно же, разрыдалась. Я думала, что готова к этому, но <text:soft-page-break/>оказалось нет. Я плакала от счастья, ведь это было волшебно.</text:p>
      <text:p text:style-name="P2">Я всегда представляла себе это действо. С детства. Вот придет мой принц, скажет: «Выходи за меня», а я сделаю вид, что задумалась и скажу: «Я подумаю...» Потом через секунду отвечу: «Да!» и брошусь на шею, расцелую.... Но вот это — «я подумаю» почему то всегда хотела сказать... Что тут скажешь? Девочки...</text:p>
      <text:p text:style-name="P2">И вот я стою и рыдаю от счастья. Он спрашивает меня, выйду ли я за него. Я говорю: «Я подумаю...», как в своей заветной мечте...</text:p>
      <text:p text:style-name="P2">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2">Одна доля секунды. Я и сейчас наслаждаюсь этими воспоминаниями. Но ему это — не понравилось. Ничего страшного — через пару минут он отомстит мне за эту мою «выходку».</text:p>
      <text:p text:style-name="P2"><text:soft-page-break/>Естественно я, как и мечтала, тут же сказала — «Да!» Кинулась ему на шею и мы целовались. Свечи догорали, это все снимала его, уже и моя, Университетская Подруга, и мне казалось, что я самый счастливый человек на планете. Минуты две...</text:p>
      <text:p text:style-name="P2">Конечно, все были на эмоциях и пошли курить. Мы собираемся на террасе, я трепещу от счастья, мы закуриваем и я спрашиваю...</text:p>
      <text:list xml:id="list40641362" text:continue-numbering="true" text:style-name="диалог">
        <text:list-item>
          <text:p text:style-name="P100">Котик, а когда ты принял такое решение — на мне жениться?</text:p>
        </text:list-item>
        <text:list-item>
          <text:p text:style-name="P100">Уже давно... — сказал он, на секунду задумался, потом со всем присущим ему пафосом, выдыхая дым, ответил. — Но ты своим поведением отбивала у меня все желание.</text:p>
        </text:list-item>
      </text:list>
      <text:p text:style-name="P2">Вот так. Он открытым текстом сказал, что я очень плохо себя вела, и он каждый раз передумывал. Веди я себя хорошо, он бы уже давно сделал этот шаг, но я все портила...</text:p>
      <text:p text:style-name="P2">Это была красивая сказка из двух минут счастья, которую сразу же уничтожили. Чего он хотел добиться? Опять заставить меня чувствовать свою <text:soft-page-break/>вину? Унизить, чтобы я не расслаблялась? Вы ведь уже поняли, что он на протяжении всего времени держал меня в напряжении.</text:p>
      <text:p text:style-name="P2">Но это уже не было обидным для меня. Я это запомнила, ведь с тех пор, я приняла решение — грусть и обиду заменять на злость, что очень помогает крепче стоять на ногах и придает уверенность.</text:p>
      <text:p text:style-name="P2">Да, он этим все испортил, эйфория закончилась, но это меня не сбило с ног, как было бы еще несколько месяцев назад. Я еще не понимала, что он мной манипулирует, но в тот момент я четко осознала что:</text:p>
      <text:p text:style-name="P2">а) мне это не нравится;</text:p>
      <text:p text:style-name="P2">б) это ненормально.</text:p>
      <text:p text:style-name="P2">Очень помню тот день и ту эмоцию. Могу ее описать, как будто бы у меня включился инстинкт самосохранения. Да, как только он одел кольцо мне на палец, я осознала, 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2"><text:soft-page-break/>Что тут скажешь — к сестре уже так просто не сбежишь. И я стала думать головой, а не слепым любящим сердцем.</text:p>
      <text:p text:style-name="P2">Я невеста. Это непривычно!</text:p>
      <text:list xml:id="list40638529" text:continue-numbering="true" text:style-name="диалог">
        <text:list-item>
          <text:p text:style-name="P100">Ну и когда же мы поженимся? — спросила я.</text:p>
        </text:list-item>
        <text:list-item>
          <text:p text:style-name="P100">Давай летом. — предложил он.</text:p>
        </text:list-item>
      </text:list>
      <text:p text:style-name="P2">Отличная идея.</text:p>
      <text:p text:style-name="P2">Я не знаю, как мы вообще до лета дожили.</text:p>
      <text:h text:style-name="P75" text:outline-level="1"><text:s/><text:bookmark-start text:name="Glava_20__Mien_shie_niuansov"/>Глава 20. <text:line-break/>Меньше нюансов<text:bookmark-end text:name="Glava_20__Mien_shie_niuansov"/></text:h>
      <text:p text:style-name="P2">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2">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2">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2"><text:soft-page-break/>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2">Я старомодна, стало быть. Я не влюбчивая. Для меня брак на всю жизнь, — думала я. Понимая, как ей плохо и что ей просто необходимо выговориться, я ничего не говорила, а просто сидела и слушала. До тех пор, пока меня не начали втягивать в этот разговор силой — мой жених.</text:p>
      <text:p text:style-name="P2">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 в спор. Так было и в этот раз.</text:p>
      <text:p text:style-name="P2">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2">Он несколько часов рассказывал мне, что брачный контракт — это круто, что «все американцы <text:soft-page-break/>так живут». А я не могла понять, что ему со мной делить? Недвижимость? Нет. Бизнес? Детей? Нет.</text:p>
      <text:p text:style-name="P2">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2">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40627157" text:continue-numbering="true" text:style-name="диалог">
        <text:list-item>
          <text:p text:style-name="P100">Так будет меньше нюансов при разводе! — сказал он мне.</text:p>
        </text:list-item>
      </text:list>
      <text:p text:style-name="P2">Я не выдержала и сказала, что если он хочет «подстраховаться», то пусть составляет сам этот договор, но чтоб моего имени там не было:</text:p>
      <text:list xml:id="list40618596" text:continue-numbering="true" text:style-name="диалог">
        <text:list-item>
          <text:p text:style-name="P100">Пиши, я такой-то такой-то, при разводе получаю все, что нажил сам в этом браке, а я подпишу. Но скажи мне — зачем тогда мне выходить за тебя, если мы с тобой еще не расписаны, а ты уже <text:soft-page-break/>готовишься к разводу и делишь еще не нажитое имущество?!</text:p>
        </text:list-item>
      </text:list>
      <text:p text:style-name="P2">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2">Он был взбешен. Я потом горько поплатилась за эту свою «выходку». Завтра меня попытаются снова выгнать из дома.</text:p>
      <text:p text:style-name="P41">* * *</text:p>
      <text:p text:style-name="P32">У меня сохранилась переписка, где на следующий день он идет на попятную — забирает свои слова обратно:</text:p>
      <text:list xml:id="list40636802" text:continue-numbering="true" text:style-name="диалог">
        <text:list-item>
          <text:p text:style-name="P100">...Я не хотел никогда никаких бумажек. Вчера это был просто разговор, из которого ты нашифровала!</text:p>
        </text:list-item>
        <text:list-item>
          <text:p text:style-name="P81"><text:span text:style-name="T20">Просто разговор заканчивается на фразе «мне не приятен этот разговор», — отвечаю я, — а </text:span><text:soft-page-break/><text:span text:style-name="T20">не длится до трех ночи со словами «да как ты не понимаешь?..» учитывая факт того, что мне рано вставать. Так что ничего я себе не нашифровывала.</text:span></text:p>
        </text:list-item>
        <text:list-item>
          <text:p text:style-name="P100">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100">Меня такое отношение мягко говоря не устраивает! Что-то ты часто уходишь от своих сказанных слов! С аргументом: «Я ляпнул не подумав»...</text:p>
        </text:list-item>
        <text:list-item>
          <text:p text:style-name="P100">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это плохая причина.</text:p>
        </text:list-item>
        <text:list-item>
          <text:p text:style-name="P81"><text:span text:style-name="T20">Если бы этот разговор был </text:span><text:span text:style-name="_30__20_Text"><text:span text:style-name="T20">до</text:span></text:span><text:span text:style-name="T20"> твоего предложения — сказала бы!</text:span></text:p>
        </text:list-item>
        <text:list-item>
          <text:p text:style-name="P100">Поэтому я не понимаю, почему ты так упорно ее пытаешься пропихнуть. Когда причина не в этом.</text:p>
        </text:list-item>
        <text:list-item>
          <text:p text:style-name="P100"><text:soft-page-break/>Короче, хватит. Мне надоело. Мне тут работать надо... — попыталась я закончить этот бред.</text:p>
        </text:list-item>
      </text:list>
      <text:p text:style-name="P2">Что мы видим?</text:p>
      <text:p text:style-name="P3">«Я не хотел никогда никаких бумажек.»</text:p>
      <text:p text:style-name="P2">Он пытается убедить меня в том, что я услышала не то, что услышала.</text:p>
      <text:p text:style-name="P3">«Но думать, что я всерьез намерен с тобой договор заключать это плохая причина... Когда причина не в этом.»</text:p>
      <text:p text:style-name="P16">«Всерьез намерен?»... А что, можно быть намеренным не всерьез?</text:p>
      <text:p text:style-name="P16">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эту «крутую» идею — для него намерения «не всерьез»? Получается, что мне еще повезло?!</text:p>
      <text:p text:style-name="P16">В то же время, фраза «Когда причина не в этом» несет в себе смысл, что есть, якобы, какая-то <text:span text:style-name="T1">другая неизвестная причина</text:span>, которая, на <text:soft-page-break/>самом деле, является <text:span text:style-name="T4">истиной причиной</text:span> того, что я сняла кольцо! Но самое главное — о которой я ничего не знаю, и за которую от меня требуют извинений!..</text:p>
      <text:p text:style-name="P16">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16">Я ничего не упустила? Ах да — куда я только смотрела?!</text:p>
      <text:p text:style-name="P3">«Вчера это был просто разговор, из которого ты нашифровала.»</text:p>
      <text:p text:style-name="P2">Ну понятно. Ту он пытается внушить мне, что я ненормальная, выдумываю то, чего, на самом деле, не было... Все стандартно.</text:p>
      <text:p text:style-name="P3">«Думал проснется — может дойдет.»</text:p>
      <text:p text:style-name="P2">Обвинение в тупости: до тебя не доходит, ведь ты тупая.</text:p>
      <text:p text:style-name="P3">«Скажет, чет реально мне пригорело. А нет. Набрала аргументов и говна на лопате на! Главное что ты права.»</text:p>
      <text:p text:style-name="P2"><text:soft-page-break/>Обвинение в иррациональности, тупости, конфликтности, необоснованности в суждениях. Ну и, конечно, маска «жертвы»: поливаешь меня говном.</text:p>
      <text:p text:style-name="P3">«Главное, что ты права.»</text:p>
      <text:p text:style-name="P2">Двойной смысл, который «кричит» о том, что я не права, осуждает в иррациональности.</text:p>
      <text:p text:style-name="P3">«А чего ты не сказала «нет», мне чисто интересно? Дай угадаю. Ты про бумажки не знала?»</text:p>
      <text:p text:style-name="P2">Попытка съехать с темы и заставить меня оправдываться: если ты хотела сказать «нет» - надо было говорить «нет», чтобы теперь не искать глупые отговорки.</text:p>
      <text:p text:style-name="P3">«Дурацкие разговоры были всегда.»</text:p>
      <text:p text:style-name="P2">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3"><text:soft-page-break/>«Поэтому я не понимаю, почему ты так упорно ее пытаешься пропихнуть.»</text:p>
      <text:p text:style-name="P2">Попытка убедить меня в том, что я агрессор, не знаю, как его бросить, и пытаюсь пропихнуть какую-то неизвестную причину (это вот как раз его метод).</text:p>
      <text:p text:style-name="P45">* * *</text:p>
      <text:p text:style-name="P2">Его инфантильность во взрослом возрасте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2">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забрать свои слова назад, и, мало того, обвинить другого человека, за последствия.</text:p>
      <text:p text:style-name="P2"><text:soft-page-break/>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0">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 все еще сопротивляется. Ведь мы уже знаем, что </text:span><text:span text:style-name="_30__20_Text"><text:span text:style-name="T20">причины</text:span></text:span><text:span text:style-name="T20"> подобных моих действий его не интересуют.</text:span></text:p>
      <text:p text:style-name="P2">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text:p>
      <text:list xml:id="list40634293" text:continue-numbering="true" text:style-name="диалог">
        <text:list-item>
          <text:p text:style-name="P100">Когда вещи заберешь? — пишет он в тот же день.</text:p>
        </text:list-item>
        <text:list-item>
          <text:p text:style-name="P100">Сегодня, — отвечаю я, на что он отвечает:</text:p>
        </text:list-item>
        <text:list-item>
          <text:p text:style-name="P100">Целую в шею...</text:p>
        </text:list-item>
      </text:list>
      <text:p text:style-name="P2">Понимаете, что происходит!? Он выгоняет меня, я с этим соглашаюсь, но он тут же, получив мое <text:soft-page-break/>согласие, делает «шаг на встречу», с единственной целью — зацепить меня. Напоминает ту историю: «Нас любят. В нас верят... Ты умница...» не так ли?</text:p>
      <text:p text:style-name="P2">Но в этот раз он ушел не на кухню, спать в своем спальнике, а к друзьям, и выключил телефон, когда я попыталась заставить его придти домой и расставить все точки над «i».</text:p>
      <text:p text:style-name="P2">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40642222" text:continue-numbering="true" text:style-name="диалог">
        <text:list-item>
          <text:p text:style-name="P100">Слушай а тебе реально даже капельку не стыдно что ты пьяная сидела и выла из-за того, что жизнь так несправедлива с тобой и твой мужик заставляет тебя подписывать бумажки?</text:p>
        </text:list-item>
      </text:list>
      <text:p text:style-name="P2">Мне должно быть стыдно, наверное, за то, что я такая слабачка и не смогла еще на первых порах <text:soft-page-break/>прекратить эти отношения, еще тогда, когда он запретил мне приглашать друзей на мой день рождения.</text:p>
      <text:p text:style-name="P2">За то, что вернулась к нему, когда он переступал через меня две недели после операции.</text:p>
      <text:p text:style-name="P2">Когда он говорил со мной о измене и пытался склонить меня к групповухе.</text:p>
      <text:p text:style-name="P2">Из-за того, что я на протяжении трех лет просила у него прощение за его жестокое обращение со мной...</text:p>
      <text:p text:style-name="P2">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2">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крепенько уснула, а он разбудил меня, чтобы покормить. Принес мне окрошку в постель. Так заботливо кормил меня с ложки...</text:p>
      <text:p text:style-name="P2"><text:soft-page-break/>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2">Это не был чат.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75" text:outline-level="1"><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54">«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text:soft-page-break/>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38">Анджей Сапковский, «Крещение огнём»</text:p>
      <text:p text:style-name="P38"/>
      <text:p text:style-name="P2">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2">Да, у него отменная память. Еще он любит фильм «Святые из трущоб», где хорошие парни борются со злом. В самом начале первой части звучат такие слова:</text:p>
      <text:p text:style-name="P2"/>
      <text:p text:style-name="P54">«Мы все должны бояться злых людей. Но есть другое зло, которого мы должны бояться еще больше. Это зло — равнодушие хороших людей.»</text:p>
      <text:p text:style-name="P38">Х/Ф «Святые из Бундока»</text:p>
      <text:p text:style-name="P38"><text:soft-page-break/></text:p>
      <text:p text:style-name="P2">Я это к чему. Конечно не просто так. Я акцентирую ваше внимание на том, что манипуляторы «показывают», а что «прячут». Именно этим он меня купил. Такими словами он покорил меня! Я считала, что нашла единомышленника, родственную душу...</text:p>
      <text:p text:style-name="P2">Абьюзер показыв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Поэтому с разными людьми, в разных компаниях вы слышите разные версии мнений вашего партнера.</text:p>
      <text:p text:style-name="P2">Он говорит то, что в конкретный момент выгоднее всего сказать, и получает свою награду — признание в нем достойного человека окружающими.</text:p>
      <text:p text:style-name="P2">Мой лучший друг как-то заметил и сказал мне об этом. Он достаточно хорошо его знал, чтобы заметить подвох — его действия с его поступками не совпадают. Ситуация была какая-то незначительная. Это был простой разговор, в ходе которого <text:soft-page-break/>стало ясно — мнение, которое он высказывает не его.</text:p>
      <text:p text:style-name="P2">Несколько уточняющих вопросов, и все становиться понятно. Суть в том, что э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2">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2">Проблема его провала в том, что он не заботится о завтрашнем дне. Ему важно быть уважаемым здесь и сейчас.</text:p>
      <text:p text:style-name="P2">Жажда быть уважаемым и признанным, и безудержное стремление самоутвердиться — есть основа поведения абьюзера. В данном случае — <text:soft-page-break/>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1">* * *</text:p>
      <text:p text:style-name="P2">Жена Странного друга... Не могу о ней не вспомнить, ведь она оказалась ключевым персонажем в этой истории.</text:p>
      <text:p text:style-name="P2">Я была на нее обижена, ведь она в тяжелый для меня период заблокировала мой номер и обыскивала меня, как сумасшедшую... По словам суженого, она хотела бы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2">Так вот, я была на нее очень зла. Я говорила о том, что друзья так не поступают, как она. Если <text:soft-page-break/>она хочет со мной дружить, то пусть сначала поймет, что такое дружба.</text:p>
      <text:list xml:id="list40622216" text:continue-numbering="true" text:style-name="диалог">
        <text:list-item>
          <text:p text:style-name="P100">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2">На что он мне отвечал, что она просто пессимистка и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2">Когда я ее увидела, то поняла о чем все говорили. Ее состояние и правда было плачевным, при чем в прямом смысле — увидев меня она нут же разрыдалась, всхлипывая мне в куртку, когда я ее обняла. Ее здорово потрепало, как и меня еще <text:soft-page-break/>пару месяцев назад, когда я попросила вызвать себе скорую.</text:p>
      <text:p text:style-name="P2">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2">Ее состояние было очень похожим на мое еще пару месяцев назад, когда я отчаянно пыталась понять, что же происходит. Она также винила во всем себя. Как-то вечером мы разговаривали об этом. Я не выдержала и сказала:</text:p>
      <text:list xml:id="list40639581" text:continue-numbering="true" text:style-name="диалог">
        <text:list-item>
          <text:p text:style-name="P100">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2">Я очень возмущалась тому факту, что пока ее муж жил с моим парнем, та девочка часто у них <text:soft-page-break/>подночевывала, при том, что у нее есть парень!.. Ну это полный абсурд. Что за люди?!...</text:p>
      <text:p text:style-name="P2">В общем, мы разобщались и начали дружить. Как-то мы втроем сидели у нас, как всегда о чем-то общались и она мне говорит, мол:</text:p>
      <text:list xml:id="list40629168" text:continue-numbering="true" text:style-name="диалог">
        <text:list-item>
          <text:p text:style-name="P100">Давай завтра созвонимся и обсудим (уже не помню что)...</text:p>
        </text:list-item>
        <text:list-item>
          <text:p text:style-name="P100">Давай, — отвечаю я, — только ты сначала мой номер из черного списка удали — потом и созвонимся...</text:p>
        </text:list-item>
      </text:list>
      <text:p text:style-name="Text_20_body"><text:span text:style-name="T20">И тут я увидела ее </text:span><text:span text:style-name="T26">Л</text:span><text:span text:style-name="_30__20_Text"><text:span text:style-name="T26">ицо</text:span></text:span><text:span text:style-name="T26">...</text:span><text:span text:style-name="T20"> Она совершенно не понимала, о чем я говорю. А мой суженый сидел на полу на подушках, пафосно так курил, и на выдохе так сказал:</text:span></text:p>
      <text:list xml:id="list40614000" text:continue-numbering="true" text:style-name="диалог">
        <text:list-item>
          <text:p text:style-name="P100">Это я тебя заблокировал у нее на телефоне.</text:p>
        </text:list-item>
      </text:list>
      <text:p text:style-name="P2">И тут уже я 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2"><text:soft-page-break/>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2">То есть он выставил ее предателем в моих глазах и сделал так, что она об этом даже не догадывалась. А знаете почему? Нет? А я вам скажу — потому что она тогда была моим основным каналом связи с ним — раз, и она была свидетелем его похождений за время нашего разрыва — два.</text:p>
      <text:p text:style-name="P2">Ему было невыгодно, чтобы мы поддерживали связь, ведь тогда бы я узнала, как, по его словам он «познаёт себя». Но об этом позже.</text:p>
      <text:p text:style-name="P2">Ему и это сошло с рук, ведь он снова, как и всегда, когда был неправ, одевал маску «жертвы». По его словам, он тогда не знал, что со мной делать, ведь я была слишком настойчивой. Хотя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text:p>
      <text:p text:style-name="P2"><text:soft-page-break/>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что делало его «жертвой» моей нездоровой настойчивости.</text:p>
      <text:p text:style-name="P2">Много. Много вечеров мы провели вместе. Из нас получилась отличная троица. Мы все такие разные но время проводили хорошо. Мне нравилось то время. Казалось, все стабильно.</text:p>
      <text:p text:style-name="P2">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45">* * *</text:p>
      <text:p text:style-name="P2">Стоит упомянуть, что близилось лето, в планах было съездить в отпуск и сыграть свадьбу, а для <text:soft-page-break/>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2">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2">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 убитого медведя, и ждали пока эта ситуация разрешится.</text:p>
      <text:p text:style-name="P2">Но это оказалось очередным увиливанием, ведь, когда он получил свои деньги, то я услышала следующее:</text:p>
      <text:p text:style-name="P2"><text:soft-page-break/>— «Ведьмак 3»<text:note text:id="ftn11" text:note-class="footnote"><text:note-citation text:label="*">*</text:note-citation><text:note-body><text:p text:style-name="Footnote"><text:span text:style-name="T8">«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2">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2">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2">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5"><text:soft-page-break/>* * *</text:p>
      <text:p text:style-name="P2">Вскоре наши друзья позвали нас на уикенд палатками на море. Были какие-то государственные праздники и у нас получилось около четырех свободных дней...</text:p>
      <text:p text:style-name="P2">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2">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2">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2"><text:soft-page-break/>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40644730" text:continue-numbering="true" text:style-name="диалог">
        <text:list-item>
          <text:p text:style-name="P100">Да, мать, ты такая сильная! Я бы так не смогла...</text:p>
        </text:list-item>
        <text:list-item>
          <text:p text:style-name="P100">Как «так»? — удивилась я. — Ну да, много пережито и нервов много потрепано, но ведь главное то, что мы друг друга любим и доверяем. Было много ошибок, теперь все все поняли...</text:p>
        </text:list-item>
        <text:list-item>
          <text:p text:style-name="P100">Я бы не смогла простить, но ты молодец!</text:p>
        </text:list-item>
        <text:list-item>
          <text:p text:style-name="P100">Что простить?</text:p>
        </text:list-item>
        <text:list-item>
          <text:p text:style-name="P100">Ну, он ведь трахал двух баб...</text:p>
        </text:list-item>
      </text:list>
      <text:p text:style-name="P2">Она продолжала что-то говорить, а я «застряла» на этой фразе. Даже не знаю сколько времени прошло, когда я спросила:</text:p>
      <text:list xml:id="list40616489" text:continue-numbering="true" text:style-name="диалог">
        <text:list-item>
          <text:p text:style-name="P100">Что значит — трахал двух баб?</text:p>
        </text:list-item>
      </text:list>
      <text:p text:style-name="P2">Знаете выражение — все опустилось? Время остановилось. Казалось, я погрузилась в вакуум, где ничего не происходит. Что-то внутри сжалось <text:soft-page-break/>и замерло в тупом спазме. В голове только эхо ее последних слов, как под водой — «он трахал двух баб»...</text:p>
      <text:p text:style-name="P2">Я посмотрела на нее. Она, такая маленькая, потрепанная жизнью, сидела и смотрела на мена такими испуганно-удивленными глазами... Она не знала.</text:p>
      <text:p text:style-name="P2">Я ей как-то говорила о том, что он мне все рассказал, и она думала, что «все» значит все! Ее аж вжало с подушки, на которых мы сидели. Пару минут, и у меня получилось совладать со ступором, который меня сковал.</text:p>
      <text:p text:style-name="P2">Многое проснилось. Пазлики начали становиться по своим местам и тогда, на ее кухне, я была уверена, что это все пазлы, но я и представить себе не могла каких размеров получится картина.</text:p>
      <text:list xml:id="list40630691" text:continue-numbering="true" text:style-name="диалог">
        <text:list-item>
          <text:p text:style-name="P100">Рассказывай. Рассказывай все!</text:p>
        </text:list-item>
      </text:list>
      <text:p text:style-name="P2">Тогда я узнала, чем он занимался те два месяца — развлекался. Сайт знакомств и вперед к новым экземплярам, на встречу к самоутверждению, познавать себя...</text:p>
      <text:p text:style-name="P2"><text:soft-page-break/>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2">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45">* * *</text:p>
      <text:p text:style-name="P2">Ох, я узнала еще кое что в тот вечер от нее. И это был еще один удар для меня. Я поняла, что живу с предателем, с жестоким человеком. А именно вот, что я узнала:</text:p>
      <text:p text:style-name="P2">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2"><text:soft-page-break/>Его Жена тяжело переживала эту его попытку «наладить отношения». Будучи человеком рассудительным, спокойным и умным, она понимала, что такие методы <text:s/>«все исправить» делают только хуже.</text:p>
      <text:p text:style-name="P2">Итак, на ее на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2">В то время, как ее муж призывал ее успокоиться, убеждал, что все это временно, что он просто устал и ему нужно время отдохнуть, сам закрутил роман с сотрудницей.</text:p>
      <text:p text:style-name="P2">У большинства женщин очень развита интуици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40615889" text:continue-numbering="true" text:style-name="диалог">
        <text:list-item>
          <text:p text:style-name="P100">Все в порядке;</text:p>
        </text:list-item>
        <text:list-item>
          <text:p text:style-name="P100">Ты себе накручиваешь;</text:p>
        </text:list-item>
        <text:list-item>
          <text:p text:style-name="P100">Ты придумываешь драму на пустом месте;</text:p>
        </text:list-item>
        <text:list-item>
          <text:p text:style-name="P100"><text:soft-page-break/>Ты паришься без причины...</text:p>
        </text:list-item>
        <text:list-item>
          <text:p text:style-name="P100">и так далее по тексту выше/ниже — стандартные фразочки.</text:p>
        </text:list-item>
      </text:list>
      <text:p text:style-name="P2">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2">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2">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2">Итак, все молчали, и наблюдали как та сотрудница тайком бегала к ее мужу в квартиру моего бывшего, успокаивая измученную руководительницу в том, что все норм.</text:p>
      <text:p text:style-name="P2"><text:soft-page-break/>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2">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вость в любом ее проявлении — потребую вмешаться или вмешаюсь сама.</text:p>
      <text:p text:style-name="P2">Он забыл, что я умею прощать. Он постоянно напоминал мне о ней и каждый раз получал дозу моих негативных отзывов о ней, и — был спокоен, зная, что я не поступлюсь принципами. Он немного ошибся — переборщил с уговорами, с красноречивым описанием ее состояния и ее желания наладить со мной общение.</text:p>
      <text:p text:style-name="P2">В конце концов, проявив желание помириться со мной, она шла ко мне на встречу — раз; ей было очень плохо и я хотела ей помочь — два; я хотела для себя прояснить причину ее действий — три.</text:p>
      <text:p text:style-name="P2"><text:soft-page-break/>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ждала меня под подъездом, что свидетельствовало о ее большом желании наладить со мной отношения.</text:p>
      <text:p text:style-name="P2">Я ее простила, как оказалось, за то, чего она не делала. Мне жаль.</text:p>
      <text:p text:style-name="P2">Дальше она стала нашим частым гостем, и я проводила с ней прекрасные вечера, в один из которых, я даже не помню как — <text:span text:style-name="T1">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2">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1">она узнала в тот вечер и от меня</text:span>. И сказала она мне это в догонку к информации «он трахал двух баб».</text:p>
      <text:p text:style-name="P16">А теперь попробуйте себе представить ее состояние. Она в браке с человеком, которого любит, с <text:soft-page-break/>которым строит будущее. Пытается строить. Вдруг что-то идет наперекосяк и совсем ничего не понятно. Как человек любящий, скорее всего, она догадывалась, но отгоняла эти свои догадки и сходила с ума от непонимания.</text:p>
      <text:p text:style-name="P16">К этой информации об измене мужа ее никто не 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16">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45">* * *</text:p>
      <text:p text:style-name="P2">Стоит ли говорить, как я была удивлена, разочарована? Я не знаю, как вам передать это чувство — глубокого разочарования. Он знал. Он сказал мне, что знает, но не сказал, что это тайна.</text:p>
      <text:p text:style-name="P2"><text:soft-page-break/>Он понимал, что я не смогу стоять в сторонке и наблюдать, как она сходит с ума. Он понимал, что я потребую рассказать ей все. Он не знал, что мы разобщаемся настолько, что начнем разговаривать на такие деликатные темы, как измены и предательства.</text:p>
      <text:p text:style-name="P2">Он недооценил меня. Он очень ошибся в себе, считая себя человеком, который «добр к себе и своему непосредственному окружению»... Он ошибся в своем друге, которому пообещал держать все в тайне. Он ошибся в выборе стороны — выбрал сторону предателя и сам стал предателем.</text:p>
      <text:p text:style-name="P2">Мало того, помните ту ночь, когда я ждала его на коврике под входной дверью пока он пешком шел домой? Оказалось, что погулять его попросили. Эти голубки хотели провести время вместе, но приперлась я и нарушила всю идиллию.</text:p>
      <text:p text:style-name="P2">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2"><text:soft-page-break/>Не сложно догадаться, что в этом сообщении был посыл попрятать «лишние» вещи от моего поля зрения. Именно поэтому я тогда ничего не заметила. От меня все скрыли. Все пазлы стали на свои места уже гораздо позже.</text:p>
      <text:p text:style-name="P2">Не могу удержаться и не продублировать его любимую цитату:</text:p>
      <text:p text:style-name="P2"/>
      <text:p text:style-name="P54">«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38">Анджей Сапковский, «Крещение огнём»</text:p>
      <text:p text:style-name="P38"/>
      <text:p text:style-name="P2"><text:soft-page-break/>Веду я это к чему. У абьюзеров напрочь отсутствует чувство собственной вины, чувство сострадания, понятие справедливости. Не надейтесь и не пытайтесь вызвать подобное ощущение в их пустом сердце. Максимум, что абьюзер сделает — создаст видимость того, что сопереживает, <text:span text:style-name="T41">как например мне, под видом: «мы делаем друг-друга несчастными», или Жене Странного друга, под видом: «Все в порядке. Не накручивай. Все наладится!..».</text:span></text:p>
      <text:p text:style-name="P2">Но поверьте мне и моему горькому опыту, вы априори в проигрыше в своих попытках воззвать к его человечности.</text:p>
      <text:p text:style-name="P2">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2">Ее Странный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2"><text:soft-page-break/>Наши с ней ситуации похожи, и несложно объяснить и это — ее муж и мой несостоявшийся муж был лучшими друзьями. Не исключено, что они это все спланировали и отрабатывали каждый на своей бабе...</text:p>
      <text:p text:style-name="P45">* * *</text:p>
      <text:p text:style-name="P2">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40620261" text:continue-numbering="true" text:style-name="диалог">
        <text:list-item>
          <text:p text:style-name="P100">Что с тобой? — спросил он, когда заметил, что со мной что-то не так.</text:p>
        </text:list-item>
      </text:list>
      <text:p text:style-name="P2">Я сослалась на плохой сон. Мне нужно было обо всем трезво подумать, а перед принятием важных решений не нужно горячиться, к тому же, то что я узнала придало мне немного сил и уверенности. Но все, что мне было нужно — это хорошенько все взвесить.</text:p>
      <text:p text:style-name="P2"><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40613509" text:continue-numbering="true" text:style-name="диалог">
        <text:list-item>
          <text:p text:style-name="P100">И что тебе приснилось? — спросил он.</text:p>
        </text:list-item>
        <text:list-item>
          <text:p text:style-name="P100">Мне приснилось, что ты меня обманываешь... — я взяла себя в руки и посмотрела ему прямо в глаза. Я хотела увидеть реакцию и увидела.</text:p>
        </text:list-item>
        <text:list-item>
          <text:p text:style-name="P100">В смысле: «обманываю»? Что я тебе изменил?</text:p>
        </text:list-item>
        <text:list-item>
          <text:p text:style-name="P100">Да, — ответила я, — с темноволосой девочкой.</text:p>
        </text:list-item>
        <text:list-item>
          <text:p text:style-name="P100">Прекрати, это всего лишь сон, нам пора собираться. Не накручивай себе.</text:p>
        </text:list-item>
      </text:list>
      <text:p text:style-name="P2">Всю дорогу я ехала, как в воду опущенная. Мне было сложно понять, что со мной происходит. Я была растеряна, но полна решимости одновремен<text:soft-page-break/>но. Правда делает чудеса с человеком. Я люблю правду. Сила в правде. (С)<text:note text:id="ftn12"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0">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0">посмеялся</text:span></text:span><text:span text:style-name="T20">, обнял меня и попытался успокоить, мол — это всего лишь сон.</text:span></text:p>
      <text:list xml:id="list40644621" text:continue-numbering="true" text:style-name="диалог">
        <text:list-item>
          <text:p text:style-name="P100">Это тебе в голову солнышко припекло...</text:p>
        </text:list-item>
      </text:list>
      <text:p text:style-name="P2">В этот уикенд он был, как никогда — паинькой.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оими чувствами.</text:p>
      <text:p text:style-name="P16">К тому же, с нами были друзья, перед которыми он вел делал то, что у него получалось лучше всего — строил из себя замечательного парня, который готовится вступить в брак с «любимой» девушкой.</text:p>
      <text:p text:style-name="P2"><text:soft-page-break/>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2">Море было холодным, но мне понравилось отдыхать палатками. Я решила, что на время, пока я там — отвлекусь и отдохну, а по приезду домой решу, что делать со всем этим. Я была уверена, что у меня появится идея, как вывести его на чистую воду.</text:p>
      <text:p text:style-name="P41">* * *</text:p>
      <text:p text:style-name="P2">По возвращении, я снова зашла к Жене Странного друга. К тому времени она покопалась по перепискам, и тогда я уже убедилась в том, что <text:span text:style-name="T13">жених мой</text:span> таки подбивал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text:soft-page-break/>по отношению к ней были безответными. Не знаю, может поменялось что...</text:p>
      <text:p text:style-name="P2">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2">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темы и на обвинение меня в иррациональности.</text:p>
      <text:p text:style-name="P2">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уйти от ответов. Записать разговор, как оказалось, вполне действенный способ лишить его этой возможности.</text:p>
      <text:p text:style-name="P2">Несколько минут он упрашивал меня выключить диктофон, потом сдался, со словами:</text:p>
      <text:list xml:id="list40641906" text:continue-numbering="true" text:style-name="диалог">
        <text:list-item>
          <text:p text:style-name="P100"><text:soft-page-break/>Хрен с тобой — записывай... Ты вокруг меня плетешь какую-то западню...</text:p>
        </text:list-item>
      </text:list>
      <text:p text:style-name="P2">Вот так. Разговор еще не начался, а меня уже обвиняют. Маска «жертвы» уже красуется на его «благородном» лице.</text:p>
      <text:p text:style-name="P2">Приготовьтесь к тотальному абсурду, ведь я даже не знаю, получится ли у меня описать весь тот бред, который извергали его лживые уста.</text:p>
      <text:p text:style-name="P2">Разговор начался с моего вопроса:</text:p>
      <text:list xml:id="list40614849" text:continue-numbering="true" text:style-name="диалог">
        <text:list-item>
          <text:p text:style-name="P100">Есть ли что-то, что я должна знать, как твоя девушка, как твоя будущая жена? То, что может в будущем причинить мне боль?</text:p>
        </text:list-item>
      </text:list>
      <text:p text:style-name="P2">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2">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2"><text:soft-page-break/>Вот несколько его реплик:</text:p>
      <text:list xml:id="list40632337" text:continue-numbering="true" text:style-name="диалог">
        <text:list-item>
          <text:p text:style-name="P81"><text:span text:style-name="T20">Я очень часто задумывался о том, что мне одиноко и мне хотелось бы с кем-нибудь переспать, </text:span><text:span text:style-name="T25">но эти попытки не увенчались успехом</text:span><text:span text:style-name="T20">. Назовем это так...</text:span></text:p>
        </text:list-item>
      </text:list>
      <text:p text:style-name="P2">«Назовем это так». Как? Попытки? А они все-таки были? Не увенчались успехом? С чьей стороны? На что мне ответили:</text:p>
      <text:list xml:id="list40639829" text:continue-numbering="true" text:style-name="диалог">
        <text:list-item>
          <text:p text:style-name="P81"><text:span text:style-name="T20">Ну, тут не бывает почти. Либо было, либо не было, и под </text:span><text:span text:style-name="_30__20_Text"><text:span text:style-name="T20">было</text:span></text:span><text:span text:style-name="T20"> можно интерпретировать какую бы то ни было близость в виде: поцелуйчиков, обнимашечек, ну не знаю, массаж — раньше это тоже считалось...</text:span></text:p>
        </text:list-item>
      </text:list>
      <text:p text:style-name="P2">Дальше лучше. В ходе разговора я узнала, что он ходил на четыре свидания, но, по его словам, ничего не было. Он говорил, что ничего такого не сделал, всячески извивался, но потом сказал:</text:p>
      <text:list xml:id="list40617762" text:continue-numbering="true" text:style-name="диалог">
        <text:list-item>
          <text:p text:style-name="P100">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text:soft-page-break/>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2">«Говорят...». И снова триангуляция. По его мнению, я должна была смириться с этим общепринятым фактом, и заткнуться. Вот эта его реплика даже сейчас для меня не понятна. Я хочу напомнить, что это цитата из записи с диктофона.</text:p>
      <text:p text:style-name="P2">В этой реплике он применяет сразу три приема.</text:p>
      <text:p text:style-name="P2"><text:span text:style-name="T8">Признание</text:span> — хотел потрахаться. Что звучит довольно честно, да?</text:p>
      <text:p text:style-name="P2"><text:span text:style-name="T8">Попытка оправдаться</text:span> — мужская полигамность. Что сразу избавляет его от чувства вины.</text:p>
      <text:p text:style-name="P2"><text:span text:style-name="T8">Попытка навесить ярлык</text:span>, скрытый упрек — ревность. Мимо — я не ревнивая.</text:p>
      <text:p text:style-name="P2">Сказал правду, прикрыл ее общественным мнением и тут же упрекнул меня, завуалированно внушая мне, что я просто ревную.</text:p>
      <text:p text:style-name="P45"><text:soft-page-break/>* * *</text:p>
      <text:p text:style-name="P2">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40617055" text:continue-numbering="true" text:style-name="диалог">
        <text:list-item>
          <text:p text:style-name="P100">Мне было стыдно от мысли о том, что эта информация может докатиться до нее... — сказал он.</text:p>
        </text:list-item>
      </text:list>
      <text:p text:style-name="P2">А ведь это лишь пятая минута разговора! Да, это всё цитаты записи. Без преувеличений и неточностей — все как есть.</text:p>
      <text:p text:style-name="P2">И что мы видим? Это третий человек. «Добровольный помощник» в его манипуляциях, который даже не подозревает об этом, как и том, что его используют.</text:p>
      <text:p text:style-name="P2">Обычно, если манипуляция исходит от мужчины, то, как правило, этот третий человек — хоро<text:soft-page-break/>шая, умная и красивая молодая женщина. То есть — прекрасная партия на случай замены его «неадекватной бывшей».</text:p>
      <text:p text:style-name="Text_20_body"><text:span text:style-name="T20">Этими словами «мне было стыдно...» он показал мне, что превозносит ее, и это нормально, ведь она хороший человек и достойна уважения. Но есть одно «но» — этим он не просто дал мне понять, что хорошо к ней относится, а </text:span><text:span text:style-name="_30__20_Text"><text:span text:style-name="T20">относится к ней лучше, чем ко мне</text:span></text:span><text:span text:style-name="T20">. Он продемонстрировал мне контраст его чувств ко мне и его чувств к ней — более глубокое уважение.</text:span></text:p>
      <text:p text:style-name="P2">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важнее положение его подруги в этой ситуации. Не важно, как и мое, а важнее, чем мое!</text:p>
      <text:p text:style-name="P2">Вот диалог с его другом, к которому он обратился за советом по ухаживанию за ней:</text:p>
      <text:list xml:id="list40640106" text:continue-numbering="true" text:style-name="диалог">
        <text:list-item>
          <text:p text:style-name="P100">Я тонко намекну, так сказать. И либо намек будет услышан, либо нет. — пишет он.</text:p>
        </text:list-item>
        <text:list-item>
          <text:p text:style-name="P100"><text:soft-page-break/>А ты рассматривал вариант, что тебя просто попробуют, а потом скажут, что это было так — просто для души отдохнуть?</text:p>
        </text:list-item>
        <text:list-item>
          <text:p text:style-name="P81"><text:span text:style-name="T20">Это невозможный вариант. Я склонен считать, что мы хорошо друг друга понимаем. И такой расклад (</text:span><text:span text:style-name="T25">дружеский секс — </text:span><text:span text:style-name="_30__20_Text"><text:span text:style-name="T25">примеч. авт.</text:span></text:span><text:span text:style-name="T20">)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2">Давайте разберем его текст.</text:p>
      <text:p text:style-name="P3">«Я тонко намекну, так сказать. И либо намек будет услышан, либо нет.»</text:p>
      <text:p text:style-name="P2">Даже не знаю, что добавить, ведь итак видно, что он даже не собирается напрягаться... Он намекнет, и — либо да, либо нет. Он в любом случае «умывает руки». <text:span text:style-name="T41">Я даже не удивлюсь, если это намек — что-то вроде «Останешься?» или «Если я приеду, то буду приставать»...</text:span></text:p>
      <text:p text:style-name="P2">При этом ему даже не важно получить ответ. Ему важно, чтоб его намек «был услышан». Ну тут все ясно...</text:p>
      <text:p text:style-name="P3"><text:soft-page-break/>«Я склонен считать, что мы хорошо друг друга понимаем.»</text:p>
      <text:p text:style-name="P2">Не «считаю», не «надеюсь», а «склонен считать». Человек «склонен»,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3">«И такой расклад — это просто абсурд.»</text:p>
      <text:p text:style-name="P2">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3">«Тут либо дружить, либо больше. А дружеский секс — это явно не та идея, которая тут уместна. Фу. Даже думать о такой не хочу.»</text:p>
      <text:p text:style-name="Text_20_body"><text:span text:style-name="T20">Кто-то, читая эти строки, понимает чего он хочет, на самом деле? «Я хочу быть с ней» например, или «Я хочу большего с ней», или «Просто дружба с ней меня не устраивает»?.. Здесь ни слова о его желаниях. </text:span><text:span text:style-name="_30__20_Text"><text:span text:style-name="T20">Либо — либо</text:span></text:span><text:span text:style-name="T20">, или никак.</text:span></text:p>
      <text:p text:style-name="P2"><text:soft-page-break/>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2">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 пустую.</text:p>
      <text:p text:style-name="P2">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2">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о его слов.</text:p>
      <text:p text:style-name="P16"><text:soft-page-break/>Помимо меня, я знаю еще двоих девушек, кто подвергся его влиянию: Бывшая до меня и Университетская подруга. Мы все подходим под это описание...</text:p>
      <text:p text:style-name="P41">* * *</text:p>
      <text:p text:style-name="P2">Стоит отметить, что я когда-то была на месте каждой из них.</text:p>
      <text:p text:style-name="P2">Говоря о девушке Бывшей до меня, <text:span text:style-name="T13">я упоминала, что о</text:span>на «неадекватная истеричка, которой только обнимашки и нужны». Помните?</text:p>
      <text:p text:style-name="P2">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2">Это стандартное поведение. Так, зачатую и происходит. Он внедряет нового человека в свои манипуляции, демонстрирует жертве свое глубо<text:soft-page-break/>кое уважение к этому человеку, подтекстом чего является скрытая провокация на конкуренцию.</text:p>
      <text:p text:style-name="P2">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text:p>
      <text:p text:style-name="P2">То есть, простыми словами его посыл:</text:p>
      <text:list xml:id="list40637941" text:continue-numbering="true" text:style-name="диалог">
        <text:list-item>
          <text:p text:style-name="P100">Мне было стыдно от мысли о том, что эта информация может докатиться до нее...</text:p>
        </text:list-item>
      </text:list>
      <text:p text:style-name="P2">Будет звучать так:</text:p>
      <text:p text:style-name="P2"/>
      <text:p text:style-name="P52">«Она меня понимает, а ты нет. Кто ты вообще такая, чтобы втягивать ее в наши разборки? Ты не должна этого делать!</text:p>
      <text:p text:style-name="P52">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2">Единственное, чего я хочу — это уберечь ее от тебя и твоих предрассудков, так как она дорога мне, а ты ведешь себя непра<text:soft-page-break/>вильно, упоминая о ней в наших конфликтах.»</text:p>
      <text:p text:style-name="P49"/>
      <text:p text:style-name="P2">Он плавно вводит ее в отношения, как опору для своих деструктивных действий, скрывая от нее и от своей жертвы истинные намерения — манипуляция обеими.</text:p>
      <text:p text:style-name="P2">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2">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2">А теперь давайте вспомним хронологию:</text:p>
      <text:p text:style-name="P3">Знакомство.</text:p>
      <text:p text:style-name="P2">Он познакомил меня со своей Бывшей девушкой, незадолго, как расстаться с ней.</text:p>
      <text:p text:style-name="P2"><text:soft-page-break/>И меня со своей Университетской Подругой он познакомил, когда у нас все стало очень плохо, а именно за две недели, как выгнать меня из дома.</text:p>
      <text:p text:style-name="P3">Длительность отношений.</text:p>
      <text:p text:style-name="P2">Они встречались около трех лет.</text:p>
      <text:p text:style-name="P2">Мы встречались почти три года.</text:p>
      <text:p text:style-name="P3">Процесс замены.</text:p>
      <text:p text:style-name="P2">В тот день, когда мы впервые поцеловались, оказалось, что его отношения еще не закончены.</text:p>
      <text:p text:style-name="P2">Когда мы разошлись, он подбивал клинья к своей подруге, в то время, как мне говорил, что не может меня забыть и все еще любит.</text:p>
      <text:p text:style-name="P3">Возвращение.</text:p>
      <text:p text:style-name="P2">Со своей Бывшей девушкой он сошелся примерно через два месяца после расставания, поняв, что со мной ничего не будет.</text:p>
      <text:p text:style-name="P2">И меня он бросил, а через два месяца, получив отказ своей подруги, вернулся ко мне.</text:p>
      <text:p text:style-name="P3">Длительное общение.</text:p>
      <text:p text:style-name="P2"><text:soft-page-break/>Я знала его почти 10 лет, перед тем, как у нас завязались отношения.</text:p>
      <text:p text:style-name="P2">И его Подруга знает его с университета, то есть уже более/около 10-ти лет.</text:p>
      <text:p text:style-name="P3">Маска жертвы.</text:p>
      <text:p text:style-name="P2">Я знала его, как хорошего парня, которому попалась «не та» девушка, и жалела его.</text:p>
      <text:p text:style-name="P2">Я не удивлюсь, если его подруга знает меня, как человека, который делал его несчастным. И — жалеет его.</text:p>
      <text:p text:style-name="P3">Обработка.</text:p>
      <text:p text:style-name="P2">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не сможет вспомнить ни одной ситуации, где бы я проявила себя непорядочно или аморально по отношению к ней или к нему, или к кому бы то ни было еще.</text:p>
      <text:p text:style-name="P2">И мое мнение о его Бывшей девушке, было тщательно обработано так, чтобы я не воспринимала <text:soft-page-break/>их разрыв, как результат его действий, хотя я была с ней лично знакома, и, как я уже говорила, мнение о ней у меня изначально сложилось положительное.</text:p>
      <text:p text:style-name="P2">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2">Я не удивлюсь, если они сейчас вместе, и все, что она знает о моих с ним отношениях, это то, что я «неадекватная» и мне «только обнимашки и нужны»...</text:p>
      <text:p text:style-name="P2">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text:soft-page-break/>все это рассказала, то я бы ей, мягко говоря, не поверила.</text:p>
      <text:p text:style-name="P2">Ни она, ни я, никто не виноват. И в целом, в этой книге нет виновных. Все по-своему правы. У каждого своя логика и я не в праве осуждать или переубеждать кого-то в чем-т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возможно, попали.</text:p>
      <text:p text:style-name="P2">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И накопала достаточно, чтобы понимать — мы не просто не сошлись характерами. И я почти уверена, что его Бывшая до меня девушка до сих пор не может объяснить себе, что с ней произошло.</text:p>
      <text:p text:style-name="P45"><text:soft-page-break/>* * *</text:p>
      <text:p text:style-name="P2">Вернемся к нашему с ним разговору.</text:p>
      <text:p text:style-name="P2">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2">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2">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40627591" text:continue-numbering="true" text:style-name="диалог">
        <text:list-item>
          <text:p text:style-name="P81"><text:soft-page-break/><text:span text:style-name="T20">Не имеет никакого значения, кто принял решение (</text:span><text:span text:style-name="T25">разойтись — </text:span><text:span text:style-name="_30__20_Text"><text:span text:style-name="T25">прим. авт.</text:span></text:span><text:span text:style-name="T20">)... — сказал он, искренне считая, что это достойный аргумент.</text:span></text:p>
        </text:list-item>
      </text:list>
      <text:p text:style-name="P2">Но я уже все понимала.</text:p>
      <text:p text:style-name="P2">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40631981" text:continue-numbering="true" text:style-name="диалог">
        <text:list-item>
          <text:p text:style-name="P100">Давай мы договоримся, что мы не будем спорить о том, чья боль сильнее... — ответил он.</text:p>
        </text:list-item>
      </text:list>
      <text:p text:style-name="P2">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2">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 Идем дальше:</text:p>
      <text:p text:style-name="P2">—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text:soft-page-break/>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2">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2">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2">И вот, спустя долгое время я переслушала эту запись. Да. Ложь пугает, а правда восхищает — одновременно. Все по-другому. Я слышу то, что он сказал, а не то, что он хотел, чтобы я услышала. Это те же слова, но, уже зная о его методах, эти слова несут для меня совершенно иной смысл.</text:p>
      <text:p text:style-name="P2"><text:soft-page-break/>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2">Слишком долго поклоняется и любит, вспоминая, как все начиналось и теша себя надеждой, что все «наладится», станет, как прежде. Так долго, что ее сомнения рано или поздно развеются. Это лишь вопрос времени. Нужно лишь вспомнить, кто ты.</text:p>
      <text:p text:style-name="P2">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2">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3"><text:soft-page-break/>«Смысл в отсутствии авторитета...»</text:p>
      <text:p text:style-name="P2">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20">В таких моментах он </text:span><text:span text:style-name="T23">«задумывался об идее отсутствия авторитета в области его отношения ко мне»</text:span><text:span text:style-name="T20">, но совершено не знал, как его заслужить. Поэтому он показывал спину, зная, что я его очень люблю. Что я попытаюсь наладить отношения </text:span><text:span text:style-name="_30__20_Text"><text:span text:style-name="T20">сама</text:span></text:span><text:span text:style-name="T20">.</text:span></text:p>
      <text:p text:style-name="P2">Но 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3">«Мое отношение к тебе является частью моего отношения к миру...»</text:p>
      <text:p text:style-name="P2"><text:soft-page-break/>Тут поспорить не с чем. Все, кто его окружают — лишь декорации, как и я. Инструменты для достижения его целей.</text:p>
      <text:p text:style-name="P2">На одних можно скинуть вину и ответственность за последствия своих деструктивных действий.</text:p>
      <text:p text:style-name="P2">За счет других можно получить желаемое, грамотно манипулируя ими, чем и ограничивались его действия.</text:p>
      <text:p text:style-name="P2">За счет третьих можно самоутверждаться, унижая их, ставя себя выше их, приписывая себе их заслуги, которые по праву принадлежат не ему.</text:p>
      <text:p text:style-name="P2">Кому-то можно пожаловаться, за чьим-то мнением можно спрятаться...</text:p>
      <text:p text:style-name="P2">У всех в его жизни была своя <text:span text:style-name="T1">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3"><text:soft-page-break/>«Какая-то ответственность, забота, но не в абсолюте, а в той степени, в которой я это делаю...»</text:p>
      <text:p text:style-name="P2">«Какая-то» — прекрасное описание его деструктивных действий!</text:p>
      <text:p text:style-name="P2">«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2"><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3">«Я абсолютно безоружен в разговоре с тобой»</text:p>
      <text:p text:style-name="P2">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text:soft-page-break/>каждый раз убегал с поля боя, обвиняя меня в «нечестной схватке».</text:p>
      <text:p text:style-name="P2">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text:p>
      <text:p text:style-name="P3">«Я не имею никаких инструментов, которые способны были бы повлиять на тебя...»</text:p>
      <text:p text:style-name="P2">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45">* * *</text:p>
      <text:p text:style-name="P2">Идем дальше.</text:p>
      <text:list xml:id="list40619101" text:continue-numbering="true" text:style-name="диалог">
        <text:list-item>
          <text:p text:style-name="P100">Моя позиция очень проста — я ничего такого не делал. — сказал он в ходе разговора.</text:p>
        </text:list-item>
      </text:list>
      <text:p text:style-name="P2"><text:soft-page-break/>Смотрим внимательно. «Да, я потрахаться хотел», но «Я ничего такого делал»,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2">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40617438" text:continue-numbering="true" text:style-name="диалог">
        <text:list-item>
          <text:p text:style-name="P100">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ая его реплика.</text:p>
        </text:list-item>
      </text:list>
      <text:p text:style-name="P2">Действия, направленные на унижение и достижение собственной выгоды. Поступки, которых не было. Слова — ложь и болезненный деструкти<text:soft-page-break/>визм, который вызывал во мне только когнитивный диссонанс. ЭТО не может быть аргументом для доверия. Это то, что априори порождает сомнения.</text:p>
      <text:p text:style-name="P2">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были не вместе.</text:p>
      <text:p text:style-name="P16">Представьте себе его разочарование!</text:p>
      <text:p text:style-name="P16">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ем, он держит меня возле себя, подкармливая меня надежной, говоря мне о любви и о заботе обо мне. Другими словами, делает все, чтобы я себя свободной не считала. Не найдя подходящую партию на замену, он возвращается ко мне.</text:p>
      <text:p text:style-name="P16">Он искренне удивлен, с чего это вдруг меня интересуют его действия во время нашего расстава<text:soft-page-break/>ния. Понимаете? Он совершенно не видит эгоистичности в собственных поступках!</text:p>
      <text:list xml:id="list40615905" text:continue-numbering="true" text:style-name="диалог">
        <text:list-item>
          <text:p text:style-name="P81"><text:span text:style-name="T20">Я тебе могу так сказать, в свою очередь, что я, как бы, в очередной раз убеждаюсь в том, что </text:span><text:span text:style-name="_30__20_Text"><text:span text:style-name="T20">быть честным очень легко</text:span></text:span><text:span text:style-name="T20">!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моей доброты и честности, видимо, не хватает...</text:span></text:p>
        </text:list-item>
      </text:list>
      <text:p text:style-name="P2">О! Это моя любимая реплика!</text:p>
      <text:p text:style-name="P2">Самое страшное, что манипуляторы не всегда врут осознанно. Часто они верят в то, что говорят правду. Они совершенно уверены в том, что поступают нормально. Они говорят о своих чувствах, которые не испытывают, и испытать которые им не дано, но очень хочется...</text:p>
      <text:p text:style-name="P2">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oft-page-break/><text:span text:style-name="T20">Мы видим, что он верит в то, что честен. Он говорит об этом спокойно, ровно, размеренно и без угрызений совести: «Б</text:span><text:span text:style-name="_30__20_Text"><text:span text:style-name="T20">ыть честным очень легко</text:span></text:span><text:span text:style-name="T25">!</text:span><text:span text:style-name="T20">». В то время, как я уже достаточно знаю, чтобы понимать — он лжет.</text:span></text:p>
      <text:p text:style-name="P45">* * *</text:p>
      <text:list xml:id="list40645557" text:continue-numbering="true" text:style-name="диалог">
        <text:list-item>
          <text:p text:style-name="P100">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100">Я счастлива, когда все открыто, все прозрачно, но ты начинаешь защищаться, хотя на тебя никто не нападает...</text:p>
        </text:list-item>
        <text:list-item>
          <text:p text:style-name="P100">Меня оскорбляют твои мысли, о том, что даже после того, как я сделал тебе предложение... — он замялся, но продолжил. — И тем не менее нахожусь по подозрением.</text:p>
        </text:list-item>
      </text:list>
      <text:p text:style-name="P2">Вот такой интересный диалог. Как на это можно отреагировать? Мало того, что это не относится к <text:soft-page-break/>делу, он, как и всегда — оскорблен. Чем? Смотрим внимательнее, я перефразирую:</text:p>
      <text:p text:style-name="P2"/>
      <text:p text:style-name="P49">«Меня оскорбляют твои мысли, о том, что даже после того, как я сделал тебе предложение... ты все равно не унимаешься и пытаешься призвать меня к ответственности за последствия моих действий.</text:p>
      <text:p text:style-name="P49">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49"/>
      <text:p text:style-name="P2">Едем дальше.</text:p>
      <text:list xml:id="list40645203" text:continue-numbering="true" text:style-name="диалог">
        <text:list-item>
          <text:p text:style-name="P100">Мои действия абсолютно ясны. Я честен перед законом. — сказал он.</text:p>
        </text:list-item>
      </text:list>
      <text:p text:style-name="P2">О чем говорит эта фраза? Она не дает никаких объяснений. Но, если присмотреться, то можно увидеть, что он имел в виду — измена и подобное <text:soft-page-break/>вышеописанное его поведение <text:span text:style-name="T1">не карается законом</text:span><text:span text:style-name="T4">, равно как и</text:span> зависть и ложь... </text:p>
      <text:p text:style-name="Text_20_body"><text:span text:style-name="T20">Понимаете? Он считает, что </text:span><text:span text:style-name="_30__20_Text"><text:span text:style-name="T20">это</text:span></text:span><text:span text:style-name="T20"> дает ему право лгать, изменять, и совершать подобные аморальные поступки, так 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2">Дальше он начинает намекать на то, что я завела этот разговор, потому что нашла другого:</text:p>
      <text:list xml:id="list40626454" text:continue-numbering="true" text:style-name="диалог">
        <text:list-item>
          <text:p text:style-name="P81"><text:span text:style-name="T20">В моем, как бы, мире человек застрахован от этого (</text:span><text:span text:style-name="T25">от подобных разговоров и вопросов. — </text:span><text:span text:style-name="_30__20_Text"><text:span text:style-name="T25">примеч. авт.</text:span></text:span><text:span text:style-name="T20">) осознанием своей преданности, и тогда меня посещают мысли о том, что существует какой-то гипотетический человек, который возможно способен сделать тебя счастливее, </text:span><text:span text:style-name="T25">лучше чем я</text:span><text:span text:style-name="T20">, и возможно, ты его даже уже нашла...</text:span></text:p>
        </text:list-item>
      </text:list>
      <text:p text:style-name="P2">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text:soft-page-break/>скользнуть с темы, получилось заставить жертву испытывать дискомфорт.</text:p>
      <text:p text:style-name="P2">Попробую расшифровать эту реплику:</text:p>
      <text:p text:style-name="P2"/>
      <text:p text:style-name="P49">«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и выставить виноватым...»</text:p>
      <text:p text:style-name="P49"/>
      <text:p text:style-name="P2">Дальше можно цепляться к оправданиям, и все — разговор плавно превращается в спор, где торжественное завершение — спина. Но не тут-то было. Диктофон...</text:p>
      <text:p text:style-name="P2">Потом было несколько «я не намерен ничего придумывать» и «я не собираюсь себя оправдывать»... Разговор был длинным, но всю суть я передала. На вопрос он ответил ложью, обвинял и упрекал меня в том, что я завела эту тему, оправдывался, давил на жалость...</text:p>
      <text:p text:style-name="P2"><text:soft-page-break/>В завершение вставлю еще один его спич. Без объяснений:</text:p>
      <text:list xml:id="list40643109" text:continue-numbering="true" text:style-name="диалог">
        <text:list-item>
          <text:p text:style-name="P100">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2">И в качестве нашего диалога:</text:p>
      <text:list xml:id="list40632167" text:continue-numbering="true" text:style-name="диалог">
        <text:list-item>
          <text:p text:style-name="P100">Ты понимаешь, что существует определенная ответственность, которая, извини, ложится на твои плечи?! — спрашивает он.</text:p>
        </text:list-item>
        <text:list-item>
          <text:p text:style-name="P100">Какого рода ответственность? — спрашиваю я.</text:p>
        </text:list-item>
        <text:list-item>
          <text:p text:style-name="P100">Доверие.</text:p>
        </text:list-item>
      </text:list>
      <text:p text:style-name="P2">В его понимании я должна была, обязана была — ему доверять. Не смотря ни на что! Не принимая во внимание все, что он сказал и сделал до этого разговора! Я существую, чтобы доверять ему. Вот как он считал.</text:p>
      <text:p text:style-name="P2">Деструктивные индивидуумы очень самолюбивы. Как мы уже поняли — авторитет — важная со<text:soft-page-break/>ставляющая их существования. Я должна была верить. Я поверила...</text:p>
      <text:p text:style-name="P45">* * *</text:p>
      <text:p text:style-name="P2">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2">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2">Я уже легла спать, когда он стал бить двери, швырять какие-то предметы, явно обращая мое внимание на свое недовольство.</text:p>
      <text:p text:style-name="Text_20_body"><text:span text:style-name="T20">Сначала я подумала, что просто он что-то уронил, но когда поняла, что это просто нездоровые психи, вышла к нему и </text:span><text:span text:style-name="_30__20_Text"><text:span text:style-name="T20">снова включила диктофон</text:span></text:span><text:span text:style-name="T20">!</text:span></text:p>
      <text:p text:style-name="P2"><text:soft-page-break/>Он потерял самообладание, в то время, как я была непоколебима. На этой записи он скажет:</text:p>
      <text:list xml:id="list40639763" text:continue-numbering="true" text:style-name="диалог">
        <text:list-item>
          <text:p text:style-name="P100">Все ох*енно! Главное, что хорошо тебе! Вот это самое главное! — он почти плакал.</text:p>
        </text:list-item>
      </text:list>
      <text:p text:style-name="P2">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2">Такая ситуация называется «тройным клапаном» — два противоположных послания, которые подразумевают еще один подтекст — запрет. Он говорит: «Главное, что мне хорошо», но интонация говорит об обратном: «ему меньше всего хочется, чтоб мне было хорошо». И подтекст — запрет: «Тебе нельзя идти спать, ты должна извиниться за свое поведение»...</text:p>
      <text:list xml:id="list40630183" text:continue-numbering="true" text:style-name="диалог">
        <text:list-item>
          <text:p text:style-name="P100">Я не могу с этим спокойно, смириться. — причитал он.</text:p>
        </text:list-item>
        <text:list-item>
          <text:p text:style-name="P100">Я, выпил валерьянки, чтобы не нервничать, закрылся на балконе — нет! Надо придти и начать меня терроризировать заново, задавая мне вопросы, как будто у меня есть ответы!</text:p>
        </text:list-item>
      </text:list>
      <text:p text:style-name="P2"><text:soft-page-break/>Вы понимаете? Нет? Попробую перефразировать:</text:p>
      <text:p text:style-name="P2"/>
      <text:p text:style-name="P49">«Из-за тебя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49">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49">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49"/>
      <text:p text:style-name="P2">Вот еще несколько его реплик:</text:p>
      <text:list xml:id="list40626513" text:continue-numbering="true" text:style-name="диалог">
        <text:list-item>
          <text:p text:style-name="P100"><text:soft-page-break/>Я теперь не могу спать из-за этого. Ты хочешь, чтоб я тебе начал какие-то претензии высказывать? У меня нет никаких претензий!</text:p>
        </text:list-item>
      </text:list>
      <text:p text:style-name="P2">Он в печали. По идее, он уже задумался, как бы выставить меня виноватой. Но какая досада — у него «нет претензий». Диктофон включен и у него связаны руки. Я держу себя в руках — у него связаны руки.</text:p>
      <text:list xml:id="list40631191" text:continue-numbering="true" text:style-name="диалог">
        <text:list-item>
          <text:p text:style-name="P100">Мне нечего тебе сейчас ответить. Меня это бесит то, что я живу в мире, где мне задают такие вопросы!</text:p>
        </text:list-item>
      </text:list>
      <text:p text:style-name="P2">Беда-печаль. Какой жестокий мир! Моя попытка прояснить для себя ситуацию — жестокость по отношению к нему. И он несчастен.</text:p>
      <text:list xml:id="list40635561" text:continue-numbering="true" text:style-name="диалог">
        <text:list-item>
          <text:p text:style-name="P81"><text:span text:style-name="T20">Ну, раз ты такой счастливый человек, который знает, как себя успокоить в таких ситуациях (</text:span><text:span text:style-name="T25">его реакция на то, что я легла спать — </text:span><text:span text:style-name="_30__20_Text"><text:span text:style-name="T25">примеч. авт.</text:span></text:span><text:span text:style-name="T20">) — я несчастный, и я не знаю, как мне себя успокоить в таких ситуациях. </text:span><text:span text:style-name="_30__20_Text"><text:span text:style-name="T20">И уж точно не лицезрением тебя, спокойно спящей и получившей все свои ответы на свои вопросы</text:span></text:span><text:span text:style-name="T20">!!!</text:span></text:p>
        </text:list-item>
      </text:list>
      <text:p text:style-name="Text_20_body"><text:soft-page-break/><text:span text:style-name="T20">У него горе, ведь мне хорошо. «</text:span><text:span text:style-name="_30__20_Text"><text:span text:style-name="T20">И уж точно не лицезрением тебя, спокойно спящей</text:span></text:span><text:span text:style-name="T20">»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2">— Я становлюсь жертвой вот таких вот разговоров. Незаслуженных, как по мне, и заслуженных, как по тебе! И я ничего не могу с этим сделать! Уже третий год! И это меня бесит! Я не знаю, что мне нужно сделать!</text:p>
      <text:p text:style-name="P2">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40618164" text:continue-numbering="true" text:style-name="диалог">
        <text:list-item>
          <text:p text:style-name="P100">Ой... не надо из меня клеить обиженного. Я не обижен! Я взбешен! Я в ярости!!!...</text:p>
        </text:list-item>
      </text:list>
      <text:p text:style-name="P2">Он причитал и причитал, а я смотрела и не понимала, что я полюбила в этом человеке. Вместо <text:soft-page-break/>привычной привязанности он вызывал во мне уже чувство жалости.</text:p>
      <text:h text:style-name="P75" text:outline-level="1"><text:s/><text:bookmark-start text:name="Glava_22__Gori_v_adu"/>Глава 22. <text:line-break/>Гори в аду<text:bookmark-end text:name="Glava_22__Gori_v_adu"/></text:h>
      <text:p text:style-name="P40">Весна покажет кто где срал.</text:p>
      <text:p text:style-name="P48">Народная поговорка</text:p>
      <text:p text:style-name="P2">Дальше все произошло очень быстро. На следующий день я наткнулась на подтверждение его вранью. Очень случайно. Но, как мы знаем — случайностей не бывает.</text:p>
      <text:p text:style-name="P2">Бессмысленно, как по мне, скрывать ложь. Поверьте моему горькому опыту — дерьмо всегда всплывает. На то оно и дерьмо.</text:p>
      <text:p text:style-name="P2">Как это было.</text:p>
      <text:p text:style-name="P2"><text:soft-page-break/>Я решила прибраться. Я люблю заниматься уборкой под свою любимую музыку. Можно поорать и так веселее. Но у меня не было колонок.</text:p>
      <text:p text:style-name="P2">Я решила поставить музыку и села за компьютер жениха. Так как наши отношения изначально <text:span text:style-name="T1">строились на доверии</text:span>, пароли никто не ставил. Он знал, что я самодостаточная и мне всегда было легче задать прямой вопрос, нежели проверять или вынюхивать, как ищейка. Тем более — рыться по перепискам — вообще не мое! К тому же, я его любила и верила.</text:p>
      <text:p text:style-name="P2">Вся моя музыка лежит на одном ресурсе. Я зашла на свою страницу через его профайл, но не увидела там нужной ссылки.</text:p>
      <text:p text:style-name="P2">Пересела за свой комп, чтобы проверить настройки доступа — все было в порядке — моя музыка видна всем. Тогда я решила скопировать адрес страницы с музыкой, отправить милому в сообщении, и, уже с его профайла, пройти по прямой ссылке на нужную мне страницу.</text:p>
      <text:p text:style-name="P2">Открываю его сообщения и вижу: мое сверху и еще одно, непрочитанное, от некой барышни. Зна<text:soft-page-break/>ете, как в мессенджерах — видна лишь часть последнего сообщения? Так и тут. Вот эта часть:</text:p>
      <text:list xml:id="list40645119" text:continue-numbering="true" text:style-name="диалог">
        <text:list-item>
          <text:p text:style-name="P100">А ты сегодня в парадном белье?...</text:p>
        </text:list-item>
      </text:list>
      <text:p text:style-name="Text_20_body"><text:span text:style-name="T20">Как бы так выразиться без матов, чтобы в полной мере передать мое... удивление? Я оху... Я очень оооочень очень </text:span><text:span text:style-name="_30__20_Text"><text:span text:style-name="T20">удивилась</text:span></text:span><text:span text:style-name="T20"> и была прям в шоке! Но их чат не открыла.</text:span></text:p>
      <text:p text:style-name="P2">Моей целью не было найти что-то. Я слишком самодостаточная, чтобы рыться в чужих переписках. А тут такое.</text:p>
      <text:p text:style-name="P2">Я напомню, что разговор, который я записала на диктофон был в среду, а сегодня — четверг. Я набираю любимого:</text:p>
      <text:list xml:id="list40639560" text:continue-numbering="true" text:style-name="диалог">
        <text:list-item>
          <text:p text:style-name="P81"><text:span text:style-name="T20">Привет, слушай, я тут с твоего компа хотела музыку свою поставить и кое-что увидела. А кто такая ТТ (</text:span><text:span text:style-name="T25">инициалы той барышни</text:span><text:span text:style-name="T20">)?</text:span></text:p>
        </text:list-item>
        <text:list-item>
          <text:p text:style-name="P100">Ой, да я ее еще с университета знаю, — сказал он и его ответ сопровождался нервными смешками, — а что?</text:p>
        </text:list-item>
        <text:list-item>
          <text:p text:style-name="P100">Она тебе сообщение прислала: «А ты сегодня в парадном белье?» Это как понимать?</text:p>
        </text:list-item>
        <text:list-item>
          <text:p text:style-name="P100"><text:soft-page-break/>Ой! Да ты можешь вообще все прочитать, — он был растерян, и, по видимому, это первое, что пришло в его голову. В его глупую голову.</text:p>
        </text:list-item>
      </text:list>
      <text:p text:style-name="P16">Хотя больше склоняюсь к тому, что он был уверен, что и из этой ситуации сможет выйти безнаказанным.</text:p>
      <text:p text:style-name="P2">Команда «газы» дана. Я открываю их чат и читаю...</text:p>
      <text:p text:style-name="P2">В этой переписке он называл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2">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2">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2"><text:soft-page-break/>Это единственный человек в моей жизни, под которым я прогнулась.</text:p>
      <text:p text:style-name="P16">Это единственный человек в моей жизни, которому я призналась в любви.</text:p>
      <text:p text:style-name="P2">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 Он продолжал мне наяривать на телефон, а я поднимала трубку и цитировала их переписку и отключалась.</text:p>
      <text:p text:style-name="P2">По датам было видно, что почти неделю назад, когда мы ехали отдыхать палатками, она предлагала ему встретиться и он сожалел, что не в городе. Он говорил мне:</text:p>
      <text:list xml:id="list40644513" text:continue-numbering="true" text:style-name="диалог">
        <text:list-item>
          <text:p text:style-name="P100">Что ты придумываешь?! Ты что шуток не понимаешь?</text:p>
        </text:list-item>
        <text:list-item>
          <text:p text:style-name="P100">У тебя есть пару минут, чтобы поменять все пароли... — <text:span text:style-name="T41">я просто устала.</text:span> Мне надоело церемониться.</text:p>
        </text:list-item>
      </text:list>
      <text:p text:style-name="P2">Я начала рыть. И нарыла.</text:p>
      <text:p text:style-name="P2"><text:soft-page-break/>Я знала, что это конец, но мне нужно было больше доказательств. Зачем? - спросите вы. Затем, чтобы у него больше не было шансов вешать мне лапшу на уши. 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2">Чтобы избавиться от всех иллюзий и надежд, которыми я с его подачи пичкала себя ежесекундно. Чтоб понимать — я это не придумала, это не догадки...</text:p>
      <text:p text:style-name="P2">Первый раз за все время у меня появился реальный шанс во всем разобраться, а главное — убедиться наконец, что я — нормальная.</text:p>
      <text:p text:style-name="P2">Мне нужно было немного. Просто еще что-то, чтоб я понимала, что это не единичный случай.</text:p>
      <text:p text:style-name="P2">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скинул ему ее фотографию со словами «Смотри, какая!»</text:p>
      <text:p text:style-name="P16"><text:soft-page-break/>Надо же. Совпадение или интуиция? Я же ее никогда не видела!</text:p>
      <text:p text:style-name="P2">Нашла, уже для Жены Странного друга, доказательство его предательства, с датами и отослала ей скриншоты<text:note text:id="ftn13" text:note-class="footnote"><text:note-citation text:label="*">*</text:note-citation><text:note-body><text:p text:style-name="Footnote"><text:span text:style-name="T8">Скриншот</text:span> <text:span text:style-name="T1">(от англ. </text:span><text:span text:style-name="T33">Screenshot</text:span><text:span text:style-name="T1">)</text:span><text:span text:style-name="T4"> — изображение, показывающее в точности то, что видит пользователь на экране монитора.</text:span></text:p></text:note-body></text:note>, в то время, как он ночевал у нее, ведь я не пустила его домой.</text:p>
      <text:p text:style-name="P2">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0">Ох, боюсь я, эта книга станет началом новых разборок. Но мне все равно. </text:span><text:span text:style-name="_30__20_Text"><text:span text:style-name="T20">Я готова ответить за все сказанное здесь</text:span></text:span><text:span text:style-name="T20">.</text:span></text:p>
      <text:p text:style-name="P2">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45"><text:soft-page-break/>* * *</text:p>
      <text:p text:style-name="P2">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2">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2">Я попросила его не приходить, и дать мне время подумать, но он пришел. Пришел забрать палатку — жалкая попытка вызвать жалость: «мол мне некуда идти, буду жить кемпингом». И это при том, что у нас полгорода знакомых и друзей...</text:p>
      <text:p text:style-name="P2">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text:p>
      <text:p text:style-name="P2"><text:soft-page-break/>На следующий день моя сестра расскажет мне, о чем они говорили. Он рассказывал им... Вы, наверное думаете, как он меня любит? — Нет. Как он сожалеет? — Нет.</text:p>
      <text:p text:style-name="P2">Он рассказывал им, что год назад я была не права, и два года назад тоже, что я вообще плохая во всех смыслах и отношениях... И тут внимание: «Я ее никогда не любил!»</text:p>
      <text:p text:style-name="Text_20_body"><text:span text:style-name="T20">Если еще зимой, когда я жила у сестры, она считала, что это я испортила наши отношения своей </text:span><text:span text:style-name="_30__20_Text"><text:span text:style-name="T20">эмоциональностью</text:span></text:span><text:span text:style-name="T20">, то сейчас, пересказывая мне его слова, она обняла меня и попросила прощение. Он открылся. Его прижали к стенке и он показал свою личину. Всем.</text:span></text:p>
      <text:p text:style-name="P2">Ночевал он у Жены Странного друга. Он спал, пока я скидывала ей скрины чата с ее мужем, свидетельствующие о его предательстве и об измене мужа.</text:p>
      <text:p text:style-name="P2">Мало того, по той переписке было понятно — мой благоверный не просто знал об измене, но и толкал друга на эту измену.</text:p>
      <text:p text:style-name="P2"><text:soft-page-break/>На утро, когда она его спросила, почему он ей врал, он ответил, что ему нужны были деньги и он боялся, что ее муж не заплатит зарплату, если узнает, что из-за него все всплыло.</text:p>
      <text:p text:style-name="P2">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text:p>
      <text:p text:style-name="P2">Он не был обязан ей помогать, но мог. Дело выбора.</text:p>
      <text:p text:style-name="P45">* * *</text:p>
      <text:p text:style-name="P2">На следующий день мне написала ТэТэ на личный номер:</text:p>
      <text:p text:style-name="P2"/>
      <text:p text:style-name="P49">«Он в панике по поводу происходящего. И я чувствую себя, отчасти, виноватой. Не знаю что именно ты там прочла, но это несерьезно...</text:p>
      <text:p text:style-name="P49"><text:soft-page-break/>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49">Ему ведь не все равно... Не возьмусь говорить о высоких чувствах, но то, что не все-равно, это точно.»</text:p>
      <text:p text:style-name="P49"/>
      <text:list xml:id="list40628461" text:continue-numbering="true" text:style-name="диалог">
        <text:list-item>
          <text:p text:style-name="P100">Ты мужу переписку показывала? — спросила я.</text:p>
        </text:list-item>
        <text:list-item>
          <text:p text:style-name="P100">Нет. — отвечает ТТ. — <text:span text:style-name="T1">Я подчищаю переписку, если там нет ничего важного</text:span>...</text:p>
        </text:list-item>
      </text:list>
      <text:p text:style-name="P2">Эх. Что тут скажешь? А много чего. Разберем ее тираду:</text:p>
      <text:p text:style-name="P3">Он в панике по поводу происходящего.</text:p>
      <text:p text:style-name="P5">Ну очевидней некуда. Он поплакался ей и я стала агрессором в ее глазах. Бедный несчастный, стал «жертвой» моих обвинений! Конечно, она сразу бросилась его защищать.</text:p>
      <text:p text:style-name="P3">«И я чувствую себя, отчасти, виноватой.»</text:p>
      <text:p text:style-name="P2"><text:soft-page-break/>Смотрим и любуемся, как замужняя девушка, которая не стеснялась: писать «старому знакомому», что «если мне надо подрочить...»; говорить с ним об ананизме... Она никак не отреагировала, когда ее «сиськи» назвали «практичными <text:span text:style-name="T1">вещами</text:span>»... чувствует себя виноватой.</text:p>
      <text:p text:style-name="P2">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text:p>
      <text:p text:style-name="P3">«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2">«Тоже»? Мы не знакомы. Она меня не знает, но называет мою реакцию на его похождения — местью?.. Что тут скажешь? Они нашли друг друга.</text:p>
      <text:p text:style-name="P2">На словах «причиняя боль любимому человеку»... она попыталась сделать виноватой меня, а это метод манипулятора (кстати, у этого метода даже название есть. Читайте ниже).</text:p>
      <text:p text:style-name="P2"><text:soft-page-break/>И дальше она пытается напугать меня — «собственные горечь и сожаление» — вот чего я, по ее мнению, добилась.</text:p>
      <text:p text:style-name="P2">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3">«Ему ведь не все равно... Не возьмусь говорить о высоких чувствах, но то, что не все-равно, это точно.»</text:p>
      <text:p text:style-name="P2">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16">Но и тут кое что было для меня непонятным — откуда у нее мой номер?!</text:p>
      <text:p text:style-name="P2">Я не ошиблась - оказалось, это он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2"><text:soft-page-break/>Что бы что?!</text:p>
      <text:p text:style-name="P2">После этого выпада я попросила его о двух вещах — чтоб мне больше не писали его шал... девочки, и чтобы он на выходных вывез свои вещи. Под ноль.</text:p>
      <text:p text:style-name="P2">Я устала, но для меня было наградой наконец-то со всем разобраться. Я очень рада, что все это произошло до того, как я вышла за него замуж, и, слава высшим силам, не родила ему ребенка, о котором совсем недавно он со мной разговаривал.</text:p>
      <text:p text:style-name="P45">* * *</text:p>
      <text:p text:style-name="P2">Последними его словами мне, сказанными в живую, глядя мне в глаза были:</text:p>
      <text:p text:style-name="P2">— Пошла в п*зду!</text:p>
      <text:p text:style-name="P2">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2"><text:soft-page-break/>Через пару дней после всех этих веселых событий оказалось, что хозяйка выселяет меня из квартиры — после разговора с ним. Конечно он сказал, что это не его рук дело, но факт остается фактом —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2">В этом разговоре он мне сказал несколько вот таких предложений:</text:p>
      <text:list xml:id="list40641852" text:continue-numbering="true" text:style-name="диалог">
        <text:list-item>
          <text:p text:style-name="P100">А я, блять, рад, что ты страдаешь от этой конченой квартиры...</text:p>
        </text:list-item>
        <text:list-item>
          <text:p text:style-name="P100">Да ты просто самое низкое, блять, существо!</text:p>
        </text:list-item>
        <text:list-item>
          <text:p text:style-name="P100">Через месяц, когда ты съебешь к ебеням, блять, нахуй из моей жизни из этого дома, из квартиры куда угодно, блять, хоть в ад провались...</text:p>
        </text:list-item>
        <text:list-item>
          <text:p text:style-name="P100">Провались в ад, блять, к дьяволу самому и целуй его в задницу...</text:p>
        </text:list-item>
        <text:list-item>
          <text:p text:style-name="P100">Уебуй нахуй из моей жизни!</text:p>
        </text:list-item>
      </text:list>
      <text:p text:style-name="P2">И моя любимая:</text:p>
      <text:list xml:id="list40640813" text:continue-numbering="true" text:style-name="диалог">
        <text:list-item>
          <text:p text:style-name="P100"><text:soft-page-break/>Видимо, Каминская, ты его заслуживаешь — <text:span text:style-name="_30__20_Text"><text:span text:style-name="T8">вот такого вот уродца, как я</text:span></text:span>!</text:p>
        </text:list-item>
      </text:list>
      <text:p text:style-name="P2">О, да, я записала и этот разговор. Эта запись, как и все остальные, для меня является неопровержимым доказательством его деструктивности.</text:p>
      <text:p text:style-name="P2">Я наконец доказала себе, что я не сумасшедшая! Я все делала правильно! Я — хорошая, а не ничтожество, которое он хотел из меня вылепить своей «любовью». Но и это еще не конец.</text:p>
      <text:p text:style-name="P45">* * *</text:p>
      <text:p text:style-name="P2">На следующее утро он прислал сообщение. В отличии от предыдущего посыла, содержание в нем было следующее:</text:p>
      <text:p text:style-name="P2"/>
      <text:p text:style-name="P49">«Прости что нагрубил и наговорил гадостей. Я уже сам не ведаю что творю. Но не провоцируй меня, пожалуйста.</text:p>
      <text:p text:style-name="P49">Прости миллион раз, я столько гадостей наговорил, что ненавижу себя. Я сомневался миллион раз после ссор, но я бы не позволил <text:soft-page-break/>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49">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49">Я понимаю, что тебе больно. Я недостаточно внимателен. Рассеян и позволяю то, чего не должен. Но твоя реакция настолько ужасна, ты не представляешь, как с тобой трудно справиться.</text:p>
      <text:p text:style-name="P49">Я не обманывал тебя. Ты просто хотела услышать не то, о чем спрашивала.»</text:p>
      <text:p text:style-name="P49"/>
      <text:p text:style-name="P2">Ну что, разбираем?</text:p>
      <text:p text:style-name="P3">«Прости, что нагрубил и наговорил гадостей. Я уже сам не ведаю что творю.»</text:p>
      <text:p text:style-name="P2">Ого! Он просит прощение! Вот это поворот, хотя...</text:p>
      <text:p text:style-name="P2"><text:soft-page-break/>Он тут же стремится оправдаться, что «перечеркивает» его, так называемое, извинение. Плюс, попытка вызвать жалость. К тому же, следом идет «но»:</text:p>
      <text:p text:style-name="P3">«<text:span text:style-name="T4">Но</text:span> не провоцируй меня, пожалуйста.»</text:p>
      <text:p text:style-name="P16">Что что? Там было «прости»? Где?</text:p>
      <text:p text:style-name="P2">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2">Только вот не понятно, что в его понимании означает «провокация» - моя реакция на его низкие поступки? Очередное доказательство того, что его ожидания не оправдались — я не склонила голову.</text:p>
      <text:p text:style-name="P3">«Прости миллион раз, я столько гадостей наговорил, что ненавижу себя.»</text:p>
      <text:p text:style-name="P2">Выглядит очень искренне, не так ли?</text:p>
      <text:p text:style-name="P2">Он снова просит прощение. Он ненавидит себя. Очевидно, что ему очень плохо. Он перечисляет все катаклизмы, которые происходят с его состоя<text:soft-page-break/>нием. Снова констатирует факты, снова лишь повествует, как ему плохо, но не жаль. Он снова давит на жалость.</text:p>
      <text:p text:style-name="P3">«Я сомневался миллион раз после ссор, но я бы не позволил себе интриг у тебя за спиной.»</text:p>
      <text:p text:style-name="P5">В чем же он сомневался? В том, что сможет сделать меня счастливой? Что сможет дать мне то немногое, что я просила — уважать меня и мое мнение, быть ответственным за свои действия, которые касаются меня, быть рядом...</text:p>
      <text:p text:style-name="P2">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2">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2"><text:span text:style-name="T9">Но</text:span>, даже не смотря на эти сомнения, он бы «не позволил себе интриг»! О! Он бы ни-ког-да так не <text:soft-page-break/>поступил — говорит он в этом сообщении, но ведь позволил же.</text:p>
      <text:p text:style-name="P2">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2">И вот мы окунаемся в омут когнитивного диссонанса: «Я бы не позволил себе того, что позволил.»</text:p>
      <text:p text:style-name="P2">Он не унимается и продолжает манипулировать. Но, на самом деле, это еще одна банальная предсказуемая попытка отрицания своей причастности к последствиям своего деструктивного поведения.</text:p>
      <text:p text:style-name="P3">«И, когда сомнения ушли, я понял, чего хочу и сделал предложение.»</text:p>
      <text:p text:style-name="P2">Сомнения ушли... Куда-то подевались. Встали и вышли в окно его пустого сердца. И он решил сделать меня его женой.</text:p>
      <text:p text:style-name="P2">Я, не смотря ни на что, была с ним. Любила не за что-то, а просто так. Терпела его выходки, его неуважение. Заботилась, не прося награды. Погу<text:soft-page-break/>ляв два месяца по «легким» девочкам, он понял, что (его цитата):</text:p>
      <text:p text:style-name="P49">«Такие, как я со своим благородством не доживают до этапа свадьбы, ибо <text:span text:style-name="T8">такую дуру, как Яна, которая будет согласна топать дальше — хуй найдешь</text:span> ))»</text:p>
      <text:p text:style-name="P2">Получив несколько <text:span text:style-name="T1">отказов, </text:span><text:span text:style-name="T4">и</text:span>менно это он написал нашему общему другу перед тем, как, тогда зимой, вернуть меня.</text:p>
      <text:p text:style-name="P3">«Но эта чертова ТТ и переписка... И вот больше ты мне не веришь.»</text:p>
      <text:p text:style-name="P16">«Чертова»?.. Чего? Как раз под стать!</text:p>
      <text:p text:style-name="P2">Абьюзеры, как я уже писала, так и относятся к женщинам — как к вещам. Для них человек — это неодушевленный предмет. Он есть, и хорошо. Нет — найду другого.</text:p>
      <text:p text:style-name="P2">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ления соб<text:soft-page-break/>ственного патологического желания потешить свое больное либидо.</text:p>
      <text:p text:style-name="Text_20_body"><text:span text:style-name="T20">И вот результаты такого отношения: разочарование жертвы, недоверие, что, несомненно, </text:span><text:span text:style-name="_30__20_Text"><text:span text:style-name="T20">расстраивает его</text:span></text:span><text:span text:style-name="T20">. Он тут же надевает маску «жертвы» и сожалеет, но не о том, что наделал, а о том, что вещь сломалась и больше не выполняет функцию «верить».</text:span></text:p>
      <text:p text:style-name="P3">«Прости. Ты очень хорошо умеешь выводить меня из равновесия.»</text:p>
      <text:p text:style-name="P2">Какими бы аморальными ни были причины, поведение жертвы, ее реакция на это поведение автоматически трансформируется в ее вину. В его интерпретации. Он не чувствует и не почувствует никогда своей вины, не признает своих ошибок.</text:p>
      <text:p text:style-name="P16">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3"><text:soft-page-break/>«Ты так громко ругалась от этого всего и все эти разговоры о тряпке и о немужике — это невероятно демотивирует.»</text:p>
      <text:p text:style-name="P16">«Демотивирует»? То есть я его еще и мотивировать должна была?! Ох...</text:p>
      <text:p text:style-name="P2">Вместо того, чтобы попросить прощение у меня лично, он попросил ТэТэ сделать это за него. Он спрятался под юбкой этой барышни...</text:p>
      <text:p text:style-name="P2">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1">Но</text:span>...</text:p>
      <text:p text:style-name="P2">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3">«Я понимаю, что тебе больно. Я недостаточно внимателен. Рассеян и позволяю то, чего не должен.»</text:p>
      <text:p text:style-name="P2">Все его действия, как он считает — результат его невнимательности и рассеянности! Но ведь это <text:soft-page-break/>же не смертные грехи!.. Понимаете? Он снова пытается отрицать важность его действий и серьезность допущенных ошибок — из-за рассеянности...</text:p>
      <text:p text:style-name="P3">«Твоя реакция настолько ужасна, ты не представляешь, как с тобой трудно справиться.»</text:p>
      <text:p text:style-name="P5">Не «мои действия ужасны», а «твоя реакция». Тут мне добавить нечего.</text:p>
      <text:p text:style-name="P3">Я не обманывал тебя.</text:p>
      <text:p text:style-name="P2">Я даже не знаю, кого он продолжает убеждать в этом — меня или себя?</text:p>
      <text:p text:style-name="P3">Ты просто хотела услышать не то, о чем спрашивала.</text:p>
      <text:p text:style-name="P2">Ну и в завершение, наконец-то, правда: «Я говорил то, что ты хотела слышать, но в этот раз ты это (правду), слышать не хотела, ведь она бы тебя расстроила, огорчила... Поэтому я сказал ложь, чтобы тебя не расстраивать...»</text:p>
      <text:p text:style-name="P2"/>
      <text:p text:style-name="P49">«Я считаю, что должен попросить прощение, не-смотря на то, что я не отдавал отчет <text:soft-page-break/>своим действиям, но ведь ты меня спровоцировала на все эти грубости, что услышала в свой адрес! Это не я. Сидела бы молча — все было бы хорошо.</text:p>
      <text:p text:style-name="P49">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49">Я сомневался во всем — в тебе и твоих способностях, в том, что ты меня любишь, в том, что мне придется с этим жить, в том, что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49">Но вот эта чертова ТТ и переписка... И ты больше мне не веришь.</text:p>
      <text:p text:style-name="P49">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49"><text:soft-page-break/>Почему это я тряпка? Я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49">Я понимаю, что тебе больно, но это ничего не меняет. Забудь. Не будь я таким рассеянным, я бы скрыл от тебя всю эту грязь, но из-за моей невнимательности ты узнала, что я позволяю себе то, чего не должен.</text:p>
      <text:p text:style-name="P49">Но я бы никогда не позволил себе того, что позволил!</text:p>
      <text:p text:style-name="P49">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49">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49"><text:soft-page-break/>Я не обманывал тебя. Я же не обещал тебе, что буду верен! Напротив, я постоянно говорил тебе об изменах, о том, что все мужчины полигамны. Я думал, ты готова. Но, наверное, нужно было сначала окольцевать тебя, чтоб тебе было сложнее уйти...</text:p>
      <text:p text:style-name="P49">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49"/>
      <text:p text:style-name="P2">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2">Все что я услышала, а там сорок минут разговора... Все эти маты, вместо извинений, вся эта отчаянная жестокость.... а потом это сообщение — все направлено на то, чтоб лишить меня равновесия. И я снова была сбита с толку, но не в своем отношении к нему, а в осознании всей его жестокости, которая, в прямом смысле слова, опустошила меня.</text:p>
      <text:p text:style-name="P2"><text:soft-page-break/>Да, я выпила успокоительное, и на следующий день, от бессилия, так и не смогла пойти на работу. Это было принятие факта его жестокости и отторжение любви.</text:p>
      <text:p text:style-name="P2">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2">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75" text:outline-level="1"><text:s/><text:bookmark-start text:name="Glava_26__Apofieoz_otnoshienii_s_manipul"/>Глава 23. <text:line-break/>Апофеоз отношений с манипулятором<text:bookmark-end text:name="Glava_26__Apofieoz_otnoshienii_s_manipul"/></text:h>
      <text:p text:style-name="P40">Кто хочет жить, кто весел, кто не тля —</text:p>
      <text:p text:style-name="P40">Готовьте ваши руки к рукопашной!</text:p>
      <text:p text:style-name="P48"><text:bookmark-start text:name="Glava_23__Zdorova_"/>А. Высоцкий<text:bookmark-end text:name="Glava_23__Zdorova_"/></text:p>
      <text:p text:style-name="P2">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2"><text:soft-page-break/>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2">«Почему? За что?» — задавала я себе эти вопросы и боль разъедала мою душу. Растерзанную в кровь, покалеченную душу. Я погрузилась в скорую и меня привезли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2">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очень тяжело. Я обессилена.</text:p>
      <text:p text:style-name="P2">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знала, что я там, где мне помогут. <text:soft-page-break/>Осталось найти еще один ответ на вопрос — я нормальная или нет.</text:p>
      <text:p text:style-name="P2">Первые три дня меня кололи снотворным. Будили, чтобы накормить и, под уколом, я снова засыпала. Я уже очень давно не спала так крепко и так много. Это была первая причина моего уставшего состояние — отсутствие здорового сна.</text:p>
      <text:p text:style-name="P2">Потом мне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понять, а лишь вызывали чувство страха в голове, но расслабляли тело.</text:p>
      <text:p text:style-name="P2">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2">Была девочка, у которой физиология такая, что ее живот слегка выпирает, как у беременной. Но <text:soft-page-break/>она была не беременна. Мало того, она была девственницей. Но была уверена, что стала единственной в мире женщиной, непорочно зачавшей.</text:p>
      <text:p text:style-name="P2">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2">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2">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2">Я просила, спрашивала, уточняла, но мне давали один ответ — через час придет. Но никто не приходил. Я здорово испугалась. Мне нельзя было выходить на улицу, а видеть друзей и сестру я <text:soft-page-break/>могла только по расписанию. Я была, как в тюрьме.</text:p>
      <text:p text:style-name="Text_20_body"><text:span text:style-name="T20">На восьмой день </text:span><text:span text:style-name="_32__20_Text"><text:span text:style-name="T28">заключения, то есть лечения </text:span></text:span><text:span text:style-name="T20">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но я уже не помню, каких именно.</text:span></text:p>
      <text:p text:style-name="P2">По завершении, она, по всей видимости, показала эти результаты заведующему отделением. Он вызвал меня к себе и провел что-то вроде собеседования. Получив все ответы на свои вопросы, он даже немного выругался, сказав, что я занимаю лишнюю койку, а потом показал мне на дверь со словами:</text:p>
      <text:p text:style-name="P2">- Здорова! Иди отсюда...</text:p>
      <text:p text:style-name="P2">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text:soft-page-break/>* * *</text:p>
      <text:p text:style-name="P2">Кажется всего-то — 3 года, да?.. Подумаешь! Но что такое 3 года? Это 36 месяцев. Это около 1000 дней. Около 25 920 часов. <text:span text:style-name="T41">Это 1 555 200 минут и все это время я была под напряжением...</text:span></text:p>
      <text:p text:style-name="P2">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нипулятором. Большинство ходят на приемы к психотерапевтам и принимают лекарства.</text:p>
      <text:p text:style-name="P2">Многие проходят лечение в психиатрических клиниках, ходят к психологу... Люди хотят выздороветь, будучи убежденными в том, что у них проблемы с психикой.</text:p>
      <text:p text:style-name="P2">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искать в себе пороки, которыми их щедро награждали их партнеры.</text:p>
      <text:p text:style-name="P2"><text:soft-page-break/>Внуше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раненой душой.</text:p>
      <text:p text:style-name="Text_20_body"><text:span text:style-name="T20">Мои друзья рассказали мне реакцию моего бывшего парня, когда он узнал, что я лежу в лечебнице для душевно больных. Он смеялся и сказал, что т</text:span><text:span text:style-name="_30__20_Text"><text:span text:style-name="T20">ам мне самое место: «Д</text:span></text:span><text:span text:style-name="T20">авно пора было...»</text:span></text:p>
      <text:p text:style-name="P2">Ему это здорово подняло настроение. Странно, но я не могу вспомнить, чтоб он когда-то так искренне радовался каким-то простым вещам. А нет, помню:</text:p>
      <text:list xml:id="list40640124" text:continue-numbering="true" text:style-name="диалог">
        <text:list-item>
          <text:p text:style-name="P100">Что, ручки из жопы?</text:p>
        </text:list-item>
      </text:list>
      <text:p text:style-name="P2">Или:</text:p>
      <text:list xml:id="list40624169" text:continue-numbering="true" text:style-name="диалог">
        <text:list-item>
          <text:p text:style-name="P100"><text:soft-page-break/>О, продолжай! Я же говорил, что ты неадекватная... — повторял он, снимая на камеру меня, доведенную до состояние сумасшествия...</text:p>
        </text:list-item>
      </text:list>
      <text:p text:style-name="P45">* * *</text:p>
      <text:p text:style-name="P2"><text:span text:style-name="T41">Спустя месяц </text:span>я получила его поздравление с днем рождения. Оно начиналось со слов: «Ну шо, кобыла...» Это было весело. Не знаю, правильно ли я сделала, или нет, но я запостила<text:note text:id="ftn14" text:note-class="footnote"><text:note-citation text:label="*">*</text:note-citation><text:note-body><text:p text:style-name="Footnote">Постить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 в сообщении:</text:p>
      <text:p text:style-name="P2"/>
      <text:p text:style-name="P49">«Ахах! И это запостила! Тебя даже дурка не исправит, ты просто безнадежна.</text:p>
      <text:p text:style-name="P49">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49"/>
      <text:p text:style-name="P2"><text:soft-page-break/>То есть, скриншот на моей стене с его посланием «Ну шо, кобыла...» - это клевета! Мой не правдивый аргумент?..<text:span text:style-name="T41"> Но ведь это не аргумент! Это был скриншот его сообщения!..</text:span></text:p>
      <text:p text:style-name="P16">Ну и неудачная метафора — школьная драка.</text:p>
      <text:p text:style-name="P16">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16">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16">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16">Одна драка с мальчиком в седьмом классе закончилась моими поломанными ребрами (как я го<text:soft-page-break/>ворила — у меня было много переломов) и его перебитым носом. Смешно никому не было.</text:p>
      <text:p text:style-name="P16">А в 17 лет это умение помогло мне избежать изнасилования — я отчаянно отбивалась, понимая, что кричать не выход и нужно экономить силы.</text:p>
      <text:p text:style-name="P2">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2"/>
      <text:p text:style-name="P49">«Это письмо не начнется со слова я или со слова ты или даже мы. И тут не будет ни обращений ни гадостей.</text:p>
      <text:p text:style-name="P49">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49">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text:soft-page-break/>кончится, пока кто-то продолжает воевать. Зачем?</text:p>
      <text:p text:style-name="P49">Почему нельзя проститься? Разойтись? Сколько еще нужно крови? Очень хочется чтоб это закончилось.</text:p>
      <text:p text:style-name="P49">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49">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49">P.S.: Прости, что обозвал.</text:p>
      <text:p text:style-name="P49">С прошедшим тебя. Будь счастлива.»</text:p>
      <text:p text:style-name="P49"/>
      <text:p text:style-name="P2">Эээээ, постойте... что?! Что это было?</text:p>
      <text:p text:style-name="P3">«Очень хочется, чтоб все было хорошо. Всем хочется. Как бы кто не злился, как бы <text:soft-page-break/>ни было несправедливо, каждый понимает, что хочет просто быть счастливым.»</text:p>
      <text:p text:style-name="P2">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2">Его «Ну шо, кобыла...» — очередное доказательство того, что он относится ко второму типу. К тому же, это письмо — еще одна попытка снять с себя ответственность за такое низкое поздравление.</text:p>
      <text:p text:style-name="P2">Совершенный когнитивный диссонанс — «Шо, кобыла...» и «...каждый понимает, что хочет просто быть счастливым.»</text:p>
      <text:p text:style-name="P3">«Можно очень многое сказать об ошибках. Они продолжают допускаться уже за пределами ситуации.»</text:p>
      <text:p text:style-name="P2">О чьих ошибках? Кто их допускает? Что сказать-то?...</text:p>
      <text:p text:style-name="P16">Под «ошибкой» он подразумевает мой пост? Или свое сообщение? Не понятно...</text:p>
      <text:p text:style-name="P3"><text:soft-page-break/>«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2">И я не знаю... Я бы ответила, скорее — молчание и бездействие с его стороны, но явно не «шо, кобыла...»</text:p>
      <text:p text:style-name="P16">«Воевать»... Кто воюет? Я? Я только отбиваюсь, отказываясь терпеть его оскорбления даже за «пределами ситуации».</text:p>
      <text:p text:style-name="P16">И правда — зачем эти оскорбления?!</text:p>
      <text:p text:style-name="Text_20_body"><text:span text:style-name="T41">Я решила, пусть все это видят. Ведь он считает свое поведение нормальным. Ну так, зачем прятаться в моей личке — айда на </text:span><text:span text:style-name="_32__20_Text"><text:span text:style-name="T45">сцену... то есть на </text:span></text:span><text:span text:style-name="T41">стену!</text:span></text:p>
      <text:p text:style-name="P3">«Почему нельзя проститься? Разойтись? Сколько еще нужно крови? Очень хочется чтоб это закончилось.»</text:p>
      <text:p text:style-name="P2">Почему нельзя? Можно! Просто — не нужно писать гадости... Но по-моему, он все еще не может смириться с тем, что его, такого хорошего, выгнали в шею.</text:p>
      <text:p text:style-name="P3"><text:soft-page-break/>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2">Дело не в том, что кто-то говорит гадости... Или что у каждого, стало быть, своя правда, а в том, что — «это» не дает покоя... Где логика в его суждениях? Где этот смысл, хотя бы скрытый?</text:p>
      <text:p text:style-name="P2">В его голове эта ситуация как-то по-другому выглядит, но как? Ему это не дает покоя, и он, получается, считает, что имеет полное право продолжать оскорблять меня даже в день моего рождения... Но, по его словам — дело совсем не в «этом»...</text:p>
      <text:p text:style-name="P3">«Никто не хочет лишать кого-то покоя.»</text:p>
      <text:p text:style-name="P2">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2">Зачем писать мне оскорбления, а потом вот это? У меня слишком много вопросов...</text:p>
      <text:p text:style-name="P3"><text:soft-page-break/>«Все хотят идти дальше и жить счастливо. Почему этого просто не сделать?»</text:p>
      <text:p text:style-name="P2">Ну вот и я спрашиваю — почему? Что мешает? Точка была поставлена, так зачем напоминать о себе? Зачем эти гадости? Что, недосамоутвердился еще за три года-то?</text:p>
      <text:p text:style-name="P3">«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16">Больше месяца прошло! Я уж обрадовалась, что он о моем существовании забыл! Сижу, никого не трогаю — приходит сообщение «Шо, кобыла»...</text:p>
      <text:p text:style-name="P2">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3">«Прости, что обозвал.»</text:p>
      <text:p text:style-name="P2">Ну и, конечно, не смог удержаться и не забрать свои слова обратно. «Прости», можно сказать человеку в транспорте, которому ты наступил на <text:soft-page-break/>ногу — ты нечаянно и тебе жаль. Но прости, после слов «Ну шо, кобыла...» — не понимаю.</text:p>
      <text:p text:style-name="P2">Ведь, зная его, ему не жаль. Он прислал то сообщение, отчетливо осознавая, что он делает, и, спустя пару часов, вдруг понял, что ошибся и решил попросить прощение? Нет.</text:p>
      <text:p text:style-name="P2">Он написал это письмо только потому, что то сообщение я выставила на всеобщее обозрение. А это письмо — ни что иное, как паника.</text:p>
      <text:p text:style-name="P2">Ему срочно нужно было оправдаться, срочно нужно было что-то сделать, чтобы смыть с себя мою «клевету»...</text:p>
      <text:p text:style-name="P2">На этом я, пожалуй, закончу описывать эти отношения. Я считаю, что уже вполне достаточно, ведь это мой пережитый опыт, подробно описанный в примерах и объяснениях. Добавить мне больше нечего.</text:p>
      <text:p text:style-name="P41">* * *</text:p>
      <text:p text:style-name="P2">Что теперь?</text:p>
      <text:p text:style-name="Text_20_body"><text:soft-page-break/><text:span text:style-name="T20">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 вам необходимо осознать, что вами манипулируют (или манипулировали), избавиться от иллюзий и зарубить себе на носу — </text:span><text:span text:style-name="_31__20_Text"><text:span text:style-name="T20">ВЫ НИ В ЧЕМ НЕ ВИНОВАТЫ</text:span></text:span><text:span text:style-name="T20">!</text:span></text:p>
      <text:p text:style-name="P2">Осознание факта манипуляций даст вам ответ на большинство ваших вопросов, таких, как:</text:p>
      <text:list xml:id="list40634263" text:continue-numbering="true" text:style-name="диалог">
        <text:list-item>
          <text:p text:style-name="P100">Что происходит?</text:p>
        </text:list-item>
        <text:list-item>
          <text:p text:style-name="P100">Почему он так поступает?</text:p>
        </text:list-item>
      </text:list>
      <text:p text:style-name="P2">Ответ очень прост — потому, что этот человек — манипулятор. Он заманил вас в зависимость обманным путем. Он нарочно выдает себя за другого, не ценит вас, не дорожит вами, ни во что вас не ставит. Поэтому делает все, чтоб вы были несчастными.</text:p>
      <text:p text:style-name="P2">Ему от этого хорошо. С этим надо смириться. Это будет видно, если/когда вы озвучите свое желание разорвать с абьюзером отношения.</text:p>
      <text:p text:style-name="P2"><text:soft-page-break/>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шевелиться» — дарить подарки, готовить ужины или призовет на помощь друзей, которые ни о чем не подозревают.</text:p>
      <text:p text:style-name="P2"><text:span text:style-name="T41">Для него вы —</text:span>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злость. Лично мне это очень помогло.</text:p>
      <text:p text:style-name="P2">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2">Это будет очень сложно сделать — избавиться от чувства вины, которое вам внушали очень долго. Вы должны быть готовы принять факт того, что <text:span text:style-name="T8">вашей вины нет</text:span><text:span text:style-name="T9"> перед ним</text:span>. Он использовал вас, <text:soft-page-break/>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2">Он этого и добивался, но это не есть правда! Это он так придумал и внушил вам.</text:p>
      <text:p text:style-name="P2">Сядьте, успокойтесь и вспомните, каким вы были человеком <text:span text:style-name="T1">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2">Это его рук дело! Это он вас такой сделал. Манипулятор, зверь по имени абьюзер. Это было его планом! Это нужно понять, признать и сделать решительный ход.</text:p>
      <text:p text:style-name="P2">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2"><text:soft-page-break/>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Направьте все свои силы на это!</text:p>
      <text:p text:style-name="P2">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2">Не верите? Проверьте!</text:p>
      <text:p text:style-name="P2">При этом вас лично, скорее всего, он будет поливать грязью. Так, чтоб никто не слышал. Чтоб наедине. Не говорите с ним! Игнорируйте! Если прям надо поговорить — просите друга/маму/кого угодно — присутствовать, <text:span text:style-name="T41">включите диктофон.</text:span></text:p>
      <text:p text:style-name="P2">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сала на диктофон все его оскорбления, чем обличила его в своих глазах.</text:p>
      <text:p text:style-name="P2"><text:soft-page-break/>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2">И есть остальные мои друзья, которые утверждали, что он меня любит и ему жаль. Даже после того, как прослушали запись, где еще пару дней назад он оскорблял меня самыми последними словами, они говорили, что он плакал, рассказывая о любви ко мне, совершенно не принимая во внимание услышанные в мой адрес оскорбления с этой записи...</text:p>
      <text:p text:style-name="P2">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text:p>
      <text:p text:style-name="P2">Пусть это вас не печалит, хоть вы и будете за ними скучать и вам их искренне будет не хватать как и мне не хватает моих друзей. Но знаете что? Те, кто останутся рядом, те, кому не придется ни<text:soft-page-break/>чего доказывать — самые верные вам люди. Вполне вероятно, что именно от них вы не ожидали такой поддержки и такой помощи, которую они вам окажут.</text:p>
      <text:p text:style-name="P2">Может быть такое, что избавиться от него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2">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text:span text:style-name="T41">В худшем случае — наймите адвоката.</text:span></text:p>
      <text:p text:style-name="P16">Но послушайте меня — не идите с ним на контакт! Если он не признает, что у него серьезные проблемы, то <text:s/>по-хорошему не получится. Он будет изводить вас, и вашего ребенка, пока не <text:soft-page-break/>найдет новую жертву. Только его согласие на терапию должно быть для вас признаком того, что еще не все потеряно. Но это в худшем случае.</text:p>
      <text:p text:style-name="P2">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text:span text:style-name="T41">рассказы общих знакомых о его новой паре...</text:span></text:p>
      <text:p text:style-name="P2">Это нормально для него и хорошо для вас, ведь это означает, что скоро он от вас отстанет. Но пока это лишь провокация вас на действия — игнорируйте ее. Он это делает своими руками и специально, <text:span text:style-name="T41">чтобы увидеть вашу реакцию, и убедиться в том, что он вам до сих пор небезразличен!</text:span></text:p>
      <text:p text:style-name="P16">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есть практически на всех девайсах.</text:p>
      <text:p text:style-name="P16">Да, вам будет интересно «как же он там без вас?!» Отлично! Он замечательно себя чувствует! Смиритесь! Это даже лучше, ведь он вас уже вряд <text:soft-page-break/>ли когда-либо побеспокоит. Ни вам с ним, ни ему с вами больше не о чем разговаривать.</text:p>
      <text:p text:style-name="P16">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2">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16">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2">Он наследил достаточно в вашем мире. Вы будете это ощущать на уровне ассоциаций — ваши вещи, какие-то увлечения, музыка, фильмы и даже мысли будут напоминать о нем. Ломайте эти ассоциации. Делайте так, чтобы они у вас ассоци<text:soft-page-break/>ировались уже с чем-то приятным, что не имеет к нему никакого отношения.</text:p>
      <text:p text:style-name="P2">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2">Вспоминайте себя! Пересматривайте свои старые фотографии.</text:p>
      <text:p text:style-name="P2">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2">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2"><text:soft-page-break/>Будьте готовы к тому, что вас не поймут окружающие близкие вам люди! Все будут говорить:</text:p>
      <text:list xml:id="list40616040" text:continue-numbering="true" text:style-name="диалог">
        <text:list-item>
          <text:p text:style-name="P100">Как же ты не заметила это все?! Куда же ты смотрела?!</text:p>
        </text:list-item>
      </text:list>
      <text:p text:style-name="P2">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своими мыслями — на этом этапе одиночество вам только навредит!</text:p>
      <text:p text:style-name="P2">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2">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text:soft-page-break/>будет несчастен, пытаясь удовлетворить себя и забить свои комплексы.</text:p>
      <text:p text:style-name="P2">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сколько бы он не пытался ее заполнить.</text:p>
      <text:p text:style-name="P2">Так что не нужно на него злиться, не нужно его ненавидеть. И мстить тоже не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2">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p text:style-name="P58"/>
      <text:p text:style-name="P30"/>
      <text:p text:style-name="P30"/>
      <text:p text:style-name="P30"/>
      <text:p text:style-name="P30">Часть 2.<text:line-break/>Что-то вроде справочника...</text:p>
      <text:h text:style-name="P75" text:outline-level="1"><text:s/><text:bookmark-start text:name="Glava_24__Prichiny_manipuliatsii"/>Глава 24. <text:line-break/>Причины манипуляции<text:bookmark-end text:name="Glava_24__Prichiny_manipuliatsii"/></text:h>
      <text:p text:style-name="P2">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невозможно.</text:p>
      <text:p text:style-name="P2">Нужно принять факт того, что не все агрессоры, и не всегда, действуют осознанно. В этой книге вы часто встречали такие выражения, как «план», «тактический ход», «прием», «стратегия»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2"><text:soft-page-break/>Осознанны эти действия, или нет, сейчас не важно. Это вопрос, на который могут ответить только специалисты данной области, коим я не являюсь.</text:p>
      <text:p text:style-name="P41">* * *</text:p>
      <text:p text:style-name="P2">Существует две причины психопатии личности:</text:p>
      <text:list xml:id="list5876181898671662568" text:style-name="L7">
        <text:list-item>
          <text:p text:style-name="P102"><text:span text:style-name="T5">врожденная</text:span> патологическая особенность развития нервной системы;</text:p>
        </text:list-item>
        <text:list-item>
          <text:p text:style-name="P102"><text:span text:style-name="T5">приобретенная</text:span> патологическая особенность развития нервной системы, в следствии воздействия остро негативных факторов окружающей среды в раннем или подростковом возрасте.</text:p>
        </text:list-item>
      </text:list>
      <text:p text:style-name="P2">В независимости от особенностей развития, психопатия <text:span text:style-name="T1">всегда</text:span> обусловлена нарушением функции головного мозга <text:span text:style-name="T41">при относительной сохранности интеллекта.</text:span></text:p>
      <text:p text:style-name="P16">Для самих психически неполноценных индивидуумов нестабильность, непропорциональность и <text:soft-page-break/>незрелость чувственно-понятийной системы затрудняет социальную адаптацию.</text:p>
      <text:p text:style-name="P2">Сочувствие, стыд, сожаление, умение осваивать полученный опыт, чувство вины и ответственности — понятия, которые психопаты не проживают, а изображают, в связи отсутствием у них высших моральных чувств.</text:p>
      <text:p text:style-name="P2">К счастью, есть условия, при которых существует возможность коррекции и сглаживания симптомов психопатологи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2">Как я уже говорила, большой манипулятор вырастает из маленького манипулятора. Говоря о приобретенном расстройстве личности, манипуляция, как правило, родом из детства и вытекает, например, из неправильного воспитания.</text:p>
      <text:p text:style-name="P16">Воспитание правильное можно описывается в двух предложениях. В возрасте примерно до 6-ти лет ребенок должен ощущать себя всемогущим. <text:soft-page-break/>Мало того, он должен ощущать всемогущими и своих родителей. Я все могу, потому, что у меня есть мама и папа, которые все могут. 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16">Давайте попробуем описать переживания и чувства ребенка.</text:p>
      <text:p text:style-name="P16">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16">Импульс не реализован. Он остается в памяти, как глубокое разочарование. Но он внутри и ждет нужного времени для новой попытки реализоваться, получить статус завершенного действа. Это можно назвать травматическим опытом или психологическим триггером (я позже расскажу, что это такое).</text:p>
      <text:p text:style-name="P16"><text:soft-page-break/>Так вот, во взрослом возрасте, возможно, эти воспоминания стираются, как факты из прошлого, которые были, на самом деле. Человек может не помнить, что с ним произошло в детстве, но иметь подсознательное представление о том, как к этому событию относиться. Грубо говоря, это ассоциация.</text:p>
      <text:p text:style-name="P16">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вить — реализовать нереализованный импульс, который блуждает глубоко по человеческому подсознанию.</text:p>
      <text:p text:style-name="P16">В этой главе речь пойдет именно об этом.</text:p>
      <text:p text:style-name="P2"/>
      <text:p text:style-name="P2">Первое, на что следует смотреть — на семью. Уверена, там будет дисфункция и/или даже психические расстройства у членов семьи. Разберем несколько ошибок, которые родители могли допустить, в следствии чего нарушили формирование психики своего чада.</text:p>
      <text:p text:style-name="P2"><text:soft-page-break/>Начнем с малого. Большинство ошибок в воспитании направлены не на развитие ребенка, а на собственный комфорт родителей. Ребенок шалит, громко играет, бегает. В детском возрасте это вполне нормально, ведь он познает мир, но родители очень устали после работы и хотят отдохнуть. В такие моменты ребенок слышит:</text:p>
      <text:list xml:id="list40627035" text:continue-list="list40616040" text:style-name="диалог">
        <text:list-item>
          <text:p text:style-name="P100">Будешь баловаться, мы тебя этому дяде отдадим/сдадим в полицию/папу позову и он тебя накажет...</text:p>
        </text:list-item>
      </text:list>
      <text:p text:style-name="P2">Другими словами — это воспитание страхом без объяснений, почему так делать нельзя или нужно. Такой подход развивает в ребенке неуверенность в правильности собственных действий.</text:p>
      <text:list xml:id="list40632902" text:continue-numbering="true" text:style-name="диалог">
        <text:list-item>
          <text:p text:style-name="P100">Нельзя.</text:p>
        </text:list-item>
        <text:list-item>
          <text:p text:style-name="P100">Не плачь.</text:p>
        </text:list-item>
        <text:list-item>
          <text:p text:style-name="P100">Ты должен.</text:p>
        </text:list-item>
      </text:list>
      <text:p text:style-name="P2">Вот что манипулятор часто слышал в детстве. Вот каким воспитали его родители. Он не знает другой правды. Его потребности глушились равнодушным воспитанием, гнили в его детской душе и <text:soft-page-break/>выели едкой кислотой обиды все живое, что, возможно, когда-то там было.</text:p>
      <text:p text:style-name="P2">Он эмоциональный Маугли, только воспитали его не мудрый Каа и Акела, а две пустые банки. Он видит людей, видит, как они несут добро любимым и злится, от того, что никогда не сможет понять и почувствовать что-либо подобное.</text:p>
      <text:p text:style-name="P2">Все эмоции, которые ему доступны — это боль и горечь от чувства собственной ущербности, которую он отчаянно пытается восполнить за счет страданий остальных. В последствии, он делает из своей жертвы такого же ущербного человека, как и он сам. Отражаясь в жертве, ему не так одиноко в этом мире.</text:p>
      <text:p text:style-name="P2">Родители не делились с ним своим опытом. Все «почему» от ребенка не были объяснены как положено. Правильное объяснение лежит основой понимания, почему так делать нельзя или нужно, и какой результат будет в случае «если».</text:p>
      <text:p text:style-name="P2">Желания ребенка игнорировались, потребности и склонности не принимались во внимание.</text:p>
      <text:list xml:id="list40627826" text:continue-numbering="true" text:style-name="диалог">
        <text:list-item>
          <text:p text:style-name="P100">Мама лучше знает...</text:p>
        </text:list-item>
      </text:list>
      <text:p text:style-name="P2"><text:soft-page-break/>Да? А ребенка никто не спросил, может вместо музыкальной школы он хотел пойти на карате. Возможно, вместо синей куртки он предпочел бы красную, вместо косичек, дочка хотела, чтобы ей завязали хвостики... Но ребенку ясно давали понять — это не его ума дело, а родителей.</text:p>
      <text:p text:style-name="P2">Ребенок капризничал, чтобы добиться желаемого. Если родители поощряли его в этом, он выделил эту манеру поведения, как действенный способ что-то получить. Ребенок неосознанно развил в себе способность к манипуляции другими, что избавляло его от приложения усилий для достижения собственных целей.</text:p>
      <text:p text:style-name="P16">Такой стиль воспитания может развить нарциссическое расстройство личности в психике ребенка. Он начинает верить в свое превосходство, как правило сильно преувеличенное родителями, и приучается сам переоценивать свои достоинства.</text:p>
      <text:p text:style-name="P2">Это закладывается в его характер, и, в подростковый период, когда ребенок перерастает во взрослого, эта черта может остаться. Такое поведение, как правило, сопровождается психами, обидами, агрессией и даже рукоприкладством.</text:p>
      <text:p text:style-name="P2"><text:soft-page-break/>На все эти признаки агрессии, родители отвечали — агрессией. Схема такова, что за «неудобное» поведение ребенка, родители строго наказывали. Такое воспитание блокировало в ребенке стремление понять, проанализировать и сделать выводы.</text:p>
      <text:p text:style-name="P2">Но, при этом, такие меры развили в нем негативную ассоциацию с любым вольным собственным решением или поведением. Любые проступки и ошибки ребенка сопровождались постоянными замечаниями и сравнениями.</text:p>
      <text:list xml:id="list40627858" text:continue-numbering="true" text:style-name="диалог">
        <text:list-item>
          <text:p text:style-name="P100">У всех дети, как дети, а у нас…</text:p>
        </text:list-item>
        <text:list-item>
          <text:p text:style-name="P100">Почему Петя и Маша могут, а ты нет?</text:p>
        </text:list-item>
      </text:list>
      <text:p text:style-name="P2">Подобные фразы произносились, как лично ребенку, так и при окружающих, даже при тех же самых Маше и Пете. Ребенок осознавал, что он плохой в сравнении с &lt;...&gt; и пытался стать тем, с кем его сравнивают, то есть, <text:span text:style-name="T1">старался не быть собой</text:span>.</text:p>
      <text:p text:style-name="P2">Все эти старания были направлены на то, чтобы заслужить поощрение и угодить требовательным маме и папе. Но и этого, как правило, было недостаточно.</text:p>
      <text:list xml:id="list40622586" text:continue-numbering="true" text:style-name="диалог">
        <text:list-item>
          <text:p text:style-name="P100"><text:soft-page-break/>Ты получил пять по математике? Хорошо, НО ЕСЛИ БЫ ТЫ ЕЩЕ и по английскому пять получил... — часто слышал ребенок от своих воспитателей.</text:p>
        </text:list-item>
      </text:list>
      <text:p text:style-name="P2">Он не верил в свои силы и искал опору в окружающих, зачастую у самых близких ему людей — родителей. К тому же ранняя оценка достижений роди<text:span text:style-name="T47">телей может стать причиной возникновения нарциссизма. Малейшее достижение оценивается уже самим ребенком — я хороший. В последствии вся его жизнь может быть направлена на достижение успеха.</text:span></text:p>
      <text:p text:style-name="P91">Также нарциссизм может развиться от взаимодействия с нарциссическими людьми. В случае травматического опыта такое взаимодействие оставляет специфический след, называемый «нарциссической травмой».</text:p>
      <text:p text:style-name="P91">«Нарциссическая травма» представляет собой настолько сильную уязвимость к стыду, что этот стыд блокируется человеком и больше его не испытывает. Также такая травма способствует труднодостижимому пониманию что такое личные границы между людьми.</text:p>
      <text:p text:style-name="P91"><text:soft-page-break/></text:p>
      <text:p text:style-name="P2">Любые неудачи очень болезненны в детском возрасте. Ребенок переживает и нуждается в помощи. Но ему доходчиво объясняли, что он сам виноват в своих страданиях и неудачах, ведь нужно было лучше стараться.</text:p>
      <text:p text:style-name="P2">В следствии чего все реальные переживания в уже взрослом возрасте тщательно скрываются, дабы избежать этих обвинений, и трансформируются в злобу, зависть и даже ненависть, в качестве попытки противостоять этим обвинениям.</text:p>
      <text:p text:style-name="P2">Но неуверенность остается, что заметно по напряженности и нервозности при различных сложных обстоятельствах.</text:p>
      <text:list xml:id="list40626010" text:continue-numbering="true" text:style-name="диалог">
        <text:list-item>
          <text:p text:style-name="P100">Мы думали, что ты справишься...</text:p>
        </text:list-item>
      </text:list>
      <text:p text:style-name="P2">Такое воспитание лишь мотивировало ребенка на постоянное доказывание своей значимости. Ребенок чувствовал себя недостаточно умным, способным, талантливым. Он очень старался, но, к сожалению, его действий оказалось недостаточно, и родители явно давали ему это понять, не замечая заслуг, лишь неудачи.</text:p>
      <text:p text:style-name="P2"><text:soft-page-break/>Есть два исхода такого воспитания. Оба являются крайностями. В одном случае, перерастая во взрослый возраст, это чувство недопризнанности делает из человека заядлого трудоголика. <text:span text:style-name="T1">Мотивирует</text:span>. Возникает потребность во что бы то ни было заполучить это признание, доказать себе и остальным свою значимость.</text:p>
      <text:p text:style-name="P2">Эта потребность становится патологической. Результаты достигаются любыми, как правило, аморальными, беспринципными и жесткими методами. Отсюда и склонность к самооправданию. Нужно скрыть свою болезненную жажду быть важным, нужным и способным в глазах близких, а также спрятать аморальность действий, которыми сопровождаются эти методы по достижению целей.</text:p>
      <text:p text:style-name="P2">В другом случае — человек, наоборот, перестает стараться. Такое воспитание <text:span text:style-name="T1">демотивирует</text:span> его. Его старания не поощрялись и не воспринимались, и он просто перестал прилагать усилия, ведь любое его старание — впустую.</text:p>
      <text:p text:style-name="P2">Он становится совершенно неспособным позаботиться о себе, обеспечить себе материальный, бытовой или какой бы то ни было комфорт. В зре<text:soft-page-break/>лом возрасте он может стать зависимым от алкоголя, наркотиков, и, в связи с собственной недееспособностью, жить, например, за счет пенсии своих стареньких родителей, все еще упрекающих его за ущербность.</text:p>
      <text:p text:style-name="P2">Так как в детстве ему не с кем было поделиться своими переживаниями, во взрослом возрасте развивается недоверие людям. Ему отказывали в праве грустить, проявлять плохое настроение, просить о помощи, в следствии чего он был лишен способности изливать душу и оставался один на один со своими проблемами.</text:p>
      <text:p text:style-name="P2"/>
      <text:p text:style-name="P2">Не исключено, что детство сопровождалось сверх-контролем со стороны родителей. Его детство было сплошным рядом правил, которые ему необходимо было соблюдать, дабы избежать наказания и не разочаровать родителей. Вырастая, такой человек пытается компенсировать эту нехватку самостоятельности, и воплотить в жизнь нереализованные в детском возрасте желания. Отсюда отчужденность и транжирство.</text:p>
      <text:p text:style-name="P2"><text:soft-page-break/>Чрезмерные спланированность и контроль его детства родителями не допустили возможности приобретения им любых жизненно полезных навыков, но при этом, не приглушили его способности обучаться. Другими словами, такое воспитание развило обучаемость, но лишило возможности выбирать и блокировало способность ориентироваться на полученный опыт. Лишило чувства ответственности.</text:p>
      <text:p text:style-name="P2">Он получал только ту информацию, которую ему давали, осваивал новые знания под скрытым или явным давлением, а не по собственному желанию. Его желания и мечты подавлялись, что и породило потребность реализации этих желаний во взрослом возрасте.</text:p>
      <text:p text:style-name="Text_20_body"><text:span text:style-name="T20">Он имеет право. Он уже взрослый и может себе позволить вести себя так, как в детстве ему не разрешали — быть свободным в своих суждениях, принимать решения и добиваться того, чего хочет </text:span><text:span text:style-name="_30__20_Text"><text:span text:style-name="T20">он</text:span></text:span><text:span text:style-name="T20">, но, к сожалению — не знает как. Ведь все решала заботливая мама или строгий папа.</text:span></text:p>
      <text:p text:style-name="P2">Отсюда инфантильность. Неумение учиться на своих ошибках, неприспособленность к быту, неу<text:soft-page-break/>мение обращаться с деньгами, а также неспособность изымать пользу из полученного опыта.</text:p>
      <text:p text:style-name="P2">К тому же, все дети имеют склонность копировать поведение родителей. Яблочко от яблони, как мы знаем, недалеко падает. Так как его желания подавлялись, он не знает, что бывает по другому. Он скопировал манеру поведения и отношения родителей, и, в отношениях с людьми во взрослом возрасте, желания остальных им тоже не учитываются.</text:p>
      <text:p text:style-name="P2">Для него это норма, ведь он так вырос.</text:p>
      <text:p text:style-name="P2">Вполне вероятно, что в семье ребенка было принято противостоять друг другу, а противостояние часто подразумевает под собой поиск и выбор сторонников. Например, ситуация, где мама создает коалицию с ребенком против папы или наоборот.</text:p>
      <text:list xml:id="list40621987" text:continue-numbering="true" text:style-name="диалог">
        <text:list-item>
          <text:p text:style-name="P100">Мы папе не скажем...</text:p>
        </text:list-item>
      </text:list>
      <text:p text:style-name="P2">Это болезненные ощущения для ребенка. Ему приходится выбирать между двумя людьми, которых он очень любит, и любит одинаково. Чтобы не обидеть маму, он вступает с ней, в так называе<text:soft-page-break/>мый, сговор против папы. Поддерживает ее и ее мысли, но, при этом, чувствует себя предателем папы. Он находился в постоянном в напряжении.</text:p>
      <text:p text:style-name="P2">Случай, когда родители объединяются против ребенка я даже рассматривать не буду. Понятно и так, что это травмирует детскую психику.</text:p>
      <text:p text:style-name="P2">Такие отношения в семье учат никому не доверять, и, соответственно, порождают страх подвоха в случае какой-либо эмоциональной близости. Отсюда состояние отчужденности, неспособность формулировать и высказывать свои эмоции в слух.</text:p>
      <text:p text:style-name="P2">Как бы то ни было, доверие для абьюзера это закрытая область взаимоотношений с окружающими людьми.</text:p>
      <text:p text:style-name="P2">Дефицит чувства собственного достоинства это бездонная яма в психике абьюзера. Он всячески старается компенсировать этот недостаток, используя энергию других людей. Как мы уже поняли, чувство ущербности порождает зависть, неоправданную злобу и незаслуженное наказание других.</text:p>
      <text:p text:style-name="P2"><text:soft-page-break/>В целях компенсации абьюзер использует слабости окружающих. Доверчивость, старые раны, наивность, жертвенность и т. д. рассчитываются им, как слабости, за которые его часто ругали родители, и на которых теперь уже он успешно играет, довольствуясь, как под его умелыми руками пляшут послушные марионетки.</text:p>
      <text:p text:style-name="P2">Пренебрежение порядком и/или нормами гигиены тела может стать следствием, как банально неправильного воспитания, так и психологических проблем, таких как, например, депрессия, а так же психические расстройства. Как правило, болезненные явления неряшливости возникают в период полового созревания, когда происходят некоторые процессы изменения в организме, связанные с работой головного мозга.</text:p>
      <text:p text:style-name="P2">Неряшливость может возникнуть из-за подражания одному или обоим родителям.</text:p>
      <text:p text:style-name="P2">Небрежное отношение к себе и окружающей обстановке, может быть результатом депрессии или апатии. В таком случае чистоплотность постепенно сменяется на равнодушие к порядку и нормам гигиены.</text:p>
      <text:p text:style-name="P2"><text:soft-page-break/>В случае алкоголизма и/или наркомании, неряшливость является признаком деградации личности. Также неряшливость является признаком психопатологии (шизофрения, деменция), в случае, если у больного отсутствует критика собственного внешнего вида и стыд — человек не поддается влиянию и не способен посмотреть на себя со стороны.</text:p>
      <text:p text:style-name="P2">При нарастающем слабоумии неряшливость возникает вполне логично, ведь при данном заболевании человек как бы снова возвращается в детство, а, как мы знаем, большинство детей не следит за порядком и/или гигиеной без надзора родителей.</text:p>
      <text:p text:style-name="P2">Известно, что до трех лет ребенок ощущает себя неотъемлемой частью окружающего мира, а не частичкой в мире. Личность и индивидуальность формируется позже. В период «до формирования», родители часто не могли справиться с собственными эмоциями, наказывая ребенка за безобидные детские шалости и ставили его в рамки строгой манерой воспитания.</text:p>
      <text:p text:style-name="P2"><text:soft-page-break/>Родители часто не различают свои действия. Забота о собственном комфорте маскируется под методы воспитания, например тишина в доме, когда ребенок хочет поиграть. Еще не поздно, но мама просит не шуметь. «Потому что» - отсутствует.</text:p>
      <text:p text:style-name="P2">Это рамки, в которые попадает дитя, происходят не в целях воспитания, а в целях — не злить маму. Как правило, наряду с такими методами «выращивания» личности стоит давление и равнодушие. Равнодушие к потребности в развлечении и самостоятельного познания окружающего мира и давление, как отмена эмоций и ощущений.</text:p>
      <text:p text:style-name="P2">Либо так, либо наказание.</text:p>
      <text:p text:style-name="P2">В семье манипулятора никто никому ничего не должен, например — заступиться или выслушать. Такое отстранение от физического или морального состояния чада является грубым нарушением его безопасности. Драка со сверстниками или, например, ситуация, где слишком строгая учительница довела до слез — игнорировались родителями, аргументируя самостоятельной возможностью ребенка справиться с этими проблемами.</text:p>
      <text:p text:style-name="P2">— Ты должен уметь постоять за себя...</text:p>
      <text:p text:style-name="P2"><text:soft-page-break/>В результате такого воспитания ребенок закрылся и вырос достаточно отчужденным. Родители потом горько плачут, ведь их взрослое дитяти звонит редко, приезжает еще реже и о жизни чада они не знают ничего, либо знают, но поверхностно. В следствии чего продолжают давление, но уже с целью вызвать обязательство — проявлять внимание к родителям.</text:p>
      <text:list xml:id="list40626179" text:continue-numbering="true" text:style-name="диалог">
        <text:list-item>
          <text:p text:style-name="P100">Сегодня не куплю — завтра куплю...</text:p>
        </text:list-item>
      </text:list>
      <text:p text:style-name="P2">И на следующий день те же обещания. Ребенку приходилось ждать нужного «завтра», что могло спровоцировать в нем развитие нервозности и непослушания.</text:p>
      <text:p text:style-name="P2">Если слово родителей было ненадежным, то это могло перерасти в недоверие ко всем окружающим, а также такое поведение скопировалось ребенком — лишило его чувства вины и ответственности за несдержанное слово.</text:p>
      <text:p text:style-name="P2">Родители не демонстрировали ему должным образом чистоплотность своего поведения, и ребенок считает такое поведение нормой.</text:p>
      <text:p text:style-name="P2"><text:soft-page-break/>За честность не наказывают в нормальных семьях. В деструктивных семьях наказывают за все. Отсюда появляется перекладывание вины на брата/однокласс­ника/собаку, дабы избежать строгого наказания, за вранье, которое с возрастом становиться патологическим.</text:p>
      <text:p text:style-name="P2">В такой семье разбить вазу подобно кошмару, который повергал ребенка в панику, и он был готов <text:span text:style-name="T1">на все</text:span>, лишь бы не попасть под тяжелую папину руку.</text:p>
      <text:p text:style-name="P2">Скорее всего, родители рылись в личных вещах ребенка — в школьном портфеле, по карманам или в соц-сетях с целью контроля, исключая тем самым его право на личные границы. В тандеме с равнодушием по отношению к чувствам, резкий интерес к жизни ребенка скорее всего вызывал в нем защитную реакцию и сопротивление.</text:p>
      <text:p text:style-name="P2">Мама могла зайти без стука в его комнату, или папа, встречая ребенка со школы, вдруг изъявлял настойчивое желание разузнать что-то. Сопротивление ребенка на такое внезапное вмешательство игнорировалось. Появлялся шантаж:</text:p>
      <text:list xml:id="list40621034" text:continue-numbering="true" text:style-name="диалог">
        <text:list-item>
          <text:p text:style-name="P100"><text:soft-page-break/>Ты не ценишь меня.</text:p>
        </text:list-item>
        <text:list-item>
          <text:p text:style-name="P100">Ты не любишь меня.</text:p>
        </text:list-item>
        <text:list-item>
          <text:p text:style-name="P100">Тебе со мной не интересно...</text:p>
        </text:list-item>
      </text:list>
      <text:p text:style-name="P2">И обида. Мама надевает «Лицо», хватается за сердце, демонстративно приходит в уныние со словами:</text:p>
      <text:list xml:id="list40613648" text:continue-numbering="true" text:style-name="диалог">
        <text:list-item>
          <text:p text:style-name="P100">Родители не вечны...</text:p>
        </text:list-item>
      </text:list>
      <text:p text:style-name="Text_20_body"><text:span text:style-name="T20">В следствии чего, ребенок шел на поводу у родителей. Но в случае, когда он делился своими переживаниями под давлением, а не по собственному желанию, такая близость приносила ему лишь негативные эмоции. Знаете, это как </text:span><text:span text:style-name="_32__20_Text"><text:span text:style-name="T27">в жопу без мыла, пардон,</text:span></text:span><text:span text:style-name="T20"> в душу без стука.</text:span></text:p>
      <text:p text:style-name="P2">Ребенок должен знать, что его родители — самые преданные ему люди, самые верные и надежные друзья, но в деструктивных семьях, родители — это авторитетные, строгие, убежденные командиры, которых не заботит ничего, кроме собственных переживаний.</text:p>
      <text:p text:style-name="P2">Они интересовались жизнью ребенка не потому, что для них важно знать, чем живет их чадо. Им <text:soft-page-break/>было просто любопытно. И в случае, когда ребенок все-таки открывался и завязывался диалог, родители придирались, демонстрируя разочарование.</text:p>
      <text:list xml:id="list607557567123941636" text:style-name="L8">
        <text:list-item>
          <text:p text:style-name="P103">Подрался в школе — плохо — драться нельзя, нужно уметь решить конфликт словами. Не подрался — тюфяк, ты должен уметь постоять за себя. Чтоб больше мы этих синяков не видели.</text:p>
        </text:list-item>
        <text:list-item>
          <text:p text:style-name="P103">Получил пять по математике — нужно еще и по географии пять. Получил тройку — бестолочь, в кого ты у нас такой!?</text:p>
        </text:list-item>
        <text:list-item>
          <text:p text:style-name="P103">Прибежал на физкультуре вторым из всех классов — почему не первый?</text:p>
        </text:list-item>
      </text:list>
      <text:p text:style-name="P2">И так можно перечислять до бесконечности.</text:p>
      <text:p text:style-name="P2">Это не воспитание, это не обучение. Таким образом они не объясняли причинно-следственную связь. Они констатировали свое мнение, не более, не менее, причиняя ребенку душевную боль запретами и даже не подозревали об этом.</text:p>
      <text:p text:style-name="P2"><text:soft-page-break/>Он не прав, и родителям наплевать — вот что понимал ребенок после таких «душевных» разговоров.</text:p>
      <text:p text:style-name="P2">Если же повествование о жизни шло от родителей, то менее болезненным для ребенка оно не становилось. Это ребенка обязывало и возлагало на него ответственность.</text:p>
      <text:p text:style-name="P2">Мама, например, рыдала, и вынуждала его успокаивать себя. Говорила, что боится умереть... Папа, например, советовался, разводиться ли с мамой. Родители обращались к ребенку и по другим очень сложным вопросам, делились страхами и сомнениями, историями юношеских безумств или подробностями личной жизни.</text:p>
      <text:p text:style-name="P2">Такое воспитание привязало ребенка к родителям очень крепко. Уйти во взрослую жизнь от таких родителей бывает крайне сложно.</text:p>
      <text:list xml:id="list40623933" text:continue-list="list40613648" text:style-name="диалог">
        <text:list-item>
          <text:p text:style-name="P100">Мы — твои друзья, а друзей не бросают...</text:p>
        </text:list-item>
      </text:list>
      <text:p text:style-name="P2">К тому же, такое воспитание преждевременно сделало из ребенка — взрослого, и возложило определенного рода нагрузку на его детскую пси<text:soft-page-break/>хику. Позже, он постарается отыграть назад свое детство, которого у него не было.</text:p>
      <text:p text:style-name="P2">Отсюда хронические безденежье, игромания, бросание университета, алкоголь, наркотики... Разумеется, все это делает человека несамостоятельным <text:span text:style-name="T41">и неприспособленным к нормальной жизни.</text:span></text:p>
      <text:p text:style-name="P2">К тому же, любая эмоциональная близость ассоциировалась у него с негативными эмоциями и переживаниями, поэтому во взрослом возрасте в нем развивается способность избегать всякого рода личных тем.</text:p>
      <text:p text:style-name="P2">Если плохо ему, он не расскажет, из-за чего, он продемонстрирует — как ему плохо, он ни за что не разрешит постороннему человеку лезть в его голову и наругает за любую попытку это сделать. Если плохо близкому ему человеку, то он не спросит и не выслушает — негативные воспоминания. Его принуждали выслушивать, а теперь он это делать не намерен. Он уже взрослый.</text:p>
      <text:p text:style-name="P2">Помимо внутрисемейного влияния, родители также могли оказывать влияние на его мнение об окружающих. Например, запрещали дружить с <text:soft-page-break/>кем-то, или постоянно высказывали осторожные сомнения в друзьях чада.</text:p>
      <text:list xml:id="list40623951" text:continue-numbering="true" text:style-name="диалог">
        <text:list-item>
          <text:p text:style-name="P100">Нравится мальчик? Не говори подружкам — отобъют...</text:p>
        </text:list-item>
        <text:list-item>
          <text:p text:style-name="P100">Петя не пошел с тобой гулять? Стало быть тренировка/уроки ему важнее друзей...</text:p>
        </text:list-item>
        <text:list-item>
          <text:p text:style-name="P100">Это тот самый Петя, который во втором классе тебе подножку подставил?.. А... Понятно...</text:p>
        </text:list-item>
      </text:list>
      <text:p text:style-name="P2">Дружба для ребенка — важная часть взросления. Друзья — первые близкие люди, которых ребенок выбирает сам, но при таком воспитании вырабатывается недоверие. Зависимость, отчужденность, безынициативность в общении — вот какими качествами ребенка наградило такое воспитание.</text:p>
      <text:p text:style-name="P2">Также, есть еще одна черта характера, и она тоже родом из детства. Это жадность. Очень просто развить это качество во взрослеющем организме. Например, родители заставляли его делиться любимыми вещами, или сами раздаривали их младшим или другим детям, дарили скупые подарки, не делали из них сюрпризы.</text:p>
      <text:p text:style-name="P2"><text:soft-page-break/>Например, вместо обещанного киндер-сюрприза дарили комнатные тапочки. Или, пока ребенок на каникулах у бабушки, подарили его игрушку сыну тети Маши, ведь она очень ему понравилась.</text:p>
      <text:p text:style-name="P2">Такое поведение родителей воспитывает в ребенке скупердяя, а человек, жадный на проявления любви, помощи и щедрости, обычно и на чувства скуп. Для него это драгоценные ресурсы, не оправданы и тяжелы в их возобновлении.</text:p>
      <text:p text:style-name="P2">Другими словами, во взрослом возрасте такой человек не считает нужным делиться, помогать, делать сюрпризы. А если и делает, то в «ответку», то есть, только после того, как убедится, что ему готовы подарить такой же дорогой подарок. И то не факт.</text:p>
      <text:p text:style-name="P2"/>
      <text:p text:style-name="P16">Не исключено, что ребенок подвергался давлению посланиями, направленными на половую принадлежность.</text:p>
      <text:list xml:id="list40627450" text:continue-numbering="true" text:style-name="диалог">
        <text:list-item>
          <text:p text:style-name="P89">Ты неряха, кто тебя замуж такую возьмет!</text:p>
        </text:list-item>
        <text:list-item>
          <text:p text:style-name="P89">Такого тюфяка ни одна женщина не полюбит!</text:p>
        </text:list-item>
      </text:list>
      <text:p text:style-name="P16"><text:soft-page-break/>В последствии ребенок воспринимает свой пол за недостаток и начинает его стыдиться. Также, такой ребенок может начать опасаться, что приносит неудобство противоположному полу.</text:p>
      <text:p text:style-name="P16">Воспитание также может быть и прямо противоположным, например:</text:p>
      <text:list xml:id="list40629065" text:continue-numbering="true" text:style-name="диалог">
        <text:list-item>
          <text:p text:style-name="P89">Женщина должна... <text:span text:style-name="T18">— </text:span>говорят мальчику.</text:p>
        </text:list-item>
        <text:list-item>
          <text:p text:style-name="P89">Мужчина должен... <text:span text:style-name="T18">— говорят девочке.</text:span></text:p>
        </text:list-item>
      </text:list>
      <text:p text:style-name="P16">Такое воспитание может наделить человека уверенностью в определенной власти и ценности в силу своего пола, что может сделать его требовательным и развить в нем некое потребительство по отношению к противоположному полу.</text:p>
      <text:p text:style-name="P16">Особенно такое поведение может зародиться в ребенке, который рос в семье, где отец проявлял к матери по большей части эксплуатационное отношение или наоборот.</text:p>
      <text:p text:style-name="Subtitle"><text:soft-page-break/>* * *</text:p>
      <text:p text:style-name="P2">Довольно часто оказывается, что сам человек не виноват в своей жестокости по отношению к близким.</text:p>
      <text:p text:style-name="P2">Под влиянием и давлением, его психика надломилась или поломалась. На подсознательном уровне он понимает, что с ним что-то не так, но либо отрицает эти мысли, либо пытается от них избавиться, путем копирования поведения родителей и проявления его к окружающим, убеждая себя, что это норма.</text:p>
      <text:p text:style-name="P2">Итак, я постаралась описать пожалуй самые важные причины развития у ребенка психофизических отклонений в связи с неправильным (деструктивным) воспитанием. Но, <text:span text:style-name="T13">на самом деле, семья не дает всех ответов.</text:span> Давайте сравним семьи, которые мы знаем.</text:p>
      <text:p text:style-name="P16">Родители могут быть строгими, а могут и не быть; могут быть любящими или равнодушными, могут быть пьяницами или наркоманами, а могут и не быть таковыми, могут быть постоянно занятыми, а могут уделять достаточно много времени <text:soft-page-break/>своему ребенку. И ни одна из этих положительных и отрицательных сторон не может гарантировать психическое здоровье ребенка.</text:p>
      <text:p text:style-name="P16">У пьяниц и наркоманов тоже рождаются нормальные дети, а у всецело положительного семейства может родиться бездушная оболочка, которая потом долгие годы будет изводить всех своим совершенно ненормальным поведением, в то время, как несчастные родители пытаются найти где же в воспитании допустили такую роковую ошибку.</text:p>
      <text:p text:style-name="P16">Также, помимо психологического давления, причинами расстройств психики могут быть и другие психологические травмы, такие как потеря кого-то из близких, сексуальное домогательство, серьезный испуг и любое другое психологическое потрясение.</text:p>
      <text:p text:style-name="P57"/>
      <text:p text:style-name="P23"/>
      <text:p text:style-name="P23"/>
      <text:p text:style-name="P23"/>
      <text:p text:style-name="P23"/>
      <text:p text:style-name="P23"/>
      <text:p text:style-name="Заголовок_20_часть">Часть 2.<text:line-break/>Ингридиенты</text:p>
      <text:h text:style-name="P75" text:outline-level="1"><text:s/><text:bookmark-start text:name="Glava_25__Priznaki__priiemy_i_protivosto"/>Глава 25. <text:line-break/>Признаки<text:bookmark-end text:name="Glava_25__Priznaki__priiemy_i_protivosto"/> и последствия манипуляции</text:h>
      <text:p text:style-name="P2">Вы уже наверное заметили, что в этой книге очень много повторений. Не спроста...</text:p>
      <text:p text:style-name="P2">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text:p>
      <text:p text:style-name="P2">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2">Все, что описано в этой книге можно сказать одной короткой фразой: «Если вы несчастливы с че<text:soft-page-break/>ловеком, он вам не подходит».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2">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2">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Но гармонии в его поступках и поведении не будет никогда.</text:p>
      <text:p text:style-name="P2">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2"><text:soft-page-break/>Это его рок. Простить такого легко, если понять, что он всю жизнь будет несчастным.</text:p>
      <text:h text:style-name="P80" text:outline-level="2"><text:bookmark-start text:name="__RefHeading__10904_1269278837"/>Что с ним?<text:bookmark-end text:name="__RefHeading__10904_1269278837"/></text:h>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32">[</text:span>Миллион<text:span text:style-name="T32">]</text:span> шагов как стать успешным карьеристом, <text:span text:style-name="T32">[</text:span>двести тысяч сто<text:span text:style-name="T32">]</text:span> советов как достичь успеха в любви — это основные направления, которые сейчас активно мониторят массы.</text:p>
      <text:p text:style-name="Text_20_body"><text:soft-page-break/>Так как тема книги — отношения в паре, я бы хотела коротко описать вам одно ново<text:span text:style-name="T13">модное направление, под названием «Пикап»</text:span><text:span text:style-name="T13"><text:note text:id="ftn15" text:note-class="footnote"><text:note-citation text:label="*">*</text:note-citation><text:note-body><text:p text:style-name="Footnote"><text:span text:style-name="T8">Пикап</text:span> (от англ. <text:span text:style-name="T32">pick up —</text:span><text:span text:style-name="T13"> цеплять, подцепить</text:span>) <text:span text:style-name="T32">— </text:span><text:span text:style-name="T13">деятельность, направленная на знакомство с целью соблазнения.</text:span></text:p></text:note-body></text:note></text:span><text:span text:style-name="T13">.</text:span></text:p>
      <text:p text:style-name="Text_20_body"><text:span text:style-name="T13">В далекие 90-е некий Росс Джеффрис написал книгу «Как затащить в постель женщину своей мечты» (1992 г.). Эта книга, как и последующие, больше учит, если можно так выразиться, зло-жестоким, с точки зрения нравственности, навыкам манипулирования, с помощью которых можно «женщину своей мечты» </text:span><text:span text:style-name="T14">поиметь.</text:span></text:p>
      <text:p text:style-name="P27">Главная цель пикапа — зацепить девушку. Начиная с банального:</text:p>
      <text:list xml:id="list40634280" text:continue-numbering="true" text:style-name="диалог">
        <text:list-item>
          <text:p text:style-name="P117">Вашей маме зять не нужен?</text:p>
        </text:list-item>
      </text:list>
      <text:p text:style-name="P27">И заканчивая какими-то более экстравагантными:</text:p>
      <text:list xml:id="list40629522" text:continue-numbering="true" text:style-name="диалог">
        <text:list-item>
          <text:p text:style-name="P117">Твой отец случайно не хлеб?</text:p>
        </text:list-item>
        <text:list-item>
          <text:p text:style-name="P117">В каком смысле?</text:p>
        </text:list-item>
        <text:list-item>
          <text:p text:style-name="P117">Ту ты такая крошка...</text:p>
        </text:list-item>
      </text:list>
      <text:p text:style-name="P27">Это будет фраза, которая вас может зацепить.</text:p>
      <text:p text:style-name="P27"><text:soft-page-break/>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list xml:id="list40635373" text:continue-numbering="true" text:style-name="диалог">
        <text:list-item>
          <text:p text:style-name="P117">Что-то тут сегодня мало народа...</text:p>
        </text:list-item>
      </text:list>
      <text:p text:style-name="P27">Пикаперы считают, что нам скучно. Их этому учат, и они в это свято верят... Нужно сказать, что это правда, ведь мы любим приключения. Мы устали от обыденности! Не обязательно быть Бонни и Клайдом, но поверьте, если новый знакомый вас по-настоящему рассмешит, то вы его, как минимум, запомните.</text:p>
      <text:p text:style-name="P27">Самое печальное то, что шутка, которой он приведет вас в восторг — это его конспект по Пикапу. Сам-то он понимает, что не додумался бы, не подскажи ему наставник-тренер. Он не такой, каким хочет казаться. Он не есть он. Такие рано или поздно открываются. Снимают наконец свою маску и вырываются наружу неуверенным в себе парнем, который не умеет принимать решения, который робок и застенчив, или даже тюфяк.</text:p>
      <text:p text:style-name="P27"><text:soft-page-break/>Шутки заканчиваются, а тренера рядом нет. И он убегает. Исчезает также быстро, как и появился. Он на гастролях, и ему пора выходить на другую сцену и травить все те же шутки, только уже совсемдругой аудитории.</text:p>
      <text:p text:style-name="P27">«Цепляшки» не обязательно должны вызывать восхищение. Но они обязательно должны привлечь ваше внимание.</text:p>
      <text:p text:style-name="P27">Например, вы ждете свою подругу. К вам подходит парень и говорит:</text:p>
      <text:list xml:id="list40619527" text:continue-numbering="true" text:style-name="диалог">
        <text:list-item>
          <text:p text:style-name="P117">Привет.</text:p>
        </text:list-item>
      </text:list>
      <text:p text:style-name="P27">Достаточно спокойно и ненавязчиво, как будто бы обознался. Ответите вы или нет — не важно. И вот он спрашивает:</text:p>
      <text:list xml:id="list40617973" text:continue-numbering="true" text:style-name="диалог">
        <text:list-item>
          <text:p text:style-name="P117">Ты одна тут?</text:p>
        </text:list-item>
      </text:list>
      <text:p text:style-name="P27">И вы говорите, мол:</text:p>
      <text:list xml:id="list40623339" text:continue-numbering="true" text:style-name="диалог">
        <text:list-item>
          <text:p text:style-name="P117">Нет, я с подругой. Она сейчас подойдет...</text:p>
        </text:list-item>
      </text:list>
      <text:p text:style-name="P27">На что он отвечает:</text:p>
      <text:list xml:id="list40635252" text:continue-numbering="true" text:style-name="диалог">
        <text:list-item>
          <text:p text:style-name="P117">Ну ее же сейчас нет. Выйдем на минутку. Поговорить надо...</text:p>
        </text:list-item>
      </text:list>
      <text:p text:style-name="P27"><text:soft-page-break/>Вас это может сбить с толку. Он будет очень уверенным и быстрым. Говорить он будет так быстро, что у вас не будет времени сказать «нет» - он уже развернулся и направился к выходу. Обернулся и спросил:</text:p>
      <text:list xml:id="list40638089" text:continue-numbering="true" text:style-name="диалог">
        <text:list-item>
          <text:p text:style-name="P117">Ну? Ты идешь?</text:p>
        </text:list-item>
      </text:list>
      <text:p text:style-name="P27">Это тоже метод, и, как вы поняли, он не обязательно должен восхищать и расслаблять вас. Вы в ступоре, и все, что вам остается — следовать его указаниям, а он, в свою очередь, не дает вам время на подумать.</text:p>
      <text:p text:style-name="P27">И в одном, и во втором случае он нарушает ваши границы. Да, звучит слишком феминистично, но что же тут поделаешь?! Задайте себе вопрос:</text:p>
      <text:list xml:id="list40621166" text:continue-numbering="true" text:style-name="диалог">
        <text:list-item>
          <text:p text:style-name="P117">Комфортно ли мне, или нет?</text:p>
        </text:list-item>
      </text:list>
      <text:p text:style-name="P27">Должно быть комфортно.</text:p>
      <text:p text:style-name="P27">Не бойтесь выглядеть резкой, или сукой — пикаперы именно этого и добиваются. Вроде бы ничего такого плохого не сделал, а ты, такая плохая, его уже послала. Учитесь понимать свои чувства. Поверьте, вы ничего не потеряете, отказавшись вести с ним диалог, но можете потерять, загово<text:soft-page-break/>рив. Как минимум, время и, максимум - достоинство. Внимание какого-то, даже пусть очень привлекательного прохожего, вас ничему не обязывает:</text:p>
      <text:list xml:id="list40620996" text:continue-numbering="true" text:style-name="диалог">
        <text:list-item>
          <text:p text:style-name="P117">Говори тут. Я слушаю.</text:p>
        </text:list-item>
      </text:list>
      <text:p text:style-name="Text_20_body"><text:span text:style-name="T13">Постепенно искусство соблазнения разделилось на абсолютно манипулятивные действия и общественно-нравственные стандарты. В подобных книгах все чаще стали давать советы, как парням неуверенным стать более уверенными в себе и </text:span><text:span text:style-name="T14">завести отношения</text:span><text:span text:style-name="T13"> с понравившейся девушкой. Правда, только на Западе. У нас дела обстоят несколько иначе.</text:span></text:p>
      <text:p text:style-name="P24">Короче говоря, это учение у нас, в странах СНГ, пока еще, к сожалению, не учит нравственной идеологии:</text:p>
      <text:p text:style-name="P67">«— Давай поиграем в волшебника?</text:p>
      <text:list xml:id="list8281754573194206330" text:style-name="L9">
        <text:list-header>
          <text:p text:style-name="P76"><text:s/>— А это как?</text:p>
          <text:p text:style-name="P76"><text:s/>— Я тебя трахну, и ты исчезнешь.»</text:p>
        </text:list-header>
      </text:list>
      <text:p text:style-name="P39">Филипп Богачев, «Секреты уличных знакомств»</text:p>
      <text:p text:style-name="P24"/>
      <text:p text:style-name="P24"><text:soft-page-break/>Или вот еще один «замечательный» отрывок из той же книги:</text:p>
      <text:p text:style-name="P56">«... У нас заготовлена термоядерная дубинка, чтобы при случае, настучать девушке по голове за плохое поведение...</text:p>
      <text:p text:style-name="P56">Примеры:</text:p>
      <text:p text:style-name="P56">— У тебя очень красивые волосы. Особенно в ушах.</text:p>
      <text:p text:style-name="P56">— У тебя такая легкая и грациозная походка! Стук копыт почти не слышен.</text:p>
      <text:p text:style-name="Цитата_20__2b__20_автор"><text:span text:style-name="T13">Предупреждение: Этот вид зацепок требует невероятного умения быстро находить ответы на вопросы. Реакция девушки может быть совершенно непредсказуемой — от хорошего стеба в ответ над тобой, до</text:span><text:span text:style-name="T18"> совершенно неправильного, по моему мнению, удара левой снизу...</text:span><text:span text:style-name="T13">»</text:span></text:p>
      <text:p text:style-name="P39">Филипп Богачев, «Секреты уличных знакомств»</text:p>
      <text:p text:style-name="P24"/>
      <text:p text:style-name="P24">«Совершенно неправильным» поведением,как вы понимаете, автор называет вполне логичную реакцию «объекта» на грубости...</text:p>
      <text:p text:style-name="P24"><text:soft-page-break/>Не могу удержаться и не вставить еще одну цитату того же автора. Это аннотация к книге:</text:p>
      <text:p text:style-name="P56"/>
      <text:p text:style-name="Цитата_20__2b__20_автор"><text:span text:style-name="T13">«Все женщины хотят "это", и любая из них соблазняется за два-три свидания. Впрочем, развив свое мастерство, ты сможешь увозить красоток домой уже через пару часов после знакомства. Узнай, как избежать досадных ошибок на пути к </text:span><text:span text:style-name="T18">телу</text:span><text:span text:style-name="T13"> женщины...»</text:span></text:p>
      <text:p text:style-name="P39">Филипп Богачев, «Пикап. Самоучитель по соблазнению»</text:p>
      <text:p text:style-name="P39"/>
      <text:p text:style-name="P24">К слову, эта книга («Пикап. Самоучитель по соблазнению»), как и книга <text:s/>Росса Джеффриса («Как затащить в постель женщину своей мечты») начинается с письменного отказа от ответственности...</text:p>
      <text:p text:style-name="P24">К чему я веду?</text:p>
      <text:p text:style-name="P24">К тому, что не стоит исключать вероятность того, что с человеком, который вас обхаживает, может быть все в порядке с психической точки зрения. Парень может оказаться просто пикапером, который возжелал избавиться от своих <text:soft-page-break/>комплексов, или который желает пополнить свой список «побед».</text:p>
      <text:p text:style-name="Text_20_body"><text:span text:style-name="T13">Собственно, и того, и другого Пикап учит вести себя с женщинами </text:span><text:span text:style-name="T14">правильно</text:span><text:span text:style-name="T13"> для эффективного результата, предлагая массу техник и обучая самым разнообразным навыкам.</text:span></text:p>
      <text:p text:style-name="P24">Так вот истинного абьюзера этому учить не надо.</text:p>
      <text:p text:style-name="P24">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4">Помните: расстройство — не болезнь, это отклонение. В самом начале книги я попыталась дать краткое описание этой проблеме. Теперь подошло время рассмотреть ее поближе.</text:p>
      <text:p text:style-name="P24">Предлагаю вашему вниманию список и краткую характеристику расстройств, где имеют место манипулятивные действия.</text:p>
      <text:h text:style-name="P77" text:outline-level="3">Общие диагностические критерии расстройств личности</text:h>
      <text:p text:style-name="Text_20_body"><text:span text:style-name="T9">Общие критерии</text:span>, соответствие с которыми должно быть у всех типов расстройств по версии <text:span text:style-name="T1">Международной классификации болезней (МКБ)</text:span>:</text:p>
      <text:list xml:id="list40626013" text:continue-list="list40634316" text:style-name="List_20_1">
        <text:list-item>
          <text:p text:style-name="P141">заметная дисгармония в поведении:</text:p>
          <text:list>
            <text:list-item>
              <text:p text:style-name="P142">аффективность<text:note text:id="ftn16" text:note-class="footnote"><text:note-citation text:label="*">*</text:note-citation><text:note-body><text:p text:style-name="Footnote"><text:span text:style-name="T8">Аффективность</text:span> (<text:span text:style-name="T1">от лат. </text:span><text:span text:style-name="T33">affectus —</text:span><text:span text:style-name="T14">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42">возбудимость;</text:p>
            </text:list-item>
            <text:list-item>
              <text:p text:style-name="P142">расстройство контроля побуждений:</text:p>
              <text:list>
                <text:list-item>
                  <text:p text:style-name="P142">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42"><text:soft-page-break/>нарастающее напряжение, возникающее перед совершением действия, повышение физической и психической активности;</text:p>
                </text:list-item>
                <text:list-item>
                  <text:p text:style-name="P142">возникновение ощущения радости и облегчения во время совершения действия.</text:p>
                </text:list-item>
              </text:list>
            </text:list-item>
            <text:list-item>
              <text:p text:style-name="P142">нарушение в процессах восприятия и мышления;</text:p>
            </text:list-item>
            <text:list-item>
              <text:p text:style-name="P142">изменение в стиле отношения к окружающим;</text:p>
            </text:list-item>
          </text:list>
        </text:list-item>
        <text:list-item>
          <text:p text:style-name="P142">хроническое проявление аномального поведения, возникшее давно;</text:p>
        </text:list-item>
        <text:list-item>
          <text:p text:style-name="P142">нарушение адаптации к широкому диапазону личностных и социальных ситуаций в связи с аномальным стилем поведения;</text:p>
        </text:list-item>
        <text:list-item>
          <text:p text:style-name="P142">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42"><text:soft-page-break/>обычно, но не всегда — существенное ухудшение профессиональной и социальной продуктивности.</text:p>
        </text:list-item>
        <text:list-item>
          <text:p text:style-name="P142">проявление вышеперечисленных аномалий еще в детстве или в подростковом возрасте, продолжение аномалий в зрелости;</text:p>
        </text:list-item>
      </text:list>
      <text:p text:style-name="Text_20_body"/>
      <text:p text:style-name="Text_20_body">Существует несколько видов расстройств личности. Они могут быть сгруппированы в одну из трех групп-кластеров:</text:p>
      <text:list xml:id="list6844327273235964214" text:style-name="List_20_2">
        <text:list-item>
          <text:p text:style-name="P128">Кластер <text:span text:style-name="T32">A</text:span><text:span text:style-name="T9">:</text:span></text:p>
          <text:list>
            <text:list-item>
              <text:p text:style-name="P130">Параноидное;</text:p>
            </text:list-item>
            <text:list-item>
              <text:p text:style-name="P130">Шизоидное;</text:p>
            </text:list-item>
            <text:list-item>
              <text:p text:style-name="P130">Шизотипическое.</text:p>
              <text:list>
                <text:list-item>
                  <text:p text:style-name="P128"><text:span text:style-name="T9">Для лиц с расстройствами кластера </text:span><text:span text:style-name="T36">A</text:span><text:span text:style-name="T9"> характерны трудности, связанные с взаимодействием с окружающими.</text:span></text:p>
                </text:list-item>
                <text:list-item>
                  <text:p text:style-name="P128"><text:span text:style-name="T18">Их эмоциональное состояние описывается</text:span><text:span text:style-name="T9">, как <text:s/>тревожное, недоверчивое, подозрительное, защитное.</text:span></text:p>
                </text:list-item>
              </text:list>
            </text:list-item>
          </text:list>
        </text:list-item>
        <text:list-item>
          <text:p text:style-name="P127"><text:soft-page-break/><text:span text:style-name="T8">Кластер </text:span><text:span text:style-name="T37">B</text:span><text:span text:style-name="T9">:</text:span></text:p>
          <text:list>
            <text:list-item>
              <text:p text:style-name="P127"><text:span text:style-name="T9">Антисоциальное;</text:span></text:p>
            </text:list-item>
            <text:list-item>
              <text:p text:style-name="P127"><text:span text:style-name="T9">Пограничное;</text:span></text:p>
            </text:list-item>
            <text:list-item>
              <text:p text:style-name="P127"><text:span text:style-name="T9">Истерическое;</text:span></text:p>
            </text:list-item>
            <text:list-item>
              <text:p text:style-name="P127"><text:span text:style-name="T9">Нарциссическое.</text:span></text:p>
              <text:p text:style-name="P127"><text:span text:style-name="T9">Лица с расстройствами кластера </text:span><text:span text:style-name="T36">B </text:span><text:span text:style-name="T18">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30"><text:span text:style-name="T13">Их эмоциональное состояние описывается, как драматическое, тревожное, непредсказуемое и нестабильное.</text:span></text:p>
            </text:list-item>
          </text:list>
        </text:list-item>
        <text:list-item>
          <text:p text:style-name="P143"><text:span text:style-name="T13">Кластер </text:span><text:span text:style-name="T32">C</text:span><text:span text:style-name="T18">:</text:span></text:p>
          <text:list>
            <text:list-item>
              <text:p text:style-name="P143"><text:span text:style-name="T18">Избегающее;</text:span></text:p>
            </text:list-item>
            <text:list-item>
              <text:p text:style-name="P143"><text:span text:style-name="T18">Зависимое;</text:span></text:p>
            </text:list-item>
            <text:list-item>
              <text:p text:style-name="P143"><text:span text:style-name="T18">Обсессивно-компульсивное.</text:span></text:p>
              <text:p text:style-name="P143"><text:span text:style-name="T18">Лица с расстройствами кластера </text:span><text:span text:style-name="T36">C </text:span><text:span text:style-name="T18">испытывают чувства тревоги и страха, которые их </text:span><text:soft-page-break/><text:span text:style-name="T18">подавляют, и с которыми они постоянно борются.</text:span></text:p>
              <text:p text:style-name="P143"><text:span text:style-name="T18">Их поведение описывается, как антиобщественное, <text:s/>замкнутое, неуверенное и чрезвычайно чувствительное.</text:span></text:p>
              <text:p text:style-name="P143"><text:span text:style-name="T18">Расстройства группы С я не буду рассматривать в этой книге, так как в них не прослеживается манипулятивный образ поведения.</text:span></text:p>
            </text:list-item>
          </text:list>
        </text:list-item>
      </text:list>
      <text:p text:style-name="Text_20_body"/>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1">Расстройства не диагностируются лицам моложе 18 лет</text:span>, т. к. в подростков<text:span text:style-name="T13">ый</text:span> период характер только формируется, и<text:span text:style-name="T13">,</text:span> как мы знаем, сопровождается различными поведенческими экспериментами.</text:p>
      <text:p text:style-name="Text_20_body"><text:soft-page-break/>Помимо диагноза, определяют также и <text:span text:style-name="T8">степень тяжести расстройства</text:span>. Оценивание происходит на основании выраженности личностных нарушений:</text:p>
      <text:list xml:id="list1972348466738321355" text:style-name="List_20_3">
        <text:list-item>
          <text:p text:style-name="P131"><text:span text:style-name="T8">отсутствие расстройства личности</text:span> и существенных критериев личностного расстройства;</text:p>
        </text:list-item>
        <text:list-item>
          <text:p text:style-name="P131"><text:span text:style-name="T8">личностное затруднение</text:span> (наличие подпороговых критериев одного или нескольких расстройств личности);</text:p>
        </text:list-item>
        <text:list-item>
          <text:p text:style-name="P131"><text:span text:style-name="T8">простое расстройство личности</text:span> (наличие существенных критериев одного или нескольких расстройств в рамках одного кластера);</text:p>
        </text:list-item>
        <text:list-item>
          <text:p text:style-name="P131"><text:span text:style-name="T8">сложное (диффузное) расстройство личности</text:span> (наличие существенных критериев одного или нескольких расстройств личности в рамках нескольких кластеров);</text:p>
        </text:list-item>
        <text:list-item>
          <text:p text:style-name="P131"><text:span text:style-name="T8">тяжелое расстройство личности</text:span> (наличие большого количества существенных критериев, приводящее к дезорганизации личности <text:soft-page-break/>тяжёлой степени и дестабилизации социально значимых отношений).</text:p>
        </text:list-item>
      </text:list>
      <text:p text:style-name="P29">Терапия:</text:p>
      <text:p text:style-name="Text_20_body">Стандартная терапия для лиц с личностным расстройством направлена не на изменение структуры личности, а на ее смягчение:</text:p>
      <text:list xml:id="list3385985748202238015" text:style-name="L10">
        <text:list-item>
          <text:p text:style-name="P133">компенсация негативных проявлений;</text:p>
        </text:list-item>
        <text:list-item>
          <text:p text:style-name="P133">адаптация к обществу;</text:p>
        </text:list-item>
        <text:list-item>
          <text:p text:style-name="P133">снижение уровня тревожности;</text:p>
        </text:list-item>
        <text:list-item>
          <text:p text:style-name="P133">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79" text:outline-level="3">Параноидное расстройство личности</text:h>
      <text:p text:style-name="P25">Диагностируется при наличии четырех и более критериев, приведенных ниже, а также при проявлении общих критериев расстройств личности:</text:p>
      <text:list xml:id="list6699238420050063302" text:style-name="L11">
        <text:list-item>
          <text:p text:style-name="P118">чрезмерная чувствительность к неудачам и отказам;</text:p>
        </text:list-item>
        <text:list-item>
          <text:p text:style-name="P118">постоянное недовольство окружающими, неумение прощать оскорбления, причинение ущерба, высокомерное поведение;</text:p>
        </text:list-item>
        <text:list-item>
          <text:p text:style-name="P118">подозрительность в эксплуатации и презрении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18"><text:soft-page-break/>воинственно-щепетильное, не соответствующее фактической ситуации отношение к вопросам, связанным с правами личности;</text:p>
        </text:list-item>
        <text:list-item>
          <text:p text:style-name="P118">возобновляющиеся неоправданные подозрения в неверности сексуального партнера;</text:p>
        </text:list-item>
        <text:list-item>
          <text:p text:style-name="P118">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Параноик» не желает открываться окружающим из-за неоправданного страха, что это будет использовано против него. Также наблюдается с<text:span text:style-name="T13">клонность к стереотипному мышлению и к предрассудкам.</text:span></text:p>
      <text:p text:style-name="Text_20_body">Конфликтность и дурное обращение, например, с близким человеком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поведе<text:soft-page-break/>ние этого человека должно соответствовать фантазиям «параноика» о внутреннем мире <text:s/>того человека.</text:p>
      <text:p text:style-name="Text_20_body"><text:span text:style-name="T13">Подозрения «параноика» в злонамеренных мотивах окружающих очень част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4">отрицает</text:span><text:span text:style-name="T17"> в своей голове собственные непристойные мысли, а затем </text:span><text:span text:style-name="T14">проецирует</text:span><text:span text:style-name="T17"> их на остальных.</text:span></text:p>
      <text:p text:style-name="P27">То есть, например, обвиняя своего партнера в измене, скорее всего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7">Немаловажной особенностью такого поведения является то, что он </text:span><text:span text:style-name="T13">желает получить подтверждение своим подозрениям.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4"><text:soft-page-break/>Нормальное поведение: Ты мне изменяла?</text:p>
      <text:p text:style-name="Text_20_body"><text:span text:style-name="T13">Параноидное поведение: </text:span><text:span text:style-name="T14">С кем</text:span><text:span text:style-name="T13"> ты мне изменила?</text:span></text:p>
      <text:p text:style-name="P24">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text:p>
      <text:p text:style-name="P24">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29"><text:span text:style-name="T13">Терапия для параноидальной личности</text:span><text:span text:style-name="T18"> имеет чрезвычайную значимость. Он видит мир в тревожных красках, полным подозрений. Сеансы для него ценная отдушина,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29"><text:soft-page-break/><text:span text:style-name="T13">Важно: </text:span><text:span text:style-name="T18">паранойя, параноидный психоз, параноидная шизофрения и шизофрения к данному расстройству</text:span><text:span text:style-name="T13"> </text:span><text:span text:style-name="T18">не относится!</text:span></text:p>
      <text:h text:style-name="P78" text:outline-level="3">Шизоидное расстройство личности</text:h>
      <text:p text:style-name="P25">Диагностируется при наличии <text:span text:style-name="T4">четырех и более</text:span> критериев, приведенных ниже, а также при проявлении общих критериев расстройств личности:</text:p>
      <text:list xml:id="list1388037097674981486" text:style-name="L12">
        <text:list-item>
          <text:p text:style-name="P120">сниженная способность или утрата способности получать удовольствие, сопровождающаяся потерей активности в его достижении;</text:p>
        </text:list-item>
        <text:list-item>
          <text:p text:style-name="P120">эмоциональная холодность, ослабление эмоциональных реакций, бесчувствие, безразличие, отрешенность;</text:p>
        </text:list-item>
        <text:list-item>
          <text:p text:style-name="P120">неспособность проявлять как теплые и нежные <text:s/>чувства, так и гнев по отношению к другим людям;</text:p>
        </text:list-item>
        <text:list-item>
          <text:p text:style-name="P120">слабая реакция на похвалу и на критику;</text:p>
        </text:list-item>
        <text:list-item>
          <text:p text:style-name="P120">незначительный интерес к сексуальным контактам;</text:p>
        </text:list-item>
        <text:list-item>
          <text:p text:style-name="P120"><text:soft-page-break/>повышенная склонность к фантазированию и стремление к углубленному познанию собственных мыслей, чувств, переживаний.</text:p>
        </text:list-item>
        <text:list-item>
          <text:p text:style-name="P120">предпочтение уединенной деятельности;</text:p>
        </text:list-item>
        <text:list-item>
          <text:p text:style-name="P120">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20">заметная нечуткость к основным чувственно-понятийным социальным нормам и условиям. Эмоциональная дисгармония.</text:p>
        </text:list-item>
      </text:list>
      <text:p text:style-name="P25"/>
      <text:p text:style-name="P25">«Шизоид» выдерживает значительную дистанцию между собой и окружающими, из-за чего вечно жаждет близости.</text:p>
      <text:p text:style-name="P25">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text:s/>больше подвержен внутренним переживаниям и фантазиям, социально замкнут.</text:p>
      <text:p text:style-name="P25"><text:soft-page-break/>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25">Лица с шизоидным расстройством личности склонны к регресии. Это защитный механизм, который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 и защиту.</text:p>
      <text:p text:style-name="P25">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25">Помимо защитного фантазирования, одним из характерных способов защиты для «шизоида» является интеллектуализация — бессознательная <text:soft-page-break/>попытка абстрагироваться от своих чувств. Это позволяет снижать эмоциональное значение происходящего, не теряя с ним связь. То есть он признает за собой эмоции, но недооценивает их силу и значение.</text:p>
      <text:p text:style-name="Text_20_body"><text:span text:style-name="T18">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18"><text:note text:id="ftn17" text:note-class="footnote"><text:note-citation text:label="*">*</text:note-citation><text:note-body><text:p text:style-name="Footnote"><text:span text:style-name="T8">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18"> с его стороны.</text:span></text:p>
      <text:p text:style-name="P28"><text:span text:style-name="T13">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50"><text:note text:id="ftn18" text:note-class="footnote"><text:note-citation text:label="**">**</text:note-citation><text:note-body><text:p text:style-name="Footnote"><text:span text:style-name="T8">Симптом «дерево и стекло»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3">).</text:span></text:p>
      <text:p text:style-name="P25">Даже те шизоидные личности, расстройство которых еще находится в пределах клинической <text:soft-page-break/>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25">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25">Также для «шизоида» характерна высокая работоспособность в узких сферах деятельности, сочитающихся с (сухим) прагматизмом.</text:p>
      <text:p text:style-name="P25">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25">«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text:soft-page-break/>незаинтересованный в нем, непонимающий его, несопереживающий ему.</text:p>
      <text:p text:style-name="P25">«Шизоидам» свойственно игнорирование социальных норм внешнего вида, неопрятность, нечистоплотность.</text:p>
      <text:p text:style-name="P26">Терапия для шизоидной личности<text:span text:style-name="T9">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25">«Шизоид», как правило плохо вовлекается в терапию из-за отсутствия эмпатических наклонностей, что является причиной низкой мотивации.</text:p>
      <text:p text:style-name="P25">Терапия может занимать достаточно продолжительное время или из-за постоянного дистанцирования пациента от доктора.</text:p>
      <text:p text:style-name="P29"><text:span text:style-name="T13">Важно:</text:span><text:span text:style-name="T18"> для постановки диагноза «шизоидное расстройство», симптоматика этого расстройства не должна быть прямым следствием шизофрении, </text:span><text:soft-page-break/><text:span text:style-name="T18">биполярного или депрессивного расстройства, или каких-либо других болезней.</text:span></text:p>
      <text:h text:style-name="P79" text:outline-level="3">Диссоциальное расстройство личности</text:h>
      <text:p text:style-name="P25"><text:span text:style-name="T8"><text:s/></text:span><text:span text:style-name="T1">(Также антисоциальное рас-во или социопатия)</text:span></text:p>
      <text:p text:style-name="P25">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3878125921860450985" text:style-name="L13">
        <text:list-item>
          <text:p text:style-name="P121">бессердечность, равнодушие к чувствам окружающих. Отсутствие сожалений;</text:p>
        </text:list-item>
        <text:list-item>
          <text:p text:style-name="P121">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21">неспособность поддерживать взаимоотношения при отсутствии затруднений в их становлении;</text:p>
        </text:list-item>
        <text:list-item>
          <text:p text:style-name="P121"><text:soft-page-break/>крайне низкая способность выдерживать фрустрацию<text:note text:id="ftn19" text:note-class="footnote"><text:note-citation text:label="*">*</text:note-citation><text:note-body><text:p text:style-name="P71">Фрустация<text:span text:style-name="T9"> (</text:span><text:span text:style-name="T3">от лат. </text:span><text:span text:style-name="T34">f</text:span><text:span text:style-name="T3">rustratio</text:span><text:span text:style-name="T34"> —</text:span><text:span text:style-name="T15"> обман, тщетное ожидание</text:span><text:span text:style-name="T9">) </text:span><text:span text:style-name="T36">— </text:span><text:span text:style-name="T18">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21">неспособность испытывать чувство вины и извлекать пользу из жизненного опыта, особенно наказания;</text:p>
        </text:list-item>
        <text:list-item>
          <text:p text:style-name="P121">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34"><text:span text:style-name="T18">в</text:span> качестве дополнительного признака может выступать постоянная раздражительность и нетерпеливость.</text:p>
        </text:list-item>
      </text:list>
      <text:p text:style-name="P25"/>
      <text:p text:style-name="P25">Антисоциальная личность, или социопат не способен формировать привязанности к другим людям, в том числе к своим родителям или детям. <text:soft-page-break/>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25">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Запросто может рискнуть, не позаботившись ни о безопасности окружающих, ни о своей собственной.</text:p>
      <text:p text:style-name="P25">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25">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25">Юридические и социальные нормы воспринимаются им как средство принуждения и манипуля<text:soft-page-break/>ции, поэтому он не видит надобности их придерживаться.</text:p>
      <text:p text:style-name="P25">Социопаты не смущаясь лицемерят, лгут и совершаю другие противоправные действия. В большинстве случаев ими движут лишь их собственные интересы, но, как правило, лишь в краткосрочном плане.</text:p>
      <text:p text:style-name="P25">Антисоциальный психопат действует импульсивно. Он не склонен к планированию. Любые ограничения свободы или в достижении своих желаний психопат переживает очень тяжело, препятствует этому любыми возможными способами, не исключая угрозы, рукоприкладство и насилие.</text:p>
      <text:p text:style-name="P25">Любые попытки нарушить/ограничить его свободу или ограничить его действия в достижении собственных желаний воспринимаются им очень тяжело. Противостоять таким действиям окружающих может путем угроз или применением физической силы. Свой отказ от применения физической силы может восприниматься социопатом, как собственная слабость.</text:p>
      <text:p text:style-name="P25">Социопат может производить хорошее впечатление, используя такое поведение для своей выго<text:soft-page-break/>ды. Он может взаимодействовать с обществом и социальным правилам, но не считает нужным делать это просто так.</text:p>
      <text:p text:style-name="P25">Социопат не склонен испытывать угрызения совести, а точнее,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text:s/>систематически их нарушает, что может приводить к арестам.</text:p>
      <text:p text:style-name="P25">Немаловажным является факт того, что социопаты отлично понимают, что такое социальные нормы, но игнорируют их осознанно. Также они плохо умеют контролировать собственную импульсивность.</text:p>
      <text:p text:style-name="P28">Склонен к последовательной безответственности, проявляющейся в неспособности выдерживать определённый режим работы или выполнять финансовые обязательства.</text:p>
      <text:p text:style-name="P28">Одна из основных проблем социопата в том, что он не отдает отчет в своих негативных эмоциях. <text:soft-page-break/>По сути <text:span text:style-name="T1">он их просто не испытывает</text:span><text:span text:style-name="T4">. Его негативные эмоции в большинстве случаев являются реакцией.</text:span></text:p>
      <text:p text:style-name="P31">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1">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28">Согласно определению Эрика Берна, социопаты делятся на два вида:</text:p>
      <text:list xml:id="list40632761" text:continue-list="list40626013" text:style-name="List_20_1">
        <text:list-item text:start-value="1">
          <text:p text:style-name="P129">Латентный или пассивный социопат.</text:p>
          <text:p text:style-name="P132">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32"><text:soft-page-break/>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text:s/>идея...)</text:p>
        </text:list-item>
        <text:list-item>
          <text:p text:style-name="P129">Активный социопат.</text:p>
          <text:p text:style-name="P132">Лишен каких либо привязанностей, как внутренних, так и внешних. Если активный социопат и может вести себя порядочно или на некоторое время успокоиться, то это лишь маска, надетая для авторитетных для него людей, который в данный момент времени ожидают от него именно такого поведения.</text:p>
          <text:p text:style-name="P132">Вне досягаемости этих людей социопат не может и не считает нужным сдерживаться.</text:p>
        </text:list-item>
      </text:list>
      <text:p text:style-name="P26">Терапия для антисоциальной личности<text:span text:style-name="T9">:</text:span></text:p>
      <text:p text:style-name="P25">В крайне редких случаях обращаются к терапии самостоятельно.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25"><text:soft-page-break/>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29"><text:span text:style-name="T13">Важно:</text:span><text:span text:style-name="T18">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Так как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79" text:outline-level="3">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7119525457711416856" text:style-name="L14">
        <text:list-item>
          <text:p text:style-name="P122">ярко выраженная тенденция действовать импульсивно, без учёта последствий, наряду с неустойчивостью настроения;</text:p>
        </text:list-item>
        <text:list-item>
          <text:p text:style-name="P122">минимальная способность планировать;</text:p>
        </text:list-item>
        <text:list-item>
          <text:p text:style-name="P122">вспышки интенсивного гневливого аффекта (часто приводящими к насилию, либо «поведенческим взрывам»), легко провоцирующимся, когда импульсивные акты осуждаются окружающими, либо им препятствуют.</text:p>
        </text:list-item>
      </text:list>
      <text:p text:style-name="P25">Эмоционально-неустойчивое расстройство, это группа, которая включает в себя два подвида расстройств:</text:p>
      <text:list xml:id="list5951370624550757071" text:style-name="List_20_4">
        <text:list-item>
          <text:p text:style-name="P125">Эмоциональный или импульсивный тип:</text:p>
          <text:list>
            <text:list-item>
              <text:p text:style-name="P123"><text:soft-page-break/>склонность к совершению неблагоприятных поступков без учета неблагоприятных последствий;</text:p>
            </text:list-item>
            <text:list-item>
              <text:p text:style-name="P123">высокая активность, сочетающаяся с неумением находить общий язык с окружающими;</text:p>
            </text:list-item>
            <text:list-item>
              <text:p text:style-name="P135"><text:span text:style-name="T18">склонность к сексуальной распущенности</text:span><text:span text:style-name="T36">.</text:span></text:p>
            </text:list-item>
          </text:list>
        </text:list-item>
      </text:list>
      <text:p text:style-name="P25">Сильная эмоциональная возбудимость, проявляющаяся с детского возраста — истерики, озлобленность, выражение протеста на воспитательные меры. Таких детей обычно называют трудными.</text:p>
      <text:p text:style-name="P25">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25">Способны совершить криминальное действие.</text:p>
      <text:list xml:id="list40621429" text:continue-numbering="true" text:style-name="List_20_4">
        <text:list-item>
          <text:p text:style-name="P125">Пограничный тип.</text:p>
          <text:list>
            <text:list-item>
              <text:p text:style-name="P123">аффективная лабильность (подвижность, неустойчивость, изменчивость психики, фи<text:soft-page-break/>зиологического состояния, пульса или температуры);</text:p>
            </text:list-item>
            <text:list-item>
              <text:p text:style-name="P123">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3">повышенная впечатлительность;</text:p>
            </text:list-item>
            <text:list-item>
              <text:p text:style-name="P123">развитое воображение;</text:p>
            </text:list-item>
            <text:list-item>
              <text:p text:style-name="P123">внушаемость.</text:p>
            </text:list-item>
          </text:list>
        </text:list-item>
      </text:list>
      <text:p text:style-name="P25">Человек пограничного типа склонен проявлять высокую активность в сферах, которые ему в данный момент наиболее интересны.</text:p>
      <text:p text:style-name="P25">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25">Из-за склонности к внушаемости и фантазированию, сферы его интересов постоянно меняются.</text:p>
      <text:p text:style-name="Text_20_body"><text:span text:style-name="T18">Человек с данным типом расстройства часто страдает от алкогольной и наркотической зависимости, а также становится преступником. Причи</text:span><text:soft-page-break/><text:span text:style-name="T18">ной этому также может стать склонность к внушае</text:span><text:span text:style-name="T18">мости — попав в «плохую» компанию, перенимает ее принципы и поведение.</text:span></text:p>
      <text:p text:style-name="P25">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25">Склонность к зависимости также может быть серьезной проблемой пограничного типа. Демонстрируя привязанность, такой человек может прибегать к эмоциональному шантажу (наигранность в эмоциях — слезы, сопереживание и т. д.), а также совершать демонстративные попытки суицида.</text:p>
      <text:p text:style-name="Subtitle">* * *</text:p>
      <text:p text:style-name="Text_20_body"><text:span text:style-name="T13">Особенность</text:span> людей с эмоционально-неустойчивым расстройством заключается в резки перепадах настроения от эмоционально-аффективного, до злобного и угрюмого. Для них характерны <text:soft-page-break/>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ки зрения. Нередко ссоры заканчиваются рукоприкладством или физическим насилием.</text:p>
      <text:p text:style-name="P29">Терапия для лиц с эмоционально-неустойчивым расстройством <text:span text:style-name="T9">может быть очень сложной и продолжительной. Стоит отметить, что многие терапевты предпочитают дистанцироваться от таких пациентов.</text:span></text:p>
      <text:h text:style-name="P77" text:outline-level="3"><text:span text:style-name="T19">Истерическое расстройство личности</text:span></text:h>
      <text:p text:style-name="P25">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4540740489707461592" text:style-name="L19">
        <text:list-item>
          <text:p text:style-name="P124">самодраматизация, театральность, преувеличенное выражение эмоций;</text:p>
        </text:list-item>
        <text:list-item>
          <text:p text:style-name="P124">внушаемость, лёгкая подверженность влиянию окружающих или обстоятельств;</text:p>
        </text:list-item>
        <text:list-item>
          <text:p text:style-name="P124">поверхностность и лабильность эмоциональности (подвижность, неустойчивость, изменчивость психики);</text:p>
        </text:list-item>
        <text:list-item>
          <text:p text:style-name="P124">постоянное стремление к возбуждённости, признанию со стороны окружающих и к деятельности, позволяющей находиться в центре внимания;</text:p>
        </text:list-item>
        <text:list-item>
          <text:p text:style-name="P124">неадекватная обольстительность во внешнем виде и поведении;</text:p>
        </text:list-item>
        <text:list-item>
          <text:p text:style-name="P124"><text:soft-page-break/>чрезмерная озабоченность физической привлекательностью;</text:p>
        </text:list-item>
        <text:list-item>
          <text:p text:style-name="P124">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25">Истероид — образец чрезмерной эмоциональности и стремления к получению внимания. Чувствует себя не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3068427152041874829" text:style-name="L21">
        <text:list-item>
          <text:p text:style-name="P138">«вытеснение» <text:span text:style-name="T18">—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38"><text:soft-page-break/>«сексуализация» <text:span text:style-name="T18">—</text:span> механизм психологической защиты, который <text:s/>заключается в «превращении» истероидом негативных событий в позитивные путем придания им эротического смысла;</text:p>
        </text:list-item>
        <text:list-item>
          <text:p text:style-name="P138">«регресия»<text:span text:style-name="T18">—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38"><text:span text:style-name="T18">«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span></text:p>
        </text:list-item>
      </text:list>
      <text:p text:style-name="P25">Поведение истероида крайне провокационное и характеризуется неадекватной обольстительностью. Последовательно использует свою внешность для привлечения внимания.</text:p>
      <text:p text:style-name="P25">Для истероидов характерна неустойчивость самооценки.</text:p>
      <text:p text:style-name="P25"><text:soft-page-break/>Истероид может проявлять сексуально-провокативное поведение, но не осознаёт этого. Такая личность может быть крайне шокирована тем, что окружающие воспринимают такое поведение, как приглашение к сексу.</text:p>
      <text:p text:style-name="P25">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25">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25">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для истероиды могут преувеличивать значение отношений с окружающими, чем они есть на самом деле.</text:p>
      <text:h text:style-name="P77" text:outline-level="3">Нарциссическое расстройство личности</text:h>
      <text:p text:style-name="Text_20_body"><text:span text:style-name="T16">Диагностируется при наличии пяти и более критериев, приведенных ниже, а также при проявлении общих критериев расстройств личности:</text:span></text:p>
      <text:list xml:id="list6040605791906312755" text:style-name="List_20_5">
        <text:list-item>
          <text:p text:style-name="P139"><text:span text:style-name="T16">Значительные нарушения функционирования личности:</text:span></text:p>
          <text:list>
            <text:list-item>
              <text:p text:style-name="P139"><text:span text:style-name="T16">Нарушения в собственном функционировании </text:span><text:span text:style-name="T35">(a </text:span><text:span text:style-name="T16">или </text:span><text:span text:style-name="T35">b)</text:span></text:p>
              <text:list>
                <text:list-item>
                  <text:p text:style-name="P126"><text:span text:style-name="T7">Идеинтичность.</text:span></text:p>
                  <text:p text:style-name="P126"><text:span text:style-name="T7">Чрезмерная опора на других при самоопределении и регуляции самооценки (пытается определить свою самооценку, опираясь на мнение окружающих).</text:span></text:p>
                  <text:p text:style-name="P126"><text:span text:style-name="T7">Неадекватная самооценка, которая может быть завышенной или заниженной, которая колеблется между крайностями.</text:span></text:p>
                  <text:p text:style-name="P126"><text:soft-page-break/><text:span text:style-name="T7">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span></text:p>
                </text:list-item>
                <text:list-item>
                  <text:p text:style-name="P126"><text:span text:style-name="T7">Опора на себя.</text:span></text:p>
                  <text:p text:style-name="P126"><text:span text:style-name="T7">Целеполагание основывается на получении признания от других (признан — действует, непризнан — считает, что его старания будут потрачены впустую).</text:span></text:p>
                  <text:p text:style-name="P126"><text:span text:style-name="T7">Личные стандарты неоправданно завышены для ощущения себя, как исключительного, либо занижены на основании чувства, что человеку все должны.</text:span></text:p>
                  <text:p text:style-name="P126"><text:span text:style-name="T7">Зачастую не осознает собственных мотивов.</text:span></text:p>
                </text:list-item>
              </text:list>
            </text:list-item>
            <text:list-item>
              <text:p text:style-name="P126"><text:span text:style-name="T7">Нарушения в межперсональном функционировании </text:span><text:span text:style-name="T35">(a </text:span><text:span text:style-name="T7">или </text:span><text:span text:style-name="T35">b):</text:span></text:p>
              <text:list>
                <text:list-item>
                  <text:p text:style-name="P126"><text:span text:style-name="T7">Отсутствие эмпатии.</text:span></text:p>
                  <text:p text:style-name="P126"><text:soft-page-break/><text:span text:style-name="T7">Нарушенная способность признавать чувства других людей или идентифицировать себя с их чувствами.</text:span></text:p>
                  <text:p text:style-name="P126"><text:span text:style-name="T7">Чрезмерно настроены на реакции других, но только если эти реакции имеют к нему отношение.</text:span></text:p>
                  <text:p text:style-name="P126"><text:span text:style-name="T7">Переоценка или недооценка собственного влияния на других.</text:span></text:p>
                </text:list-item>
                <text:list-item>
                  <text:p text:style-name="P126"><text:span text:style-name="T7">Близость.</text:span></text:p>
                  <text:p text:style-name="P126"><text:span text:style-name="T7">Считают, что отношения нужны для «обслуживания» его самооценки.</text:span></text:p>
                  <text:p text:style-name="P126"><text:span text:style-name="T7">Взаимность во взаимоотношениях ограничивается необходимостью получения личной выгоды, как правило с небольшим искренним интересом.</text:span></text:p>
                </text:list-item>
              </text:list>
            </text:list-item>
          </text:list>
        </text:list-item>
        <text:list-item>
          <text:p text:style-name="P126"><text:span text:style-name="T7">Патологические черты личности в следующих областях:</text:span></text:p>
          <text:list>
            <text:list-item>
              <text:p text:style-name="P126"><text:span text:style-name="T7">Антагонизм (соперничество и соревнование), характеризующийся:</text:span></text:p>
              <text:list>
                <text:list-item>
                  <text:p text:style-name="P126"><text:span text:style-name="T7">Грандиозностью.</text:span></text:p>
                  <text:p text:style-name="P126"><text:soft-page-break/><text:span text:style-name="T7">Явное или скрытое чувство, что ему все должны.</text:span></text:p>
                  <text:p text:style-name="P126"><text:span text:style-name="T7">Эгоцентризм, уверенность в собственном превосходстве.</text:span></text:p>
                  <text:p text:style-name="P126"><text:span text:style-name="T7">Снисходительное отношение к другим.</text:span></text:p>
                </text:list-item>
                <text:list-item>
                  <text:p text:style-name="P126"><text:span text:style-name="T7">Привлечение внимания.</text:span></text:p>
                  <text:p text:style-name="P126"><text:span text:style-name="T7">Чрезмерные попытки привлечь внимание других и быть в центе внимания.</text:span></text:p>
                  <text:p text:style-name="P126"><text:span text:style-name="T7">Поиск восхищения.</text:span></text:p>
                </text:list-item>
              </text:list>
            </text:list-item>
          </text:list>
        </text:list-item>
        <text:list-item>
          <text:p text:style-name="P126"><text:span text:style-name="T7">Вышеперечисленные личностные нарушения стабильны во времени и проявляются в разных жизненных ситуациях.</text:span></text:p>
        </text:list-item>
        <text:list-item>
          <text:p text:style-name="P126"><text:span text:style-name="T7">Вышеперечисленные личностные нарушения не соответствуют культурной среде.</text:span></text:p>
        </text:list-item>
        <text:list-item>
          <text:p text:style-name="P126"><text:span text:style-name="T7">Вышеперечисленные личностные нарушения не связанны с эффектами от лекарств, или с каким-либо медицинским состоянием (например, травмы головы).</text:span></text:p>
        </text:list-item>
      </text:list>
      <text:p text:style-name="P24"><text:span text:style-name="T7">Нарциссы тратят много сил на поддержание собственной сверхзначимости. Склонные к крайностям нарциссические личности либо выпол</text:span><text:soft-page-break/><text:span text:style-name="T7">няют прихоти окружающих, чтобы оказаться в их глазах значимыми, либо не выполняют вообще, считая себя выше этого.</text:span></text:p>
      <text:p text:style-name="P24"><text:span text:style-name="T7">В наше время нарциссическим личностям очень тяжело, в связи с информационной средой, которая нас окружает.</text:span></text:p>
      <text:p text:style-name="P24"><text:span text:style-name="T7">В отличии от, например, прошлого века, где знания и таланты были достаточно ограничены и в как таковые, и как что-то, о чем сложно было узнать, нарциссам в наше время сложно в виду того, где-то есть кто-то, кто делает </text:span><text:span text:style-name="T3">это</text:span><text:span text:style-name="T7"> лучше, чем он.</text:span></text:p>
      <text:p text:style-name="P24"><text:span text:style-name="T7">Нарциссу важно быть самым лучшим. Повторять за кем-то или быть на «второй ступени» под кем-то не в его интересах. Это может повергнуть человека в уныние.</text:span></text:p>
      <text:p text:style-name="P24"><text:span text:style-name="T7"/></text:p>
      <text:p text:style-name="P24"><text:span text:style-name="T7"/></text:p>
      <text:p text:style-name="P145"/>
      <text:p text:style-name="Text_20_body"><text:a xlink:type="simple" xlink:href="https://ru.wikipedia.org/wiki/Расстройство_личности" text:style-name="Internet_20_link" text:visited-style-name="Visited_20_Internet_20_Link">Википедия</text:a>, онлайн журнал по психиатрии «<text:a xlink:type="simple" xlink:href="https://odepressii.ru/narusheniya/lichnosti/emotsionalno-neustojchivoe.html#i-5" text:style-name="Internet_20_link" text:visited-style-name="Visited_20_Internet_20_Link">О депрессии</text:a>», официальный сайт ФГБНУ НЦПЗ <text:a xlink:type="simple" xlink:href="http://www.psychiatry.ru/" text:style-name="Internet_20_link" text:visited-style-name="Visited_20_Internet_20_Link">Научный Центр Психического Здоровья</text:a>,</text:p>
      <text:p text:style-name="P59"/>
      <text:p text:style-name="P25"/>
      <text:p text:style-name="P72">Нарциссизм или нарциссическое расстройство личности рассматривается специалистами как серьезная личностная дисфункция и <text:span text:style-name="T13">имеет следующую характеристику:</text:span></text:p>
      <text:list xml:id="list4567156057093990217" text:style-name="L15">
        <text:list-item>
          <text:p text:style-name="P104">чрезмерная самовлюбленность, тщеславие, необоснованно завышенная самооценка;</text:p>
        </text:list-item>
        <text:list-item>
          <text:p text:style-name="P104">убежденность в собственной уникальности, в превосходстве над остальными людьми;</text:p>
        </text:list-item>
        <text:list-item>
          <text:p text:style-name="P104">завышенное мнение о своих талантах и достижениях;</text:p>
        </text:list-item>
        <text:list-item>
          <text:p text:style-name="P104">сосредоточенность на ожидании фантастического успеха;</text:p>
        </text:list-item>
        <text:list-item>
          <text:p text:style-name="P104">ожидание беспрекословного подчинения окружающих;</text:p>
        </text:list-item>
        <text:list-item>
          <text:p text:style-name="P104">потребность в признании окружающими собственной уникальности;</text:p>
        </text:list-item>
        <text:list-item>
          <text:p text:style-name="P104">неспособность проявлять сочувствие, эгоизм;</text:p>
        </text:list-item>
        <text:list-item>
          <text:p text:style-name="P104"><text:soft-page-break/>выраженная болезненная потребность быть признанным;</text:p>
        </text:list-item>
        <text:list-item>
          <text:p text:style-name="P106"><text:span text:style-name="T13">элитарный</text:span><text:span text:style-name="T13"><text:note text:id="ftn20" text:note-class="footnote"><text:note-citation text:label="*">*</text:note-citation><text:note-body><text:p text:style-name="Footnote"><text:span text:style-name="T8">Элитарность</text:span> — субъективное понятие принадлежности к элитному социально-экономическому статусу.</text:p></text:note-body></text:note></text:span><text:span text:style-name="T13"> стиль общения, поиск отборной части общества, склонность считать себя принадлежащим к ней.</text:span></text:p>
        </text:list-item>
      </text:list>
      <text:p text:style-name="P2">Зигмунд Фрейд считал, что у каждого человека присутствуют признаки нарциссизма и был первым, кто применил этот термин в психологии.</text:p>
      <text:p text:style-name="P2">Рассматривая манипуляцию, как манеру поведения в целом, можно утверждать, что все люди в разной степени обладают чертами характера, описывающими нарциссизм. Однако мы говорим о крайностях и рассматриваем здесь только случаи деструктивного или патологического характера.</text:p>
      <text:p text:style-name="P2">Другими словами, 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простыми, так и великими вещами, не <text:soft-page-break/>испытывая при этом зависти. Ну и, конечно, здоровое себялюбие.</text:p>
      <text:p text:style-name="P2">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мневается и в собственных достижениях, что указывает на комплексы неполноценности и ущербности.</text:p>
      <text:p text:style-name="P2">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2">Голод необходимо утолить, но, к сожалению, компенсация внутреннего опустошения происходит за счет окружающих близких людей. Нарцисс, в силу своего патологического себялюбия, не станет зарабатывать уважение у <text:span text:style-name="T47">«недостойных». Признание и уважение он обычно требует.</text:span></text:p>
      <text:p text:style-name="P9"><text:soft-page-break/>Эта требовательность сопровождается постоянными сравнениями. Собственное самое незначительное достижение приравнивается к героизму, в то время, как ваши весомые заслуги обесцениваются:</text:p>
      <text:list xml:id="list40618847" text:continue-list="list40620996" text:style-name="диалог">
        <text:list-item>
          <text:p text:style-name="P105">Ничего особенного!</text:p>
        </text:list-item>
      </text:list>
      <text:p text:style-name="P9">Под давлением нарцисса жертва может начать стыдиться собственных заслуг, продолжая идеализировать своего деструктивного партнера.</text:p>
      <text:p text:style-name="P9">Так как основная тема книги это деструктивное поведение в паре, в этом разделе я буду описывать нарциссизм, как еще один вариант психологического давления на жертву. Но хочу сказать, что эта тебя очень обширна и имеет отношение ко многим сферам нашей жизни.</text:p>
      <text:p text:style-name="P41">* * *</text:p>
      <text:p text:style-name="P2">Отношения с нарциссом, как вы понимаете, ничего хорошего жертве не приносят. Кроме опустошения и дискомфорта, у жертвы развиваются комплексы и падает самооценка.</text:p>
      <text:p text:style-name="P2"><text:soft-page-break/>Нарцисс, как деструктивная личность, не способен к взаимопоощрению. Если мыслить образами, то партнер — это растение, а уважение — это удобрение. Нарцисс же в отношениях больше похож на сорняк, который истощает почву, глубоко прорастая корнями, но доброкачественных плодов не дает.</text:p>
      <text:p text:style-name="P2">Нарцисс — это очень жестокий манипулятор. Как я уже говорила, действия манипулятора можно описать в трех действиях: Идеализация — обесценивание — утилизация. Где идеализация — это признание вас и ваших достоинств; обесценивание начинается как только деструктив заметил в вам недостатки, при чем это может быть что угодно — от неправильного прикуса до странного почерка, после чего наступает процесс утилизации жертвы, как предмета, который больше не пригодится.</text:p>
      <text:p text:style-name="P2">Выйти из таких отношений, не заработав ни единого комплекса практически нереально.</text:p>
      <text:p text:style-name="P2">Он может сделать вам приятный комплимент, а уже через минуту смешать вас с грязью из-за ка<text:soft-page-break/>кой-то мелочи, которую, возможно, сам же и придумал.</text:p>
      <text:list xml:id="list40618509" text:continue-numbering="true" text:style-name="диалог">
        <text:list-item>
          <text:p text:style-name="P100">Ты выйдешь за меня замуж? — Если бы не твое поведение, мы бы уже давно поженились...</text:p>
        </text:list-item>
      </text:list>
      <text:p text:style-name="P9">Целью такого поведения является, конечно же, признание окружающими собственной значимости. Например, если представить планку на уровне плинтуса, то его достижения находятся на том же уровне. Особенность в том, что он, для того, чтобы самоутвердиться за счет вас, опустит вас <text:span text:style-name="T1">ниже </text:span><text:span text:style-name="T48">плинтуса. Его уровень не изменится, но стоит вам поверить в его замечания, он уже стоит на ступеньку выше своей жертвы.</text:span></text:p>
      <text:p text:style-name="P15">Это был чисто гипотетический пример, но я хочу отметить, что среди нарциссов встречаются невероятно успешные люди. </text:p>
      <text:p text:style-name="P14"/>
      <text:p text:style-name="P14"/>
      <text:p text:style-name="P14"/>
      <text:p text:style-name="P14"/>
      <text:p text:style-name="P14"/>
      <text:p text:style-name="P14"><text:soft-page-break/></text:p>
      <text:p text:style-name="P2"><text:span text:style-name="T10">Противостояние</text:span>:</text:p>
      <text:p text:style-name="P2">Конечно, можно попытаться постепенно выводить его из зоны комфорта. Готовьте еду из того, что он принес. Он же добытчик — что добыл, то пусть и ест. В любом случае — перестаньте служить.</text:p>
      <text:p text:style-name="P2">В этом случае техника отзеркаливания хорошо работает. Если ваш партнер лежит, пока вы вкалываете — лягте рядом с ним. Если такой метод может нанести вред, например, вашей карьере, то вам стоит прямо сказать, что вас не устраивает такое отношение.</text:p>
      <text:p text:style-name="P2">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2">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2"><text:soft-page-break/>Вполне вероятно, что его трудолюбие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2">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2">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h text:style-name="P80" text:outline-level="2"><text:bookmark-start text:name="Pochiemu_ia_"/>Почему я?<text:bookmark-end text:name="Pochiemu_ia_"/></text:h>
      <text:p text:style-name="P20">Именно этот вопрос вы задавали себе в начале своих роковых отношений! Вы повстречали прекрасного человека, идеального настолько, что не могли в это поверить!</text:p>
      <text:p text:style-name="P16">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16">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20"><text:soft-page-break/>Нет смысла перечислять все уже перечисленное, чтобы понять — вы не абы кто с улицы, а самодостаточная и интересная личность.</text:p>
      <text:p text:style-name="P16">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20">Объект его манипулирования должен обладать качествами, которые не стыдно демонстрировать окружающим, которые вызывают их зависть или восхищение. Вы слишком хороши, тем самым поддерживаете его нарциссический выбор, его образ. Все просто.</text:p>
      <text:p text:style-name="P16">Выбор абьюзера основан не на его собственном анализе, а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16">Вы — достойная его вниманию вещь, вы красуетесь на «витрине» и он хочет вас заполучить. Купить. И покупает своим обманчивым поведением. <text:soft-page-break/>Вы думаете, что попали в хорошие руки, но вас обманули.</text:p>
      <text:p text:style-name="P20">Сейчас он прощупывает высоту порога вашего сопротивления. Пытается понять, что вы готовы терпеть.</text:p>
      <text:p text:style-name="P2"><text:span text:style-name="T46">Абьюзер выбирает в жертвы личность, </text:span><text:span text:style-name="_30__20_Text"><text:span text:style-name="T41">которой хотел бы быть сам</text:span></text:span><text:span text:style-name="T46">.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text:span text:style-name="T41">делая из вас — такого же, как он</text:span></text:span><text:span text:style-name="T46">.</text:span></text:p>
      <text:p text:style-name="P44">* * *</text:p>
      <text:p text:style-name="P16">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Муж и жена — одна сата<text:soft-page-break/>на» и «Скажи мне, кто твой друг, и я скажу, кто ты». Остальные расходятся.</text:p>
      <text:p text:style-name="P16">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text:p>
      <text:p text:style-name="P16">Речь идет об умственных, материальных и духовных аспектах.</text:p>
      <text:p text:style-name="P20">Однако абьюзер объективно не может позиционировать себя в обществе. Он демонстрирует сходство с объектом, которым заинтересовался, чем и цепляет его внимание.</text:p>
      <text:p text:style-name="P16">Он сомневается в своей нормальности, и вас заставит сомневаться в собственной. Если у него комплексы по поводу своего внешнего вида, он начнет развивать в вас эти комплексы. Подсознательно, он понимает, что с ним что-то не так, что он отличается от большинства, и заставит вас так думать о себе.</text:p>
      <text:p text:style-name="P20"><text:soft-page-break/>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20">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16">15 минут. 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20">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иворечиями и несостыковками. Медленно, постепенно от мень<text:soft-page-break/>шего к большему, что, в худшем случае заканчивается реабилитацией вашей психики. 15 минут.</text:p>
      <text:p text:style-name="P43">* * *</text:p>
      <text:p text:style-name="P20">В следующих разделах этой главы я представлю рекомендации по противостоянию каждому описанному методу манипулирования. Но какой смысл говорить о противостоянии в этом разделе, когда дело уже сделано?</text:p>
      <text:p text:style-name="P20">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16">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text:soft-page-break/>протестов и доводов, что человек, который дал вам этот совет — ошибается.</text:p>
      <text:p text:style-name="P16">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16">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16">Суть в том, что человеку задается вопрос и он отвечает. Следующие вопросы должны «кружить по спирали» вокруг этого ответа. То есть, все, что нужно сделать, это задать один и тот же вопрос в разных формулировках, разбавляя их репликами, по сути, лишь косвенно относящимися к теме.</text:p>
      <text:p text:style-name="P16">Если на эти «одинаковые» вопросы он отвечает по-разному — он врет.</text:p>
      <text:p text:style-name="P16"><text:soft-page-break/>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16">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40620486" text:continue-numbering="true" text:style-name="диалог">
        <text:list-item>
          <text:p text:style-name="P87">Ты просто его не знаешь! — ответила я.</text:p>
        </text:list-item>
      </text:list>
      <text:p text:style-name="P20">И, как вы понимаете, я ошиблась.</text:p>
      <text:p text:style-name="P47">* * *</text:p>
      <text:p text:style-name="P20">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text:soft-page-break/>спокойный взгляд, непринужденная интонация и комфортная поза.</text:p>
      <text:p text:style-name="P16">Давайте вспомним ранее описанный диалог, где я задаю своему бывшему парню вопрос:</text:p>
      <text:list xml:id="list40632454" text:continue-numbering="true" text:style-name="диалог">
        <text:list-item>
          <text:p text:style-name="P89">Есть ли что-то, что я должна знать?..</text:p>
        </text:list-item>
      </text:list>
      <text:p text:style-name="P16">Честный человек ответил бы «нет», если он ничего не скрывает, и спросил бы, какая причина таких вопросов. Но давайте вспомним, что ответил мне, тогда еще, мой парень:</text:p>
      <text:list xml:id="list40627966" text:continue-numbering="true" text:style-name="диалог">
        <text:list-item>
          <text:p text:style-name="P89">Ты вокруг меня плетешь какую-то западню...</text:p>
        </text:list-item>
      </text:list>
      <text:p text:style-name="P16">Это непрямой ответ. Это вообще не ответ, что тут же <text:span text:style-name="T1">насторожило</text:span> меня. Но есть одно огромное колючее «Но» — я очень его любила, я очень хотела, чтобы мои подозрения оказались неправдой, я очень хотела ему поверить и поверила. И это было моей ошибкой, ведь его ложь была очевидной уже тогда.</text:p>
      <text:p text:style-name="P16">В последствии, задавая вопросы, намекая и уточняя, я получала все новые ответы:</text:p>
      <text:list xml:id="list40635936" text:continue-numbering="true" text:style-name="диалог">
        <text:list-item>
          <text:p text:style-name="P89">Я ничего такого не делал...</text:p>
        </text:list-item>
        <text:list-item>
          <text:p text:style-name="P89"><text:soft-page-break/>Каждый справляется с болью по разному...</text:p>
        </text:list-item>
        <text:list-item>
          <text:p text:style-name="P89">Я был на четырех свиданиях...</text:p>
        </text:list-item>
        <text:list-item>
          <text:p text:style-name="P89">Да, я трахаться хотел...</text:p>
        </text:list-item>
      </text:list>
      <text:p text:style-name="P20">Чуть больше часа + одинаковые вопросы = море информации — вот такой прекрасный метод узнать правду.</text:p>
      <text:p text:style-name="P20">К слову, сначала он сказал, что был на двух свиданиях, но потом, в ходе разговора запутался, и выдал уже другую цифру — 4.</text:p>
      <text:p text:style-name="P44">* * *</text:p>
      <text:p text:style-name="P20">Но как же не попасться в эту ловушку снова?</text:p>
      <text:p text:style-name="P20">Здесь я бы хотела уделить особое внимание одной очень полезной штуке. Эта штука есть у каждого из нас, но мы почти не умеем ею пользоваться.</text:p>
      <text:p text:style-name="P20">Штука эта достаточно противоречивая и сложная, ибо понять механизм ее работы довольно непросто. Еще сложнее научиться этой штукой поль<text:soft-page-break/>зоваться себе во благо, ведь это очень очень очень полезный инструмент!</text:p>
      <text:p text:style-name="P20">Поговорим об интуиции.</text:p>
      <text:p text:style-name="P16"><text:span text:style-name="T4">Интуиция </text:span><text:span text:style-name="T1">(от позднелат. intueor — пристально смотрю)</text:span><text:span text:style-name="T4"> — это способность понимать, формировать и проникать в смысл происходящего посредством моментального подсознательного анализа.</text:span></text:p>
      <text:p text:style-name="P20">И тут сразу можно задаться вопросом:</text:p>
      <text:list xml:id="list40640776" text:continue-numbering="true" text:style-name="диалог">
        <text:list-header>
          <text:p text:style-name="P90">«Что важнее — интуиция или же все-таки логика?»</text:p>
        </text:list-header>
      </text:list>
      <text:p text:style-name="P20">Логика — сознание — рационализм.</text:p>
      <text:p text:style-name="P20">Интуиция — подсознание — инстинкт.</text:p>
      <text:p text:style-name="P20">Если логика — это анализ сложившейся ситуации, то интуиция — это подсказки «внутреннего голоса».</text:p>
      <text:p text:style-name="P20">Без логики никуда! Логически мыслить — значит иметь способность к обработке данных об окружающей среде, уметь формулировать умозаключения, суждения и выводы. Но.</text:p>
      <text:p text:style-name="P20">Чрезмерная направленность на рациональность неизбежно влечет за собой невосприимчивость к <text:soft-page-break/>«зову сердца». 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20">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20">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16"><text:span text:style-name="T4">В учениях Платона</text:span><text:span text:style-name="T4"><text:note text:id="ftn21"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недискурсивного постижения, т. е. без рассуждений. Эпикуреизм<text:note text:id="ftn22"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4"> гласит, что это феномен не</text:span><text:soft-page-break/><text:span text:style-name="T4">посредственного познания. Плотин</text:span><text:span text:style-name="T4"><text:note text:id="ftn23" text:note-class="footnote"><text:note-citation text:label="***">***</text:note-citation><text:note-body><text:p text:style-name="Footnote"><text:s/>Плотин — античный философ, последователь Платона.</text:p></text:note-body></text:note></text:span><text:span text:style-name="T4"> описал это понятие, как мгновенное постижение — озарение.</text:span></text:p>
      <text:list xml:id="list40617878" text:continue-numbering="true" text:style-name="диалог">
        <text:list-item>
          <text:p text:style-name="P87">Я так и знала!</text:p>
        </text:list-item>
      </text:list>
      <text:p text:style-name="P20">Да? И вот интересно — откуда знала? Ответить сложно, но ведь знала же!</text:p>
      <text:p text:style-name="P20">Чутье, проницательность, шестое чувство — называйте как хотите, но могу вам сказать, что там, где логически проанализировать ну вот никак не получается — на помощь приходит интуиция и, необъяснимо для нас самих (т. е. недискурсивно), направляет нас на путь истины. Главное условие — прислушаться.</text:p>
      <text:p text:style-name="P20">Итак, если рассматривать описание моих отношений с бывшим партнеро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20"><text:soft-page-break/>Так-то.</text:p>
      <text:p text:style-name="P20">Стало быть, первое и самое главное правило — если кажется, то не кажется! Не пытайтесь оправдывать свои опасения.</text:p>
      <text:p text:style-name="P44">* * *</text:p>
      <text:p text:style-name="P20">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20">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е. Это дает нам некое ощущение безопасности.</text:p>
      <text:p text:style-name="P16"><text:soft-page-break/>Он вдруг отвел взгляд или слегка поднимает плечи и вжимает шею, как бы защищая свои слабые места, отвечает «на выдохе», <text:span text:style-name="T1">хотя в непринужденной обстановке так не делает</text:span>...</text:p>
      <text:p text:style-name="P16">Мы не задумываемся над этим, но опытному следователю станет понятно, что он прячет во взгляде страх или растерянность, что может его выдать, а шею вжимает, так как это одна из самых нежных открытых частей тела человека, соответственно и уязвимая.</text:p>
      <text:p text:style-name="P20">Понятно, что вы не будете его бить по шее, но мама в детстве так и делала, когда он нашкодит, поэтому он ее прячет.</text:p>
      <text:p text:style-name="P16"><text:span text:style-name="T4">Признаками вранья могут быть все </text:span><text:span text:style-name="T1">неординарные жесты</text:span><text:span text:style-name="T4">, то есть те, которые проявляются вдруг в каких-то щекотливых ситуациях — </text:span><text:span text:style-name="T1">непривычное поведение</text:span><text:span text:style-name="T4">. Получается, чтобы понять, какие именно жесты являются нестандартными, нужно понимать привычное поведение тела вашего собеседника.</text:span></text:p>
      <text:p text:style-name="P16">У всех по разному и вариантов — «море», но во всех случаях это будет нестандартное поведение. <text:soft-page-break/>Немного внимательности, и вы заметите его, если оно есть.</text:p>
      <text:p text:style-name="P16">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41">Человек, </text:span><text:span text:style-name="_30__20_Text"><text:span text:style-name="T41">вспоминая</text:span></text:span><text:span text:style-name="T41">,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41">Человек, который </text:span><text:span text:style-name="_30__20_Text"><text:span text:style-name="T46">пытается</text:span></text:span><text:span text:style-name="_30__20_Text"><text:span text:style-name="T41"> придумать</text:span></text:span><text:span text:style-name="T41">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text:span></text:p>
      <text:p text:style-name="P16"><text:soft-page-break/>Он спрячет от вас взгляд, но будет стараться говорить как можно убедительнее, рассуждая в слух.</text:p>
      <text:p text:style-name="P16">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1">Не слушайте — смотрите</text:span>, ведь он говорит «Нет».</text:p>
      <text:p text:style-name="P20">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16">Вот и получается первый совет по противостоянию лжи и ложности в поведении:</text:p>
      <text:p text:style-name="P20">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20"><text:soft-page-break/>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20">И вот мы плавно подошли к ситуации, где логически принять решение будет сложно. Но у нас под рукой всегда есть надежный план «Б» — наша верная интуиция.</text:p>
      <text:p text:style-name="P20">Она подскажет, поверьте, если что-то пойдет не так. Укажет на «осадок» после разговора, прозвенит беззвучным звоночком сигнал тревоги или ёкнет неожиданной несостыковкой...</text:p>
      <text:p text:style-name="P44">* * *</text:p>
      <text:p text:style-name="P17"><text:span text:style-name="T4">Сергей Зелинский, известный российский психолог, несколько трудов которого я уже процитировала в этой книге, предлагает перечень</text:span><text:span text:style-name="T7"> </text:span><text:span text:style-name="T5">универсальных способов противостояния манипуляции.</text:span></text:p>
      <text:p text:style-name="P21"><text:soft-page-break/>Основываясь на том, что существует несчетное множество способов оказать психологическое давление и такое множество способов противостоять им и на том факте, что их все и не упомнишь, целью для Сергея стала разработка универсальных приемов, каждый из которых помог бы избавиться сразу от нескольких типов манипулятивных влияний.</text:p>
      <text:p text:style-name="P21">Предлагаю вашему вниманию результат его неоценимых трудов!</text:p>
      <text:list xml:id="list4651979524053591028" text:style-name="L16">
        <text:list-item>
          <text:p text:style-name="P88">Недоверие.</text:p>
          <text:p text:style-name="P88">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88">Избегание источников раздражителя.</text:p>
          <text:p text:style-name="P88">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88">Ирония, подход с юмором.</text:p>
          <text:p text:style-name="P88"><text:soft-page-break/>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88">Мнимое непонимание.</text:p>
          <text:p text:style-name="P88">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иваний его неоднозначных выражений, чем оградите себя от напряжения.</text:p>
        </text:list-item>
        <text:list-item>
          <text:p text:style-name="P88">Критичность мышления.</text:p>
          <text:p text:style-name="P88">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88">Возможность выбора.</text:p>
          <text:p text:style-name="P88">Свобода означает, что вы не в тупике. Для этого необходимо развить в себе способ<text:soft-page-break/>ность увидеть возможные остальные варианты помимо тех, которые вам навязывают.</text:p>
        </text:list-item>
        <text:list-item>
          <text:p text:style-name="P88">Наличие времени на обдумывание.</text:p>
          <text:p text:style-name="P88">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88">Уверенность в себе и больше смелости.</text:p>
          <text:p text:style-name="P88">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88">Самодостаточность.</text:p>
          <text:p text:style-name="P85"><text:span text:style-name="T35">C </text:span><text:span text:style-name="T16">чувством </text:span><text:span text:style-name="T7">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востояния </text:span><text:soft-page-break/><text:span text:style-name="T7">предложенной формулой: Не верь. Не бойся. Не проси.</text:span></text:p>
        </text:list-item>
      </text:list>
      <text:h text:style-name="P75" text:outline-level="1"><text:span text:style-name="T4"><text:s/></text:span><text:bookmark-start text:name="Glava_25__Priznaki__priiemy_i_protivosto1"/><text:span text:style-name="T4">Глава 25. <text:line-break/>При</text:span><text:bookmark-end text:name="Glava_25__Priznaki__priiemy_i_protivosto1"/><text:span text:style-name="T4">емы и противостояние манипуляции</text:span></text:h>
      <text:p text:style-name="P2">Давайте попробуем разобраться во всем окончательно. Для этого я собрала в этой главе все основные техники поведения деструктивного индивидуума, попыталась максимально кратко и понятно описать их и найти пути противостояния такого воздействия на вас.</text:p>
      <text:p text:style-name="P6">Важно понимать, что каждый из описанных здесь методов имеет серьезное влияние и оказывает сильное воздействие на психику жертвы.</text:p>
      <text:p text:style-name="P2">Пока я писала эту главу, я очень сильно нервничала. Мне было сложно размышлять над рекомендациями, как себя вести, если вы вдруг заме<text:soft-page-break/>тили подобного рода отношение к себе со стороны близкого вам человека.</text:p>
      <text:p text:style-name="P6">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Heading_20_2" text:outline-level="2"><text:bookmark-start text:name="Diemonstrativnoie_ighnorirovaniie_sobstv"/>Демонстративное игнорирование собственных обязательств<text:bookmark-end text:name="Diemonstrativnoie_ighnorirovaniie_sobstv"/></text:h>
      <text:p text:style-name="P2">Он игнорирует правила и устои вашей семьи, уходит от своих обязанностей. Абьюзер проявляет безответственное отношение к быту, что выражается неспособностью следить за своими личными вещами и бытовыми атрибутами.</text:p>
      <text:p text:style-name="P2"><text:soft-page-break/>Такой человек может не знать, как включается стиральная машина, где находится половая тряпка или где ящик с инструментами.</text:p>
      <text:p text:style-name="P2">Если вы мужчина, то ваш партнер, например, превозносит до небес ваше умение готовить еду, в то время, как сам абьюзер уходит от этой своей женской обязанности.</text:p>
      <text:p text:style-name="P2">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я ваше недовольство, ведь это обязанности мужчины в быту.</text:p>
      <text:p text:style-name="P2"><text:span text:style-name="T10">Противостояние</text:span>:</text:p>
      <text:p text:style-name="P2">Пристыдить. Здесь хорошо должна сработать техника триангуляции:</text:p>
      <text:p text:style-name="P2">— Мне пришлось попросить соседа Петю починить кран. Кстати, он сказал, что может тебя научить это делать.</text:p>
      <text:p text:style-name="P2">Это хороший способ заставить вашего партнера, который уходит от своих обязательств «шевелиться». Техника триангуляции, как правило, его ме<text:soft-page-break/>тод, так дайте ему возможность почувствовать себя в вашей шкуре.</text:p>
      <text:p text:style-name="P2">К тому же, этим вы дадите ему понять, что его авторитет пошатнулся, что для него будет очень болезненным осознанием, и он попытается во что бы то ни стало вернуть свою значимость для вас.</text:p>
      <text:h text:style-name="P80" text:outline-level="2"><text:bookmark-start text:name="Gazlaitingh_"/>Газлайтинг<text:bookmark-end text:name="Gazlaitingh_"/></text:h>
      <text:p text:style-name="P2">Газлайтинг,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text:p>
      <text:list xml:id="list40625548" text:continue-list="list40617878" text:style-name="диалог">
        <text:list-item>
          <text:p text:style-name="P100">Тебе показалось.</text:p>
        </text:list-item>
        <text:list-item>
          <text:p text:style-name="P100">Ты себе накручиваешь.</text:p>
        </text:list-item>
        <text:list-item>
          <text:p text:style-name="P100">Ничего у тебя не болит.</text:p>
        </text:list-item>
        <text:list-item>
          <text:p text:style-name="P100">Ты сама придумываешь себе проблемы.</text:p>
        </text:list-item>
      </text:list>
      <text:p text:style-name="P2">Или на примере диалога:</text:p>
      <text:p text:style-name="P2">Жертва: Помнишь, ты мне как-то сказал, что &lt;...&gt;?</text:p>
      <text:p text:style-name="P2">Абьюзер: Не было такого. Я такого не говорил.</text:p>
      <text:p text:style-name="P2"><text:soft-page-break/>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p text:style-name="P2">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text:p>
      <text:p text:style-name="P2">Такая форма общения действительно может развить серьезные психологические проблемы у жертвы.</text:p>
      <text:p text:style-name="P2">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text:p>
      <text:p text:style-name="P2">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text:soft-page-break/>связал себя с преступлением, назвался соучастником или признал себя виновным.</text:p>
      <text:p text:style-name="P2">Такое бывает, если жертву запугивают, держат в напряжении, оказывает давление, внушают.</text:p>
      <text:p text:style-name="P2">2 часа в комнате допросов с профессионалом и годы жизни с деструктивной личностью изо дня в день под одной крышей — сходства мало, но оно есть — постоянное давление на психику.</text:p>
      <text:p text:style-name="P2"><text:span text:style-name="T10">Противостояние</text:span>:</text:p>
      <text:p text:style-name="P2">Помните, понимание — это король любых отношений. Все, что делается в паре должно быть понятным. Без понимания ничего не выйдет. Развивайте в себе способность понимать свои чувства и доверять им. Все, что вы услышали и увидели — правда. Вам не кажется!</text:p>
      <text:p text:style-name="P2">Не развивайте в себе сомнения в своей правоте. Вместо того, чтобы пытаться перепроверить эти факты у себя в голове, сразу делайте выводы:</text:p>
      <text:list xml:id="list40634493" text:continue-numbering="true" text:style-name="диалог">
        <text:list-item>
          <text:p text:style-name="P100">Мне это нравится? — Нет.</text:p>
        </text:list-item>
        <text:list-item>
          <text:p text:style-name="P100">Он сейчас прав? — Нет.</text:p>
        </text:list-item>
        <text:list-item>
          <text:p text:style-name="P100">Я это слышала/видела? — Да.</text:p>
        </text:list-item>
      </text:list>
      <text:p text:style-name="P2"><text:soft-page-break/>Таким образом вы избавитесь от сомнений в реальности этих фактов.</text:p>
      <text:p text:style-name="P2">Отстаивайте свою точку зрения. Описывайте свои чувства:</text:p>
      <text:list xml:id="list40621106" text:continue-numbering="true" text:style-name="диалог">
        <text:list-item>
          <text:p text:style-name="P100">Как это у меня не болит? Еще как болит!</text:p>
        </text:list-item>
      </text:list>
      <text:p text:style-name="P2">Вам не нравится, что вам так сказали и вас раздражают попытки выставить вас неуравновешенным человеком? Проговаривайте это вслух твердо и уверенно:</text:p>
      <text:list xml:id="list40637106" text:continue-numbering="true" text:style-name="диалог">
        <text:list-item>
          <text:p text:style-name="P100">Ты что, хочешь сказать, что я сумасшедшая?!</text:p>
        </text:list-item>
      </text:list>
      <text:p text:style-name="P41">* * *</text:p>
      <text:p text:style-name="P2">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2">Поэтому важно принять меры в первую очередь для сохранения собственной способности здраво мыслить и избавить свои мысли от зависимости, а <text:soft-page-break/>также необходимо поддерживать самоуважение и самооценку.</text:p>
      <text:p text:style-name="P2">Спокойно и уверенно объясните своему деструктивному партнеру, что <text:span text:style-name="T1">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2">Интересный момент: специалисты советуют фиксировать эпизоды,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text:p>
      <text:p text:style-name="P2">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text:p>
      <text:p text:style-name="P2">Это очень мне помогло быстро стать на ноги, внимательно изучая все подтексты вербальных и <text:soft-page-break/>невербальных приемов моего парня по отношению ко мне.</text:p>
      <text:p text:style-name="P2">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text:p>
      <text:p text:style-name="P2">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2">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h text:style-name="P80" text:outline-level="2"><text:bookmark-start text:name="Viskholdingh_"/>Висхолдинг<text:bookmark-end text:name="Viskholdingh_"/></text:h>
      <text:p text:style-name="P2">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4">.</text:span></text:p>
      <text:p text:style-name="P2">Абьюзер может игнорировать вас, делая вид, будто не слышит.</text:p>
      <text:p text:style-name="P2">Таким образом абьюзер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P2"><text:soft-page-break/>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text:p>
      <text:p text:style-name="P2">Вас упрекают в сверхчувствительности. Ваши эмоции блокируются и объясняется это тем, что вы преувеличиваете. Абьюзер не способен выслушать вас и ему не интересно обсуждать ваши отношения. Он всячески пытается спрыгнуть с темы, перебивая, высмеивая и иронизируя над вашими чувствами или вовсе игнорирует их.</text:p>
      <text:list xml:id="list40629449" text:continue-numbering="true" text:style-name="диалог">
        <text:list-item>
          <text:p text:style-name="P89">И это, по твоему, проблема? Ты действительно считаешь, что из-за этого стоит ссориться?</text:p>
        </text:list-item>
      </text:list>
      <text:p text:style-name="P16">И вот вы уже говорите о том, что не хотите ругаться, а просто пытаетесь решить семейный вопрос — он спрыгнул с темы.</text:p>
      <text:list xml:id="list40644208" text:continue-numbering="true" text:style-name="диалог">
        <text:list-item>
          <text:p text:style-name="P89">Я не буду разговаривать об этом. Это полный бред! Ты хоть слышишь себя?</text:p>
        </text:list-item>
      </text:list>
      <text:p text:style-name="P16">И вот вы пытаетесь понять, что же «такого» вы сказали не так — он спрыгнул с темы.</text:p>
      <text:list xml:id="list40630181" text:continue-numbering="true" text:style-name="диалог">
        <text:list-item>
          <text:p text:style-name="P89">В смысле?</text:p>
        </text:list-item>
      </text:list>
      <text:p text:style-name="P16"><text:soft-page-break/>Он отвечает вопросом на вопрос, чем заставляет вас ответить, чтобы: а) придраться к вашему ответу и спрыгнуть с темы; б) успеть придумать что-то пока вы повторяете свой вопрос, что позволит ему спрыгнуть с темы.</text:p>
      <text:p text:style-name="P2">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P2"><text:span text:style-name="T10">Противостояние</text:span>:</text:p>
      <text:p text:style-name="P2">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2">Не душите в себе ощущение ненужности:</text:p>
      <text:list xml:id="list40613817" text:continue-numbering="true" text:style-name="диалог">
        <text:list-item>
          <text:p text:style-name="P100">У меня такое впечатление, что тебе просто неинтересно меня слушать.</text:p>
        </text:list-item>
        <text:list-item>
          <text:p text:style-name="P100">Ты каждый раз придумываешь отговорки, чтобы избежать разговоров со мной.</text:p>
        </text:list-item>
        <text:list-item>
          <text:p text:style-name="P100"><text:soft-page-break/>Я тебя поняла. Позвоню маме/подруге/другу, раз тебе неинтересно. Они-то точно меня выслушают.</text:p>
        </text:list-item>
      </text:list>
      <text:p text:style-name="P2">Таким образом вы покажете ему, что он не незаменим, и, если у вас есть проблемы, то найдутся и люди, которые вам помогут их решить, если ваш партнер не в состоянии это сделать. В этом случае он почувствует свою бесполезность, что может сподвигнуть его на действия, которые вы от него ожидаете.</text:p>
      <text:p text:style-name="P2">Когда он попытается соскочить с темы, скажите:</text:p>
      <text:list xml:id="list40626644" text:continue-numbering="true" text:style-name="диалог">
        <text:list-item>
          <text:p text:style-name="P100">Кстати, тоже интересный момент, но давай мы его обсудим после. Вернемся к сути.</text:p>
        </text:list-item>
      </text:list>
      <text:p text:style-name="P2">Он не сможет вас упрекнуть в равнодушии к его мнению и вы вернете разговор в нужное русло.</text:p>
      <text:p text:style-name="P2">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text:p>
      <text:p text:style-name="P2">Отстаивайте свое право быть услышанным и понятым. Это справедливо. Оперируйте тем, что вы в <text:soft-page-break/>паре, а значит несете друг за друга ответственность.</text:p>
      <text:h text:style-name="P80" text:outline-level="2"><text:bookmark-start text:name="__Da__no__________v_dopolnieniie_k_opisa"/>«Да, но &lt;...&gt;»<text:line-break/>(в доп. к описанию висхолдинга)<text:bookmark-end text:name="__Da__no__________v_dopolnieniie_k_opisa"/></text:h>
      <text:p text:style-name="P2">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40627243" text:continue-numbering="true" text:style-name="диалог">
        <text:list-item>
          <text:p text:style-name="P81"><text:span text:style-name="_30__20_Text"><text:span text:style-name="T20">Да</text:span></text:span><text:span text:style-name="T20">, я виноват, </text:span><text:span text:style-name="_30__20_Text"><text:span text:style-name="T20">но</text:span></text:span><text:span text:style-name="T20"> позавчера ты была больше не права, чем я сейчас.</text:span></text:p>
        </text:list-item>
        <text:list-item>
          <text:p text:style-name="P100">Я полностью с тобой согласен, но ты абсолютно не права...</text:p>
        </text:list-item>
      </text:list>
      <text:p text:style-name="P2">Это вводит жертву в заблуждение и, вместо того, чтобы продолжать разговор, пытается понять, согласны с ней или же нет, или что-либо <text:soft-page-break/>объяснить манипулятору, натыкаясь на все новые опровержения с его стороны.</text:p>
      <text:p text:style-name="P2"><text:span text:style-name="T10">Противостояние</text:span>:</text:p>
      <text:p text:style-name="P2">Дайте ему понять, что вы заметили эту тактику и раскусили его:</text:p>
      <text:list xml:id="list40635424" text:continue-numbering="true" text:style-name="диалог">
        <text:list-item>
          <text:p text:style-name="P100">Мама научила меня не воспринимать все, что сказано до слова «Но». Скажи, пожалуйста, ты со мной согласен или нет?</text:p>
        </text:list-item>
        <text:list-item>
          <text:p text:style-name="P89">Милый, я заметила, что ты себе противоречишь. А то что-то я смотрю, у нас диалог не вяжется...</text:p>
        </text:list-item>
      </text:list>
      <text:p text:style-name="P2">Такая ваша ответная тактика на его попытки ввести вас в заблуждение должна остановить его. Напоминайте ему об этом каждый раз, как заметите такой его поход к делу. Тогда ему нечего будет вам ответить.</text:p>
      <text:h text:style-name="P80" text:outline-level="2">Изоляция жертвы от ее окружения</text:h>
      <text:p text:style-name="P2">Это методы первезного нарцисса. Он всячески заполняет ваше время собой и своим окружением.</text:p>
      <text:p text:style-name="P2">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встречу с вашими друзьями придется снова отложить.</text:p>
      <text:p text:style-name="P2">Таким образом, вы <text:span text:style-name="T1">пропадаете</text:span> из своей компании, и, уже через какое-то время, его окружение становится вашим.</text:p>
      <text:p text:style-name="P2"><text:bookmark-start text:name="Izoliatsiia_zhiertvy_ot_ieie_okruzhienii"/>Так же, если он видит вашу привязанно<text:bookmark-end text:name="Izoliatsiia_zhiertvy_ot_ieie_okruzhienii"/>сть к вашим друзьям, то потихоньку начинает с ними ссориться или ссорить вас.</text:p>
      <text:list xml:id="list40641674" text:continue-numbering="true" text:style-name="диалог">
        <text:list-item>
          <text:p text:style-name="P100"><text:soft-page-break/>Твоя Машка как-то странно на меня посмотрела...</text:p>
        </text:list-item>
        <text:list-item>
          <text:p text:style-name="P100">Мне не нравится, что Петя на тебя постоянно смотрит. Я видел, как ты с ним кокетничала...</text:p>
        </text:list-item>
      </text:list>
      <text:p text:style-name="P16">Как вы понимаете, вы постараетесь «спрятать» Машу и Петю от него, дабы не возникало никаких недоразумений и дискомфортных ситуаций. Следовательно — постепенно общение с Машей и Петей прекратиться или станет минимальным.</text:p>
      <text:p text:style-name="P16">Так абьюзер лишает вас поддержки вашего окружения на случай, а это неизбежно, когда она вам может понадобиться. При этом, прямых запретов может и не быть, н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2">Что касается родителей, то вашим родителям он нравится. Мама без ума от его харизмы, а папа нашел себе собеседника на тему «рыбалка». Ваша попытка пожаловаться на партнера будет расценена, как ваша минутная слабость.</text:p>
      <text:p text:style-name="P2"><text:soft-page-break/>Другими словами, вам никто не поверит, что с таким прекрасным человеком могут быть проблемы.</text:p>
      <text:p text:style-name="P2"><text:span text:style-name="T10">Противостояние</text:span>:</text:p>
      <text:p text:style-name="P2">Не упускайте возможность проводить время с вашими близкими. С ним 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2">— Я пригласила на выходные Машу и Петю. Будем играть в покер.</text:p>
      <text:p text:style-name="P2">Если же он уже договорился со своими друзьями, то скажите, что он мог бы сообщить вам заранее. Вы же сразу ставите его в известность. Пусть договорится на другой день.</text:p>
      <text:p text:style-name="P2">Если процесс психологического давления уже действует на вас и вы в этом уверены, не говорите прямым текстом об этом своим родителям — они <text:soft-page-break/>вам не поверят. Мои мама и сестра, например, поначалу списывали все на мою эмоциональность.</text:p>
      <text:p text:style-name="P2">Попробуйте намекнуть родителям о том, что он цветов давно не дарил... И «покапывайте», пока не заручитесь их поддержкой. При первой же встрече это может всплыть в разговоре и на него начнут воздействовать уже ваши родители — не вы. Так он поймет, что вы не один на один с ним.</text:p>
      <text:h text:style-name="P80" text:outline-level="2"><text:bookmark-start text:name="Passivnaia_aghriessiia__ighnorirovaniie_"/>Пассивная агрессия<text:line-break/>(игнорирование, обида, внезапный бойкот)<text:bookmark-end text:name="Passivnaia_aghriessiia__ighnorirovaniie_"/></text:h>
      <text:p text:style-name="P2">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2">Не удивляйтесь тому, что такое поведение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text:p>
      <text:p text:style-name="P2">К тому же, ему не выгодно проявлять такое поведение по отношению к посторонним. Напротив, он будет вести себя с точностью да наоборот — демонстрировать окружающим свою неравнодуш<text:soft-page-break/>ность и заинтересованность к ним и к вам. Ключевое слово — демонстрировать. Изображать.</text:p>
      <text:p text:style-name="P2">Цель — самоутвердиться. Это ответ на ваш вопрос: «Почему он вас, близкого ему человека, обижает?» Вы уже в его руках, и теперь он не считает нужным перед вами церемониться.</text:p>
      <text:p text:style-name="P2">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дражение, поэтому он от них уходит. Молча и без объяснений.</text:p>
      <text:p text:style-name="P2">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Не буду уточнять, что помимо внушения вам чувства вины, на вас будет направлено такое поведение, как осознанное причинение психологической боли, контроль и шантаж, ведь это итак понятно...</text:p>
      <text:p text:style-name="P2"><text:soft-page-break/>Вы можете звать его несколько раз, а он сделает вид, будто не слышит вас, хотя находиться в одной комнате с вами.</text:p>
      <text:p text:style-name="P2">Он часто уходит, делая из вас «козла отпущения». Как вы могли так поступить с ним — попытаться достучаться до него?</text:p>
      <text:p text:style-name="P2">Это бойкот. Пассивная агрессия, которая вводит вас в недоумение. Вы ищете свою вину, но не можете ее найти. В вашей голове только одна мысль:</text:p>
      <text:list xml:id="list40626930" text:continue-numbering="true" text:style-name="диалог">
        <text:list-item>
          <text:p text:style-name="P100">Не может же он просто так взять и обидеться?</text:p>
        </text:list-item>
      </text:list>
      <text:p text:style-name="P2">И вы отвечаете себе на этот вопрос — нет, не может. Вам сложно поверить в то, что им руководят скрытые мотивы — получить от вас — вас в его распоряжение! Будучи человеком сострадательным и неравнодушным, вы пытаетесь наладить связь:</text:p>
      <text:list xml:id="list40615800" text:continue-numbering="true" text:style-name="диалог">
        <text:list-item>
          <text:p text:style-name="P100">Милый, ну скажи, что не так? Ну прости, если я тебя чем-то обидела!</text:p>
        </text:list-item>
      </text:list>
      <text:p text:style-name="P2">И получаете снисходительное прощение, несмотря на то, что вы «вот такая бездушная сво<text:soft-page-break/>лочь»! Понимаете? Ему нужен контроль, а опуская голову и прося прощение за то, чего, на самом деле, вы не делали, о чем вам даже не удосуживаются сообщить — это как раз повиновение.</text:p>
      <text:p text:style-name="P2">В следующую такую ситуацию вам обязательно напомнят:</text:p>
      <text:list xml:id="list40634010" text:continue-numbering="true" text:style-name="диалог">
        <text:list-item>
          <text:p text:style-name="P100">Опять ты за свое. В прошлый раз было тоже самое!</text:p>
        </text:list-item>
      </text:list>
      <text:p text:style-name="P2">И вы снова не понимаете. И снова просите прощение, и обещаете, что такого больше не повторится! А вам говорят:</text:p>
      <text:list xml:id="list40628035" text:continue-numbering="true" text:style-name="диалог">
        <text:list-item>
          <text:p text:style-name="P100">Ты в прошлый раз тоже говорила, что не повторится!</text:p>
        </text:list-item>
      </text:list>
      <text:p text:style-name="P2">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text:p>
      <text:p text:style-name="P2">Поэтому, он и глазом не моргнув, демонстрирует позитивное отношение к вам, но процесс отталкивания при этом является завуалированным и замаскированным какой-нибудь косвенной причи<text:soft-page-break/>ной: придиркой, обвинением в недостатках и в том, что ваша любовь неискренняя, ведь вы чего-то там для него не сделали, или сделали, но не так, как он того хотел.</text:p>
      <text:p text:style-name="P2"><text:span text:style-name="T10">Противостояние</text:span>:</text:p>
      <text:p text:style-name="P2">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list xml:id="list40638090" text:continue-numbering="true" text:style-name="диалог">
        <text:list-item>
          <text:p text:style-name="P100">Что, опять? Ну ок...</text:p>
        </text:list-item>
      </text:list>
      <text:p text:style-name="P2">Я даже пыталась его вывести на чистую воду агрессивно... Много было испробовано, так как я люблю экспериментировать, в поисках решения любых проблем...</text:p>
      <text:p text:style-name="P2">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text:p>
      <text:p text:style-name="P2"><text:soft-page-break/>Я хладнокровно резко прямо начала его ставить на место, не принимая его поведение. Он пытался молчать или съехать с темы, но я не унималась.</text:p>
      <text:list xml:id="list40626853" text:continue-numbering="true" text:style-name="диалог">
        <text:list-item>
          <text:p text:style-name="P100">Ну? Что опять? Ну, говори! Чем ты не доволен!? Давай — я недоволен тем, что... Продолжай предложение!</text:p>
        </text:list-item>
      </text:list>
      <text:p text:style-name="P2">Он даже сам дал этому моему методу название: «учитель-школьник».</text:p>
      <text:p text:style-name="P2">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P2">Знаете, чем отличалась последняя ссора от всех остальных? Я поймала его за руку. Я осознала, что он мне соврал и — начала разочаровываться!</text:p>
      <text:p text:style-name="P2">Я четко понимала, что он причинил мне боль. Я приняла решение не поддаваться снова на «обиду на обиду», я пошла до конца и он понял, что я не оставлю его в покое без ответа.</text:p>
      <text:p text:style-name="P2"><text:soft-page-break/>Так что вот мой совет, как заставить человека прекратить вас игнорировать: осознайте, что вашей вины нет.</text:p>
      <text:p text:style-name="P2">Четко дайте понять, что не принимаете его обиду:</text:p>
      <text:p text:style-name="P2">— Я ничего такого не сделала и не сказала, чтобы ты обиделся! Объясни свое поведение!</text:p>
      <text:p text:style-name="P2">Идите до конца, как бы сложно это не было, главное, делайте это спокойно, не повышайте тона, чтоб вас нельзя было упрекнуть в истерике:</text:p>
      <text:list xml:id="list40634226" text:continue-numbering="true" text:style-name="диалог">
        <text:list-item>
          <text:p text:style-name="P100">Я жду ответа и не уйду, пока не получу его! Если ты утверждаешь что я неправа/виновата, то будь добр, объясни мне, в чем?</text:p>
        </text:list-item>
      </text:list>
      <text:p text:style-name="P2">Не пытайтесь утешить его, не пытайтесь сгладить ситуацию. Он не прав! А если считает, что не правы вы, то пусть имеет смелость сказать об этом вслух.</text:p>
      <text:h text:style-name="P80" text:outline-level="2"><text:bookmark-start text:name="Eghoizm__Ravnodushiie_"/>Эгоизм. Равнодушие<text:bookmark-end text:name="Eghoizm__Ravnodushiie_"/></text:h>
      <text:p text:style-name="P2">Вы просите о помощи, но у него есть дела поважнее. У вас проблемы, но он не поддерживает вас и даже отстраняется, оставляя вас наедине со своими переживаниями. У вас возникает ощущение ненужности и ущербности. На вас навешивают ярлыки вечно недовольной стервы.</text:p>
      <text:p text:style-name="P2"><text:span text:style-name="T10">Противостояние</text:span>:</text:p>
      <text:p text:style-name="P2">Не терпите такого поведения. Он ваш партнер, а значит должен быть с вами и в горе и в радости. Говорите об этом, требуйте:</text:p>
      <text:list xml:id="list40616163" text:continue-numbering="true" text:style-name="диалог">
        <text:list-item>
          <text:p text:style-name="P100">Мне нужна твоя помощь/совет/поддержка!</text:p>
        </text:list-item>
        <text:list-item>
          <text:p text:style-name="P100">Я всегда рядом, когда тебе плохо. Почему ты отстраняешься, когда плохо мне? Я считаю это достаточно серьезной причиной для завершения <text:soft-page-break/>наших отношений. Если я, по-твоему, могу справиться со всем сама, то зачем мне ты?</text:p>
        </text:list-item>
      </text:list>
      <text:p text:style-name="P2">Таким образом вы дадите ему понять, что не видите смысла в отношениях с ним, ведь он не справляется со своей обязанностью — быть опорой и поддержкой для вас, как вы для него. Не исключено, что после таких слов он продемонстрирует свою обиду и задетое самолюбие. Озвучьте и это:</text:p>
      <text:list xml:id="list40637301" text:continue-numbering="true" text:style-name="диалог">
        <text:list-item>
          <text:p text:style-name="P100">Ты что, обиделся? На что? На то, что не можешь оказать мне помощь?</text:p>
        </text:list-item>
      </text:list>
      <text:h text:style-name="P80" text:outline-level="2"><text:bookmark-start text:name="Ighra_na_vashikh_emotsiiakh_ili_psikholo"/>Игра на ваших эмоциях или психологические триггеры<text:bookmark-end text:name="Ighra_na_vashikh_emotsiiakh_ili_psikholo"/></text:h>
      <text:p text:style-name="P2">Как я уже говорила, человеческая психика — это сложная штука. Невозможно дать ей общую характеристику для всех индивидуумов,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2">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поза и речь, являя собой вер<text:soft-page-break/>бальную и невербальную картину — информацию о наших внутренних переживаниях.</text:p>
      <text:p text:style-name="P2">Как правило, эмоции п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text:p>
      <text:p text:style-name="P2">Это дает мне полное право утверждать, что у любого нашего эмоционального состояния есть причина.</text:p>
      <text:p text:style-name="P2">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text:p>
      <text:p text:style-name="P2">Вы делитесь своими переживаниями, в последствии чего чувствуете уязвленность и вину:</text:p>
      <text:list xml:id="list406209961" text:continue-numbering="true" text:style-name="диалог">
        <text:list-item>
          <text:p text:style-name="P100"><text:soft-page-break/>Да, я помню, что ты уже однажды потеряла контроль над ситуацией... Так что не нужно мне рассказывать, что сейчас ты ни при чем...</text:p>
        </text:list-item>
        <text:list-item>
          <text:p text:style-name="P100">Теперь я понимаю, почему Петя решил с тобой расстаться.</text:p>
        </text:list-item>
      </text:list>
      <text:p text:style-name="P2">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обнимает, причиняя боль.</text:p>
      <text:p text:style-name="P2">Или если вы, например, отравились рыбой, лежите и болеете, а вам предлагают отведать селедочки под шубой.</text:p>
      <text:p text:style-name="P2">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2">Мой парень, например, постоянно незаметно подкрадывался сзади и пугал меня, зная, что в <text:soft-page-break/>подростковом возрасте я подверглась попытке сексуального насилия.</text:p>
      <text:p text:style-name="P2">Триггеры могут быть и положительными — салют напоминает нам Новый год, а звуки ревущего мотора, проезжающего под окнами — о старом друге, у которого есть байк.</text:p>
      <text:p text:style-name="P2">Рекламная индустрия построена на триггерах с целью повышения продаж...</text:p>
      <text:p text:style-name="P2">Я бы назвала триггер — ассоциативным переживанием воспоминания или представления. Исследователи выяснили, что в большинстве случаев, люди не способны справиться со своими реакциями на триггеры, но все же их можно научиться контролировать.</text:p>
      <text:p text:style-name="P2">К сожалению, для манипуляторов психологические триггеры служат средством манипуляции сознанием и поведением людей. В разных источниках на эту тему мне встречались такие выражения, как «кнопка контроля» или «спусковой крючок».</text:p>
      <text:p text:style-name="P2">Суть проблемы в том, что мы боимся отрицательных эмоций. Мы готовы изменить свое поведение, чтобы избежать их. Пользуясь этим, абьюзер <text:soft-page-break/>целенаправленно вводит вас в состояние страха, дабы изменить ваше поведение.</text:p>
      <text:p text:style-name="P2">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рукой. При этом сам абьюзер «не бьет» вас. Он, в целом, ничего такого сверх страшного не делает, и, по итогу, упрекнуть или обвинить его вы не можете.</text:p>
      <text:p text:style-name="P2"><text:span text:style-name="T10">Противостояние</text:span>:</text:p>
      <text:p text:style-name="P2">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40635591" text:continue-numbering="true" text:style-name="диалог">
        <text:list-item>
          <text:p text:style-name="P100">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h text:style-name="P80" text:outline-level="2"><text:bookmark-start text:name="Viktimblieimingh_"/>Виктимблейминг<text:bookmark-end text:name="Viktimblieimingh_"/></text:h>
      <text:p text:style-name="P2">Виктимблейминг (<text:span text:style-name="T1">от англ</text:span>. <text:span text:style-name="T1">victim</text:span> — жертва, <text:span text:style-name="T1">blame</text:span> —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text:p>
      <text:p text:style-name="P2">Другими словами, виктимблейминг — это когда кто-то обвиняет вас в вашем несчастье. Он считает, что ваши действия и неправильное поведение стали причиной такого исхода.</text:p>
      <text:p text:style-name="P2">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и.</text:p>
      <text:p text:style-name="P2">Примерами такой манипуляции являются:</text:p>
      <text:list xml:id="list406195481" text:continue-numbering="true" text:style-name="диалог">
        <text:list-item>
          <text:p text:style-name="P100">Ее бы не изнасиловали, если бы она не надела такое короткое платье.</text:p>
        </text:list-item>
        <text:list-item>
          <text:p text:style-name="P100"><text:soft-page-break/>Тебя не повысили, потому что ты мало старалась, тебе нужно было усерднее работать.</text:p>
        </text:list-item>
        <text:list-item>
          <text:p text:style-name="P100">Твой кошелек украли из-за твоей невнимательности...</text:p>
        </text:list-item>
      </text:list>
      <text:p text:style-name="P2">Все эти примеры, и подобные, подводятся итоговым приговором:</text:p>
      <text:list xml:id="list40629876" text:continue-numbering="true" text:style-name="диалог">
        <text:list-item>
          <text:p text:style-name="P100">Сама виновата!</text:p>
        </text:list-item>
      </text:list>
      <text:p text:style-name="P2">Без вины виноватая (С). Жертва становится эдаким «козлом отпущения», и вместо поддержки, выслушивает упреки с нотками злорадства и сарказма.</text:p>
      <text:list xml:id="list40625174" text:continue-numbering="true" text:style-name="диалог">
        <text:list-item>
          <text:p text:style-name="P100">А чего ты хотела?!</text:p>
        </text:list-item>
      </text:list>
      <text:p text:style-name="P2">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2">Также, виктимблейминг проявляется в физическом насилии в семье. Например, мужчина поднял <text:soft-page-break/>руку на свою женщину, так как она не промолчала или сделала что-то такое, что <text:span text:style-name="T1">вынудило</text:span> его ее побить. В таком случае жертву засыпают обвинениями в провокации физического насилия над ней.</text:p>
      <text:p text:style-name="P2">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P2">Вина, страх, непонимание, и полная беспомощность — вот какие чувства овладевают жертвой. Конечно, это еще и дело рук «неравнодушных» людей, которые, вместо того, чтобы защитить ее, оправдывают насильника, намекая или говоря прямо о неправильном поведении жертвы, совершенно не понимая, что такое поведение ненормально, какими бы ни были причины!</text:p>
      <text:p text:style-name="P2">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40641569" text:continue-numbering="true" text:style-name="диалог">
        <text:list-item>
          <text:p text:style-name="P100"><text:soft-page-break/>Прости меня, я сорвался из-за того, что ты сказала/сделала.</text:p>
        </text:list-item>
      </text:list>
      <text:p text:style-name="P2">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2">Жертва прощает насильника, так как ей внушили, что она виновата в том, что произошло.</text:p>
      <text:p text:style-name="P2">Но что происходит с жертвами в момент рукоприкладства?</text:p>
      <text:p text:style-name="P2">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P2">Она не понимала — что именно, что не могла поверить, что ее бьют просто так.</text:p>
      <text:p text:style-name="P2">Бытовой стокгольмском синдром. Из-за внушения жертве чувства вины за такие ситуации, она вскоре может и сама поверить в то, что виновата и <text:soft-page-break/>начать оправдывать своего мучителя. Такие эмоциональные и когнитивные искажения нередко становятся результатом оказанного на нее психологического давления.</text:p>
      <text:p text:style-name="P2">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и жертва попадает в больницу. Ее осуждают в том, что она терпела все это и не уходила.</text:p>
      <text:p text:style-name="P2">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2">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P2"><text:soft-page-break/>Если же вам не пришлось вспоминать и вы узнали себя во всех этих примерах — вы стали жертвой виктимблейминга.</text:p>
      <text:p text:style-name="P2"><text:span text:style-name="T10">Противостояние</text:span>:</text:p>
      <text:p text:style-name="P2">Первое правило — вы ни в чем не виноваты!</text:p>
      <text:p text:style-name="P2">Ничто не дает человеку право причинять физический или психологический вред другому. Нет таких причин!</text:p>
      <text:p text:style-name="P2">Ни короткое платье, ни расстегнутая сумка, ни сказанное в порыве гнева плохое слово, ни разбитая кружка или пересоленный суп не дает человеку право на насилие над вами!</text:p>
      <text:p text:style-name="P2">Об этом нужно говорить. Говорить громко и уверенно. Вслух!</text:p>
      <text:list xml:id="list40620636" text:continue-numbering="true" text:style-name="диалог">
        <text:list-item>
          <text:p text:style-name="P100">Меня побили!</text:p>
        </text:list-item>
        <text:list-item>
          <text:p text:style-name="P100">Меня изнасиловали!</text:p>
        </text:list-item>
      </text:list>
      <text:p text:style-name="P2">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text:soft-page-break/>проблемой. Уверена, что у вас найдется человек, который все же поверит вам и окажет поддержку.</text:p>
      <text:p text:style-name="P2">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text:p>
      <text:p text:style-name="P2">Заручитесь чьей-то поддержкой. Правоохранительные органы либо центры защиты, коллеги, друзья — кто угодно, что может защитить вас. Не исключено, что вы станете жертвой виктимблейминга и со стороны тех, у кого просите помощь. Это, кстати, довольно частое явление, но это не должно вам останавливать.</text:p>
      <text:p text:style-name="P2">Ищите помощь в инстанциях, постарайтесь найти человека, который сможет пойти с вами и оказать вам поддержку.</text:p>
      <text:p text:style-name="P2">В случае ж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40640770" text:continue-numbering="true" text:style-name="диалог">
        <text:list-item>
          <text:p text:style-name="P100">То есть, если ты пересолила суп, то позволишь своему мужу наказать тебя? Побить?</text:p>
        </text:list-item>
        <text:list-item>
          <text:p text:style-name="P100"><text:soft-page-break/>Я бы, например, сказала человеку, что у него карман не застегнут. Ведь я нормальный честный человек! А ты бы как поступил?</text:p>
        </text:list-item>
        <text:list-item>
          <text:p text:style-name="P100">Ты хочешь сказать, что, если увидишь на улице девушку в короткой юбке, это даст тебе полное право изнасиловать ее?</text:p>
        </text:list-item>
      </text:list>
      <text:h text:style-name="P80" text:outline-level="2"><text:bookmark-start text:name="Vam_riedko_ustupaiut_ili_nie_ustupaiut_v"/>Вам редко уступают или не уступают вообще<text:bookmark-end text:name="Vam_riedko_ustupaiut_ili_nie_ustupaiut_v"/></text:h>
      <text:p text:style-name="P16">Он не предлагает - он спрашивает. Он не настаивает, а обижается. Он не аргументирует, а обвиняет. И вы соглашаетесь с ним и принимаете его точку зрения.</text:p>
      <text:p text:style-name="P2">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сторону со стороны манипулятора.</text:p>
      <text:p text:style-name="P2">Используя несколько тактик, таких, как внушение чувства вины или обиду, упреки в вашей неспособности уступить, хотя вы уступаете постоянно, он добивается своего, а вы, в свою очередь, <text:soft-page-break/>чувствуете опустошение и беспомощность в попытках что-либо доказать.</text:p>
      <text:p text:style-name="P2">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text:p>
      <text:p text:style-name="P2">Он Великий Всегдаправ, «эксперт» в этом вопросе, как и во всех остальных, но он сделает вас виноватой, если что-то пойдет не так, аргументируя вашей неспособностью его остановить, ведь вы же знали, что он не прав.</text:p>
      <text:p text:style-name="P2"><text:span text:style-name="T10">Противостояние</text:span>:</text:p>
      <text:p text:style-name="P2">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2">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на где-то четверть от их изначальной стоимости. А к ново<text:soft-page-break/>годним праздникам на их ценнике эту стоимость зачеркнули и поставили первую цену с пометкой «Скидка 25%».</text:p>
      <text:p text:style-name="P2">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покупатели довольны и магазин заработал.</text:p>
      <text:p text:style-name="P2">Как бы низко это не звучало, но вам придется торговаться за ваше место под солнцем. Берите изначально выше — просите больше и понемногу снижайте требования. До той точки, которую вы изначально хотели.</text:p>
      <text:p text:style-name="P2">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P2">Вот наглядная ситуация. Вы спорите друг с другом и ни вы, ни ваш партнер не готов уступать. Переходите на уступки, на которые вы согласны пойти. «Если ..., то ...» Это довольно неплохая <text:soft-page-break/>тактика, чтобы показать, что вы готовы уступать, и проверить, готовы ли уступать вам.</text:p>
      <text:p text:style-name="P2">Вы готовы пойти на уступки, но ему придется тоже вам что-то дать. Только так он сможет получить то, что желает.</text:p>
      <text:p text:style-name="P2">Если вы видите, что вашей любовью и вашей уступчивостью пользуются, смените манеру поведения в спорах — не отдавайте ничего просто так. Помните о пошаговой стратегии.</text:p>
      <text:p text:style-name="P2">Если ваш партнер что-то потребовал, и вы уступили, то вероятность того, что его требования продолжатся — возрастает. Требуйте взамен. Скажите, что примете сторону своего упрямого партнера, когда у него будет достаточно доказательств или достойных аргументов.</text:p>
      <text:p text:style-name="P2">Требуйте, раз уж это спор, объяснений его аргументации:</text:p>
      <text:list xml:id="list40631236" text:continue-numbering="true" text:style-name="диалог">
        <text:list-item>
          <text:p text:style-name="P100">Ты убежден, что так правильно, но ты никак не аргументируешь это, а только убеждаешь меня в том, что моя позиция неверна. Докажи мне, что ты прав, а я нет. Если ты не считаешь нужным мне <text:soft-page-break/>что-то доказывать, то я расцениваю это, как отсутствие у тебя корректного мнения.</text:p>
        </text:list-item>
      </text:list>
      <text:p text:style-name="P2">Таким образом вы продемонстрируете собеседнику, что не воспринимаете его мнение без должной аргументации, и он будет вынужден вам ее предоставить, если действительно хочет, чтобы вы приняли его позицию.</text:p>
      <text:p text:style-name="P2">Не соглашайтесь с ним без его объяснений. Это вполне справедливо и обосновано.</text:p>
      <text:p text:style-name="P2">Он требует вас стать не его место — требуйте того же. Не прогибайтесь. Вы имеете полное право на свою точку зрения, на свое мнение, на свой выбор. Если вас лишают этой возможности, стойте на своем, дабы ваш партнер оказался на вашем месте.</text:p>
      <text:list xml:id="list40623963" text:continue-numbering="true" text:style-name="диалог">
        <text:list-item>
          <text:p text:style-name="P100">Я понимаю твою позицию в данной ситуации, и призываю тебя понять меня. Если ты отказываешься или неспособен это сделать, то я это расцениваю, как наплевателькое отношение к моему мнению и не вижу смысла дальше вести этот разговор «в одни ворота».</text:p>
        </text:list-item>
      </text:list>
      <text:p text:style-name="P2"><text:soft-page-break/>Но вы должны быть готовы к тому, что он будет отчаянно стараться надавить на вас. Это будет больно.</text:p>
      <text:p text:style-name="P2">Возможно, в какой-то момент вы пожалеете о том, что вовремя не уступили.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text:p>
      <text:p text:style-name="P2">Таким образом он вызывает в вас чувство неуверенности. Смотрите в оба, и вы увидите сами весь этот абьюз, который царит в ваших отношениях. Такой будет ваша жизнь и дальше, если сейчас вы не сделаете решительные действия в свою пользу.</text:p>
      <text:p text:style-name="P2">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2">Нормальный человек будет стараться сделать любимого счастливым. Если вы заметили, что та<text:soft-page-break/>ких стремлений у вашего партнера нет, то вывод очевиден — плевали на вас и ваши желания с высокой горы.</text:p>
      <text:p text:style-name="P2">Один человек, которого я очень уважаю, как-то сказал мне:</text:p>
      <text:list xml:id="list40616242" text:continue-numbering="true" text:style-name="диалог">
        <text:list-item>
          <text:p text:style-name="P100">В семье должно быть соперничество!</text:p>
        </text:list-item>
      </text:list>
      <text:p text:style-name="P2">Конечно, я возмутилась и уже была готова начать жуткий спор, но он тут же продолжил:</text:p>
      <text:list xml:id="list40631628" text:continue-numbering="true" text:style-name="диалог">
        <text:list-item>
          <text:p text:style-name="P100">Кто кого счастливее сделает!</text:p>
        </text:list-item>
      </text:list>
      <text:p text:style-name="P2">Он в браке уже более двадцати пяти лет, и на моей памяти, это самый мудрый подход к браку из всех, что я слышала или наблюдала. И, я уверена, что — самый продуктивный, если результатом пара хочет видеть счастливые лица друг друга изо дня в день.</text:p>
      <text:p text:style-name="P2">Пара — речь идет об обоих!</text:p>
      <text:p text:style-name="P2">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text:soft-page-break/>ем обернутся для жертв болезненными оскорблениями и обвинениями. Хотите чтобы уважали ваше мнение — отстаивайте его!</text:p>
      <text:h text:style-name="P80" text:outline-level="2"><text:bookmark-start text:name="Patologhichieskaia_lozh___Vviedieniie_v_"/>Патологическая ложь.<text:line-break/>Введение в болезненное состояние ожидания<text:bookmark-end text:name="Patologhichieskaia_lozh___Vviedieniie_v_"/></text:h>
      <text:p text:style-name="P2">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2">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2"><text:soft-page-break/>У такого поведения абьюзера есть два побочных эффекта на психику жертвы.</text:p>
      <text:p text:style-name="P2">Во-первых: напряжение от ожид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P2">Как правило, такое поведение абьюзера строится на мелочах. Жертве обещают что-то совсем незначительное и она настраивается на заведомо известный итог и расстраивается, когда что-то идет не по плану. По отдельности, такие мелочи не стоят внимания, но накопившись, они способны вызвать глубокое разочарование.</text:p>
      <text:p text:style-name="P2">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text:soft-page-break/>невесомая причина для скандала и не может в полной мере объяснить свое недовольство.</text:p>
      <text:p text:style-name="P2">Она понимает, что выглядит это, как каприз, в чем ее и упрекают, обвиняя в излишней требовательности. Жертва 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P2">Но посмотрите внимательнее на такое поведение. Это не просто безответственность или неуважение. Это самая настоящая ложь.</text:p>
      <text:p text:style-name="P2">Ложь и патологическая ложь между собой имеют одно важное различие.</text:p>
      <text:p text:style-name="P2">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2">Но патологическая ложь имеет другую особенность — абьюзер верит в то, что говорит. Даже если его разоблачат — он не расколется. Это не <text:soft-page-break/>просто его правда. Это то, что он считает действительностью.</text:p>
      <text:p text:style-name="P2">В это сложно поверить, не столкнувшись с этим лицом к лицу. Абьюзер не признает свою вину. Для него ее просто нет. Его ложь стала патологической, когда он в нее поверил.</text:p>
      <text:p text:style-name="P2">Это происходит из-за того, что он очень хочет, чтобы она стала действительностью. И она становится таковой для него.</text:p>
      <text:p text:style-name="P2">Вспомните, как вы чего-то хотели, например модный телефон в подростковом возрасте, или машину... Вы этого настолько сильно хотели, что эта вещь вам снилась и вы держали ее в своих руках. Было такое?</text:p>
      <text:p text:style-name="P2">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text:p>
      <text:p text:style-name="P2">Или, например, вы в чем-то ошиблись, и очень бы хотели вернуть время вспять, чтобы все исправить...</text:p>
      <text:p text:style-name="P2"><text:soft-page-break/>Абьюзеры научились в это верить. Он, конечно, не «наколдует» себе мощную тачку, или супер крутой девайс, но «изменить» ход событий в своей голове, просто потому, что ему так хочется — запросто.</text:p>
      <text:p text:style-name="P2">Его правда лишь в его голове. Ни ваши доказательства, ни ваши доводы, ни свидетели не убедят его в обратном. Если он захочет, он перепишет ход событий у себя в голове и поверит в это.</text:p>
      <text:p text:style-name="P2">Я не помню ни разу за три года, чтобы мой милый попросил у меня прощение за что-то, или признал свою вину. Он всегда вел себя так, будто совершенно не понимает, чего я от него хочу.</text:p>
      <text:p text:style-name="P2">Так и было — он не понимал. В своей голове уже давно «переписал» данные мне обещания.</text:p>
      <text:p text:style-name="P2">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p text:style-name="P2"><text:span text:style-name="T10">Противостояние</text:span>:</text:p>
      <text:p text:style-name="P2"><text:soft-page-break/>Манипулятор, будучи бессердечной личностью, подсознательно или осознанно отодвигает дела, которые для него несущественны.</text:p>
      <text:p text:style-name="P2">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все, что им захочется.</text:p>
      <text:p text:style-name="P2">Не пытайтесь шантажировать его! Любое ваше «Ты у меня еще поплачешь» обернется против вас.</text:p>
      <text:p text:style-name="P2">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2"><text:soft-page-break/>Есть пара более грамотных тактик, которые могут помочь заставить его выполнить свое обязательство:</text:p>
      <text:p text:style-name="Text_20_body"><text:span text:style-name="_31__20_Text"><text:span text:style-name="T29">1) </text:span></text:span><text:span text:style-name="T20">Пристыдить.</text:span></text:p>
      <text:list xml:id="list40619473" text:continue-numbering="true" text:style-name="диалог">
        <text:list-item>
          <text:p text:style-name="P100">Ты можешь и не обещать, если не хочешь выглядеть обманщиком.</text:p>
        </text:list-item>
      </text:list>
      <text:p text:style-name="P2">При этом сказать так, чтобы он понял, как вы относитесь к обманщикам. На эту тактику вы можете получить неожиданный ответ:</text:p>
      <text:list xml:id="list40636602" text:continue-numbering="true" text:style-name="диалог">
        <text:list-item>
          <text:p text:style-name="P100">Если тебя не устраивает — давай расстанемся.</text:p>
        </text:list-item>
      </text:list>
      <text:p text:style-name="P2">И это будет вам на руку. Соглашайтесь! Это его решение, абьюзер его принял. Но чего он этим добьется?</text:p>
      <text:p text:style-name="P2">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2"><text:soft-page-break/>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40640978" text:continue-numbering="true" text:style-name="диалог">
        <text:list-item>
          <text:p text:style-name="P100">Я пока поживу у друзей/родителей, а вещи соберу на выходных, договорились?</text:p>
        </text:list-item>
      </text:list>
      <text:p text:style-name="Text_20_body"><text:span text:style-name="_31__20_Text"><text:span text:style-name="T29">2)</text:span></text:span><text:span text:style-name="_31__20_Text"><text:span text:style-name="T20"> </text:span></text:span><text:span text:style-name="T20">Отзеркаливание.</text:span></text:p>
      <text:p text:style-name="P2">Пообещайте ему что-то, что ему может очень понравиться, например:</text:p>
      <text:list xml:id="list40614783" text:continue-numbering="true" text:style-name="диалог">
        <text:list-item>
          <text:p text:style-name="P100">Сегодня дома тебя ждет большой сюрприз!</text:p>
        </text:list-item>
      </text:list>
      <text:p text:style-name="P2">Но никакого сюрприза не готовьте, а если вам начнут предъявлять претензии или демонстрировать обиду, просто ответьте:</text:p>
      <text:list xml:id="list40613964" text:continue-numbering="true" text:style-name="диалог">
        <text:list-item>
          <text:p text:style-name="P100">Я собиралась, честно, но возникли дела по важнее, поэтому сюрприз переноситься на завтра.</text:p>
        </text:list-item>
      </text:list>
      <text:p text:style-name="P2">И, как вы понимаете, на завтра тоже нужно будет придумать отговорку. На вас могут посыпаться <text:soft-page-break/>обвинения в том, что вы безответственный человек. На это можно спокойно ответить:</text:p>
      <text:list xml:id="list40637020" text:continue-numbering="true" text:style-name="диалог">
        <text:list-item>
          <text:p text:style-name="P100">Дорогой, ну кому, как не тебе меня понять!? Кран-то до сих пор течет, хотя ты еще неделю назад обещал его починить, но у тебя возникли какие-то дела, как и у меня сейчас...</text:p>
        </text:list-item>
      </text:list>
      <text:p text:style-name="P2">И чмокните его в щечку, мол это же ничего!..</text:p>
      <text:p text:style-name="P2">Таким образом вы поставите его на свое место и он, возможно, поймет, как это неприятно, и начнет выполнять свои обязательства.</text:p>
      <text:h text:style-name="P80" text:outline-level="2"><text:bookmark-start text:name="Trianghuliatsiia_"/>Триангуляция<text:bookmark-end text:name="Trianghuliatsiia_"/></text:h>
      <text:p text:style-name="P2">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list xml:id="list40618229" text:continue-numbering="true" text:style-name="диалог">
        <text:list-item>
          <text:p text:style-name="P100">Даже Маша/Петя говорит, что ты не права.</text:p>
        </text:list-item>
      </text:list>
      <text:p text:style-name="P2">Или что-то подобное. Манипулятор даже может не посчитать нужным сказать, кто именно отозвался так о вас:</text:p>
      <text:list xml:id="list40629313" text:continue-numbering="true" text:style-name="диалог">
        <text:list-item>
          <text:p text:style-name="P100">Да какая разница — кто? Главное, что я не один так считаю...</text:p>
        </text:list-item>
      </text:list>
      <text:p text:style-name="P2">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2">Если же он называет вам автора:</text:p>
      <text:list xml:id="list40627401" text:continue-numbering="true" text:style-name="диалог">
        <text:list-item>
          <text:p text:style-name="P100"><text:soft-page-break/>Маша/Петя вообще не понимает, почему я с тобой до сих пор встречаюсь...</text:p>
        </text:list-item>
      </text:list>
      <text:p text:style-name="P2">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text:p>
      <text:p text:style-name="P2">Так он может устранять людей, которые могут оказать вам поддержку.</text:p>
      <text:p text:style-name="P2">Триангуляция заставляет вас чувствовать ревность и неуверенность, при этом вы не можете объяснить себе причину таким ощущениям.</text:p>
      <text:p text:style-name="P2">Само слово «триангуляция» говорит о том, что в ваши отношения пытаются внедрить третьего человека. Триангуляция это концепция отношений трех личностей.</text:p>
      <text:p text:style-name="P2">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text:soft-page-break/>идти на уступки, дабы удержать вашу деструктивную половинку.</text:p>
      <text:p text:style-name="P2">Также отношу сюда мнение общества, стереотипы (мужчины полигамны, ты же знаешь!) и предрассудки.</text:p>
      <text:p text:style-name="P2"><text:span text:style-name="T10">Противостояние</text:span>:</text:p>
      <text:p text:style-name="P2">Первое и, пожалуй, самое важное, что стоит сделать, это научиться себя уважать.</text:p>
      <text:p text:style-name="P2">Второе, что необходимо сделать, это узнать лично у этого третьего человека, действительно ли он говорил такое и, если да, то почему так сказал.</text:p>
      <text:p text:style-name="P2">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он надевает маску «жертвы».</text:p>
      <text:p text:style-name="P2">Вы должны понять, что манипулятор просто прячется за спины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40639704" text:continue-numbering="true" text:style-name="диалог">
        <text:list-item>
          <text:p text:style-name="P100"><text:soft-page-break/>А свое мнение у тебя есть?</text:p>
        </text:list-item>
      </text:list>
      <text:p text:style-name="P2">Если он скажет, что согласен с мнением Маши/Пети, смело уточняйте у него смысл этого, уже его, мнения:</text:p>
      <text:list xml:id="list40625381" text:continue-numbering="true" text:style-name="диалог">
        <text:list-item>
          <text:p text:style-name="P100">То есть, ты хочешь сказать, что не понимаешь, почему мы с тобой встречаемся?</text:p>
        </text:list-item>
      </text:list>
      <text:p text:style-name="P2">Так же можно вывести его на чистую воду — узнать, по какой причине он рассказывает о ваших отношениях другим людям:</text:p>
      <text:list xml:id="list40621185" text:continue-numbering="true" text:style-name="диалог">
        <text:list-item>
          <text:p text:style-name="P100">Ты что, жаловался Маше/Пете на меня?</text:p>
        </text:list-item>
      </text:list>
      <text:p text:style-name="P2">Ну или пристыдить в распускании слухов о вашей паре:</text:p>
      <text:list xml:id="list40631570" text:continue-numbering="true" text:style-name="диалог">
        <text:list-item>
          <text:p text:style-name="P100">Можно не быть сплетником и лицемером, милый, и обсудить эти вопросы со мной, а не с посторонними людьми.</text:p>
        </text:list-item>
      </text:list>
      <text:p text:style-name="P2">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2"><text:soft-page-break/>Так вы попытаетесь узнать, что у него в голове, и, возможно, даже узнаете.</text:p>
      <text:h text:style-name="P80" text:outline-level="2"><text:bookmark-start text:name="Dabl_baind_"/>Дабл байнд<text:bookmark-end text:name="Dabl_baind_"/></text:h>
      <text:p text:style-name="P2">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P2">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P2">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text:soft-page-break/>ляют смысл всего сообщения (содержание информации, поведение и отношение к ней).</text:p>
      <text:p text:style-name="P2">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2">Говоря простыми словами, общение, это не только слова, которые мы произносим и слышим, а еще и тон, поза, Лицо, настроение и т. д. говорящего, которыми сопровождается сказанное.</text:p>
      <text:p text:style-name="P2">Как же отличить здоровое (нормальное) общение от деструктивного?</text:p>
      <text:p text:style-name="P2">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2">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text:soft-page-break/>различного характера и к безвыходному положению жертвы.</text:p>
      <text:p text:style-name="P2">Дабл байнд — это единственный и самый верный ответ на вопрос «Почему терпела и не ушла!?»</text:p>
      <text:p text:style-name="P2">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2">Противоречия в посыле абьюзера могут быть вербальными, например:</text:p>
      <text:list xml:id="list40628515" text:continue-numbering="true" text:style-name="диалог">
        <text:list-item>
          <text:p text:style-name="P100">Закрой свой рот и ответь мне!</text:p>
        </text:list-item>
      </text:list>
      <text:p text:style-name="P2">Или же невербальными, когда то, <text:span text:style-name="T1">что</text:span> манипулятор говорит, и то, <text:span text:style-name="T1">как</text:span> он это произносит воспринимается на различных коммуникативных уровнях.</text:p>
      <text:p text:style-name="P2">Приведу пример из уже описанного мною разговора, который я записала на диктофон. Мой парень говорит мне:</text:p>
      <text:list xml:id="list40636377" text:continue-numbering="true" text:style-name="диалог">
        <text:list-item>
          <text:p text:style-name="P100">Главное, что хорошо тебе! Вот это самое главное!</text:p>
        </text:list-item>
      </text:list>
      <text:p text:style-name="P2"><text:soft-page-break/>Его слова говорят об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P2">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P2">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2">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40613492" text:continue-numbering="true" text:style-name="диалог">
        <text:list-item>
          <text:p text:style-name="P100">Ты все придумываешь. Я такого не говорил...</text:p>
        </text:list-item>
      </text:list>
      <text:p text:style-name="P2">Потом висхолдинг:</text:p>
      <text:list xml:id="list40640539" text:continue-numbering="true" text:style-name="диалог">
        <text:list-item>
          <text:p text:style-name="P100"><text:soft-page-break/>И это, по твоему, проблема? Ты действительно считаешь, что из-за этого стоит ссориться?</text:p>
        </text:list-item>
      </text:list>
      <text:p text:style-name="P2">Потом он шлифует это все триггером:</text:p>
      <text:list xml:id="list40622513" text:continue-numbering="true" text:style-name="диалог">
        <text:list-item>
          <text:p text:style-name="P100">Вчера ты тоже говорила, что не хочешь ругаться, но, тем не менее мы поругались...</text:p>
        </text:list-item>
      </text:list>
      <text:p text:style-name="P2">Конечно, без триангуляции никуда:</text:p>
      <text:list xml:id="list40623231" text:continue-numbering="true" text:style-name="диалог">
        <text:list-item>
          <text:p text:style-name="P100">Да все говорят, что ты просто неурав­новешенная...</text:p>
        </text:list-item>
      </text:list>
      <text:p text:style-name="P2">И в заключение, виктимблейминг:</text:p>
      <text:list xml:id="list40618967" text:continue-numbering="true" text:style-name="диалог">
        <text:list-item>
          <text:p text:style-name="P100">Хватит ныть! Сидела бы молча — ничего бы этого не было!..</text:p>
        </text:list-item>
      </text:list>
      <text:p text:style-name="P45">* * *</text:p>
      <text:p text:style-name="P2">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2"><text:soft-page-break/>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2">Исследователи данного вопроса полагают, что Стокгольмский синдром не является психологическим парадоксом или расстройством психики жертвы, а скорее нормальной реакцией человека на сильно травмирующее психику событие.</text:p>
      <text:p text:style-name="P2">Поэтому жертве не стоит верить обвинениям абьюзера в своей неадекватности и психическим расстройствам, так как Стокгольмский синдром не включен ни в одну международную систему классификации психиатрических заболеваний.</text:p>
      <text:p text:style-name="P41">* * *</text:p>
      <text:p text:style-name="P2">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text:soft-page-break/>психологически здорового человека шизофрению — реально.</text:p>
      <text:p text:style-name="Text_20_body"><text:span text:style-name="T20">Шизофрения (</text:span><text:span text:style-name="T25">от </text:span><text:span text:style-name="_30__20_Text"><text:span text:style-name="T20">греч. schizo – расщеплять, phren – ум, рассудок</text:span></text:span><text:span text:style-name="T20">) — расщепление сознания. Одна из особенностей данного заболевания — потеря способности устанавливать связь между отдельными словами и понятиями, что разрушает связность сознания.</text:span></text:p>
      <text:p text:style-name="P2">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результат воздействия этого метода.</text:p>
      <text:p text:style-name="P2">Если вы можете сказать, что ваш партнер ведет себя демонстративно по-разному наедине с вами и в присутствии посторонних — это «дабл байнд».</text:p>
      <text:list xml:id="list40616756" text:continue-numbering="true" text:style-name="диалог">
        <text:list-item>
          <text:p text:style-name="P100">Мне так нравится ее смех!/ Сколько можно ржать?!</text:p>
        </text:list-item>
      </text:list>
      <text:p text:style-name="P2">Если ваш партнер часто меняет собственную систему ценности, чем и оказывает влияние на ваши отношения — это «дабл байнд».</text:p>
      <text:list xml:id="list40617692" text:continue-numbering="true" text:style-name="диалог">
        <text:list-item>
          <text:p text:style-name="P100"><text:soft-page-break/>Слушай, а это хорошая идея!/Ты серьезно? Тупее ничего не придумала?</text:p>
        </text:list-item>
      </text:list>
      <text:p text:style-name="P2">Умалчивание и недоговаривание правды,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2">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ши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2">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2">Так как, помимо всей уже описанной мною характеристики данного метода, «дабл байнд» яв<text:soft-page-break/>ляется ситуацией «тройного клапана», то есть ситуацией, в которой существует еще и третье послание, подтекст — запрет.</text:p>
      <text:p text:style-name="P2">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list xml:id="list40636632" text:continue-numbering="true" text:style-name="диалог">
        <text:list-item>
          <text:p text:style-name="P100">Если ты пригласишь всех друзей, то это вызовет дискомфорт.</text:p>
        </text:list-item>
      </text:list>
      <text:p text:style-name="P2">Нельзя не согласиться, что подтекстом данного заявления является запрет.</text:p>
      <text:list xml:id="list40615291" text:continue-numbering="true" text:style-name="диалог">
        <text:list-item>
          <text:p text:style-name="P100">Я не хочу, чтобы ты приглашала всех друзей, так как это повлечет за собой дискомфорт...</text:p>
        </text:list-item>
      </text:list>
      <text:p text:style-name="P2">Этот подтекст является скрытой (или пассивной) агрессией, и ее очень сложно отследить, ведь жертва изначально видит только такие намерения:</text:p>
      <text:list xml:id="list40614786" text:continue-numbering="true" text:style-name="диалог">
        <text:list-item>
          <text:p text:style-name="P100">Я хочу, чтобы всем было комфортно.</text:p>
        </text:list-item>
      </text:list>
      <text:p text:style-name="P2">Я тогда и подумать не могла, что, на самом деле, как оказалось, должно быть комфортно только ему и его друзьям на моем празднике.</text:p>
      <text:p text:style-name="P2"><text:soft-page-break/>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text:p>
      <text:p text:style-name="P2">Также, жертва двойных посланий теряет всякое желание проявлять инициативу — чтобы не быть виноватой, и предпочитает не оправдываться, потому что не верит, что ее могут выслушать. Ну и конечно, серьезно страдает вера в собственную адекватность.</text:p>
      <text:p text:style-name="P2">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40635018" text:continue-numbering="true" text:style-name="диалог">
        <text:list-item>
          <text:p text:style-name="P100">Я тебя люблю ни смотря ни на что! (Ты очень плохая. У тебя множество недостатков. По сути тебя не за что любить, но — я тебя все равно люблю!)</text:p>
        </text:list-item>
        <text:list-item>
          <text:p text:style-name="P100">Мы сделаем это когда ты захочешь — завтра!</text:p>
        </text:list-item>
        <text:list-item>
          <text:p text:style-name="P100"><text:soft-page-break/>Ты можешь рассказать мне. Я пойму! / Как ты могла такое сделать?! Ты в своем уме?</text:p>
        </text:list-item>
        <text:list-item>
          <text:p text:style-name="P100">Тебе не нужна косметика, ты у меня и так красивая! / Ух какая девушка, не то, что моя — замухрышка!</text:p>
        </text:list-item>
        <text:list-item>
          <text:p text:style-name="P100">Ты у меня самая лучшая! Я тебя недостоин! (Ты слишком умная/красивая/талантливая... Тебе надо быть хуже, чтобы я был достойным тебя!)</text:p>
        </text:list-item>
        <text:list-item>
          <text:p text:style-name="P100">Не работает — нахлебница, сидит на моей шее. / Работает — а обо мне кто будет заботиться?! Эгоистка!</text:p>
        </text:list-item>
        <text:list-item>
          <text:p text:style-name="P100">Все женщины корыстные сучки! Им только деньги и нужны! / Как это ты сама за себя заплатишь? Ты хочешь меня унизить?</text:p>
        </text:list-item>
        <text:list-item>
          <text:p text:style-name="P100">Занимаешься спортом — хочешь, чтоб парни на твою накачанную попку смотрели? / Не занимаешься — лентяйка и жопа у тебя жирная!</text:p>
        </text:list-item>
        <text:list-item>
          <text:p text:style-name="P100">Ей только обнимашки и нужны! / Она вообще не обращает на меня внимание!</text:p>
        </text:list-item>
        <text:list-item>
          <text:p text:style-name="P100">Мне нравятся умные девушки! / Она что думает, что она самая умная?!</text:p>
        </text:list-item>
        <text:list-item>
          <text:p text:style-name="P100"><text:soft-page-break/>Мне так нравится твой смех! / Когда ты уже успокоишься? Веди себя нормально!</text:p>
        </text:list-item>
        <text:list-item>
          <text:p text:style-name="P100">Мне для тебя ничего не жалко! / Джинсы тебе новые? А чем тебе старые не нравятся?</text:p>
        </text:list-item>
      </text:list>
      <text:p text:style-name="P11"><text:span text:style-name="T10">Противостояние</text:span>:</text:p>
      <text:p text:style-name="P2">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P2">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2">Не ищите только хороший смысл в его словах — это лишь прикрытие его иснтинных намерений. Уйти — это единственный надежный способ избавиться от воздействий дабл байндов. Главное ве<text:soft-page-break/>рить в себя! К сожалению, здесь мне нечего больше добавить.</text:p>
      <text:h text:style-name="P80" text:outline-level="2">Демонстрация<text:line-break/>(в доп. к описанию дабл байнда)</text:h>
      <text:h text:style-name="Heading_20_3" text:outline-level="3">Демонстрация занятости</text:h>
      <text:p text:style-name="P2">Он может обнимать вас, целовать вас и говорить, что вы хорошая. 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 будет стоять на месте и ждать пока вы подойдете, чтобы обнять вас.</text:p>
      <text:p text:style-name="P2">Вам нужно осознать что слова без действий и поступков ничего не значат.</text:p>
      <text:p text:style-name="P2"><text:soft-page-break/>Заметили, что он практически не проводит время с вами? Нет? Хотите возразить, мол, вот месяц назад мы вместе куда-то там ходили, или смотрели какой-то там фильм...?</text:p>
      <text:p text:style-name="P2">Он редко и мал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2">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когда вдруг у него появилось свободное время. Время на вас.</text:p>
      <text:p text:style-name="P2">Очень плавно мы подошли к еще одному моменту — свободное время. От чего? От каких дел?</text:p>
      <text:p text:style-name="P2">Работа, друзья, компьютерные игры... Возможно какие-то хобби или само/образование. Заметьте, что в большинство его занятий вы не вписываетесь.</text:p>
      <text:p text:style-name="P2">Что вам с того?</text:p>
      <text:p text:style-name="P2"><text:soft-page-break/>Пусть все, что он делает, в метафорическом смысле, будет, например — изготовлением кирпичей. Почему именно кирпичей? Они нужны для строительства. Для строительства чего? Будущего.</text:p>
      <text:p text:style-name="P2">Вот он изо дня в день изготавливает кирпичи, как и вы. Как и все. От того, насколько эти кирпичи качественные зависит качество Будущего, которое он с их помощью построит.</text:p>
      <text:p text:style-name="P2">Несомненно, ему нужны инструменты для их изготовления.</text:p>
      <text:p text:style-name="P2">Инструмент первый - «работа». Насколько продуктивно он выполняет свои обязанности, насколько качествен его продукт — зависит от этого инструмента. «Работа» позволяет копить больше и больше кирпичей, зарабатывать их, изготовлять.</text:p>
      <text:p text:style-name="P2">Для того, чтобы «работа» приносила больше кирпичей, нужно еще два инструмента «обучение» и «отдых».</text:p>
      <text:p text:style-name="P2">На «обучение» обычно тратятся такие ресурсы, как время, и, если речь не идет о самообразовании, то еще и кирпичи. Это ничего, ведь потратив <text:soft-page-break/>один кирпич на «обучение», можно за-«работа»-ть больше кирпичей.</text:p>
      <text:p text:style-name="P2">Инструмент «отдых» тоже помогает создавать все новые и новые кирпичи. Этот инструмент воодушевляет, расслабляет и восстанавливает силы. Без него количество кирпичей может сократиться.</text:p>
      <text:p text:style-name="P2">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text:p>
      <text:p text:style-name="P2">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если строит лишь Сегодня?</text:p>
      <text:p text:style-name="P2">Попробуйте представить, что вас ждет с этим человеком? А ничего — шиш на палочке.</text:p>
      <text:p text:style-name="P2">И что самое интересное, для изготовления этих его кирпичей ему нужен еще один инструмент — «вы». Там где он тратит время, силы и кирпичи на <text:soft-page-break/>себя, образуются дыры в ваших отношениях. «Вы» тот самый инструмент, который эти дыры латает.</text:p>
      <text:p text:style-name="P2">Что угодно, быт или дополнительные кирпичи для вашей пары, духовность, уют и стабильность — стремитесь к этому и обеспечиваете это только «вы». Для вас наступает череда заблуждений, что все хорошо, что все идет, как надо — общими стараниями. Но это не так.</text:p>
      <text:p text:style-name="P2">На Будущее вашей пары вы тратите исключительно свои силы, а он лишь создает видимость продуктивности на ваше общее благо.</text:p>
      <text:p text:style-name="P2">Он изображает старания. Занимается только тем, что ему нравится, с теми, кто, на самом деле, стоит для него на первом месте, а вот вам придется изо дня в день ждать своей очереди.</text:p>
      <text:p text:style-name="P2">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а вашей паре. Вам обоим.</text:p>
      <text:p text:style-name="P2">Да, он может пропадать на работе и вам нечего предъявить ему — он же не шляется где попало! <text:soft-page-break/>После работы он захочет заняться чем-то своим — он ведь очень устал, у него был напряженный день. Как и вчера. Как и позавчера... Но ведь он имеет право на отдых.</text:p>
      <text:p text:style-name="P2">Вы постоянно оправдываете его.</text:p>
      <text:p text:style-name="P2">Да, я отношу это к дабл байнду, ведь посудите сами, не попытка ли это ввести вас в заблуждение? Вам ведь не к чему придраться, на первый взгляд. Не в чем упрекнуть... А результата — ноль.</text:p>
      <text:p text:style-name="P2">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2">Вот это как раз та картина, которую рисует вам ваш партнер. Картина, которая вам визуально нравится, но которую он заберет с собой и уйдет, оставив вас ни с чем. Забрав ваши силы, время, кирпичи и здоровье.</text:p>
      <text:p text:style-name="P12">Противостояние<text:span text:style-name="T11">:</text:span></text:p>
      <text:p text:style-name="P64"><text:soft-page-break/>Во-первых, как я уже неоднократно говорила — перестаньте служить. Во-вторых, поставьте наконец себя на первое место, полюбите себя!</text:p>
      <text:p text:style-name="P11">Идите на курсы, займитесь хобби, и не сидите дома только потому, что он чем-то там своим занят, а без него вы не хотите никуда идти. Идите — не отвлекайте милого.</text:p>
      <text:p text:style-name="P11">Вылезьте наконец из «домика» под названием зависимость.</text:p>
      <text:p text:style-name="P11">Измените свое поведение в свою пользу — вызовете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стве.</text:p>
      <text:p text:style-name="P11">Учитывая тот факт, что вы не собираетесь сидеть и ждать, как собака, пока на нее обратят внимание и погладят, для вас такие его реакции покажутся очень даже забавными.</text:p>
      <text:h text:style-name="Heading_20_3" text:outline-level="3">Демонстрация любви</text:h>
      <text:p text:style-name="P2"><text:soft-page-break/>Есть еще один вид демонстрации. В прямом смысле этого слова. Он смело относится к дабл байнду, так как тоже сбивает с толку.</text:p>
      <text:p text:style-name="P2">Это демонстрация хорошего отношения к вам, наличия чувств к вам, восхищения вами... Только не вам, а окружающим.</text:p>
      <text:p text:style-name="P2">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ним, если до этого не задумывались об этом.</text:p>
      <text:p text:style-name="P2">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Вот только не вам.</text:p>
      <text:p text:style-name="P2">Нет, ну конечно и вам тоже, ведь это как раз те выстрелы, которыми обычно абьюзеры убивают по два зайца одновременно. Это он так патроны экономит.</text:p>
      <text:p text:style-name="P2">Как я уже говорила, абьюзеры крайне скупы на чувства и проявления эмоций. Они не любят тра<text:soft-page-break/>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2">О, скорее всего, именно это вас и раздражает, но вы еще даже не рассматриваете этот раздражитель, так как не знаете о нем.</text:p>
      <text:p text:style-name="P2">Это очень раздражает. Ведь когда вы остаетесь наедине, ситуация кардинально меняется. А самое интересное, что вы не можете себе это объяснить. Что-то поменялось, но вы не понимаете, что стало этому причиной.</text:p>
      <text:p text:style-name="P2">Вы ведь все еще тешите себя иллюзиями: «Не может же он просто так, без причины...!», «Показалось!» или «Он не желает мне зла!»</text:p>
      <text:p text:style-name="P2">Это хорошо, если вы подумали об этом и забыли. А если, проводив гостей, он вдруг демонстрирует вам свое равнодушие, вы начинаете думать да гадать, что же вы сделали не так? Может обидели чем его ранимую душеньку?</text:p>
      <text:p text:style-name="P2"><text:soft-page-break/>И погружаетесь в долгие и томные раздумья «что же я опять такого сделала?». А он выходит «чистеньким». За руку не пойман, а его театральное искусство оценено зрителями по достоинству. Он подготовил почву на случай, если что-то <text:s/>пойдет не так в ваших отношениях и обеспечил себе надежный тыл.</text:p>
      <text:p text:style-name="P2">Теперь, если вдруг вы, как инструмент, потеряете для него ценность — можете не сомневаться, что его поддержат. Его, а не вас, при любых раскладах.</text:p>
      <text:p text:style-name="P12">Противостояние<text:span text:style-name="T11">:</text:span></text:p>
      <text:p text:style-name="P11">Здесь, на мой взгляд, ничего не остается, кроме как <text:s/>акцентировать на этом внимание вашего окружения. Обращайте внимание вслух:</text:p>
      <text:list xml:id="list40633161" text:continue-numbering="true" text:style-name="диалог">
        <text:list-item>
          <text:p text:style-name="P107">Ого, сколько нежности! Всегда бы так!</text:p>
        </text:list-item>
        <text:list-item>
          <text:p text:style-name="P107">Ммм... спасибо, милый! Ты настоящий джентльмен! Если бы еще дома так себя вел, то цены бы тебе не было! На тебе цем!</text:p>
        </text:list-item>
        <text:list-item>
          <text:p text:style-name="P109"><text:span text:style-name="T11">Откуда столько внимания? Или это ты перед друзьями рисуешься?</text:span>!</text:p>
        </text:list-item>
        <text:list-item>
          <text:p text:style-name="P107"><text:soft-page-break/>Ой, а я уже и забыла, как цветы пахнут!</text:p>
        </text:list-item>
      </text:list>
      <text:p text:style-name="P11">Но, внимание!</text:p>
      <text:p text:style-name="P11"><text:s/>Не нужно делать такие акценты агрессивно — это обернется против вас. Это не должен быть упрек или замечание — такие наезды со стороны будут выглядеть тихой истерикой.</text:p>
      <text:p text:style-name="P11">Пусть его непривычное поведение для вас будет вашим удивлением, которое сопровождается милыми фразами, сказанными с улыбкой. Так вы его поставите в неловкое положение. Ну а ваше окружение запомнит, что он лукавит.</text:p>
      <text:p text:style-name="P11">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чего, например, в случае его жалоб вашим знакомым, у них было другое видение в вашу пользу.</text:p>
      <text:p text:style-name="P11">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сущность на людях.</text:p>
      <text:h text:style-name="P80" text:outline-level="2"><text:bookmark-start text:name="Podkrieplieniie__Stimuliatsiia_na_dieist"/>Подкрепление.<text:line-break/>Стимуляция на действия<text:bookmark-end text:name="Podkrieplieniie__Stimuliatsiia_na_dieist"/></text:h>
      <text:p text:style-name="P2">Подкрепление — это событие, которое служит для увеличения вероятности реакции. Это, своего рода, стимулятор.</text:p>
      <text:p text:style-name="P2">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2">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2"><text:soft-page-break/>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77" text:outline-level="3"><text:bookmark-start text:name="Polozhitiel_noie_podkrieplieniie_"/>Положительное подкрепление<text:bookmark-end text:name="Polozhitiel_noie_podkrieplieniie_"/></text:h>
      <text:p text:style-name="P2">Положительное подкрепление (<text:span text:style-name="T1">зеленая кнопка</text:span>) — это позитивное событие, которое стимулирует на действия путем вызова нужной реакции. Речь пойдет о мотивации плюшками.</text:p>
      <text:p text:style-name="P13">«Если мне нравится то, что ты делаешь, тебя ждет награда.»</text:p>
      <text:p text:style-name="P2">У положительного подкрепления есть несколько, так сказать, направлений.</text:p>
      <text:p text:style-name="P2">1. Стимуляция жертвы на действия путем поощрения за выполнение обязанностей манипулятора.</text:p>
      <text:list xml:id="list40625154" text:continue-numbering="true" text:style-name="диалог">
        <text:list-item>
          <text:p text:style-name="P100">Ты у меня такая сильная! Такие тяжелые пакеты из магазина притащила! Люблю сильных женщин. Иди сюда, я тебя поцелую!</text:p>
        </text:list-item>
      </text:list>
      <text:p text:style-name="P2">В этом случае он благодарит за то, что должен был сделать сам, но вам ведь приятно, вас похвалили и вашу усталость, как рукой сняло!</text:p>
      <text:p text:style-name="P2"><text:soft-page-break/>2. Стимуляция жертвы на действия путем благодарности за то, что жертва выполнила свои обязанности.</text:p>
      <text:list xml:id="list40643506" text:continue-numbering="true" text:style-name="диалог">
        <text:list-item>
          <text:p text:style-name="P100">Вот тебе цветы за то, что ты вчера приготовила такой вкусный ужин!</text:p>
        </text:list-item>
      </text:list>
      <text:p text:style-name="P2">Это, на первый взгляд, тоже приятный комплимент. Нам ведь нравится, когда нам дарят цветы, да? Но посмотрите внимательнее — это плата за ваши труды. Как плата за услуги домработницы.</text:p>
      <text:p text:style-name="P2">Он не сделал это просто так, потому что вы хорошая и заботливая, или потому что он вас любит. Он великодушно отплатил вам за ваши труды.</text:p>
      <text:p text:style-name="P2">3. Стимуляция жертвы на действия путем требований ответной реакции на его действия.</text:p>
      <text:list xml:id="list40630028" text:continue-numbering="true" text:style-name="диалог">
        <text:list-item>
          <text:p text:style-name="P100">Я вчера с тобой поделился, теперь ты делись.</text:p>
        </text:list-item>
        <text:list-item>
          <text:p text:style-name="P100">В прошлый раз я уступил, теперь ты уступи.</text:p>
        </text:list-item>
      </text:list>
      <text:p text:style-name="P2">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text:soft-page-break/>сомненно, заслуживает одобрения, но он вас ничему обязывать не должен.</text:p>
      <text:p text:style-name="P2">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40619503" text:continue-numbering="true" text:style-name="диалог">
        <text:list-item>
          <text:p text:style-name="P100">Летом едем на море, а зимой — в горы, договорились?</text:p>
        </text:list-item>
      </text:list>
      <text:p text:style-name="P2">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2">4. Стимуляция жертвы путем похвалы на самостоятельное выполнение общих обязанностей.</text:p>
      <text:list xml:id="list40631778" text:continue-numbering="true" text:style-name="диалог">
        <text:list-item>
          <text:p text:style-name="P100">Милая, но ты же знаешь, что я не уберу в квартире, как ты! Ты с этим справишься гораздо быстрее, чем я! Ты у меня такая молодец!</text:p>
        </text:list-item>
        <text:list-item>
          <text:p text:style-name="P100"><text:soft-page-break/>У тебя так здорово получается все планировать, так что я решил дать тебе возможность полностью спланировать эту поездку!</text:p>
        </text:list-item>
        <text:list-item>
          <text:p text:style-name="P100">Никто не сделает это лучше тебя! Не буду мешать!..</text:p>
        </text:list-item>
      </text:list>
      <text:p text:style-name="P2">5. Сглаживание последствий деструктивного (отрицательного) поведения абьюзера.</text:p>
      <text:list xml:id="list40628707" text:continue-numbering="true" text:style-name="диалог">
        <text:list-item>
          <text:p text:style-name="P100">Милая, не обижайся! Я ведь так тебя люблю!</text:p>
        </text:list-item>
        <text:list-item>
          <text:p text:style-name="P100">Я вчера погорячился... Вот тебе цветы!</text:p>
        </text:list-item>
        <text:list-item>
          <text:p text:style-name="P100">Я без тебя не смогу! Ты мне очень нужна! Не бросай меня! Я не знаю, что буду без тебя (такой хорошей) делать!</text:p>
        </text:list-item>
      </text:list>
      <text:p text:style-name="P2">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P2">Вспомните, какие подарки вам дарил ваш партнер. С чем они у вас ассоциируются? Если большинство из них связано у вас с негативными <text:soft-page-break/>воспоминаниями, то вас активно подкупают и задабривают, чтоб вы меньше сопротивлялись.</text:p>
      <text:p text:style-name="P2">То есть, постоянно нажимают на вашу зеленую кнопку!</text:p>
      <text:p text:style-name="P45">* * *</text:p>
      <text:p text:style-name="P2">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2">Такие поощрения не есть плюшки.</text:p>
      <text:p text:style-name="P2">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2">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2"><text:soft-page-break/>Чем же отличается положительное подкрепление от проявления внимания и любви к вам?</text:p>
      <text:p text:style-name="P2">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2">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2">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лать чего-то (не злиться). Задача положительного подкрепления — повысить вероятность этих ваших действий в будущем.</text:p>
      <text:p text:style-name="P2">Положительное подкрепление — это очень эффективный инструмент стимуляции жертвы на действия, которые устраивают абьюзера. Чем <text:soft-page-break/>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2">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2"><text:span text:style-name="T10">Противостояние</text:span>:</text:p>
      <text:p text:style-name="P2">Помните, действия абьюзера рассчитаны на обеспечение собственного комфорта.</text:p>
      <text:p text:style-name="P2">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2"><text:soft-page-break/>Если он выполнит вашу просьбу — похвалите его. Это будет вашим положительным подкреплением.</text:p>
      <text:list xml:id="list40625473" text:continue-numbering="true" text:style-name="диалог">
        <text:list-item>
          <text:p text:style-name="P100">Спасибо! Я очень рада! Ты приготовил действительно вкусный ужин!</text:p>
        </text:list-item>
        <text:list-item>
          <text:p text:style-name="P100">Спасибо! Это действительно важно для меня! Ты мне очень помог!</text:p>
        </text:list-item>
      </text:list>
      <text:p text:style-name="P2">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h text:style-name="P77" text:outline-level="3"><text:bookmark-start text:name="Nieustoichivoie_ili_chastichnoie_podkrie"/>Неустойчивое или частичное подкрепление<text:bookmark-end text:name="Nieustoichivoie_ili_chastichnoie_podkrie"/></text:h>
      <text:p text:style-name="P2">Неустойчивое или частичное подкрепление (<text:span text:style-name="T1">оранжевая кнопка</text:span>) — это событие, которое погружает жертву в переживания, связанные с сомнениями и страхом не угодить абьюзеру.</text:p>
      <text:p text:style-name="P13">«Я сомневаюсь в том, что ты сделаешь так, как я хочу.»</text:p>
      <text:p text:style-name="P2">Он оценивает ваши действия, значительно занижая свои оценки вам, поощряя вас стараться лучше, упорствовать, угождать.</text:p>
      <text:list xml:id="list40619058" text:continue-numbering="true" text:style-name="диалог">
        <text:list-item>
          <text:p text:style-name="P100">Ты приготовила замечательный ужин! Вот если бы ты еще и десерт приготовила — цены бы тебе не было!</text:p>
        </text:list-item>
        <text:list-item>
          <text:p text:style-name="P100">Сегодня ты приготовила замечательный ужин! Но вчера ужин был вкуснее.</text:p>
        </text:list-item>
      </text:list>
      <text:p text:style-name="P2">Подобные ситуации, если они есть в ваших отношениях, гласят о том, что абьюзер демонстриру<text:soft-page-break/>ет собственную власть над вами. Такая мотивация сосредоточена на том, чтобы остаться «чистеньким», не более не менее.</text:p>
      <text:p text:style-name="P2">Вместо того, чтобы потребовать отдачи, вы чувствуете свою вину в том, что у вас что-то получилось не так хорошо, как могло бы.</text:p>
      <text:p text:style-name="P2">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2">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40634035" text:continue-numbering="true" text:style-name="диалог">
        <text:list-item>
          <text:p text:style-name="P100">Ты прямо статусами из соц-сети заговорила!</text:p>
        </text:list-item>
        <text:list-item>
          <text:p text:style-name="P100">Вау, а что это за платье у тебя такое! Может наденешь что-то другое?</text:p>
        </text:list-item>
        <text:list-item>
          <text:p text:style-name="P100">Тебе бы постричься не помешало... Только вчера была у парикмахера?.. Понятно...</text:p>
        </text:list-item>
      </text:list>
      <text:p text:style-name="P2"><text:soft-page-break/>Или, например, с вами разговаривают, употребляя сложные термины, заводя тему, в которой вы не разбираетесь. Вы чувствуете себя неловко и глупо...</text:p>
      <text:p text:style-name="P2">Это из-за того, что по теореме эквивалентности при элементарных преобразованиях... Ну ты же понимаешь, о чем я, да?</text:p>
      <text:list xml:id="list40645101" text:continue-numbering="true" text:style-name="диалог">
        <text:list-item>
          <text:p text:style-name="P100">Также во многом это проявляется в быту:</text:p>
        </text:list-item>
        <text:list-item>
          <text:p text:style-name="P100">Ты вчера борщ пересолила, поэтому сегодня готовишь тоже ты.</text:p>
        </text:list-item>
        <text:list-item>
          <text:p text:style-name="P100">Я мыл лапы Рексу, поэтому гулять с ним идешь опять ты.</text:p>
        </text:list-item>
      </text:list>
      <text:p text:style-name="P2">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2">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2"><text:soft-page-break/>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2">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2">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2"><text:span text:style-name="T10">Противостояние</text:span>:</text:p>
      <text:p text:style-name="P2"><text:soft-page-break/>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40625668" text:continue-numbering="true" text:style-name="диалог">
        <text:list-item>
          <text:p text:style-name="P100">Да, эта то самое платье, в котором я была на нашем свидании неделю назад. Ты еще сказал, что я хорошо выгляжу.</text:p>
        </text:list-item>
        <text:list-item>
          <text:p text:style-name="P100">Ты думаешь, что если скажешь мне пару незнакомых мне слов, я тебя любить больше буду?</text:p>
        </text:list-item>
        <text:list-item>
          <text:p text:style-name="P100">Если ты хочешь рыбу на ужин, то ты мог бы сам ее приготовить.</text:p>
        </text:list-item>
        <text:list-item>
          <text:p text:style-name="P100">Не нравится — делай сам.</text:p>
        </text:list-item>
        <text:list-item>
          <text:p text:style-name="P100">Это все потому, что ты не помог мне. Легко говорить, когда ты даже не учавствовал.</text:p>
        </text:list-item>
      </text:list>
      <text:p text:style-name="P2">Вполне справедливо.</text:p>
      <text:p text:style-name="P2">Не берите на себя слишком много! Если это вам нужно — то вперед. Только потом не плачьте, что вас наказали или недооценили.</text:p>
      <text:list xml:id="list40638109" text:continue-numbering="true" text:style-name="диалог">
        <text:list-item>
          <text:p text:style-name="P100">Тебе надо, ты и делай! - услышите вы на все предложения.</text:p>
        </text:list-item>
      </text:list>
      <text:p text:style-name="P2"><text:soft-page-break/>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2">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2">Что касается бытовых вопросов, то тут сложнее, ведь вам придется прекратить проявлять инициативу (она наказуема).</text:p>
      <text:p text:style-name="P2">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h text:style-name="P77" text:outline-level="3"><text:bookmark-start text:name="Otritsatiel_noie_podkrieplieniie_"/>Отрицательное подкрепление<text:bookmark-end text:name="Otritsatiel_noie_podkrieplieniie_"/></text:h>
      <text:p text:style-name="P2">Отрицательное подкрепление (<text:span text:style-name="T1">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13">«Если ты не сделаешь так, как я хочу, то тебя ждет наказание.»</text:p>
      <text:p text:style-name="P2">Используя отрицательное подкрепление, абьюзер создает угрозу и стимулирует вас на все, что поможет вам избежать этой угрозы.</text:p>
      <text:list xml:id="list40637349" text:continue-numbering="true" text:style-name="диалог">
        <text:list-item>
          <text:p text:style-name="P100">Если ты сейчас пойдешь гулять, то я с тобой не буду разговаривать.</text:p>
        </text:list-item>
        <text:list-item>
          <text:p text:style-name="P100">Если ты купишь это платье, то мы не поедем в отпуск.</text:p>
        </text:list-item>
        <text:list-item>
          <text:p text:style-name="P100">Если ты еще раз так сделаешь — пеняй на себя!</text:p>
        </text:list-item>
        <text:list-item>
          <text:p text:style-name="P100"><text:soft-page-break/>Если ты выйдешь из квартиры — можешь не возвращаться!</text:p>
        </text:list-item>
      </text:list>
      <text:p text:style-name="P2">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2">Крики, гнев, приказы, рукоприкладство, ограничение вас денежными средствами, равнодушие, бойкот или истерики со слезам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2"><text:span text:style-name="T10">Противостояние</text:span>:</text:p>
      <text:p text:style-name="P2">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2"><text:soft-page-break/>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2">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2"><text:span text:style-name="T9">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P2">И вот вы стоите на пороге квартиры, из которой вам не разрешают выйти и думаете: «Что же луч<text:soft-page-break/>ше — уйти и уйти навсегда, или остаться и терпеть?» Вас так надрессировали, что вы уже расстегиваете свою курточку и снимаете обувь... Стоп.</text:p>
      <text:p text:style-name="P2">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2">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2">— Объясни мне, по какой причине ты запрещаешь мне это делать (пойти гулять)?</text:p>
      <text:p text:style-name="P2">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text:soft-page-break/>ции. Его ответ может быть каким угодно, например, он может сказать: «Потому, что ты моя девушка/жена...» Или: «Потому, что я так хочу!»</text:p>
      <text:p text:style-name="P2">Оставайтесь спокойной, не повышайте интонацию. Скажите ровно и может даже с улыбкой:</text:p>
      <text:list xml:id="list40619969" text:continue-numbering="true" text:style-name="диалог">
        <text:list-item>
          <text:p text:style-name="P100">Но ты не можешь мне запретить!</text:p>
        </text:list-item>
      </text:list>
      <text:p text:style-name="P2">Вы хозяйка собственной жизни и вам решать, что вам делать. Никто, даже ваши родители, не могут вам запретить поступать так, как вам хочется.</text:p>
      <text:p text:style-name="P2">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2">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2"><text:soft-page-break/>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2">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40641219" text:continue-numbering="true" text:style-name="диалог">
        <text:list-item>
          <text:p text:style-name="P100">Поговорим, когда я вернусь.</text:p>
        </text:list-item>
      </text:list>
      <text:p text:style-name="P2">Вы не должны и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2"><text:soft-page-break/>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2">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2">Будьте готовы и к тому, что ваши попытки противостоять ему могут вызвать в нем море агрессии, которую он направит на вас мощным потоком.</text:p>
      <text:h text:style-name="P77" text:outline-level="3"><text:bookmark-start text:name="Travmiruiushchii_odnorazovyi_opyt_"/>Травмирующий одноразовый опыт<text:bookmark-end text:name="Travmiruiushchii_odnorazovyi_opyt_"/></text:h>
      <text:p text:style-name="P2">Травмирующий одноразовый опыт (<text:span text:style-name="T1">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13">«Так будет каждый раз, когда ты сделаешь то, чего я не хочу.»</text:p>
      <text:p text:style-name="P2">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2">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text:soft-page-break/>успокоить, мой парень посреди улицы схватил меня за руку и грубо встряхнул.</text:p>
      <text:p text:style-name="P2">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2">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2">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2">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text:soft-page-break/>жертвы, значимость ее чувств, мнения, право на реакцию и волю проявлять чувства.</text:p>
      <text:p text:style-name="P2"><text:span text:style-name="T10">Противостояние</text:span>:</text:p>
      <text:p text:style-name="P2">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2">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80" text:outline-level="2"><text:bookmark-start text:name="Postoiannyie_zhaloby_"/>Постоянные жалобы<text:bookmark-end text:name="Postoiannyie_zhaloby_"/></text:h>
      <text:p text:style-name="P2">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2">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2">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text:soft-page-break/>дечным человеком, которому плевать на чужие проблемы.</text:p>
      <text:p text:style-name="P2">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2">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2">Пожалуй, я включу сюда еще один момент — жажда внимания. Рассмотрим сразу две формулировки:</text:p>
      <text:list xml:id="list40628462" text:continue-numbering="true" text:style-name="диалог">
        <text:list-item>
          <text:p text:style-name="P100">Ты уделяешь мне недостаточно внимания! — упрек.</text:p>
        </text:list-item>
        <text:list-item>
          <text:p text:style-name="P100">Ты должна уделять мне больше внимания! — приказ.</text:p>
        </text:list-item>
      </text:list>
      <text:p text:style-name="P2">В приказном тоне или же в качестве обвинения — это жалоба.</text:p>
      <text:p text:style-name="P2"><text:soft-page-break/>Вы, в коем-то веке, собрались с подругами — он вам без конца звонит. Вы чем-то заняты, но он вас зовет, а если вы не подходите — обижается...</text:p>
      <text:p text:style-name="P2">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P2"><text:span text:style-name="T10">Противостояние</text:span>:</text:p>
      <text:p text:style-name="P2">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2">Этими приемами, зачастую, пользуются сами манипуляторы, люди невосприимчивые к манипуляциям и делают это они — подсознательно.</text:p>
      <text:p text:style-name="P2">Человеку, для которого такое поведение неестественно, будет сложно приспособится к дан<text:soft-page-break/>ной технике. Нужно быть бдительным и прилагать большие усилия, связанные с нервной системой.</text:p>
      <text:p text:style-name="P2">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Зато вы будете уверены, что ситуация под вашим контролем.</text:p>
      <text:p text:style-name="P2">Вам понадобится чуток равнодушия и подход с юмором:</text:p>
      <text:list xml:id="list40622419" text:continue-numbering="true" text:style-name="диалог">
        <text:list-item>
          <text:p text:style-name="P100">Болит голова? Выпей таблетку. Вон там лежит...</text:p>
        </text:list-item>
        <text:list-item>
          <text:p text:style-name="P100">Что? Опять злодей-Володя тебе палки в колеса ставит? Вот паразит! Ужинать будешь?</text:p>
        </text:list-item>
        <text:list-item>
          <text:p text:style-name="P100">А? Что? Прости, я не слушала тебя сейчас — задумалась о своем... Повтори, пожалуйста... А нет, стой, я забыла, мне тут позвонить срочно надо!..</text:p>
        </text:list-item>
        <text:list-item>
          <text:p text:style-name="P100">Милый, не могу подойти! Тебе надо — ты и подходи.</text:p>
        </text:list-item>
      </text:list>
      <text:p text:style-name="P2">В любом случае это не супер-сложные дела, чтоб вы летели к нему по первому зову.</text:p>
      <text:p text:style-name="P2"><text:soft-page-break/>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h text:style-name="P80" text:outline-level="2"><text:bookmark-start text:name="Nieriashlivost__"/>О<text:bookmark-end text:name="Nieriashlivost__"/>тношение к чистоте</text:h>
      <text:p text:style-name="P2">Еще один из признаков абьюза — отношение к чистоте. Если речь идет о крайностях, то это, как вы понимаете, ненормально.</text:p>
      <text:h text:style-name="Heading_20_3" text:outline-level="3"><text:span text:style-name="T13">Патологическая</text:span><text:span text:style-name="T32"> </text:span><text:span text:style-name="T13">н</text:span>еряшливость.</text:h>
      <text:p text:style-name="P2">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2">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text:soft-page-break/>при этом отрицает свою причастность к беспорядку и совершенно не видит в этом проблему.</text:p>
      <text:p text:style-name="P2">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2"><text:span text:style-name="T10">Противостояние</text:span>:</text:p>
      <text:p text:style-name="P2">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2">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2"><text:soft-page-break/>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2">Попробуйте осторожно намекать, например, если он закинул одежду в которой был на пикнике в шкаф к чистым вещам:</text:p>
      <text:list xml:id="list40627757" text:continue-numbering="true" text:style-name="диалог">
        <text:list-item>
          <text:p text:style-name="P100">Фу, чем это так пахнет? Дорогой, это что, от тебя? Да ты у меня вонючка!</text:p>
        </text:list-item>
      </text:list>
      <text:p text:style-name="P2">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h text:style-name="P77" text:outline-level="3">Патологическое стремление к чистоте</text:h>
      <text:p text:style-name="P2">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2">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2">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2"><text:soft-page-break/>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1">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1">Когда стремление к чистоте становится фобией, идеей фикс, то это обстоятельство способно здорово трепать нервы партнеру. Это уже можно расценивать, как бытовую тиранию.</text:p>
      <text:p text:style-name="P11">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11">В отношениях с маниакальным чистюлей этого недостаточно.</text:p>
      <text:p text:style-name="P11"><text:soft-page-break/>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11">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1">Также, чрезмерная приверженность к чистоте может свидетельствовать о наличии таких качеств, как:</text:p>
      <text:list xml:id="list6462225966325706555" text:style-name="L17">
        <text:list-item>
          <text:p text:style-name="P136"><text:span text:style-name="T31">закомплексованность и неуверенность в себе</text:span><text:span text:style-name="T30">.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10"><text:span text:style-name="T12">сексуальная неудовлетворенность</text:span><text:span text:style-name="T11">, как считал Фрейд, хотя многие современные </text:span><text:soft-page-break/><text:span text:style-name="T11">психоаналитики склонны считать, что неудовлетворенность необязательно должна быть сексуальной;</text:span></text:p>
        </text:list-item>
        <text:list-item>
          <text:p text:style-name="P108"><text:span text:style-name="T8">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108"><text:span text:style-name="T8">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108"><text:span text:style-name="T8">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1">Но что же делать вам, если именно от вас требуют идеальной чистоты в доме?</text:p>
      <text:p text:style-name="P12"><text:soft-page-break/>Противостояние<text:span text:style-name="T11">:</text:span></text:p>
      <text:p text:style-name="P11">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2"><text:span text:style-name="T11">Вы не слуга! </text:span>Это первое и главное, что нужно усвоить!</text:p>
      <text:p text:style-name="P2">Если ваш партнер хочет видеть идеальный порядок — пусть наводит его сам.</text:p>
      <text:p text:style-name="P2">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2">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2">Надо — делай сам. Точка. Конец предложения.</text:p>
      <text:p text:style-name="P2"><text:soft-page-break/>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80" text:outline-level="2"><text:bookmark-start text:name="Nieghliekt_"/>Неглект<text:bookmark-end text:name="Nieghliekt_"/></text:h>
      <text:p text:style-name="P2">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2">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2">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185439749232813382" text:style-name="L18">
        <text:list-item>
          <text:p text:style-name="P137"><text:span text:style-name="T20">в то время, как вы болеете и вам остро необходима помощь вашего партнера, он, </text:span><text:soft-page-break/><text:span text:style-name="T20">например, едет на рыбалку на выходные, оставляя вас в полной беспомощности;</text:span></text:p>
        </text:list-item>
        <text:list-item>
          <text:p text:style-name="P111">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11">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11">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11">абьюзер считает, что у вас лишний вес и заставляет вас голодать: «Хватит жрать!»;</text:p>
        </text:list-item>
        <text:list-item>
          <text:p text:style-name="P111">абьюзер создает условия, в которых заставляет вас мерзнуть: «Холодно? Приседай — быстрее согреешься!»;</text:p>
        </text:list-item>
        <text:list-item>
          <text:p text:style-name="P111"><text:soft-page-break/>абьюзер мешает вам спать: «На том свете выспишься!»;</text:p>
        </text:list-item>
        <text:list-item>
          <text:p text:style-name="P111">абьюзер не разрешает вам проявлять симптомы болезни «Сколько уже можно кашлять?!» и т. д.</text:p>
        </text:list-item>
      </text:list>
      <text:p text:style-name="P2">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2">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 соответственно — ошибочное.</text:p>
      <text:p text:style-name="P2"><text:span text:style-name="T10">Противостояние</text:span>:</text:p>
      <text:p text:style-name="P2"><text:soft-page-break/>У вас должна быть сила воли отказаться от его плюшек. Требуйте от него заботу или ищите ее в другом месте.</text:p>
      <text:list xml:id="list40644975" text:continue-list="list40627757" text:style-name="диалог">
        <text:list-item>
          <text:p text:style-name="P100">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list-item>
        <text:list-item>
          <text:p text:style-name="P100">Алло, доктор? Подскажите, мне можно в моем состоянии заниматься сексом/есть петрушку/пить спиртное? Нет. Хорошо, спасибо за информацию.</text:p>
        </text:list-item>
        <text:list-item>
          <text:p text:style-name="P100">Ты же знаешь, что я на антибиотиках. Ты не хочешь, чтобы я поправилась?</text:p>
        </text:list-item>
        <text:list-item>
          <text:p text:style-name="P100">Если ты считаешь, что мне не стоит употреблять эти лекарства, тогда предложи мне альтернативу. Или ты хочешь, чтоб мне было плохо?</text:p>
        </text:list-item>
      </text:list>
      <text:p text:style-name="P2">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2"><text:soft-page-break/>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2">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Text_20_body"><text:span text:style-name="T20">Это не шутка, так как </text:span><text:span text:style-name="_31__20_Text"><text:span text:style-name="T20">неглект может стать причиной смерти жертвы</text:span></text:span><text:span text:style-name="T20">. Если у вас, по каким-то причинам, нет 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80" text:outline-level="2"><text:bookmark-start text:name="Popytka_vytorghovat____pravo_nalievo____"/>Попытка выторговать право на «лево». Принуждение к трио<text:bookmark-end text:name="Popytka_vytorghovat____pravo_nalievo____"/></text:h>
      <text:p text:style-name="P2">Измены. Измены. Измены. Пожалуй этот раздел для меня самый тяжелый. Как лучше — описать прямо и вкратце, или расписать подробно? Как это сделать?</text:p>
      <text:p text:style-name="P2">Для многих измена — это самый настоящий удар. Удар по самолюбию. Жизнь после измены никогда не станет прежней. С этим человеком.</text:p>
      <text:p text:style-name="P2">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33">Лично я никогда об этом не задумывалась, но как-то разговорилась с девчонками на эту тему и услышала довольно интересное мнение.</text:p>
      <text:list xml:id="list40623721" text:continue-numbering="true" text:style-name="диалог">
        <text:list-item>
          <text:p text:style-name="P100"><text:soft-page-break/>Я бы простила измену. — сказала мне одна девушка, которая очень себя любит.</text:p>
        </text:list-item>
        <text:list-item>
          <text:p text:style-name="P100">Как же так? — спросила я. — Это же предательство!</text:p>
        </text:list-item>
      </text:list>
      <text:p text:style-name="P2">Но ответ был очень интересным. Она ответила, что сама не представляет, как это всю жизнь — одно и тоже. </text:p>
      <text:p text:style-name="P37">Ее ответ основывался на том, что она прекра­сно понимает природу измены. Да, на практике, женская полигамия существует. Точнее — на словах. Мы ведь все прекрасно понимаем, что говорить легко. Но все это может обернуться очень печально.</text:p>
      <text:p text:style-name="P34">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2">Их отношения распались. Но она до сих пор жалеет своего бывшего — он ее любил. Его ошибка, его слабость не только подпортила ей нервы, но и <text:soft-page-break/>его жизнь — он был вынужден бросить любимую и зарегистрировать брак с не-любимой.</text:p>
      <text:p text:style-name="P2">Говорить об изменах — все равно, что водить вилами по воде — бессмысленно. Что тут скажешь, когда дело сделано?..</text:p>
      <text:p text:style-name="P2">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2">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2">Так чем же банальная слабость отличается от деструктива?</text:p>
      <text:p text:style-name="P2">Слабость. Не смог устоять.</text:p>
      <text:p text:style-name="P2">Такое поведение направлено на угождение себе. Мужчина, изменяя, не задумывается над тем, <text:soft-page-break/>какие могут быть последствия. Тихо-молча — роман на стороне.</text:p>
      <text:p text:style-name="P2">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2">К сожалению, в парах такое встречается очень часто.</text:p>
      <text:p text:style-name="P2">В деструктивных отношениях все происходит несколько иначе.</text:p>
      <text:p text:style-name="P2">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2">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P2">Женщина — это отражение мужчины. Это факт, с которым, кто еще не мирился — пора смириться. Женщина — показатель статуса и поведения муж<text:soft-page-break/>чины. Рядом с нормальным мужчиной — красивая, счастливая, ухоженная женщина.</text:p>
      <text:p text:style-name="P2">Рядом с недомужчиной — тень красивой, счастливой, ухоженной женщины. Почему? Воздействие на нее, сопровождающееся: «Зачем тебе это надо? Я тебя и такой любить буду.» + «Ты недостаточно какая-то там хорошая» - убивает в ней все силы и стремления. Ее душат постоянные упреки и сомнения в ней.</text:p>
      <text:p text:style-name="P2">Так... я обещала не повторяться.</text:p>
      <text:p text:style-name="P2">На «выходе» мы получаем <text:span text:style-name="T1">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2">Уничтожив вашу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довольство вами, чем демонстрирует неуважение к собственному выбору.</text:p>
      <text:p text:style-name="P2"><text:soft-page-break/>Он выбирает рубашку — ставит на ней пятно. Мозгов не хватает отстирать его и он эту рубашку выбрасывает: «Плохая некачественная рубашка!»</text:p>
      <text:p text:style-name="P2">Он покупает молоко. Забывает про него — оно скисает. Он выливает его: «Отвратительное молоко!»</text:p>
      <text:p text:style-name="P2">Он покупает себе ботинки. Хорошие кожаные качественные ботинки. Занашивает их до дыр и выбрасывает их: «Подделка!»</text:p>
      <text:p text:style-name="P2">Он выбирает женщину. Пользуется ей. Не заботится о ней. Обижает ее, может даже бьет, а потом бросает ее: «Разве это баба?! Вот Машка — вот это баба!»</text:p>
      <text:p text:style-name="P2">И начинается процесс замены.</text:p>
      <text:p text:style-name="P2">Судя из той информации, которую я раскопала, нельзя точно судить, изменял ли мне бывший или нет. Но можно с уверенностью сказать, что это было вопросом времени. Я склоняюсь к тому, что изменял. Слишком он низок в своих поступках, и туп во вранье. Но — за руку пойманным не был.</text:p>
      <text:p text:style-name="P2">Если вы не понимаете, к чему я веду, то совсем скоро поймете.</text:p>
      <text:p text:style-name="P2"><text:soft-page-break/>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41">* * *</text:p>
      <text:p text:style-name="P2">Начнем с измены.</text:p>
      <text:p text:style-name="P2">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2">Беда печаль.</text:p>
      <text:p text:style-name="P2">Как правило, отношения уже, как говорится, не свежие. Что-то уже пережили вместе за какие-то там годы. Близкие, родственные души, которые понимают друг друга... Ну как: вы понимаете его, <text:soft-page-break/>ведь он — просит вас понимать его. Все. О вас речи не идет.</text:p>
      <text:p text:style-name="P2">Так вот. Вы такие уже родненькие, что он вдруг считает, что имеет право пойти налево. И начинает давить.</text:p>
      <text:h text:style-name="Heading_20_3" text:outline-level="3">Вариант 1. <text:s/>Ничто не предвещало беды</text:h>
      <text:p text:style-name="P5">Вы узнаёте об измене либо случайно, либо «типа» случайно. Обязательно в тот момент, когда у вас все хорошо!</text:p>
      <text:p text:style-name="P5">Для вас это удар. Полное опустошение. Вы не можете в это поверить. Слезы-сопли. Крики и отчаянные попытки заставить его объясниться. Вы в шоке.</text:p>
      <text:p text:style-name="P5">А в шоке от того, что он не видит в этом проблемы.</text:p>
      <text:list xml:id="list40615609" text:continue-numbering="true" text:style-name="диалог">
        <text:list-item>
          <text:p text:style-name="P112">Что здесь такого? Я же тебя люблю! А она для меня ничего не значит!</text:p>
        </text:list-item>
        <text:list-item>
          <text:p text:style-name="P112"><text:soft-page-break/>Ну перепихнулся, ну и что здесь такого?!...</text:p>
        </text:list-item>
      </text:list>
      <text:p text:style-name="P5">Или, как было в моем случае — бросил самым жестоким образом, погулял и вернулся, мол — жить без тебя не могу.</text:p>
      <text:p text:style-name="P5">Все было хорошо, а потом, как вы помните:</text:p>
      <text:list xml:id="list40617416" text:continue-numbering="true" text:style-name="диалог">
        <text:list-item>
          <text:p text:style-name="P112">Не имеет значения, что произошло в тот момент, когда люди были, как бы, не вместе...</text:p>
        </text:list-item>
        <text:list-item>
          <text:p text:style-name="P112">Да, я трахаться хотел! Мне было плохо!..</text:p>
        </text:list-item>
      </text:list>
      <text:p text:style-name="P5">Не можешь простить — дура. Из-за херни, пардон, отношения рушишь. Уходишь? - Не уходи! Я тебя люблю! И так далее...</text:p>
      <text:p text:style-name="P5">А знаете, что самое интересное? Он будет повторять подобные вещи с совершенно спокойным выражением лица. Типа:</text:p>
      <text:list xml:id="list40624021" text:continue-numbering="true" text:style-name="диалог">
        <text:list-item>
          <text:p text:style-name="P112">Подумаешь, кружку разбил. На счастье...</text:p>
        </text:list-item>
      </text:list>
      <text:p text:style-name="P5">Он продемонстрирует вам, что ничего такого не произошло. Ни-че-го! А вы поверите. После долгой, подобного рода, обработке.</text:p>
      <text:p text:style-name="P5">Кодирование. Такой метод означает, что вам много-много раз повторят, что это нормально. Что <text:soft-page-break/>все мужчины полигамны. Что такое случается сплошь и рядом.</text:p>
      <text:p text:style-name="P5">—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Heading_20_3" text:outline-level="3">Вариант 2. Ну мааам</text:h>
      <text:p text:style-name="P2">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2">Он преподнесет это вам, как необходимость для него. Надавит на жалость. Он превознесет эту свою потребность так, что вы сами задумаетесь, может и правда — разрешить?..</text:p>
      <text:p text:style-name="P2"><text:soft-page-break/>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2">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2">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2">Здорово придумал, да?</text:p>
      <text:p text:style-name="P2">Неа, не прокатит. То, о чем вы сейчас подумали — не прокатит. Он не разрешит вам сделать что-либо подобное. Даже не пытайтесь!</text:p>
      <text:p text:style-name="P2"><text:soft-page-break/>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2">Есть конечно и еще один вариант — он вам разрешит. И вот это для вас будет очень плохо.</text:p>
      <text:p text:style-name="P2">Ну, на самом деле, это для вас будет хорошо — весь этот деструктив закончится, ведь он вас обвинит в измене или, чего лучше, в проституции и бросит, неверную! В любом случае он постарается сделать так, что вам будет очень плохо.</text:p>
      <text:p text:style-name="P2">В последнем случае его ответ будет означать самый настоящий конец вашим отношениям. Его согласие на вашу «измену» будет свидетельствовать о том, что ему на вас наплевать. И поверьте мне, вас это расстроит больше, чем его измена.</text:p>
      <text:p text:style-name="P2">Ему все равно, кто вас трахает. Кто к вам прикасается. Кто целует. Вы представляете это чув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2"><text:soft-page-break/>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2">А ведь вы не сможете.</text:p>
      <text:p text:style-name="P2">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2">Хм, кажется я повторяюсь...</text:p>
      <text:p text:style-name="P2">Так вот — это конец.</text:p>
      <text:list xml:id="list40620146" text:continue-numbering="true" text:style-name="диалог">
        <text:list-item>
          <text:p text:style-name="P100">У женщины мужик должен быть один. Только шлюхи трахаются со всеми подряд! — можете услышать вы в ответ.</text:p>
        </text:list-item>
      </text:list>
      <text:p text:style-name="P2">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2"><text:soft-page-break/>Он ясно даст понять, либо же поставит перед фактом — ему это надо, мол, не нравится — на коридор. Дверь там.</text:p>
      <text:p text:style-name="P2">Он считает свое поведение абсолютно нормальным:</text:p>
      <text:list xml:id="list40640896" text:continue-numbering="true" text:style-name="диалог">
        <text:list-item>
          <text:p text:style-name="P100">А чё?!</text:p>
        </text:list-item>
      </text:list>
      <text:p text:style-name="P2">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2">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Heading_20_3" text:outline-level="3">Вариант 3. Я уже взрослый</text:h>
      <text:p text:style-name="P2">Ну и тут тоже в воду смотреть не приходится. Все, как в предыдущем варианте, только с вами, <text:soft-page-break/>как вы понимаете, советоваться никто не собирается. Но — вы о ней знаете. Об измене.</text:p>
      <text:p text:style-name="P2">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P2">Он созванивается и переписывается с новыми пассиями не шифруясь.</text:p>
      <text:list xml:id="list40626210" text:continue-numbering="true" text:style-name="диалог">
        <text:list-item>
          <text:p text:style-name="P112">Это мои подружки!</text:p>
        </text:list-item>
      </text:list>
      <text:p text:style-name="P2">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2">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2">Вы, конечно же, будете терпеть. А что? Вы уже никчемное существо — вам так внушили. Как и то, что кроме него вы никому не нужны. Поэтому вы довольствуетесь малым — крыша над головой <text:soft-page-break/>есть, надо только готовить, обстирывать и... не мешать. Только чтоб не бросил любимый!</text:p>
      <text:p text:style-name="P2">Тут мне, к сожалению, добавить больше нечего. Или к счастью...</text:p>
      <text:p text:style-name="P2">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Heading_20_3" text:outline-level="3">Секс втроем</text:h>
      <text:p text:style-name="P2">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2">Это тот редкий случай, когда он проявит находчивость и захочет засунуть в ваши постельные приключения еще одного человека. Прямо в по<text:soft-page-break/>стель. Положить с вами рядышком и отыметь по очереди.</text:p>
      <text:p text:style-name="P2">Да, дальше речь пойдет о трио в постели.</text:p>
      <text:p text:style-name="P2">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2">Он преподнесет такие идеи, как что-то очень любопытное и интересное.</text:p>
      <text:list xml:id="list40614091" text:continue-numbering="true" text:style-name="диалог">
        <text:list-item>
          <text:p text:style-name="P100">Слууушай, а давай... А?!</text:p>
        </text:list-item>
      </text:list>
      <text:p text:style-name="P2">Он даже может это преподнести, как предложение сделать еще один серьезный шаг, перейти на новый уровень.</text:p>
      <text:list xml:id="list40641369" text:continue-numbering="true" text:style-name="диалог">
        <text:list-item>
          <text:p text:style-name="P100">Я думаю, что мы готовы к этому...</text:p>
        </text:list-item>
      </text:list>
      <text:p text:style-name="P2">Вы встречались. Потом начали жить вместе. Теперь «это». Ваши отношения, хотите вы этого или нет — набирают новые обороты.</text:p>
      <text:p text:style-name="P2">Девочка. Конечно третьей должна быть девочка (того же пола, что и жертва). Мужик ведь в постели должен быть один — он. Мне, например, милый <text:soft-page-break/>говорил, что, возможно, даже участвовать не будет:</text:p>
      <text:list xml:id="list40644480" text:continue-numbering="true" text:style-name="диалог">
        <text:list-item>
          <text:p text:style-name="P100">Я, — говорит. — просто посижу и посмотрю на вас!</text:p>
        </text:list-item>
      </text:list>
      <text:p text:style-name="P2">Весело, да?</text:p>
      <text:p text:style-name="P2">Я, конечно, отшучивалась, говорила, мол, что, мне тоже интересно попробовать... только с мальчиком. У него такие глаза были! Столько возмущений!..</text:p>
      <text:p text:style-name="P2">Конечно, ведь девочка в постели — это ничего. Подумаешь, ведь она такая же как и вы. Чем же это должно возмущать?! Этого он никогда не поймет.</text:p>
      <text:p text:style-name="P2">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2">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41"><text:soft-page-break/>* * *</text:p>
      <text:p text:style-name="P2">Да, виноваты в любом случае будете вы. При совершенно исключительно любом исходе. Но что же этим своим поведением хочет сказать ваш партнер?</text:p>
      <text:p text:style-name="P2">Он не спрашивает вас о ваших желаниях, о ваших предпочтениях. И не спросит. Он уверен, что вас все устраивает. Ну конечно! Он ведь такой завидный жених. </text:p>
      <text:p text:style-name="P2">Этот нарциссизм во всей своей красе будет проявляться в его отношении... к себе, конечно!</text:p>
      <text:p text:style-name="P2">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2">Может быть и так, что вас секс с ним не устраивает. Но — вы любите его, и ваши отношения держатся не на инти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text:soft-page-break/>лишь попользуется... Как и вами. Как и любой вещью.</text:p>
      <text:p text:style-name="P2">Но цель одна — выбить вас из колеи.</text:p>
      <text:p text:style-name="P2">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2">Все, чего он хочет добиться — это лишить вас уверенности в себе, заставить вас искать проблемы в себе. Как вы поняли, все его действия имеют именно эту цель.</text:p>
      <text:p text:style-name="P2">И вы поверите в это. Вы поверите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P2">Возможно даже вы прогнетесь — дабы милому угодить и разрешите ему воплотить в жизнь его заветные сексуальные фантазии. Чего вы этим до<text:soft-page-break/>бьетесь? Вы итак не первая в его жизни, а вторая. А станете третьей. Или уже стали. Нравиться вам ваше место, которое вам так заботливо указали?</text:p>
      <text:p text:style-name="P2">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2">Вас активно ломают, прогибают под свои аморальные идеи, садятся вам на голову. И все это прячут за маской нормальности. «Нормальности».</text:p>
      <text:list xml:id="list40616769" text:continue-numbering="true" text:style-name="диалог">
        <text:list-item>
          <text:p text:style-name="P100">Что здесь такого? — слышите вы в ответ на все ваши возмущения.</text:p>
        </text:list-item>
      </text:list>
      <text:p text:style-name="P2">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2">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2"><text:soft-page-break/>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2">Я призываю вас мне поверить. Если он заговорил, намекнул или даже пошутил на это тему — он вам изменит. Можете даже не сомневаться в этом.</text:p>
      <text:p text:style-name="P2">Знаете, я до последнего надеялась, что со мной не произойдет подобное. Это может быть в фильмах, с соседкой Машей, с подругой Светой... Со мной — нет! Никогда!</text:p>
      <text:p text:style-name="P2">Это была Иллюзия с большой буквы! Это было очевидным фактом с самого первого раза, как я стала свидетелем разговора с его его друзьями:</text:p>
      <text:list xml:id="list40619084" text:continue-numbering="true" text:style-name="диалог">
        <text:list-item>
          <text:p text:style-name="P100">Измена — это искусство сделать так, чтоб о ней никто не узнал!</text:p>
        </text:list-item>
      </text:list>
      <text:p text:style-name="P2">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2"><text:soft-page-break/>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2">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испытывали ревность, то вам, стало быть, тяжко пришлось.</text:p>
      <text:p text:style-name="P2">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2">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text:soft-page-break/>и у вас получится! Верьте в это, потому что это правда!</text:p>
      <text:p text:style-name="P2"/>
      <text:p text:style-name="P2"/>
      <text:p text:style-name="P2"/>
      <text:h text:style-name="P80" text:outline-level="2"><text:bookmark-start text:name="Pierspiektitsid_"/>Перспектицид<text:bookmark-end text:name="Pierspiektitsid_"/></text:h>
      <text:p text:style-name="P2">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2">Исследователь Массачусетского университета Лиза Аронсон Фонтес описала перспектицид, как «неспособность знать то, что знаешь».</text:p>
      <text:p text:style-name="P35">Перспектицид очень похож с уже знакомым вам методом манипулирования — газлайтингом (<text:span text:style-name="T1">см. «Газлайтинг»</text:span>), но, по своей сути, это отличающиеся понятия.</text:p>
      <text:p text:style-name="P2">Перспектицид (<text:span text:style-name="T1">с англ.</text:span> <text:span text:style-name="T1">perspective</text:span> — точка зрения; окончание <text:span text:style-name="T1">cide</text:span> — убийство) — воздействие <text:soft-page-break/>на жертву с целью лишения ее собственных мыслей, идей и целей.</text:p>
      <text:p text:style-name="P2">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2">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2">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2"><text:span text:style-name="T10">Противостояние</text:span>:</text:p>
      <text:p text:style-name="P2">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text:soft-page-break/>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2">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80" text:outline-level="2">Сахарное шоу</text:h>
      <text:p text:style-name="P2">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2"><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list xml:id="list40623480" text:continue-numbering="true" text:style-name="диалог">
        <text:list-item>
          <text:p text:style-name="P100">Меня никто, кроме тебя не понимает!</text:p>
        </text:list-item>
        <text:list-item>
          <text:p text:style-name="P100">Ты лучшее, что со мной случилось в жизни!</text:p>
        </text:list-item>
        <text:list-item>
          <text:p text:style-name="P100">Как я мог так поступать с тобой?! Теперь я все понял!</text:p>
        </text:list-item>
      </text:list>
      <text:p text:style-name="P16"><text:soft-page-break/>Если ты поймешь, что история заканчивается здесь — да будет так.</text:p>
      <text:p text:style-name="P2">Задумайтесь, почему он сначала делает все, чтоб вы ушли, а потом делает все, чтоб вы вернулись?</text:p>
      <text:p text:style-name="P2">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2">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2">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2">Оно вам надо?</text:p>
      <text:p text:style-name="P12">Противостояние<text:span text:style-name="T11">:</text:span></text:p>
      <text:p text:style-name="P11"><text:soft-page-break/>Не возвращайтесь!</text:p>
      <text:h text:style-name="P80" text:outline-level="2">Манипуляция разрывом<text:bookmark text:name="Zaiavlieniie_o_razryvie_otnoshienii_"/></text:h>
      <text:p text:style-name="P2">У вас все хорошо, или наконец наладилось после последней ссоры, но вдруг вам объявляют, что вас бросают:</text:p>
      <text:list xml:id="list40630664" text:continue-numbering="true" text:style-name="диалог">
        <text:list-item>
          <text:p text:style-name="P100">Так будет лучше для нас.</text:p>
        </text:list-item>
      </text:list>
      <text:p text:style-name="P2">Или:</text:p>
      <text:list xml:id="list40630613" text:continue-numbering="true" text:style-name="диалог">
        <text:list-item>
          <text:p text:style-name="P100">Так больше не может продолжаться, ведь ты...</text:p>
        </text:list-item>
      </text:list>
      <text:p text:style-name="P2">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2">Он откровенно хвастается всем, что вот наконец-то он обрел счастье, демонстрируя всем ново<text:soft-page-break/>го спутника жизни. Он пытается вынудить вас ревновать.</text:p>
      <text:p text:style-name="P2">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2">Второй тип, как я, и, стало быть — вы, кто поддается влиянию и становится марионеткой. Есть третий тип людей — манипуляторы.</text:p>
      <text:p text:style-name="P2">Первый тип абьюзеру не интересен. Ему не пристало напрягаться. Он, как я уже писала, любит, чтоб само в руки шло. Он слишком себялюбив, чтобы прогибаться под кем-то, кто «сложный» для них. Это не его стезя.</text:p>
      <text:p text:style-name="P2">Со вторым типом все понятно.</text:p>
      <text:p text:style-name="P2">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2"><text:soft-page-break/>Они тоже становятся настоящими, такими, как мы с вами, жертвами. Психическое влияние — это очень сильное оружие.</text:p>
      <text:p text:style-name="P2">Но такой случай — очень редкое явление.</text:p>
      <text:p text:style-name="P41">* * *</text:p>
      <text:p text:style-name="P2">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2">Вы тешите себя иллюзией, что от осознания этого вам станет гораздо легче, но это не так.</text:p>
      <text:p text:style-name="P2">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2">Вам внушали, что нужно быть лучше. И вы снова и снова разрушали себя с его подачи, но — самостоятельно.</text:p>
      <text:p text:style-name="P2"><text:soft-page-break/>Вот так будет и в его следующих отношениях, к сожалению для его новой жертвы.</text:p>
      <text:p text:style-name="P2">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2">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2">Ключевое слово — демонстрирует.</text:p>
      <text:p text:style-name="P2">Легче вам не стало, не станет и не стало бы. Все, чего вы добьетесь — это изведете себя еще больше.</text:p>
      <text:p text:style-name="P2"><text:span text:style-name="T10">Противостояние</text:span>:</text:p>
      <text:p text:style-name="P2">Хотите, чтоб вам стало лучше?</text:p>
      <text:p text:style-name="P2">Перестаньте следить за его жизнью. Вы уже знаете, кто это. Вы уже знаете, что он из себя <text:soft-page-break/>представляет. И вы уже должны были понять, что не вы виноваты.</text:p>
      <text:p text:style-name="P2">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2">Вы хороший человек, такой же, как и новая жертва. Он таких и выбирает — хороших.</text:p>
      <text:p text:style-name="P2">Разрыв с абьюзером — освобождение для вас. А его новая жертва... Скажите ей спасибо и пожалейте ее, ведь ее ждет то же самое, что и вас.</text:p>
      <text:p text:style-name="P2">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2">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2"><text:soft-page-break/>Не проявляйте эмоции. Не показывайте ему их. Они — его главный инструмент.</text:p>
      <text:p text:style-name="P2">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2">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2">Это его тактика. И вы должны понимать, что именно так и следует вести себя с манипуляторами впредь. Никаких эмоций.</text:p>
      <text:p text:style-name="P2">А еще лучше — уходите от этих разговоров. Перестаньте идти с ним на контакт. Обрывайте его любые попытки с вами связаться. Поверьте, так будет лучше.</text:p>
      <text:h text:style-name="P75" text:outline-level="1">Эпилог</text:h>
      <text:p text:style-name="P11">Ну вот и все. Дело сделано.</text:p>
      <text:p text:style-name="P11">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1">Изначально, именно это стало целью для меня - найти и объяснить себе:</text:p>
      <text:list xml:id="list40629735" text:continue-numbering="true" text:style-name="диалог">
        <text:list-item>
          <text:p text:style-name="P107">Что это было?</text:p>
        </text:list-item>
        <text:list-item>
          <text:p text:style-name="P107">Почему это произошло со мной?</text:p>
        </text:list-item>
        <text:list-item>
          <text:p text:style-name="P107">За какие такие мои проступки мне причинили столько боли?</text:p>
        </text:list-item>
      </text:list>
      <text:p text:style-name="P11">Теперь я знаю — я сама позволила такое отношение к себе, не пресекла его на корню. Я любила <text:soft-page-break/>его больше, чем себя и это не оправдание — это факт. Это моя ошибка, за которую я горько поплатилась.</text:p>
      <text:p text:style-name="P2"><text:span text:style-name="T11">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2">это</text:span><text:span text:style-name="T6"> отношениями.</text:span></text:p>
      <text:p text:style-name="P11">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1">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1">Я очень надеюсь, что стала для вас человеком, в котором совсем недавно нуждалась сама — в че<text:soft-page-break/>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1">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1">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1">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42"><text:soft-page-break/>* * *</text:p>
      <text:p text:style-name="P11">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1">Для них это может стать новым стимулом для оскорблений и высмеивания, а также вызвать множество возмущений и обвинении меня в клевете.</text:p>
      <text:list xml:id="list40625275" text:continue-numbering="true" text:style-name="диалог">
        <text:list-item>
          <text:p text:style-name="P107">Это притянуто за уши;</text:p>
        </text:list-item>
        <text:list-item>
          <text:p text:style-name="P107">Это абсолютная клевета;</text:p>
        </text:list-item>
        <text:list-item>
          <text:p text:style-name="P107">Она все это придумала;</text:p>
        </text:list-item>
        <text:list-item>
          <text:p text:style-name="P107">Это полный бред/абсурд;</text:p>
        </text:list-item>
        <text:list-item>
          <text:p text:style-name="P107">Это не стоит моего внимания;</text:p>
        </text:list-item>
        <text:list-item>
          <text:p text:style-name="P107">Это просто смешно;</text:p>
        </text:list-item>
        <text:list-item>
          <text:p text:style-name="P107">Это еще раз доказывает ее неадекватность;</text:p>
        </text:list-item>
      </text:list>
      <text:p text:style-name="P11">Это очевидно, и я к этому готова. Но в свою очередь хочу сказать — это абсолютная правда <text:soft-page-break/>без преувеличений и неточностей. К большому моему сожалению.</text:p>
      <text:p text:style-name="P11">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42">* * *</text:p>
      <text:p text:style-name="P11">Напоследок не удержусь и нажелаю!</text:p>
      <text:p text:style-name="P11">Я желаю вам быть сильными и любить себя.</text:p>
      <text:p text:style-name="P11">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1">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1"><text:soft-page-break/>Я желаю вам понимать, что для вас лучше и точно знать, что же приведет вас к счастью!</text:p>
      <text:p text:style-name="P11">Я желаю вам то, чего вы заслуживаете, без поблажек и привилегий!</text:p>
      <text:p text:style-name="P11"><text:span text:style-name="T32">PS: </text:span>О нет! Не нужно! Не делайте этого! Не судите и не осуждайте! Не оценивайте! Если вы не можете удержаться, если все же <text:s/>вам есть, что мне ответить — вы услышали меня, поняли. Правда, каждый по-своему. Если вас переполняют эмоции, значит у вас есть свое мнение — свое собственное видение описанных проблем, и это прекрасно!</text:p>
      <text:p text:style-name="P10">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1">Искренне ваша Я. Каминская.</text:p>
      <text:p text:style-name="P61"/>
      <text:p text:style-name="P144">Содержание</text:p>
      <text:p text:style-name="P30"/>
      <text:p text:style-name="P68">Пролог<text:tab/>3</text:p>
      <text:p text:style-name="P69">ЧАСТЬ 1. ФИРМЕННЫЕ ОТНОШЕНИЯ</text:p>
      <text:p text:style-name="P68">Глава 1. Это еще не конец<text:tab/>23</text:p>
      <text:p text:style-name="P68">Глава 2. Таблетка<text:tab/>26</text:p>
      <text:p text:style-name="P68">Глава 3. Останешься?<text:tab/>38</text:p>
      <text:p text:style-name="P68">Глава 4. Зачем платить больше?<text:tab/>42</text:p>
      <text:p text:style-name="P68">Глава 5. Интроверт<text:tab/>47</text:p>
      <text:p text:style-name="P68">Глава 6. Стразики<text:tab/>72</text:p>
      <text:p text:style-name="P68">Глава 7. З — Забота<text:tab/>84</text:p>
      <text:p text:style-name="P68">Глава 8. Сама, котик<text:tab/>101</text:p>
      <text:p text:style-name="P68">Глава 9. Мы так общаемся<text:tab/>116</text:p>
      <text:p text:style-name="P68">Глава 10. Это не я<text:tab/>133</text:p>
      <text:p text:style-name="P68">Глава 11. Трио<text:tab/>154</text:p>
      <text:p text:style-name="P68">Глава 12. Не ной<text:tab/>162</text:p>
      <text:p text:style-name="P68">Глава 13. Неадекватная<text:tab/>171</text:p>
      <text:p text:style-name="P68">Глава 14. Вожак<text:tab/>195</text:p>
      <text:p text:style-name="P68">Глава 15. Ад<text:tab/>213</text:p>
      <text:p text:style-name="P68">Глава 16. Nosce te ipsum<text:tab/>225</text:p>
      <text:p text:style-name="P68">Глава 17. Я все понял<text:tab/>234</text:p>
      <text:p text:style-name="P68">Глава 18. А зачем вам Она?<text:tab/>239</text:p>
      <text:p text:style-name="P68">Глава 19. Я подумаю<text:tab/>246</text:p>
      <text:p text:style-name="P68">Глава 20. Меньше нюансов<text:tab/>251</text:p>
      <text:p text:style-name="P68">Глава 21. Быть честным очень легко!<text:tab/>260</text:p>
      <text:p text:style-name="P68">Глава 22. Гори в аду<text:tab/>303</text:p>
      <text:p text:style-name="P68">Глава 23. Апофеоз отношений с манипулятором<text:tab/>322</text:p>
      <text:p text:style-name="P69">ЧАСТЬ 2. ЧТО-ТО ВРОДЕ СПРАВОЧНИКА</text:p>
      <text:p text:style-name="P68">Глава 24. Причины манипуляции<text:tab/>342</text:p>
      <text:p text:style-name="P68"><text:soft-page-break/>Глава 25. Признаки и последствия манипуляции<text:tab/>362</text:p>
      <text:p text:style-name="P70">Что с ним?<text:tab/>364</text:p>
      <text:p text:style-name="P70">Почему я?<text:tab/>370</text:p>
      <text:p text:style-name="P68">Глава 25. Приемы и противостояние манипуляции<text:tab/>384</text:p>
      <text:p text:style-name="P70">Демонстративное игнорирование собственных</text:p>
      <text:p text:style-name="P70">обязательств<text:tab/>384</text:p>
      <text:p text:style-name="P70">Газлайтинг<text:tab/>386</text:p>
      <text:p text:style-name="P70">Висхолдинг<text:tab/>390</text:p>
      <text:p text:style-name="P70">«Да, но &lt;...&gt;» (в доп. к описанию висхолдинга)<text:tab/>393</text:p>
      <text:p text:style-name="P70">Изоляция жертвы от ее окружения<text:tab/>395</text:p>
      <text:p text:style-name="P70">Пассивная агрессия<text:line-break/>(игнорирование, обида, внезапный бойкот)<text:tab/>398</text:p>
      <text:p text:style-name="P70">Эгоизм. Равнодушие<text:tab/>403</text:p>
      <text:p text:style-name="P70">Игра на ваших эмоциях или психологические</text:p>
      <text:p text:style-name="P70">триггеры<text:tab/>404</text:p>
      <text:p text:style-name="P70">Виктимблейминг<text:tab/>408</text:p>
      <text:p text:style-name="P70">Вам редко уступают или не уступают вообще<text:tab/>413</text:p>
      <text:p text:style-name="P70">Патологическая ложь.<text:line-break/>Введение в болезненное состояние ожидания<text:tab/>418</text:p>
      <text:p text:style-name="P70">Триангуляция<text:tab/>424</text:p>
      <text:p text:style-name="P70">Дабл байнд<text:tab/>427</text:p>
      <text:p text:style-name="P70">Демонстрация (в доп. к описанию дабл байнда)<text:tab/>436</text:p>
      <text:p text:style-name="P66">Демонстрация занятости<text:tab/>436</text:p>
      <text:p text:style-name="P66">Демонстрация любви<text:tab/>440</text:p>
      <text:p text:style-name="P70">Подкрепление.<text:line-break/>Стимуляция на действия<text:tab/>444</text:p>
      <text:p text:style-name="P66">Положительное подкрепление<text:tab/>445</text:p>
      <text:p text:style-name="P66">Неустойчивое или частичное подкрепление<text:tab/>451</text:p>
      <text:p text:style-name="P66">Отрицательное подкрепление<text:tab/>455</text:p>
      <text:p text:style-name="P66">Травмирующий одноразовый опыт<text:tab/>460</text:p>
      <text:p text:style-name="P70">Постоянные жалобы<text:tab/>462</text:p>
      <text:p text:style-name="P70">Отношение к чистоте<text:tab/>465</text:p>
      <text:p text:style-name="P66">Патологическая неряшливость.<text:tab/>465</text:p>
      <text:p text:style-name="P66"><text:soft-page-break/>Патологическое стремление к чистоте<text:tab/>467</text:p>
      <text:p text:style-name="P70">Неглект<text:tab/>471</text:p>
      <text:p text:style-name="P70">Попытка выторговать право на «лево». Принуждение</text:p>
      <text:p text:style-name="P70">к трио<text:tab/>475</text:p>
      <text:p text:style-name="P66">Вариант 1. <text:s/>Ничто не предвещало беды<text:tab/>479</text:p>
      <text:p text:style-name="P66">Вариант 2. Ну мааам<text:tab/>481</text:p>
      <text:p text:style-name="P66">Вариант 3. Я уже взрослый<text:tab/>484</text:p>
      <text:p text:style-name="P66">Секс втроем<text:tab/>485</text:p>
      <text:p text:style-name="P70">Перспектицид<text:tab/>491</text:p>
      <text:p text:style-name="P70">Сахарное шоу<text:tab/>493</text:p>
      <text:p text:style-name="P70">Манипуляция разрывом<text:tab/>495</text:p>
      <text:p text:style-name="P68">Эпилог<text:tab/>499</text:p>
      <table:table table:name="Таблица1" table:style-name="Таблица1">
        <table:table-column table:style-name="Таблица1.A"/>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ext:soft-page-break/>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ext:soft-page-break/>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ext:soft-page-break/>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row>
          <table:table-cell table:style-name="Таблица1.A1" office:value-type="string">
            <text:p text:style-name="P65"/>
          </table:table-cell>
        </table:table-row>
      </table:table>
      <text:p text:style-name="P62"><text:span text:style-name="Default_20_Paragraph_20_Font"><text:span text:style-name="T21"><text:s text:c="11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 svg:font-family="'Segoe UI'" style:font-adornments="Regular"/>
    <style:font-face style:name="arial" svg:font-family="arial, sans-serif"/>
    <style:font-face style:name="Verdana" svg:font-family="Verdana" style:font-family-generic="swiss"/>
    <style:font-face style:name="Verdana6"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7"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background-color="transparent"/>
    </style:style>
    <style:style style:name="Heading_20_1" style:display-name="Heading 1" style:family="paragraph" style:parent-style-name="Normal" style:default-outline-level="1" style:class="text" style:master-page-name="">
      <style:paragraph-properties fo:margin-left="0cm" fo:margin-right="0cm" fo:margin-top="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3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class="extra">
      <style:paragraph-properties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1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top="0cm" fo:margin-bottom="0cm"/>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0.651cm" fo:margin-left="1.15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649cm" fo:margin-left="1.649cm"/>
        </style:list-level-properties>
      </text:list-level-style-number>
      <text:list-level-style-bullet text:level="3" text:style-name="Strong_20_Emphasis" text:bullet-char="•">
        <style:list-level-properties text:list-level-position-and-space-mode="label-alignment">
          <style:list-level-label-alignment text:label-followed-by="space" fo:text-indent="-0.302cm" fo:margin-left="1.951cm"/>
        </style:list-level-properties>
        <style:text-properties style:font-name="StarSymbol"/>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text-indent="-0.349cm" fo:margin-left="1.349cm"/>
        </style:list-level-properties>
        <style:text-properties style:font-name="Verdana6"/>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651cm" fo:margin-left="1.15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01cm"/>
        </style:list-level-properties>
        <style:text-properties style:font-name="Verdana6"/>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649cm" fo:margin-left="1.649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3cm" fo:page-height="17.2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3cm" fo:page-height="17.2cm" style:num-format="1" style:print-orientation="portrait" fo:margin-top="1cm" fo:margin-bottom="1cm" fo:margin-left="1cm" fo:margin-right="1.499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3cm" fo:page-height="17.2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Header_20_left"><text:chapter text:display="number-and-name" text:outline-level="3">Нарциссическое расстройство личности</text:chapter></text:p>
      </style:header-left>
      <style:footer>
        <text:p text:style-name="Footer"/>
      </style:footer>
      <style:footer-left>
        <text:p text:style-name="Footer"><text:page-number text:select-page="current">588</text:page-number></text:p>
      </style:footer-left>
    </style:master-page>
    <style:master-page style:name="Right_20_Page" style:display-name="Right Page" style:page-layout-name="Mpm5" style:next-style-name="Left_20_Page">
      <style:header>
        <text:p text:style-name="Header_20_right"><text:chapter text:display="name" text:outline-level="3">Истерическое расстройство личности</text:chapter></text:p>
      </style:header>
      <style:footer>
        <text:p text:style-name="Footer"><text:page-number text:select-page="current">587</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Реквием по любви.</dc:title>
    <meta:keyword>nonf_biography</meta:keyword>
    <meta:initial-creator>Янина Каминская</meta:initial-creator>
    <dc:creator>Яна </dc:creator>
    <meta:creation-date>2018-01-14T15:31:00Z</meta:creation-date>
    <dc:date>2018-02-19T20:43:28.29</dc:date>
    <meta:editing-cycles>402</meta:editing-cycles>
    <meta:editing-duration>P15DT2H50M1S</meta:editing-duration>
    <meta:document-statistic meta:table-count="1" meta:image-count="0" meta:object-count="0" meta:page-count="809" meta:paragraph-count="4001" meta:word-count="101920" meta:character-count="636309"/>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